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2.85pt"/>
    </style:style>
    <style:style style:name="co2" style:family="table-column">
      <style:table-column-properties fo:break-before="auto" style:column-width="172.26pt"/>
    </style:style>
    <style:style style:name="co3" style:family="table-column">
      <style:table-column-properties fo:break-before="auto" style:column-width="316.69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8.39pt"/>
    </style:style>
    <style:style style:name="co7" style:family="table-column">
      <style:table-column-properties fo:break-before="auto" style:column-width="277.8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273pt"/>
    </style:style>
    <style:style style:name="co10" style:family="table-column">
      <style:table-column-properties fo:break-before="auto" style:column-width="167.44pt"/>
    </style:style>
    <style:style style:name="co11" style:family="table-column">
      <style:table-column-properties fo:break-before="auto" style:column-width="255.54pt"/>
    </style:style>
    <style:style style:name="co12" style:family="table-column">
      <style:table-column-properties fo:break-before="auto" style:column-width="202.39pt"/>
    </style:style>
    <style:style style:name="co13" style:family="table-column">
      <style:table-column-properties fo:break-before="auto" style:column-width="124.61pt"/>
    </style:style>
    <style:style style:name="co14" style:family="table-column">
      <style:table-column-properties fo:break-before="auto" style:column-width="31.69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245.25pt"/>
    </style:style>
    <style:style style:name="co17" style:family="table-column">
      <style:table-column-properties fo:break-before="auto" style:column-width="115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GoogleDataset">
      <style:table-properties table:display="true" style:writing-mode="lr-tb"/>
    </style:style>
    <style:style style:name="ta2" style:family="table" style:master-page-name="PageStyle_5f_PaperIdentifiedDatasets">
      <style:table-properties table:display="true" style:writing-mode="lr-tb"/>
    </style:style>
    <style:style style:name="ta3" style:family="table" style:master-page-name="PageStyle_5f_PubmedPaper">
      <style:table-properties table:display="true" style:writing-mode="lr-tb"/>
    </style:style>
    <style:style style:name="ta4" style:family="table" style:master-page-name="PageStyle_5f_MedrxivPaper">
      <style:table-properties table:display="true" style:writing-mode="lr-tb"/>
    </style:style>
    <style:style style:name="ta5" style:family="table" style:master-page-name="PageStyle_5f_ArxivPaper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D2]))" style:apply-style-name="ConditionalStyle_5f_2" style:base-cell-address="GoogleDataset.A2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D2]))" style:apply-style-name="ConditionalStyle_5f_2" style:base-cell-address="GoogleDataset.A2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OR(LEN([.D66]); LEN([.F66])))" style:apply-style-name="ConditionalStyle_5f_1" style:base-cell-address="GoogleDataset.C66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OR(LEN([.D2]); LEN([.F2])))" style:apply-style-name="ConditionalStyle_5f_1" style:base-cell-address="GoogleDataset.C2"/>
    </style:style>
    <style:style style:name="ce1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ogle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creening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eligibility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Extensive COVID-19 X-Ray and CT Chest Images Dataset</text:p>
          </table:table-cell>
          <table:table-cell table:style-name="ce5" office:value-type="string" calcext:value-type="string">
            <text:p>10.17632/8h65ywd2jr</text:p>
          </table:table-cell>
          <table:table-cell table:style-name="ce9" office:value-type="string" calcext:value-type="string">
            <text:p><text:a xlink:href="https://data.mendeley.com/datasets/8h65ywd2jr/3" xlink:type="simple">https://data.mendeley.com/datasets/8h65ywd2jr</text:a></text:p>
          </table:table-cell>
          <table:table-cell table:style-name="ce5"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 (Covid-19 &amp; Pneumonia)</text:p>
          </table:table-cell>
          <table:table-cell/>
          <table:table-cell table:style-name="ce10" office:value-type="string" calcext:value-type="string">
            <text:p><text:a xlink:href="https://www.kaggle.com/prashant268/chest-xray-covid19-pneumonia" xlink:type="simple">https://www.kaggle.com/prashant268/chest-xray-covid19-pneumonia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osteroanterior Chest X-Ray fused (CPCXR) dataset</text:p>
          </table:table-cell>
          <table:table-cell table:style-name="ce5" office:value-type="string" calcext:value-type="string">
            <text:p>10.21227/x2r3-xk48</text:p>
          </table:table-cell>
          <table:table-cell table:style-name="ce10" office:value-type="string" calcext:value-type="string">
            <text:p><text:a xlink:href="https://ieee-dataport.org/documents/covid-19-posteroanterior-chest-x-ray-fused-cpcxr-dataset" xlink:type="simple">https://ieee-dataport.org/documents/covid-19-posteroanterior-chest-x-ray-fused-cpcxr-dataset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etection X-Ray Dataset</text:p>
          </table:table-cell>
          <table:table-cell/>
          <table:table-cell table:style-name="ce10" office:value-type="string" calcext:value-type="string">
            <text:p><text:a xlink:href="https://www.kaggle.com/darshan1504/covid19-detection-xray-dataset" xlink:type="simple">https://www.kaggle.com/darshan1504/covid19-detection-xray-dataset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nsive and Augmented COVID-19 X-Ray and CT Chest Images Dataset</text:p>
          </table:table-cell>
          <table:table-cell table:style-name="ce6" office:value-type="string" calcext:value-type="string">
            <text:p>10.17632/8h65ywd2jr</text:p>
          </table:table-cell>
          <table:table-cell table:style-name="ce9" office:value-type="string" calcext:value-type="string">
            <text:p><text:a xlink:href="https://data.mendeley.com/datasets/8h65ywd2jr" xlink:type="simple">https://data.mendeley.com/datasets/8h65ywd2jr</text:a></text:p>
          </table:table-cell>
          <table:table-cell table:style-name="ce5"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ray</text:p>
          </table:table-cell>
          <table:table-cell/>
          <table:table-cell table:style-name="ce10" office:value-type="string" calcext:value-type="string">
            <text:p><text:a xlink:href="https://www.kaggle.com/bachrr/covid-chest-xray" xlink:type="simple">https://www.kaggle.com/bachrr/covid-chest-xray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detection(X-ray Images)</text:p>
          </table:table-cell>
          <table:table-cell/>
          <table:table-cell table:style-name="ce9" office:value-type="string" calcext:value-type="string">
            <text:p><text:a xlink:href="https://www.kaggle.com/khushwantparihar/covid-detectionxray-images" xlink:type="simple">https://www.kaggle.com/khushwantparihar/covid-detectionxray-images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ataset 3 classes</text:p>
          </table:table-cell>
          <table:table-cell table:style-name="ce5" office:value-type="string" calcext:value-type="string">
            <text:p>10.21227/q4ds-7j67</text:p>
          </table:table-cell>
          <table:table-cell table:style-name="ce9" office:value-type="string" calcext:value-type="string">
            <text:p><text:a xlink:href="https://ieee-dataport.org/documents/covid-19-dataset-3-classes" xlink:type="simple">https://ieee-dataport.org/documents/covid-19-dataset-3-classes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rated Dataset for COVID-19 Posterior-Anterior Chest Radiography Images (X-Rays)</text:p>
          </table:table-cell>
          <table:table-cell table:style-name="ce5" office:value-type="string" calcext:value-type="string">
            <text:p>10.17632/9xkhgts2s6</text:p>
          </table:table-cell>
          <table:table-cell table:style-name="ce9" office:value-type="string" calcext:value-type="string">
            <text:p><text:a xlink:href="https://data.mendeley.com/datasets/9xkhgts2s6/2" xlink:type="simple">https://data.mendeley.com/datasets/9xkhgts2s6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, Pneumonia and Normal Chest X-ray PA Dataset</text:p>
          </table:table-cell>
          <table:table-cell table:style-name="ce5" office:value-type="string" calcext:value-type="string">
            <text:p>10.17632/jctsfj2sfn</text:p>
          </table:table-cell>
          <table:table-cell table:style-name="ce9" office:value-type="string" calcext:value-type="string">
            <text:p><text:a xlink:href="https://data.mendeley.com/datasets/jctsfj2sfn/1" xlink:type="simple">https://data.mendeley.com/datasets/jctsfj2sfn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Image Repository</text:p>
          </table:table-cell>
          <table:table-cell table:style-name="ce5" office:value-type="string" calcext:value-type="string">
            <text:p>10.6084/m9.figshare.12580328.v2</text:p>
          </table:table-cell>
          <table:table-cell table:style-name="ce9" office:value-type="string" calcext:value-type="string">
            <text:p><text:a xlink:href="https://figshare.com/articles/dataset/COVID-19_Chest_X-Ray_Image_Repository/12580328/2" xlink:type="simple">https://figshare.com/articles/dataset/COVID-19_Chest_X-Ray_Image_Repository/12580328/2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PCXR Dataset</text:p>
          </table:table-cell>
          <table:table-cell/>
          <table:table-cell table:style-name="ce10" office:value-type="string" calcext:value-type="string">
            <text:p><text:a xlink:href="https://github.com/nspunn1993/COVID-19-PA-CXR-fused-dataset" xlink:type="simple">https://github.com/nspunn1993/COVID-19-PA-CXR-fused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gmented COVID-19 X-ray Images Dataset</text:p>
          </table:table-cell>
          <table:table-cell table:style-name="ce5" office:value-type="string" calcext:value-type="string">
            <text:p>10.17632/2fxz4px6d8</text:p>
          </table:table-cell>
          <table:table-cell table:style-name="ce9" office:value-type="string" calcext:value-type="string">
            <text:p><text:a xlink:href="https://data.mendeley.com/datasets/2fxz4px6d8/1" xlink:type="simple">https://data.mendeley.com/datasets/2fxz4px6d8</text:a></text:p>
          </table:table-cell>
          <table:table-cell table:style-name="ce5"/>
          <table:table-cell table:style-name="ce5" office:value-type="string" calcext:value-type="string">
            <text:p>mendeley_augmented</text:p>
          </table:table-cell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, Pneumonia and Normal Chest X-ray PA Dataset</text:p>
          </table:table-cell>
          <table:table-cell table:style-name="ce5" office:value-type="string" calcext:value-type="string">
            <text:p>10.17632/mxc6vb7svm</text:p>
          </table:table-cell>
          <table:table-cell table:style-name="ce10" office:value-type="string" calcext:value-type="string">
            <text:p><text:a xlink:href="https://data.mendeley.com/datasets/mxc6vb7svm" xlink:type="simple">https://data.mendeley.com/datasets/mxc6vb7svm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tensive and Augmented COVID-19 X-Ray and CT Chest Images Dataset</text:p>
          </table:table-cell>
          <table:table-cell table:style-name="ce6" office:value-type="string" calcext:value-type="string">
            <text:p>10.17632/8h65ywd2jr</text:p>
          </table:table-cell>
          <table:table-cell table:style-name="ce9" office:value-type="string" calcext:value-type="string">
            <text:p><text:a xlink:href="https://data.mendeley.com/datasets/8h65ywd2jr" xlink:type="simple">https://data.mendeley.com/datasets/8h65ywd2jr</text:a></text:p>
          </table:table-cell>
          <table:table-cell table:style-name="ce5"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 images with three classes: COVID-19, Normal, and Pneumonia</text:p>
          </table:table-cell>
          <table:table-cell table:style-name="ce5" office:value-type="string" calcext:value-type="string">
            <text:p>10.17632/fvk7h5dg2p</text:p>
          </table:table-cell>
          <table:table-cell table:style-name="ce9" office:value-type="string" calcext:value-type="string">
            <text:p><text:a xlink:href="https://data.mendeley.com/datasets/fvk7h5dg2p/3" xlink:type="simple">https://data.mendeley.com/datasets/fvk7h5dg2p</text:a></text:p>
          </table:table-cell>
          <table:table-cell table:style-name="ce5"/>
          <table:table-cell table:style-name="ce5" office:value-type="string" calcext:value-type="string">
            <text:p>moma</text:p>
          </table:table-cell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Image Dataset</text:p>
          </table:table-cell>
          <table:table-cell/>
          <table:table-cell table:style-name="ce10" office:value-type="string" calcext:value-type="string">
            <text:p><text:a xlink:href="https://www.kaggle.com/alifrahman/covid19-chest-xray-image-dataset" xlink:type="simple">https://www.kaggle.com/alifrahman/covid19-chest-xray-image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 ray</text:p>
          </table:table-cell>
          <table:table-cell/>
          <table:table-cell table:style-name="ce9" office:value-type="string" calcext:value-type="string">
            <text:p><text:a xlink:href="https://www.kaggle.com/moustafasamy/covid-x-ray" xlink:type="simple">https://www.kaggle.com/moustafasamy/covid-x-ray</text:a></text:p>
          </table:table-cell>
          <table:table-cell table:style-name="ce5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 Chest X-Rays</text:p>
          </table:table-cell>
          <table:table-cell/>
          <table:table-cell table:style-name="ce10" office:value-type="string" calcext:value-type="string">
            <text:p><text:a xlink:href="https://data.mendeley.com/datasets/4n66brtp4j/1" xlink:type="simple">https://data.mendeley.com/datasets/4n66brtp4j</text:a></text:p>
          </table:table-cell>
          <table:table-cell table:number-columns-repeated="2"/>
          <table:table-cell table:style-name="ce5" office:value-type="string" calcext:value-type="string">
            <text:p>no_me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Image Repository</text:p>
          </table:table-cell>
          <table:table-cell/>
          <table:table-cell table:style-name="ce10" office:value-type="string" calcext:value-type="string">
            <text:p><text:a xlink:href="https://github.com/armiro/COVID-CXNet" xlink:type="simple">https://github.com/armiro/COVID-CXN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ggle - COVID-19 Xray dataset (train &amp; test Sets)</text:p>
          </table:table-cell>
          <table:table-cell/>
          <table:table-cell table:style-name="ce10" office:value-type="string" calcext:value-type="string">
            <text:p><text:a xlink:href="https://www.kaggle.com/khoongweihao/covid19-xray-dataset-train-test-sets" xlink:type="simple">https://www.kaggle.com/khoongweihao/covid19-xray-dataset-train-test-sets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onaHack -Chest X-Ray-Dataset</text:p>
          </table:table-cell>
          <table:table-cell/>
          <table:table-cell table:style-name="ce9" office:value-type="string" calcext:value-type="string">
            <text:p><text:a xlink:href="https://www.kaggle.com/praveengovi/coronahack-chest-xraydataset" xlink:type="simple">https://www.kaggle.com/praveengovi/coronahack-chest-xraydataset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from: 3d Virtual Patho-Histology of Lung Tissue from Covid19 Patients based on Phase Contrast X-ray Tomography</text:p>
          </table:table-cell>
          <table:table-cell/>
          <table:table-cell table:style-name="ce10" office:value-type="string" calcext:value-type="string">
            <text:p><text:a xlink:href="https://zenodo.org/record/3892637" xlink:type="simple">https://zenodo.org/record/3892637</text:a></text:p>
          </table:table-cell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IMCV-COVID-19+ dataset</text:p>
          </table:table-cell>
          <table:table-cell table:style-name="ce7" office:value-type="string" calcext:value-type="string">
            <text:p>10.21227/w3aw-rv39</text:p>
          </table:table-cell>
          <table:table-cell table:style-name="ce11" office:value-type="string" calcext:value-type="string">
            <text:p><text:a xlink:href="https://bimcv.cipf.es/bimcv-projects/bimcv-covid19/" xlink:type="simple">https://bimcv.cipf.es/bimcv-projects/bimcv-covid19/</text:a></text:p>
          </table:table-cell>
          <table:table-cell table:style-name="ce8"/>
          <table:table-cell table:style-name="ce7" office:value-type="string" calcext:value-type="string">
            <text:p>bimcv</text:p>
          </table:table-cell>
          <table:table-cell table:style-name="ce8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The National COVID-19 Chest Imaging Database</text:p>
          </table:table-cell>
          <table:table-cell/>
          <table:table-cell table:style-name="ce9" office:value-type="string" calcext:value-type="string">
            <text:p><text:a xlink:href="https://nhsx.github.io/covid-chest-imaging-database/" xlink:type="simple">https://nhsx.github.io/covid-chest-imaging-database/</text:a></text:p>
          </table:table-cell>
          <table:table-cell table:style-name="ce5" office:value-type="string" calcext:value-type="string">
            <text:p>notpublic</text:p>
          </table:table-cell>
          <table:table-cell table:style-name="ce5" office:value-type="string" calcext:value-type="string">
            <text:p>nsh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M Negative Portable Chest X-rays in the Context of the COVID-19 Pandemic: An Aid for Triaging Patients Suspected of COVID-19 Infection.</text:p>
          </table:table-cell>
          <table:table-cell/>
          <table:table-cell table:style-name="ce12"/>
          <table:table-cell table:style-name="ce5" office:value-type="string" calcext:value-type="string">
            <text:p>na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COVID-19 Image Repository</text:p>
          </table:table-cell>
          <table:table-cell table:style-name="ce8"/>
          <table:table-cell table:style-name="ce13" office:value-type="string" calcext:value-type="string">
            <text:p><text:a xlink:href="https://github.com/ml-workgroup/covid-19-image-repository" xlink:type="simple">https://github.com/ml-workgroup/covid-19-image-repository</text:a></text:p>
          </table:table-cell>
          <table:table-cell table:style-name="ce8"/>
          <table:table-cell table:style-name="ce7" office:value-type="string" calcext:value-type="string">
            <text:p>mlhannover</text:p>
          </table:table-cell>
          <table:table-cell table:style-name="ce8"/>
          <table:table-cell table:style-name="ce7"/>
          <table:table-cell table:style-name="ce8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Noisy COVID-19 X-ray Dataset</text:p>
          </table:table-cell>
          <table:table-cell table:style-name="ce5" office:value-type="string" calcext:value-type="string">
            <text:p>10.17632/fjg5cbzffh</text:p>
          </table:table-cell>
          <table:table-cell table:style-name="ce9" office:value-type="string" calcext:value-type="string">
            <text:p><text:a xlink:href="https://data.mendeley.com/datasets/fjg5cbzffh/3" xlink:type="simple">https://data.mendeley.com/datasets/fjg5cbzffh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and CT scan Databases for COVID-19 detection and Retrieval</text:p>
          </table:table-cell>
          <table:table-cell table:style-name="ce5" office:value-type="string" calcext:value-type="string">
            <text:p>10.17632/h4jh5khgzy</text:p>
          </table:table-cell>
          <table:table-cell table:style-name="ce9" office:value-type="string" calcext:value-type="string">
            <text:p><text:a xlink:href="https://data.mendeley.com/datasets/h4jh5khgzy/1" xlink:type="simple">https://data.mendeley.com/datasets/h4jh5khgz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&amp; Normal Posteroanterior(PA) X-rays</text:p>
          </table:table-cell>
          <table:table-cell/>
          <table:table-cell table:style-name="ce9" office:value-type="string" calcext:value-type="string">
            <text:p><text:a xlink:href="https://www.kaggle.com/tarandeep97/covid19-normal-posteroanteriorpa-xrays" xlink:type="simple">https://www.kaggle.com/tarandeep97/covid19-normal-posteroanteriorpa-xray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nthetic COVID-19 CXR Dataset Dataset</text:p>
          </table:table-cell>
          <table:table-cell/>
          <table:table-cell table:style-name="ce10" office:value-type="string" calcext:value-type="string">
            <text:p><text:a xlink:href="https://github.com/hasibzunair/synthetic-covid-cxr-dataset" xlink:type="simple">https://github.com/hasibzunair/synthetic-covid-cxr-dataset</text:a></text:p>
          </table:table-cell>
          <table:table-cell table:number-columns-repeated="2"/>
          <table:table-cell table:style-name="ce5" office:value-type="string" calcext:value-type="string">
            <text:p>synthet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 Collection Dataset</text:p>
          </table:table-cell>
          <table:table-cell/>
          <table:table-cell table:style-name="ce10" office:value-type="string" calcext:value-type="string">
            <text:p><text:a xlink:href="https://github.com/ieee8023/covid-chestxray-dataset" xlink:type="simple">https://github.com/ieee8023/covid-chestxray-dataset</text:a></text:p>
          </table:table-cell>
          <table:table-cell table:number-columns-repeated="2"/>
          <table:table-cell table:style-name="ce5" office:value-type="string" calcext:value-type="string">
            <text:p>casecoll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image information</text:p>
          </table:table-cell>
          <table:table-cell/>
          <table:table-cell table:style-name="ce10" office:value-type="string" calcext:value-type="string">
            <text:p><text:a xlink:href="https://www.dataandsons.com/categories/health-and-medicine/x-ray-image-information" xlink:type="simple">https://www.dataandsons.com/categories/health-and-medicine/x-ray-image-information</text:a></text:p>
          </table:table-cell>
          <table:table-cell table:style-name="ce5" office:value-type="string" calcext:value-type="string">
            <text:p>notpublic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Padchest Sample</text:p>
          </table:table-cell>
          <table:table-cell/>
          <table:table-cell table:style-name="ce10" office:value-type="string" calcext:value-type="string">
            <text:p><text:a xlink:href="https://bimcv.cipf.es/bimcv-projects/padchest/" xlink:type="simple">https://bimcv.cipf.es/bimcv-projects/padchest/</text:a></text:p>
          </table:table-cell>
          <table:table-cell table:number-columns-repeated="2"/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MCV-COVID-19+ complete dataset</text:p>
          </table:table-cell>
          <table:table-cell table:style-name="ce7" office:value-type="string" calcext:value-type="string">
            <text:p>10.21227/w3aw-rv39</text:p>
          </table:table-cell>
          <table:table-cell table:style-name="ce13" office:value-type="string" calcext:value-type="string">
            <text:p><text:a xlink:href="https://bimcv.cipf.es/bimcv-projects/bimcv-covid19/" xlink:type="simple">https://bimcv.cipf.es/bimcv-projects/bimcv-covid19/</text:a></text:p>
          </table:table-cell>
          <table:table-cell table:style-name="ce7"/>
          <table:table-cell table:style-name="ce7" office:value-type="string" calcext:value-type="string">
            <text:p>bimcv</text:p>
          </table:table-cell>
          <table:table-cell table:style-name="ce7"/>
          <table:table-cell table:style-name="ce8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Performance of the best method on other dataset [16].</text:p>
          </table:table-cell>
          <table:table-cell table:style-name="ce5"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Evaluation results of VGG16 combined with different classifiers.</text:p>
          </table:table-cell>
          <table:table-cell table:style-name="ce5"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oCOVIDScreen - Lung Ultrasound data for COVID-19 (POCUS)</text:p>
          </table:table-cell>
          <table:table-cell/>
          <table:table-cell table:style-name="ce10" office:value-type="string" calcext:value-type="string">
            <text:p><text:a xlink:href="http://datasets.coronawhy.org/dataset.xhtml?persistentId=doi:10.5072/FK2/46KAJH" xlink:type="simple">http://datasets.coronawhy.org/dataset.xhtml?persistentId=doi:10.5072/FK2/46KAJH</text:a></text:p>
          </table:table-cell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dchest complete dataset</text:p>
          </table:table-cell>
          <table:table-cell/>
          <table:table-cell table:style-name="ce10" office:value-type="string" calcext:value-type="string">
            <text:p><text:a xlink:href="https://bimcv.cipf.es/bimcv-projects/padchest/" xlink:type="simple">https://bimcv.cipf.es/bimcv-projects/padchest/</text:a></text:p>
          </table:table-cell>
          <table:table-cell table:number-columns-repeated="2"/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s of COVID-19 Pandemic Infected Patients</text:p>
          </table:table-cell>
          <table:table-cell table:style-name="ce5" office:value-type="string" calcext:value-type="string">
            <text:p>10.17632/fvp7m8c9ss</text:p>
          </table:table-cell>
          <table:table-cell table:style-name="ce9" office:value-type="string" calcext:value-type="string">
            <text:p><text:a xlink:href="https://data.mendeley.com/datasets/fvp7m8c9ss/1" xlink:type="simple">https://data.mendeley.com/datasets/fvp7m8c9ss</text:a></text:p>
          </table:table-cell>
          <table:table-cell table:number-columns-repeated="2"/>
          <table:table-cell table:style-name="ce5" office:value-type="string" calcext:value-type="string">
            <text:p>no_met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beled Optical Coherence Tomography (OCT) and Chest X-Ray Images for Classification</text:p>
          </table:table-cell>
          <table:table-cell table:style-name="ce5"/>
          <table:table-cell table:style-name="ce9" office:value-type="string" calcext:value-type="string">
            <text:p><text:a xlink:href="https://data.mendeley.com/datasets/rscbjbr9sj/2" xlink:type="simple">https://data.mendeley.com/datasets/rscbjbr9sj</text:a></text:p>
          </table:table-cell>
          <table:table-cell/>
          <table:table-cell table:style-name="ce6" office:value-type="string" calcext:value-type="string">
            <text:p>mooney</text:p>
          </table:table-cell>
          <table:table-cell table:style-name="ce6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etection from Chest X-Rays using Deep Learning</text:p>
          </table:table-cell>
          <table:table-cell table:style-name="ce5"/>
          <table:table-cell table:style-name="ce9" office:value-type="string" calcext:value-type="string">
            <text:p><text:a xlink:href="https://web.www.healthdatagateway.org/dataset/3aa01779-831e-478f-b4e3-7c111d642b18" xlink:type="simple">https://web.www.healthdatagateway.org/dataset/3aa01779-831e-478f-b4e3-7c111d642b18</text:a></text:p>
          </table:table-cell>
          <table:table-cell table:style-name="ce6" office:value-type="string" calcext:value-type="string">
            <text:p>notpublic</text:p>
          </table:table-cell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Project MONAI 2020 Bootcamp Challenge Dataset</text:p>
          </table:table-cell>
          <table:table-cell/>
          <table:table-cell table:style-name="ce10" office:value-type="string" calcext:value-type="string">
            <text:p><text:a xlink:href="https://zenodo.org/record/4621041" xlink:type="simple">https://zenodo.org/record/4621041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Diffraction data from SARS-CoV-2 Nucleocapsid N2b domain, source of 6WZQ structur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RAIG COVID19 compiled dataset.zip</text:p>
          </table:table-cell>
          <table:table-cell/>
          <table:table-cell table:style-name="ce9" office:value-type="string" calcext:value-type="string">
            <text:p><text:a xlink:href="https://figshare.com/articles/dataset/RAIG_dataset_zip/14151854" xlink:type="simple">https://figshare.com/articles/dataset/RAIG_dataset_zip/14151854</text:a></text:p>
          </table:table-cell>
          <table:table-cell table:style-name="ce5"/>
          <table:table-cell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Diffraction data from SARS-CoV-2 Nucleocapsid N2b domain, source of 6WZO structur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ATABASE - Società Italiana di Radiologia Medica e Interventistica</text:p>
          </table:table-cell>
          <table:table-cell/>
          <table:table-cell table:style-name="ce10" office:value-type="string" calcext:value-type="string">
            <text:p><text:a xlink:href="https://www.sirm.org/category/senza-categoria/covid-19/" xlink:type="simple">https://www.sirm.org/category/senza-categoria/covid-19/</text:a></text:p>
          </table:table-cell>
          <table:table-cell table:number-columns-repeated="2"/>
          <table:table-cell table:style-name="ce5" office:value-type="string" calcext:value-type="string">
            <text:p>casecoll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19 XRay and CT Scan Image Dataset</text:p>
          </table:table-cell>
          <table:table-cell/>
          <table:table-cell table:style-name="ce10" office:value-type="string" calcext:value-type="string">
            <text:p><text:a xlink:href="https://www.kaggle.com/ssarkar445/covid-19-xray-and-ct-scan-image-dataset" xlink:type="simple">https://www.kaggle.com/ssarkar445/covid-19-xray-and-ct-scan-image-dataset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-ray Images of the Solar Corona from the Skylab S-054 Telescop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OVID Case series | OMI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egative Portable Chest X-rays in the Context of the COVID-19 Pandemic: An Aid for Triaging Patients Suspected of COVID-19 Infection.</text:p>
          </table:table-cell>
          <table:table-cell/>
          <table:table-cell table:style-name="ce12"/>
          <table:table-cell table:style-name="ce5" office:value-type="string" calcext:value-type="string">
            <text:p>n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Evaluation results of transfer learning method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Tutorial 5 COVID-19 Chest X-ray imag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A therapeutic non-self-reactive SARS-CoV-2 antibody protects from lung pathology in a COVID-19 hamster model. Kreye et al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COVIDGR Dataset</text:p>
          </table:table-cell>
          <table:table-cell table:style-name="ce8"/>
          <table:table-cell table:style-name="ce13" office:value-type="string" calcext:value-type="string">
            <text:p><text:a xlink:href="https://github.com/ari-dasci/OD-covidgr" xlink:type="simple">https://github.com/ari-dasci/OD-covidgr</text:a></text:p>
          </table:table-cell>
          <table:table-cell table:style-name="ce8"/>
          <table:table-cell table:style-name="ce7" office:value-type="string" calcext:value-type="string">
            <text:p>covidgr</text:p>
          </table:table-cell>
          <table:table-cell table:style-name="ce8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Combined COVID-19 Dataset</text:p>
          </table:table-cell>
          <table:table-cell table:style-name="ce6" office:value-type="string" calcext:value-type="string">
            <text:p>10.17632/3pxjb8knp7</text:p>
          </table:table-cell>
          <table:table-cell table:style-name="ce9" office:value-type="string" calcext:value-type="string">
            <text:p><text:a xlink:href="https://data.mendeley.com/datasets/3pxjb8knp7/1" xlink:type="simple">https://data.mendeley.com/datasets/3pxjb8knp7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from: Raw diffraction data (CBF) for a structure of SARS-CoV-2 Main Protease bound to 2-Methyl-1-tetralone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key Job Placement: ytd: X Ray Security Operator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Crystallography Market by End-user and Geography - Forecast and Analysis 2020-2024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rly Continuous Positive Airway Pressure (CPAP) in COVID-19 Confirmed or Suspected Patient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X-Ray Structural and Biological Evaluation of a Series of Potent and Highly Selective Inhibitors of Human Coronavirus Papain-Like Protease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RADIANCE AND MAGNETIC FLUX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Evolution of an Active Stellar Corona on Time Scales of Day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lar Features - Solar Flares - X-rays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Hybrid Dataset of CXR images, CT images and clinical indicators used in our article: Fast automated detection of COVID-19 from medical images using convolutional neural networks</text:p>
          </table:table-cell>
          <table:table-cell table:style-name="ce5" office:value-type="string" calcext:value-type="string">
            <text:p>10.6084/m9.figshare.13235009.v1</text:p>
          </table:table-cell>
          <table:table-cell table:style-name="ce14" office:value-type="string" calcext:value-type="string">
            <text:p><text:a xlink:href="https://doi.org/10.6084/m9.figshare.13235009.v1" xlink:type="simple">https://figshare.com/articles/dataset/The_Hybrid_Dataset_of_CXR_images_CT_images_and_clinical_indicators_used_in_our_article_Fast_automated_detection_of_COVID-19_from_medical_images_using_convolutional_neural_networks/13235009/1</text:a></text:p>
          </table:table-cell>
          <table:table-cell table:style-name="ce5"/>
          <table:table-cell table:style-name="ce6" office:value-type="string" calcext:value-type="string">
            <text:p>figshare_bejing</text:p>
          </table:table-cell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 X-ray Images Dataset</text:p>
          </table:table-cell>
          <table:table-cell/>
          <table:table-cell table:style-name="ce10" office:value-type="string" calcext:value-type="string">
            <text:p><text:a xlink:href="https://www.kaggle.com/imranzaman5202/covid19-xray-images-dataset" xlink:type="simple">https://www.kaggle.com/imranzaman5202/covid19-xray-images-dataset</text:a></text:p>
          </table:table-cell>
          <table:table-cell/>
          <table:table-cell table:style-name="ce5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ES-12 Solar X-ray Imager Archive</text:p>
          </table:table-cell>
          <table:table-cell/>
          <table:table-cell table:style-name="ce12"/>
          <table:table-cell table:style-name="ce6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impact of teaching experimental research on-lineResearch-informed teaching and COVID [Article].pdf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HARD X-RAY SPECTRUM &amp; VARIABILITY OF I ZW 1doblePoint ACCRETION PHYSICS &amp; JET LAUNCHI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X-Ray Structural and Biological Evaluation of a Series of Potent and Highly Selective Inhibitors of Human Coronavirus Papain-Like Proteas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Decoding disc-corona-jet variability in hard state black hole X-ray binari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arison of results between our proposed method and other method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ILLUMINATING THE DISK-CORONA-JET CONNECTION IN NLS1 GALAXI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ustrial Computed Tomography Equipment Market by End-user, Application,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aring Corona of FK Aqr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aluation results of Xception combined with different classifier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“Initial experience with Convalescent Plasma in COVID-19 patients with severe respiratory failure, case seri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timized and scalable synthesis of magnetic nanoparticles for RNA extraction in response to developing countries' needs for the detection and control of SARS-CoV-2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U 1957+11doblePoint A POSSIBLE BLACK HOLE ACCRETION DISK CORONA SOURCE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 X-rays Make Disk Emission Lines in Quiescent Dwarf NovaequestionMark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Plasma measurements of the Fe XVII L-shell emission and blending with F VIII and F IX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ds2 siemen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trained model parameters used in COVID-19 detection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ntal Radiology Equipment Market by Product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DB 6WZO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fluorescence analyses of sediment core GS15-198-38-CC in Scoresbysund Fan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vere Acute Respiratory Syndrome-Coronavirus Papain-Like Protease Inhibitors: Design, Synthesis, Protein-Ligand X-ray Structure and Biological Evaluation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timized and scalable synthesis of magnetic nanoparticles for RNA extraction in response to developing countries' needs for the detection and control of SARS-CoV-2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RODUCTION OF COVID-NEWS-US-NNK AND COVID-NEWS-BD-NNK DATASE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ults of fitness value for MRFODE and other method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ray crystallographic structure of EfCBM33A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me-Based Resistance Training for Older Subjects during the COVID-19 Outbreak in Italy: Preliminary Results of a Six-Months RC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CNN architecture factor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 19 SARS COV2 targets and small molecule data including insilico analysi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neumonia + covid 19 X-ray dataset</text:p>
          </table:table-cell>
          <table:table-cell/>
          <table:table-cell table:style-name="ce10" office:value-type="string" calcext:value-type="string">
            <text:p><text:a xlink:href="https://www.kaggle.com/vikasbhadoria/pneumonia-covid-19-xray-dataset" xlink:type="simple">https://www.kaggle.com/vikasbhadoria/pneumonia-covid-19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arison results of MRFODE and other MH methods in terms of accuracy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n rank obtained using Friedman test for each method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aluation results based on CNN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running time in seconds required to extract 961 features from one image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arison with MobileNet and related work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mplete List of ClearChoiceMD Urgent Care Location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rgent care without insurance card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a radiology clayton</text:p>
          </table:table-cell>
          <table:table-cell/>
          <table:table-cell table:style-name="ce12"/>
          <table:table-cell table:style-name="ce5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rgeted attack success rates Rs (%) of targeted UAPs against the COVIDNet-CXR Large model to each target clas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 from: Sinus computed tomography findings in patients with COVID-19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DB 6WZQ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ustrial Radiography Equipment Market by Product, End-user,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X-ray</text:p>
          </table:table-cell>
          <table:table-cell/>
          <table:table-cell table:style-name="ce10" office:value-type="string" calcext:value-type="string">
            <text:p><text:a xlink:href="https://www.kaggle.com/cagataybrk/covid19" xlink:type="simple">https://www.kaggle.com/cagataybrk/covid19</text:a></text:p>
          </table:table-cell>
          <table:table-cell/>
          <table:table-cell table:style-name="ce5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ucture of a functional cap-binding domain in Rift Valley fever virus L protein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thopedic Medical Imaging Market by Product, End-user, and Geography - Forecast and Analysis 2020-2024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furbished Medical Imaging Equipment Market by Product, End-user, and Geography - Forecast and Analysis 2021-2025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uracy of the novel models for prediction of patients at risk of high-flow oxygen support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justed coefficients from the baseline and evolutionary predictive model for requirement of high-flow oxygen support using the 1000 bootstrap samples calibration cohort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dividual, sum and product of degree of opacity scores and geographic extent scores.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ylon mesh-based sample holder for fixed-target serial femtosecond crystallography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Chest X-Ray Image Repository</text:p>
          </table:table-cell>
          <table:table-cell/>
          <table:table-cell table:style-name="ce10" office:value-type="string" calcext:value-type="string">
            <text:p><text:a xlink:href="https://www.kaggle.com/mdzabirulislam/covid19-chest-xray-image-repository" xlink:type="simple">https://www.kaggle.com/mdzabirulislam/covid19-chest-xray-image-repositor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 from: Discovery of Ketone-Based Covalent Inhibitors of Coronavirus 3CL Proteases for the Potential Therapeutic Treatment of COVID-19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nadian SARS cases by province and territory (PHAC 2003).</text:p>
          </table:table-cell>
          <table:table-cell/>
          <table:table-cell table:style-name="ce15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Chest X Rays</text:p>
          </table:table-cell>
          <table:table-cell/>
          <table:table-cell table:style-name="ce9" office:value-type="string" calcext:value-type="string">
            <text:p><text:a xlink:href="https://www.kaggle.com/rupeshs/covid19-chest-x-rays" xlink:type="simple">https://www.kaggle.com/rupeshs/covid19-chest-x-ray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able_1_Supporting SARS-CoV-2 Papain-Like Protease Drug Discovery: In silico Methods and Benchmarking.XLSX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19 X-Ray Dataset With Preprocessed Images</text:p>
          </table:table-cell>
          <table:table-cell/>
          <table:table-cell table:style-name="ce10" office:value-type="string" calcext:value-type="string">
            <text:p><text:a xlink:href="https://www.kaggle.com/shreyanshgupta/covid19-xray-dataset-with-preprocessed-images" xlink:type="simple">https://www.kaggle.com/shreyanshgupta/covid19-xray-dataset-with-preprocessed-imag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rated Chest X-Ray Image Dataset for COVID-19</text:p>
          </table:table-cell>
          <table:table-cell/>
          <table:table-cell table:style-name="ce10" office:value-type="string" calcext:value-type="string">
            <text:p><text:a xlink:href="https://www.kaggle.com/unaissait/curated-chest-xray-image-dataset-for-covid19" xlink:type="simple">https://www.kaggle.com/unaissait/curated-chest-xray-image-dataset-for-covid19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Detection</text:p>
          </table:table-cell>
          <table:table-cell/>
          <table:table-cell table:style-name="ce10" office:value-type="string" calcext:value-type="string">
            <text:p><text:a xlink:href="https://www.kaggle.com/akhilkasare/covid19-chest-xray-detection" xlink:type="simple">https://www.kaggle.com/akhilkasare/covid19-chest-xray-detec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detection dataset</text:p>
          </table:table-cell>
          <table:table-cell/>
          <table:table-cell table:style-name="ce10" office:value-type="string" calcext:value-type="string">
            <text:p><text:a xlink:href="https://www.kaggle.com/rahulmakwana/covid19-chest-xray-detection-dataset" xlink:type="simple">https://www.kaggle.com/rahulmakwana/covid19-chest-xray-detection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Radiography Database</text:p>
          </table:table-cell>
          <table:table-cell/>
          <table:table-cell table:style-name="ce9" office:value-type="string" calcext:value-type="string">
            <text:p><text:a xlink:href="https://www.kaggle.com/tawsifurrahman/COVID19-radiography-database" xlink:type="simple">https://www.kaggle.com/tawsifurrahman/COVID19-radiography-database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GAN and Covid-Net mini Chest X-ray</text:p>
          </table:table-cell>
          <table:table-cell/>
          <table:table-cell table:style-name="ce10" office:value-type="string" calcext:value-type="string">
            <text:p><text:a xlink:href="https://www.kaggle.com/yash612/covidnet-mini-and-gan-enerated-chest-xray" xlink:type="simple">https://www.kaggle.com/yash612/covidnet-mini-and-gan-enerated-chest-xray</text:a></text:p>
          </table:table-cell>
          <table:table-cell table:style-name="ce5"/>
          <table:table-cell/>
          <table:table-cell table:style-name="ce5" office:value-type="string" calcext:value-type="string">
            <text:p>synthet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 Dataset</text:p>
          </table:table-cell>
          <table:table-cell/>
          <table:table-cell table:style-name="ce10" office:value-type="string" calcext:value-type="string">
            <text:p><text:a xlink:href="https://www.kaggle.com/digvijayyadav/covid19-chestxray" xlink:type="simple">https://www.kaggle.com/digvijayyadav/covid19-chestxray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 - Two proposed Databases</text:p>
          </table:table-cell>
          <table:table-cell/>
          <table:table-cell table:style-name="ce10" office:value-type="string" calcext:value-type="string">
            <text:p><text:a xlink:href="https://www.kaggle.com/edoardovantaggiato/covid19-xray-two-proposed-databases" xlink:type="simple">https://www.kaggle.com/edoardovantaggiato/covid19-xray-two-proposed-databas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2019 Dataset with Chest X-Ray Images</text:p>
          </table:table-cell>
          <table:table-cell/>
          <table:table-cell table:style-name="ce10" office:value-type="string" calcext:value-type="string">
            <text:p><text:a xlink:href="https://www.kaggle.com/zainaali/covid2019-dataset-with-chest-xray-images" xlink:type="simple">https://www.kaggle.com/zainaali/covid2019-dataset-with-chest-xray-imag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st Set for COVID-19 Chest X-Ray</text:p>
          </table:table-cell>
          <table:table-cell/>
          <table:table-cell table:style-name="ce10" office:value-type="string" calcext:value-type="string">
            <text:p><text:a xlink:href="https://www.kaggle.com/rruchi/test-set-for-covid19-chest-xray" xlink:type="simple">https://www.kaggle.com/rruchi/test-set-for-covid19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ray</text:p>
          </table:table-cell>
          <table:table-cell/>
          <table:table-cell table:style-name="ce9" office:value-type="string" calcext:value-type="string">
            <text:p><text:a xlink:href="https://www.kaggle.com/bachrr/covid-chest-xray" xlink:type="simple">https://www.kaggle.com/bachrr/covid-chest-xray</text:a></text:p>
          </table:table-cell>
          <table:table-cell table:style-name="ce5"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-ray Dataset</text:p>
          </table:table-cell>
          <table:table-cell/>
          <table:table-cell table:style-name="ce10" office:value-type="string" calcext:value-type="string">
            <text:p><text:a xlink:href="https://www.kaggle.com/whysodarkbro/covid-xray-dataset" xlink:type="simple">https://www.kaggle.com/whysodarkbro/covid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 ray small dataset</text:p>
          </table:table-cell>
          <table:table-cell/>
          <table:table-cell table:style-name="ce9" office:value-type="string" calcext:value-type="string">
            <text:p><text:a xlink:href="https://www.kaggle.com/hanswu12/covid19" xlink:type="simple">https://www.kaggle.com/hanswu12/covid19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reprocessed Xray Dataset</text:p>
          </table:table-cell>
          <table:table-cell/>
          <table:table-cell table:style-name="ce9" office:value-type="string" calcext:value-type="string">
            <text:p><text:a xlink:href="https://www.kaggle.com/amritpal333/covid19-preprocessed-dataset" xlink:type="simple">https://www.kaggle.com/amritpal333/covid19-preprocessed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19 Xray Image Dataset with Huge Samples</text:p>
          </table:table-cell>
          <table:table-cell/>
          <table:table-cell table:style-name="ce10" office:value-type="string" calcext:value-type="string">
            <text:p><text:a xlink:href="https://www.kaggle.com/mr3suvhro/covid-19-xray-image-dataset-with-huge-samples" xlink:type="simple">https://www.kaggle.com/mr3suvhro/covid-19-xray-image-dataset-with-huge-sample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Image Classification</text:p>
          </table:table-cell>
          <table:table-cell/>
          <table:table-cell table:style-name="ce10" office:value-type="string" calcext:value-type="string">
            <text:p><text:a xlink:href="https://www.kaggle.com/onuigwevitus/covid19-xray-image-classification" xlink:type="simple">https://www.kaggle.com/onuigwevitus/covid19-xray-image-classifica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+PNEUMONIA+NORMAL Chest X-Ray Images</text:p>
          </table:table-cell>
          <table:table-cell/>
          <table:table-cell table:style-name="ce10" office:value-type="string" calcext:value-type="string">
            <text:p><text:a xlink:href="https://www.kaggle.com/sachinkumar413/covid-pneumonia-normal-chest-xray-images" xlink:type="simple">https://www.kaggle.com/sachinkumar413/covid-pneumonia-normal-chest-xray-image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19 detection using x ray scan</text:p>
          </table:table-cell>
          <table:table-cell/>
          <table:table-cell table:style-name="ce10" office:value-type="string" calcext:value-type="string">
            <text:p><text:a xlink:href="https://www.kaggle.com/anirudhherur/covid-19-detection-using-x-ray-scan?select=X-Ray+Image+DataSet" xlink:type="simple">https://www.kaggle.com/anirudhherur/covid-19-detection-using-x-ray-scan?select=X-Ray+Image+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ray for covid-19 detection</text:p>
          </table:table-cell>
          <table:table-cell/>
          <table:table-cell table:style-name="ce9" office:value-type="string" calcext:value-type="string">
            <text:p><text:a xlink:href="https://www.kaggle.com/fusicfenta/chest-xray-for-covid19-detection" xlink:type="simple">https://www.kaggle.com/fusicfenta/chest-xray-for-covid19-detection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Dataset (Train &amp; Test Sets)</text:p>
          </table:table-cell>
          <table:table-cell/>
          <table:table-cell table:style-name="ce9" office:value-type="string" calcext:value-type="string">
            <text:p><text:a xlink:href="https://www.kaggle.com/khoongweihao/covid19-xray-dataset-train-test-sets/kernels" xlink:type="simple">https://www.kaggle.com/khoongweihao/covid19-xray-dataset-train-test-set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s</text:p>
          </table:table-cell>
          <table:table-cell/>
          <table:table-cell table:style-name="ce10" office:value-type="string" calcext:value-type="string">
            <text:p><text:a xlink:href="https://www.kaggle.com/armanjr/covid-ctscans" xlink:type="simple">https://www.kaggle.com/armanjr/covid-ctscan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images</text:p>
          </table:table-cell>
          <table:table-cell/>
          <table:table-cell table:style-name="ce9" office:value-type="string" calcext:value-type="string">
            <text:p><text:a xlink:href="https://www.kaggle.com/akkinasrikar/covid19-xray-images" xlink:type="simple">https://www.kaggle.com/akkinasrikar/covid19-xray-image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ray-covid</text:p>
          </table:table-cell>
          <table:table-cell/>
          <table:table-cell table:style-name="ce9" office:value-type="string" calcext:value-type="string">
            <text:p><text:a xlink:href="https://www.kaggle.com/rashaddism/xraycovid" xlink:type="simple">https://www.kaggle.com/rashaddism/xraycovid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ray images using Cnn</text:p>
          </table:table-cell>
          <table:table-cell/>
          <table:table-cell table:style-name="ce10" office:value-type="string" calcext:value-type="string">
            <text:p><text:a xlink:href="https://www.kaggle.com/akkinasrikar/covid19-xray-images-using-cnn" xlink:type="simple">https://www.kaggle.com/akkinasrikar/covid19-xray-images-using-cn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-ray images for covid19</text:p>
          </table:table-cell>
          <table:table-cell/>
          <table:table-cell table:style-name="ce10" office:value-type="string" calcext:value-type="string">
            <text:p><text:a xlink:href="https://www.kaggle.com/dorraelmekki/chestxray-images-for-covid19-the-largest-dataset" xlink:type="simple">https://www.kaggle.com/dorraelmekki/chestxray-images-for-covid19-the-largest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</text:p>
          </table:table-cell>
          <table:table-cell/>
          <table:table-cell table:style-name="ce10" office:value-type="string" calcext:value-type="string">
            <text:p><text:a xlink:href="https://www.kaggle.com/hnchinmaya/covid19-xray" xlink:type="simple">https://www.kaggle.com/hnchinmaya/covid19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:Chest XRay dataset</text:p>
          </table:table-cell>
          <table:table-cell/>
          <table:table-cell table:style-name="ce10" office:value-type="string" calcext:value-type="string">
            <text:p><text:a xlink:href="https://www.kaggle.com/ankitbarai507/covid19chest-xray-dataset-for-non-covid-patients" xlink:type="simple">https://www.kaggle.com/ankitbarai507/covid19chest-xray-dataset-for-non-covid-patient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 rays</text:p>
          </table:table-cell>
          <table:table-cell/>
          <table:table-cell table:style-name="ce9" office:value-type="string" calcext:value-type="string">
            <text:p><text:a xlink:href="https://www.kaggle.com/andrewmvd/convid19-x-rays/version/2?select=xrays.csv" xlink:type="simple">https://www.kaggle.com/andrewmvd/convid19-x-rays/version/2?select=xrays.csv</text:a></text:p>
          </table:table-cell>
          <table:table-cell table:number-columns-repeated="2"/>
          <table:table-cell table:style-name="ce5" office:value-type="string" calcext:value-type="string">
            <text:p>casecollect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&amp; Healthy X-Rays</text:p>
          </table:table-cell>
          <table:table-cell/>
          <table:table-cell table:style-name="ce9" office:value-type="string" calcext:value-type="string">
            <text:p><text:a xlink:href="https://www.kaggle.com/usmantahirkiani/covid19-vs-healthy-xray" xlink:type="simple">https://www.kaggle.com/usmantahirkiani/covid19-vs-healthy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ng Area Specific COVID-19 Xray Dataset</text:p>
          </table:table-cell>
          <table:table-cell/>
          <table:table-cell table:style-name="ce10" office:value-type="string" calcext:value-type="string">
            <text:p><text:a xlink:href="https://www.kaggle.com/fsang2692/lung-area-specific-covid19-xray-dataset" xlink:type="simple">https://www.kaggle.com/fsang2692/lung-area-specific-covid19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_w/wo_Pneumonia Chest Xray</text:p>
          </table:table-cell>
          <table:table-cell/>
          <table:table-cell table:style-name="ce9" office:value-type="string" calcext:value-type="string">
            <text:p><text:a xlink:href="https://www.kaggle.com/rashikrahmanpritom/covid-wwo-pneumonia-chest-xray" xlink:type="simple">https://www.kaggle.com/rashikrahmanpritom/covid-wwo-pneumonia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X-ray</text:p>
          </table:table-cell>
          <table:table-cell/>
          <table:table-cell table:style-name="ce9" office:value-type="string" calcext:value-type="string">
            <text:p><text:a xlink:href="https://www.kaggle.com/sonain/covid19-chest-xray" xlink:type="simple">https://www.kaggle.com/sonain/covid19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_19 x-ray dataset</text:p>
          </table:table-cell>
          <table:table-cell/>
          <table:table-cell table:style-name="ce9" office:value-type="string" calcext:value-type="string">
            <text:p><text:a xlink:href="https://www.kaggle.com/shadey/covid-19-xray-dataset" xlink:type="simple">https://www.kaggle.com/shadey/covid-19-xray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neumonia &amp; COVID-19 Image Dataset</text:p>
          </table:table-cell>
          <table:table-cell/>
          <table:table-cell table:style-name="ce9" office:value-type="string" calcext:value-type="string">
            <text:p><text:a xlink:href="https://www.kaggle.com/gibi13/pneumonia-covid19-image-dataset" xlink:type="simple">https://www.kaggle.com/gibi13/pneumonia-covid19-image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Detection</text:p>
          </table:table-cell>
          <table:table-cell/>
          <table:table-cell table:style-name="ce9" office:value-type="string" calcext:value-type="string">
            <text:p><text:a xlink:href="https://www.kaggle.com/manishkc06/covid19-detection" xlink:type="simple">https://www.kaggle.com/manishkc06/covid19-detec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Chest CT image Augmentation GAN Datase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est X-ray BSP</text:p>
          </table:table-cell>
          <table:table-cell/>
          <table:table-cell table:style-name="ce10" office:value-type="string" calcext:value-type="string">
            <text:p><text:a xlink:href="https://www.kaggle.com/tahsin/chest-xray-bsp" xlink:type="simple">https://www.kaggle.com/tahsin/chest-xray-bsp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eee8023-covid-chestxray-dataset</text:p>
          </table:table-cell>
          <table:table-cell/>
          <table:table-cell table:style-name="ce10" office:value-type="string" calcext:value-type="string">
            <text:p><text:a xlink:href="https://www.kaggle.com/alfarih31/ieee8023covidchestxraydataset" xlink:type="simple">https://www.kaggle.com/alfarih31/ieee8023covidchestxray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, SARS, MERS X-ray Images Dataset</text:p>
          </table:table-cell>
          <table:table-cell/>
          <table:table-cell table:style-name="ce9" office:value-type="string" calcext:value-type="string">
            <text:p><text:a xlink:href="https://www.kaggle.com/dataset/057e1b6dc41d9691e59dded4445fa8cc2f0b4b5cbcb49aef9583d95233799d5a" xlink:type="simple">https://www.kaggle.com/dataset/057e1b6dc41d9691e59dded4445fa8cc2f0b4b5cbcb49aef9583d95233799d5a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-xray</text:p>
          </table:table-cell>
          <table:table-cell/>
          <table:table-cell table:style-name="ce9" office:value-type="string" calcext:value-type="string">
            <text:p><text:a xlink:href="https://www.kaggle.com/anaselmasry/covid19xray/code" xlink:type="simple">https://www.kaggle.com/anaselmasry/covid19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-rays</text:p>
          </table:table-cell>
          <table:table-cell/>
          <table:table-cell table:style-name="ce9" office:value-type="string" calcext:value-type="string">
            <text:p><text:a xlink:href="https://www.kaggle.com/pranjallk1995/covid-xrays" xlink:type="simple">https://www.kaggle.com/pranjallk1995/covid-xray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 Images5</text:p>
          </table:table-cell>
          <table:table-cell/>
          <table:table-cell table:style-name="ce10" office:value-type="string" calcext:value-type="string">
            <text:p><text:a xlink:href="https://www.kaggle.com/uddiptadas/covid19-xray-images5" xlink:type="simple">https://www.kaggle.com/uddiptadas/covid19-xray-images5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 chest xray</text:p>
          </table:table-cell>
          <table:table-cell/>
          <table:table-cell table:style-name="ce10" office:value-type="string" calcext:value-type="string">
            <text:p><text:a xlink:href="https://www.kaggle.com/aaryapatel/covid19-chest-xray" xlink:type="simple">https://www.kaggle.com/aaryapatel/covid19-chest-x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 collection</text:p>
          </table:table-cell>
          <table:table-cell/>
          <table:table-cell table:style-name="ce9" office:value-type="string" calcext:value-type="string">
            <text:p><text:a xlink:href="https://www.kaggle.com/crained/covid19-image-data-collection" xlink:type="simple">https://www.kaggle.com/crained/covid19-image-data-collection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HCC Chest X-Ray</text:p>
          </table:table-cell>
          <table:table-cell/>
          <table:table-cell table:style-name="ce10" office:value-type="string" calcext:value-type="string">
            <text:p><text:a xlink:href="https://www.kaggle.com/neilturley/nihcc-chest-xray" xlink:type="simple">https://www.kaggle.com/neilturley/nihcc-chest-xray</text:a></text:p>
          </table:table-cell>
          <table:table-cell/>
          <table:table-cell table:style-name="ce5" office:value-type="string" calcext:value-type="string">
            <text:p>nih_subset</text:p>
          </table:table-cell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atients Lungs X Ray Images 10000</text:p>
          </table:table-cell>
          <table:table-cell/>
          <table:table-cell table:style-name="ce10" office:value-type="string" calcext:value-type="string">
            <text:p><text:a xlink:href="https://www.kaggle.com/nabeelsajid917/covid-19-x-ray-10000-images" xlink:type="simple">https://www.kaggle.com/nabeelsajid917/covid-19-x-ray-10000-images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X-ray Dataset</text:p>
          </table:table-cell>
          <table:table-cell/>
          <table:table-cell table:style-name="ce10" office:value-type="string" calcext:value-type="string">
            <text:p><text:a xlink:href="https://www.kaggle.com/awsaf49/covid19-xray-dataset" xlink:type="simple">https://www.kaggle.com/awsaf49/covid19-xray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H Chest X-rays</text:p>
          </table:table-cell>
          <table:table-cell/>
          <table:table-cell table:style-name="ce9" office:value-type="string" calcext:value-type="string">
            <text:p><text:a xlink:href="https://www.kaggle.com/nih-chest-xrays/data" xlink:type="simple">https://www.kaggle.com/nih-chest-xrays</text:a></text:p>
          </table:table-cell>
          <table:table-cell/>
          <table:table-cell table:style-name="ce5" office:value-type="string" calcext:value-type="string">
            <text:p>nih</text:p>
          </table:table-cell>
          <table:table-cell table:style-name="ce5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 collection</text:p>
          </table:table-cell>
          <table:table-cell/>
          <table:table-cell table:style-name="ce10" office:value-type="string" calcext:value-type="string">
            <text:p><text:a xlink:href="https://www.kaggle.com/akorenvais/covid19-image-data-collection" xlink:type="simple">https://www.kaggle.com/akorenvais/covid19-image-data-collection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LAI3 Hackathon Phase3 COVID-19 CXR Challenge</text:p>
          </table:table-cell>
          <table:table-cell/>
          <table:table-cell table:style-name="ce9" office:value-type="string" calcext:value-type="string">
            <text:p><text:a xlink:href="https://www.kaggle.com/jonathanchan/dlai3-hackathon-phase3-covid19-cxr-challenge/version/1" xlink:type="simple">https://www.kaggle.com/jonathanchan/dlai3-hackathon-phase3-covid19-cxr-challenge/version/1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QaTa-COV19 Dataset</text:p>
          </table:table-cell>
          <table:table-cell/>
          <table:table-cell table:style-name="ce10" office:value-type="string" calcext:value-type="string">
            <text:p><text:a xlink:href="https://www.kaggle.com/aysendegerli/qatacov19-dataset" xlink:type="simple">https://www.kaggle.com/aysendegerli/qatacov19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_Pneumonia_Normal_Chest_Xray_PA_Dataset</text:p>
          </table:table-cell>
          <table:table-cell/>
          <table:table-cell table:style-name="ce10" office:value-type="string" calcext:value-type="string">
            <text:p><text:a xlink:href="https://www.kaggle.com/amanullahasraf/covid19-pneumonia-normal-chest-xray-pa-dataset" xlink:type="simple">https://www.kaggle.com/amanullahasraf/covid19-pneumonia-normal-chest-xray-pa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GAN_fake_covid19_chest_xrays</text:p>
          </table:table-cell>
          <table:table-cell/>
          <table:table-cell table:style-name="ce9" office:value-type="string" calcext:value-type="string">
            <text:p><text:a xlink:href="https://www.kaggle.com/ghcann/covid19gan-fake-covid19-chest-xrays" xlink:type="simple">https://www.kaggle.com/ghcann/covid19gan-fake-covid19-chest-xrays</text:a></text:p>
          </table:table-cell>
          <table:table-cell table:number-columns-repeated="2"/>
          <table:table-cell table:style-name="ce5" office:value-type="string" calcext:value-type="string">
            <text:p>synthet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neumonia (virus) vs COVID-19</text:p>
          </table:table-cell>
          <table:table-cell/>
          <table:table-cell table:style-name="ce9" office:value-type="string" calcext:value-type="string">
            <text:p><text:a xlink:href="https://www.kaggle.com/muhammadmasdar/pneumonia-virus-vs-covid19" xlink:type="simple">https://www.kaggle.com/muhammadmasdar/pneumonia-virus-vs-covid19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ositive chest X-rays</text:p>
          </table:table-cell>
          <table:table-cell/>
          <table:table-cell table:style-name="ce10" office:value-type="string" calcext:value-type="string">
            <text:p><text:a xlink:href="https://www.kaggle.com/meetoza/covid19-positive-chest-xrays" xlink:type="simple">https://www.kaggle.com/meetoza/covid19-positive-chest-xray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gest COVID-19 Dataset</text:p>
          </table:table-cell>
          <table:table-cell/>
          <table:table-cell table:style-name="ce10" office:value-type="string" calcext:value-type="string">
            <text:p><text:a xlink:href="https://www.kaggle.com/endiqq/largest-covid19-dataset" xlink:type="simple">https://www.kaggle.com/endiqq/largest-covid19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set</text:p>
          </table:table-cell>
          <table:table-cell/>
          <table:table-cell table:style-name="ce10" office:value-type="string" calcext:value-type="string">
            <text:p><text:a xlink:href="https://www.kaggle.com/pranavraikokte/covid19-image-dataset" xlink:type="simple">https://www.kaggle.com/pranavraikokte/covid19-image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st Xray Images PNEUMONIA and Covid-19</text:p>
          </table:table-cell>
          <table:table-cell/>
          <table:table-cell table:style-name="ce9" office:value-type="string" calcext:value-type="string">
            <text:p><text:a xlink:href="https://www.kaggle.com/masumrefat/chest-xray-images-pneumonia-and-covid19" xlink:type="simple">https://www.kaggle.com/masumrefat/chest-xray-images-pneumonia-and-covid19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chestxray dataset share your data and algo</text:p>
          </table:table-cell>
          <table:table-cell/>
          <table:table-cell table:style-name="ce10" office:value-type="string" calcext:value-type="string">
            <text:p><text:a xlink:href="https://www.kaggle.com/robertonavoni/covid-chestxray-dataset-share-your-data-and-algo" xlink:type="simple">https://www.kaggle.com/robertonavoni/covid-chestxray-dataset-share-your-data-and-algo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atient X-ray image dataset</text:p>
          </table:table-cell>
          <table:table-cell/>
          <table:table-cell table:style-name="ce9" office:value-type="string" calcext:value-type="string">
            <text:p><text:a xlink:href="https://www.kaggle.com/wahib04/covid19-patient-xray-image-dataset" xlink:type="simple">https://www.kaggle.com/wahib04/covid19-patient-xray-image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Prediction using X-Rays Dataset</text:p>
          </table:table-cell>
          <table:table-cell/>
          <table:table-cell table:style-name="ce9" office:value-type="string" calcext:value-type="string">
            <text:p><text:a xlink:href="https://www.kaggle.com/sethupavan12/covid19-prediction-using-xrays-dataset" xlink:type="simple">https://www.kaggle.com/sethupavan12/covid19-prediction-using-xrays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19 CUSTOMIZED X-RAY DATASET</text:p>
          </table:table-cell>
          <table:table-cell/>
          <table:table-cell table:style-name="ce9" office:value-type="string" calcext:value-type="string">
            <text:p><text:a xlink:href="https://www.kaggle.com/mushaxyz/covid19-customized-xray-dataset" xlink:type="simple">https://www.kaggle.com/mushaxyz/covid19-customized-xray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Ti Dataset</text:p>
          </table:table-cell>
          <table:table-cell/>
          <table:table-cell table:style-name="ce10" office:value-type="string" calcext:value-type="string">
            <text:p><text:a xlink:href="https://www.kaggle.com/endiqq/largest-covid19-dataset" xlink:type="simple">https://www.kaggle.com/endiqq/largest-covid19-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Densenet121-CNN_Mdel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eee-image-dataset</text:p>
          </table:table-cell>
          <table:table-cell/>
          <table:table-cell table:style-name="ce10" office:value-type="string" calcext:value-type="string">
            <text:p><text:a xlink:href="https://www.kaggle.com/creatorpiyush/ieeeimagedataset" xlink:type="simple">https://www.kaggle.com/creatorpiyush/ieeeimagedatase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ona chest x-ray prediction</text:p>
          </table:table-cell>
          <table:table-cell/>
          <table:table-cell table:style-name="ce9" office:value-type="string" calcext:value-type="string">
            <text:p><text:a xlink:href="https://www.kaggle.com/rahulmakwana/corona-chest-xray-prediction/tasks" xlink:type="simple">https://www.kaggle.com/rahulmakwana/corona-chest-xray-prediction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 X-Ray Dataset</text:p>
          </table:table-cell>
          <table:table-cell/>
          <table:table-cell table:style-name="ce10" office:value-type="string" calcext:value-type="string">
            <text:p><text:a xlink:href="https://www.kaggle.com/sanyamss99/covid-xray-dataset" xlink:type="simple">https://www.kaggle.com/sanyamss99/covid-xray-dataset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image dataset collection (volumes folder)</text:p>
          </table:table-cell>
          <table:table-cell/>
          <table:table-cell table:style-name="ce10" office:value-type="string" calcext:value-type="string">
            <text:p><text:a xlink:href="https://www.kaggle.com/mathurinache/covid19-image-dataset-collection-volumes-folder" xlink:type="simple">https://www.kaggle.com/mathurinache/covid19-image-dataset-collection-volumes-folder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x C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est Xray Images</text:p>
          </table:table-cell>
          <table:table-cell/>
          <table:table-cell table:style-name="ce10" office:value-type="string" calcext:value-type="string">
            <text:p><text:a xlink:href="https://www.kaggle.com/jamiedowat/chest-xray-images-guangzhou-women-and-childrens" xlink:type="simple">https://www.kaggle.com/jamiedowat/chest-xray-images-guangzhou-women-and-childrens</text:a></text:p>
          </table:table-cell>
          <table:table-cell table:style-name="ce5"/>
          <table:table-cell/>
          <table:table-cell table:style-name="ce6" office:value-type="string" calcext:value-type="string">
            <text:p>nocovi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-COVID-19B</text:p>
          </table:table-cell>
          <table:table-cell/>
          <table:table-cell table:style-name="ce10" office:value-type="string" calcext:value-type="string">
            <text:p><text:a xlink:href="https://www.kaggle.com/saitallavarjula/scovid19b" xlink:type="simple">https://www.kaggle.com/saitallavarjula/scovid19b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 Medical Face Mask Detection Dataset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vid-chestXray</text:p>
          </table:table-cell>
          <table:table-cell/>
          <table:table-cell table:style-name="ce9" office:value-type="string" calcext:value-type="string">
            <text:p><text:a xlink:href="https://www.kaggle.com/dapy15/covidchestxray" xlink:type="simple">https://www.kaggle.com/dapy15/covidchestxray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x_v3</text:p>
          </table:table-cell>
          <table:table-cell/>
          <table:table-cell table:style-name="ce10" office:value-type="string" calcext:value-type="string">
            <text:p><text:a xlink:href="https://www.kaggle.com/manan2m/covidx-v3" xlink:type="simple">https://www.kaggle.com/manan2m/covidx-v3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ARDS-SARS-Streptococcus &amp; Others</text:p>
          </table:table-cell>
          <table:table-cell/>
          <table:table-cell table:style-name="ce10" office:value-type="string" calcext:value-type="string">
            <text:p><text:a xlink:href="https://www.kaggle.com/vivek7gopu/covidardssarsstreptococcus-others" xlink:type="simple">https://www.kaggle.com/vivek7gopu/covidardssarsstreptococcus-others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ject MONAI 2020 Bootcamp Challenge Dataset</text:p>
          </table:table-cell>
          <table:table-cell/>
          <table:table-cell table:style-name="ce10" office:value-type="string" calcext:value-type="string">
            <text:p><text:a xlink:href="https://www.kaggle.com/ericspod/project-monai-2020-bootcamp-challenge-dataset" xlink:type="simple">https://www.kaggle.com/ericspod/project-monai-2020-bootcamp-challenge-datasett</text:a></text:p>
          </table:table-cell>
          <table:table-cell table:number-columns-repeated="2"/>
          <table:table-cell table:style-name="ce5" office:value-type="string" calcext:value-type="string">
            <text:p>rem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vid-19_test_data_x_ray</text:p>
          </table:table-cell>
          <table:table-cell/>
          <table:table-cell table:style-name="ce10" office:value-type="string" calcext:value-type="string">
            <text:p><text:a xlink:href="https://www.kaggle.com/adit11/covid19-test-data-x-ray" xlink:type="simple">https://www.kaggle.com/adit11/covid19-test-data-x-ray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xray_covid19</text:p>
          </table:table-cell>
          <table:table-cell/>
          <table:table-cell table:style-name="ce10" office:value-type="string" calcext:value-type="string">
            <text:p><text:a xlink:href="https://www.kaggle.com/alexkort/xray-covid19" xlink:type="simple">https://www.kaggle.com/alexkort/xray-covid19</text:a></text:p>
          </table:table-cell>
          <table:table-cell table:number-columns-repeated="2"/>
          <table:table-cell table:style-name="ce5" office:value-type="string" calcext:value-type="string">
            <text:p>no_inf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ository of Coronavirus Genomes</text:p>
          </table:table-cell>
          <table:table-cell/>
          <table:table-cell table:style-name="ce12"/>
          <table:table-cell table:style-name="ce5" office:value-type="string" calcext:value-type="string">
            <text:p>no_chestxraydata</text:p>
          </table:table-cell>
          <table:table-cell table:number-columns-repeated="1020"/>
        </table:table-row>
        <table:table-row table:style-name="ro1" table:number-rows-repeated="799">
          <table:table-cell table:style-name="ce2"/>
          <table:table-cell/>
          <table:table-cell table:style-name="ce12"/>
          <table:table-cell table:number-columns-repeated="1021"/>
        </table:table-row>
        <table:table-row table:style-name="ro1" table:number-rows-repeated="15">
          <table:table-cell table:style-name="ce4"/>
          <table:table-cell/>
          <table:table-cell table:style-name="ce12"/>
          <table:table-cell table:number-columns-repeated="1021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oogleDataset.C66:GoogleDataset.C66">
            <calcext:condition calcext:apply-style-name="ConditionalStyle_1" calcext:value="formula-is(OR(LEN([.D66]); LEN([.F66])))" calcext:base-cell-address="GoogleDataset.C66"/>
          </calcext:conditional-format>
          <calcext:conditional-format calcext:target-range-address="GoogleDataset.C2:GoogleDataset.C65 GoogleDataset.C67:GoogleDataset.C1014">
            <calcext:condition calcext:apply-style-name="ConditionalStyle_1" calcext:value="formula-is(OR(LEN([.D2]); LEN([.F2])))" calcext:base-cell-address="GoogleDataset.C2"/>
          </calcext:conditional-format>
          <calcext:conditional-format calcext:target-range-address="GoogleDataset.A2:GoogleDataset.A999">
            <calcext:condition calcext:apply-style-name="ConditionalStyle_2" calcext:value="formula-is(LEN([.D2]))" calcext:base-cell-address="GoogleDataset.A2"/>
          </calcext:conditional-format>
          <calcext:conditional-format calcext:target-range-address="GoogleDataset.A2:GoogleDataset.A999">
            <calcext:condition calcext:apply-style-name="ConditionalStyle_3" calcext:value="formula-is(LEN([.F2]))" calcext:base-cell-address="GoogleDataset.A2"/>
          </calcext:conditional-format>
        </calcext:conditional-formats>
      </table:table>
      <table:table table:name="PaperIdentifiedDatasets" table:style-name="ta2"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102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eligibility</text:p>
          </table:table-cell>
          <table:table-cell table:style-name="ce16" office:value-type="string" calcext:value-type="string">
            <text:p>paper_name</text:p>
          </table:table-cell>
          <table:table-cell table:style-name="ce16" office:value-type="string" calcext:value-type="string">
            <text:p>origin</text:p>
          </table:table-cell>
          <table:table-cell table:style-name="ce30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cohen</text:p>
          </table:table-cell>
          <table:table-cell table:style-name="ce18" office:value-type="string" calcext:value-type="string">
            <text:p>casecollection</text:p>
          </table:table-cell>
          <table:table-cell table:style-name="ce5" office:value-type="string" calcext:value-type="string">
            <text:p>Cohen/IEEE8023</text:p>
          </table:table-cell>
          <table:table-cell table:style-name="ce20" office:value-type="string" calcext:value-type="string">
            <text:p><text:a xlink:href="https://github.com/ieee8023/covid-chestxray-dataset" xlink:type="simple">https://github.com/ieee8023/covid-chest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ooney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Guangzhou pediatric</text:p>
          </table:table-cell>
          <table:table-cell table:style-name="ce20" office:value-type="string" calcext:value-type="string">
            <text:p><text:a xlink:href="https://www.kaggle.com/paultimothymooney/chest-xray-pneumonia" xlink:type="simple">https://www.kaggle.com/paultimothymooney/chest-xray-pneumon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ih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NIH-ChestXray</text:p>
          </table:table-cell>
          <table:table-cell table:style-name="ce20" office:value-type="string" calcext:value-type="string">
            <text:p><text:a xlink:href="https://nihcc.app.box.com/v/ChestXray-NIHCC" xlink:type="simple">https://nihcc.app.box.com/v/ChestXray-NIHCC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sna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RSNA PNA Challenge</text:p>
          </table:table-cell>
          <table:table-cell table:style-name="ce20" office:value-type="string" calcext:value-type="string">
            <text:p><text:a xlink:href="https://www.kaggle.com/c/rsna-pneumonia-detection-challenge" xlink:type="simple">https://www.kaggle.com/c/rsna-pneumonia-detection-challeng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radiodb</text:p>
          </table:table-cell>
          <table:table-cell table:style-name="ce18" office:value-type="string" calcext:value-type="string">
            <text:p>remix</text:p>
          </table:table-cell>
          <table:table-cell table:style-name="ce5" office:value-type="string" calcext:value-type="string">
            <text:p>kaggle/tawsifurrahman</text:p>
          </table:table-cell>
          <table:table-cell table:style-name="ce20" office:value-type="string" calcext:value-type="string">
            <text:p><text:a xlink:href="https://www.kaggle.com/tawsifurrahman/covid19-radiography-database" xlink:type="simple">https://www.kaggle.com/tawsifurrahman/covid19-radiography-database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irm</text:p>
          </table:table-cell>
          <table:table-cell table:style-name="ce18" office:value-type="string" calcext:value-type="string">
            <text:p>casecollection</text:p>
          </table:table-cell>
          <table:table-cell table:style-name="ce20" office:value-type="string" calcext:value-type="string">
            <text:p><text:a xlink:href="http://sirm.org/" xlink:type="simple">sirm.org</text:a></text:p>
          </table:table-cell>
          <table:table-cell table:style-name="ce20" office:value-type="string" calcext:value-type="string">
            <text:p><text:a xlink:href="https://www.sirm.org/en/category/articles/covid-19-database/" xlink:type="simple">https://www.sirm.org/en/category/articles/covid-19-database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adiopedia</text:p>
          </table:table-cell>
          <table:table-cell table:style-name="ce18" office:value-type="string" calcext:value-type="string">
            <text:p>casecollection</text:p>
          </table:table-cell>
          <table:table-cell table:style-name="ce20" office:value-type="string" calcext:value-type="string">
            <text:p><text:a xlink:href="http://radiopaedia.org/" xlink:type="simple">radiopaedia.org</text:a></text:p>
          </table:table-cell>
          <table:table-cell table:style-name="ce20" office:value-type="string" calcext:value-type="string">
            <text:p><text:a xlink:href="https://radiopaedia.org/articles/covid-19-4?lang=us" xlink:type="simple">https://radiopaedia.org/articles/covid-19-4?lang=u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vidx</text:p>
          </table:table-cell>
          <table:table-cell table:style-name="ce18" office:value-type="string" calcext:value-type="string">
            <text:p>remix</text:p>
          </table:table-cell>
          <table:table-cell table:style-name="ce5" office:value-type="string" calcext:value-type="string">
            <text:p>COVIDx</text:p>
          </table:table-cell>
          <table:table-cell table:style-name="ce20" office:value-type="string" calcext:value-type="string">
            <text:p><text:a xlink:href="https://github.com/lindawangg/COVID-Net" xlink:type="simple">https://github.com/lindawangg/COVID-N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gchung_figure1</text:p>
          </table:table-cell>
          <table:table-cell table:style-name="ce18" office:value-type="string" calcext:value-type="string">
            <text:p>casecollection</text:p>
          </table:table-cell>
          <table:table-cell table:style-name="ce5" office:value-type="string" calcext:value-type="string">
            <text:p>agchung/Figure1</text:p>
          </table:table-cell>
          <table:table-cell table:style-name="ce20" office:value-type="string" calcext:value-type="string">
            <text:p><text:a xlink:href="https://github.com/agchung/Figure1-COVID-chestxray-dataset" xlink:type="simple">https://github.com/agchung/Figure1-COVID-chestxray-dataset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ctualmed</text:p>
          </table:table-cell>
          <table:table-cell table:style-name="ce19"/>
          <table:table-cell table:style-name="ce17" office:value-type="string" calcext:value-type="string">
            <text:p>ACTUALMED</text:p>
          </table:table-cell>
          <table:table-cell table:style-name="ce22" office:value-type="string" calcext:value-type="string">
            <text:p><text:a xlink:href="https://github.com/agchung/Actualmed-COVID-chestxray-dataset" xlink:type="simple">https://github.com/agchung/Actualmed-COVID-chestxray-dataset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chexpert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ChexPert</text:p>
          </table:table-cell>
          <table:table-cell table:style-name="ce20" office:value-type="string" calcext:value-type="string">
            <text:p><text:a xlink:href="https://stanfordmlgroup.github.io/competitions/chexpert/" xlink:type="simple">https://stanfordmlgroup.github.io/competitions/chexper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bachrr</text:p>
          </table:table-cell>
          <table:table-cell table:style-name="ce18" office:value-type="string" calcext:value-type="string">
            <text:p>remix</text:p>
          </table:table-cell>
          <table:table-cell table:style-name="ce5" office:value-type="string" calcext:value-type="string">
            <text:p>kaggle/bachrr</text:p>
          </table:table-cell>
          <table:table-cell table:style-name="ce20" office:value-type="string" calcext:value-type="string">
            <text:p><text:a xlink:href="https://www.kaggle.com/bachrr/covid-chest-xray" xlink:type="simple">https://www.kaggle.com/bachrr/covid-chest-xray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ontgomery</text:p>
          </table:table-cell>
          <table:table-cell table:style-name="ce18" office:value-type="string" calcext:value-type="string">
            <text:p>nocovid</text:p>
          </table:table-cell>
          <table:table-cell table:style-name="ce5" office:value-type="string" calcext:value-type="string">
            <text:p>Montgomery</text:p>
          </table:table-cell>
          <table:table-cell table:style-name="ce20" office:value-type="string" calcext:value-type="string">
            <text:p><text:a xlink:href="https://lhncbc.nlm.nih.gov/publication/pub9931" xlink:type="simple">https://lhncbc.nlm.nih.gov/publication/pub9931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witter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0" office:value-type="string" calcext:value-type="string">
            <text:p><text:a xlink:href="https://twitter.com/chestimaging/status/1243928581983670272" xlink:type="simple">https://twitter.com/chestimaging/status/1243928581983670272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sna_web</text:p>
          </table:table-cell>
          <table:table-cell table:style-name="ce18" office:value-type="string" calcext:value-type="string">
            <text:p>casecollection</text:p>
          </table:table-cell>
          <table:table-cell table:style-name="ce20" office:value-type="string" calcext:value-type="string">
            <text:p><text:a xlink:href="http://rsna.org/" xlink:type="simple">rsna.org</text:a></text:p>
          </table:table-cell>
          <table:table-cell table:style-name="ce20" office:value-type="string" calcext:value-type="string">
            <text:p><text:a xlink:href="https://cases.rsna.org/coronavirus" xlink:type="simple">https://cases.rsna.org/coronaviru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henzen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lhncbc.nlm.nih.gov/LHC-publications/pubs/TuberculosisChestXrayImageDataSets.html" xlink:type="simple">https://lhncbc.nlm.nih.gov/LHC-publications/pubs/TuberculosisChestXrayImageDataSets.html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andrewmvd</text:p>
          </table:table-cell>
          <table:table-cell table:style-name="ce18" office:value-type="string" calcext:value-type="string">
            <text:p>casecollection</text:p>
          </table:table-cell>
          <table:table-cell table:style-name="ce5" office:value-type="string" calcext:value-type="string">
            <text:p>kaggle/andrewmd</text:p>
          </table:table-cell>
          <table:table-cell table:style-name="ce20" office:value-type="string" calcext:value-type="string">
            <text:p><text:a xlink:href="https://www.kaggle.com/andrewmvd/convid19-x-rays" xlink:type="simple">https://www.kaggle.com/andrewmvd/convid19-x-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ahmedali2019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www.kaggle.com/ahmedali2019/pneumonia-sample-xrays" xlink:type="simple">https://www.kaggle.com/ahmedali2019/pneumonia-sample-x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srt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://db.jsrt.or.jp/eng.php" xlink:type="simple">http://db.jsrt.or.jp/eng.php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coronahack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praveengovi/coronahack-chest-xraydataset" xlink:type="simple">https://www.kaggle.com/praveengovi/coronahack-chest-xray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nabeelsajid917</text:p>
          </table:table-cell>
          <table:table-cell table:style-name="ce18" office:value-type="string" calcext:value-type="string">
            <text:p>noinfo</text:p>
          </table:table-cell>
          <table:table-cell table:style-name="ce5"/>
          <table:table-cell table:style-name="ce20" office:value-type="string" calcext:value-type="string">
            <text:p><text:a xlink:href="https://www.kaggle.com/nabeelsajid917/covid-19-x-ray-10000-images" xlink:type="simple">https://www.kaggle.com/nabeelsajid917/covid-19-x-ray-10000-images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bimcv</text:p>
          </table:table-cell>
          <table:table-cell table:style-name="ce19"/>
          <table:table-cell table:style-name="ce17" office:value-type="string" calcext:value-type="string">
            <text:p>BIMCV-COVID19</text:p>
          </table:table-cell>
          <table:table-cell table:style-name="ce22" office:value-type="string" calcext:value-type="string">
            <text:p><text:a xlink:href="https://bimcv.cipf.es/bimcv-projects/bimcv-covid19/" xlink:type="simple">https://bimcv.cipf.es/bimcv-projects/bimcv-covid19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mendeley_augmented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2fxz4px6d8" xlink:type="simple">https://data.mendeley.com/datasets/2fxz4px6d8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ithub_muhammedtalo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github.com/muhammedtalo/COVID-19" xlink:type="simple">https://github.com/muhammedtalo/COVID-19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imic-cxr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physionet.org/content/mimic-cxr-jpg/2.0.0/" xlink:type="simple">https://physionet.org/content/mimic-cxr-jpg/2.0.0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adchest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bimcv.cipf.es/bimcv-projects/padchest/" xlink:type="simple">https://bimcv.cipf.es/bimcv-projects/padches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adiology_assitant_web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0" office:value-type="string" calcext:value-type="string">
            <text:p><text:a xlink:href="https://radiologyassistant.nl/chest/covid-19/ct-findings-in-patients" xlink:type="simple">https://radiologyassistant.nl/chest/covid-19/ct-findings-in-patients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tcia_rural</text:p>
          </table:table-cell>
          <table:table-cell table:style-name="ce19"/>
          <table:table-cell table:style-name="ce17" office:value-type="string" calcext:value-type="string">
            <text:p>COVID-19-AR</text:p>
          </table:table-cell>
          <table:table-cell table:style-name="ce22" office:value-type="string" calcext:value-type="string">
            <text:p><text:a xlink:href="https://wiki.cancerimagingarchive.net/pages/viewpage.action?pageId=70226443" xlink:type="simple">https://wiki.cancerimagingarchive.net/pages/viewpage.action?pageId=70226443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kaagle_khoongweihao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khoongweihao/covid19-xray-dataset-train-test-sets" xlink:type="simple">https://www.kaggle.com/khoongweihao/covid19-xray-dataset-train-test-set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rgentinia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osf.io/6by7h/?view_only=28264f73003245f897a847d3cd496ab9" xlink:type="simple">https://osf.io/6by7h/?view_only=28264f73003245f897a847d3cd496ab9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urorad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0" office:value-type="string" calcext:value-type="string">
            <text:p><text:a xlink:href="https://www.eurorad.org/advanced-search?search=covid&amp;sort_by=published_at&amp;sort_order=DESC&amp;page=0&amp;filter%5B0%5D=section%3A40" xlink:type="simple">https://www.eurorad.org/advanced-search?search=covid&amp;sort_by=published_at&amp;sort_order=DESC&amp;page=0&amp;filter%5B0%5D=section%3A40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mader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www.kaggle.com/kmader/pulmonary-chest-xray-abnormalities" xlink:type="simple">https://www.kaggle.com/kmader/pulmonary-chest-xray-abnormalitie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darshan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darshan1504/covid19-detection-xray-dataset" xlink:type="simple">https://www.kaggle.com/darshan1504/covid19-detection-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amanullahasraf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amanullahasraf/covid19-pneumonia-normal-chest-xray-pa-dataset" xlink:type="simple">https://www.kaggle.com/amanullahasraf/covid19-pneumonia-normal-chest-xray-pa-dataset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ovidgr</text:p>
          </table:table-cell>
          <table:table-cell table:style-name="ce19"/>
          <table:table-cell table:style-name="ce17" office:value-type="string" calcext:value-type="string">
            <text:p>COVIDGR</text:p>
          </table:table-cell>
          <table:table-cell table:style-name="ce22" office:value-type="string" calcext:value-type="string">
            <text:p><text:a xlink:href="https://dasci.es/transferencia/open-data/covidgr-2/" xlink:type="simple">https://dasci.es/transferencia/open-data/covidgr-2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openi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openi.nlm.nih.gov/faq" xlink:type="simple">https://openi.nlm.nih.gov/faq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digitalpathology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0" office:value-type="string" calcext:value-type="string">
            <text:p><text:a xlink:href="https://www.kaggle.com/c/digitalpathology/data" xlink:type="simple">https://www.kaggle.com/c/digitalpathology/dat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eley_combined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3pxjb8knp7/3" xlink:type="simple">https://data.mendeley.com/datasets/3pxjb8knp7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ithub_cxnet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github.com/armiro/COVID-CXNet/tree/master/chest_xray_images/covid19" xlink:type="simple">https://github.com/armiro/COVID-CXNet/tree/master/chest_xray_images/covid19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mlhannover</text:p>
          </table:table-cell>
          <table:table-cell table:style-name="ce19"/>
          <table:table-cell table:style-name="ce17" office:value-type="string" calcext:value-type="string">
            <text:p>ML HANNOVER</text:p>
          </table:table-cell>
          <table:table-cell table:style-name="ce22" office:value-type="string" calcext:value-type="string">
            <text:p><text:a xlink:href="https://github.com/ml-workgroup/covid-19-image-repository" xlink:type="simple">https://github.com/ml-workgroup/covid-19-image-repository</text:a></text:p>
          </table:table-cell>
          <table:table-cell table:style-name="ce19" table:number-columns-repeated="24"/>
          <table:table-cell table:number-columns-repeated="996"/>
        </table:table-row>
        <table:table-row table:style-name="ro3">
          <table:table-cell table:style-name="ce17" office:value-type="string" calcext:value-type="string">
            <text:p>ricord</text:p>
          </table:table-cell>
          <table:table-cell table:style-name="ce19"/>
          <table:table-cell table:style-name="ce17" office:value-type="string" calcext:value-type="string">
            <text:p>RICORD</text:p>
          </table:table-cell>
          <table:table-cell table:style-name="ce22" office:value-type="string" calcext:value-type="string">
            <text:p><text:a xlink:href="https://wiki.cancerimagingarchive.net/pages/viewpage.action?pageId=70230281" xlink:type="simple">https://wiki.cancerimagingarchive.net/pages/viewpage.action?pageId=70230281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figshare_bejing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figshare.com/articles/dataset/The_Hybrid_Dataset_of_CXR_images_CT_images_and_clinical_indicators_used_in_our_article_Fast_automated_detection_of_COVID-19_from_medical_images_using_convolutional_neural_networks/13235009/1" xlink:type="simple">https://figshare.com/articles/dataset/The_Hybrid_Dataset_of_CXR_images_CT_images_and_clinical_indicators_used_in_our_article_Fast_automated_detection_of_COVID-19_from_medical_images_using_convolutional_neural_networks/13235009/1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darshan1504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darshan1504/covid19-detection-xray-dataset" xlink:type="simple">https://www.kaggle.com/darshan1504/covid19-detection-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masumrefat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masumrefat/chest-xray-images-pneumonia-and-covid19" xlink:type="simple">https://www.kaggle.com/masumrefat/chest-xray-images-pneumonia-and-covid19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rupeshs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rupeshs/covid19-chest-x-rays" xlink:type="simple">https://www.kaggle.com/rupeshs/covid19-chest-x-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7labs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github.com/v7labs/covid-19-xray-dataset" xlink:type="simple">https://github.com/v7labs/covid-19-xray-datase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prashant268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www.kaggle.com/prashant268/chest-xray-covid19-pneumonia" xlink:type="simple">https://www.kaggle.com/prashant268/chest-xray-covid19-pneumoni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ithub_smfai200</text:p>
          </table:table-cell>
          <table:table-cell table:style-name="ce18" office:value-type="string" calcext:value-type="string">
            <text:p>noinfo</text:p>
          </table:table-cell>
          <table:table-cell table:style-name="ce5"/>
          <table:table-cell table:style-name="ce20" office:value-type="string" calcext:value-type="string">
            <text:p><text:a xlink:href="https://github.com/smfai200/Detecting-COVID-19-in-X-ray-images" xlink:type="simple">https://github.com/smfai200/Detecting-COVID-19-in-X-ray-image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eley_moma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fvk7h5dg2p/3" xlink:type="simple">https://data.mendeley.com/datasets/fvk7h5dg2p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endeley_extensive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0" office:value-type="string" calcext:value-type="string">
            <text:p><text:a xlink:href="https://data.mendeley.com/datasets/8h65ywd2jr/" xlink:type="simple">https://data.mendeley.com/datasets/8h65ywd2jr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brixia</text:p>
          </table:table-cell>
          <table:table-cell table:style-name="ce19"/>
          <table:table-cell table:style-name="ce17" office:value-type="string" calcext:value-type="string">
            <text:p>BRIXIA</text:p>
          </table:table-cell>
          <table:table-cell table:style-name="ce22" office:value-type="string" calcext:value-type="string">
            <text:p><text:a xlink:href="https://brixia.github.io/" xlink:type="simple">https://brixia.github.io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github_ncbi-nlp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3" office:value-type="string" calcext:value-type="string">
            <text:p><text:a xlink:href="https://github.com/ncbi-nlp/COVID-19-CT-CXR/releases/" xlink:type="simple">https://github.com/ncbi-nlp/COVID-19-CT-CXR/releases/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hmhospitales</text:p>
          </table:table-cell>
          <table:table-cell table:style-name="ce19"/>
          <table:table-cell table:style-name="ce17" office:value-type="string" calcext:value-type="string">
            <text:p>HM HOSPITALES</text:p>
          </table:table-cell>
          <table:table-cell table:style-name="ce24" office:value-type="string" calcext:value-type="string">
            <text:p><text:a xlink:href="https://www.hmhospitales.com/coronavirus/covid-data-save-lives/english-version" xlink:type="simple">https://www.hmhospitales.com/coronavirus/covid-data-save-lives/english-version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tbporta</text:p>
          </table:table-cell>
          <table:table-cell table:style-name="ce18" office:value-type="string" calcext:value-type="string">
            <text:p>nocovid</text:p>
          </table:table-cell>
          <table:table-cell table:style-name="ce5"/>
          <table:table-cell table:style-name="ce25" office:value-type="string" calcext:value-type="string">
            <text:p><text:a xlink:href="https://tbportals.niaid.nih.gov/download-data" xlink:type="simple">https://tbportals.niaid.nih.gov/download-data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kaggle_tarandeep97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6" office:value-type="string" calcext:value-type="string">
            <text:p><text:a xlink:href="https://www.kaggle.com/tarandeep97/covid19-normal-posteroanteriorpa-xrays" xlink:type="simple">https://www.kaggle.com/tarandeep97/covid19-normal-posteroanteriorpa-xray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iimpneumo</text:p>
          </table:table-cell>
          <table:table-cell table:style-name="ce18" office:value-type="string" calcext:value-type="string">
            <text:p>nocovid</text:p>
          </table:table-cell>
          <table:table-cell table:style-name="ce6"/>
          <table:table-cell table:style-name="ce27" office:value-type="string" calcext:value-type="string">
            <text:p><text:a xlink:href="https://www.kaggle.com/c/siim-acr-pneumothorax-segmentation" xlink:type="simple">https://www.kaggle.com/c/siim-acr-pneumothorax-segmentation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cia_segmentation</text:p>
          </table:table-cell>
          <table:table-cell table:style-name="ce18" office:value-type="string" calcext:value-type="string">
            <text:p>reannotation</text:p>
          </table:table-cell>
          <table:table-cell table:style-name="ce21" office:value-type="string" calcext:value-type="string">
            <text:p>AR-OPACITY</text:p>
          </table:table-cell>
          <table:table-cell table:style-name="ce27" office:value-type="string" calcext:value-type="string">
            <text:p><text:a xlink:href="https://github.com/haimingt/opacity_segmentation_covid_chest_X_ray" xlink:type="simple">https://github.com/haimingt/opacity_segmentation_covid_chest_X_ray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vebase4all</text:p>
          </table:table-cell>
          <table:table-cell table:style-name="ce18" office:value-type="string" calcext:value-type="string">
            <text:p>reannotation</text:p>
          </table:table-cell>
          <table:table-cell table:style-name="ce5" office:value-type="string" calcext:value-type="string">
            <text:p>CARING</text:p>
          </table:table-cell>
          <table:table-cell table:style-name="ce25" office:value-type="string" calcext:value-type="string">
            <text:p><text:a xlink:href="https://osf.io/b35xu/" xlink:type="simple">https://osf.io/b35xu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sti</text:p>
          </table:table-cell>
          <table:table-cell table:style-name="ce18" office:value-type="string" calcext:value-type="string">
            <text:p>casecollection</text:p>
          </table:table-cell>
          <table:table-cell table:style-name="ce5"/>
          <table:table-cell table:style-name="ce25" office:value-type="string" calcext:value-type="string">
            <text:p><text:a xlink:href="https://bsticovid19.cimar.co.uk/worklist/?embedded=" xlink:type="simple">https://bsticovid19.cimar.co.uk/worklist/?embedded=</text:a>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github_covid-da</text:p>
          </table:table-cell>
          <table:table-cell table:style-name="ce18" office:value-type="string" calcext:value-type="string">
            <text:p>remix</text:p>
          </table:table-cell>
          <table:table-cell table:style-name="ce18"/>
          <table:table-cell table:style-name="ce28" office:value-type="string" calcext:value-type="string">
            <text:p><text:a xlink:href="https://github.com/qiuzhen8484/COVID-DA" xlink:type="simple">https://github.com/qiuzhen8484/COVID-DA</text:a>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github_zy-zry</text:p>
          </table:table-cell>
          <table:table-cell table:style-name="ce18" office:value-type="string" calcext:value-type="string">
            <text:p>remix</text:p>
          </table:table-cell>
          <table:table-cell table:style-name="ce18"/>
          <table:table-cell table:style-name="ce28" office:value-type="string" calcext:value-type="string">
            <text:p><text:a xlink:href="https://github.com/ZY-ZRY/COVID19-CXR" xlink:type="simple">https://github.com/ZY-ZRY/COVID19-CXR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qatacov19</text:p>
          </table:table-cell>
          <table:table-cell table:style-name="ce5" office:value-type="string" calcext:value-type="string">
            <text:p>remix_reannotation</text:p>
          </table:table-cell>
          <table:table-cell table:style-name="ce5"/>
          <table:table-cell table:style-name="ce26" office:value-type="string" calcext:value-type="string">
            <text:p><text:a xlink:href="https://www.kaggle.com/aysendegerli/qatacov19-dataset" xlink:type="simple">https://www.kaggle.com/aysendegerli/qatacov19-dataset</text:a>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aiforcovid</text:p>
          </table:table-cell>
          <table:table-cell table:style-name="ce19"/>
          <table:table-cell table:style-name="ce17" office:value-type="string" calcext:value-type="string">
            <text:p>AIforCOVID</text:p>
          </table:table-cell>
          <table:table-cell table:style-name="ce29" office:value-type="string" calcext:value-type="string">
            <text:p><text:a xlink:href="https://aiforcovid.radiomica.it/" xlink:type="simple">https://aiforcovid.radiomica.it/</text:a></text:p>
          </table:table-cell>
          <table:table-cell table:style-name="ce19" table:number-columns-repeated="24"/>
          <table:table-cell table:number-columns-repeated="996"/>
        </table:table-row>
        <table:table-row table:style-name="ro1">
          <table:table-cell table:style-name="ce5" office:value-type="string" calcext:value-type="string">
            <text:p>kaggle_fusicfenta</text:p>
          </table:table-cell>
          <table:table-cell table:style-name="ce18" office:value-type="string" calcext:value-type="string">
            <text:p>remix</text:p>
          </table:table-cell>
          <table:table-cell table:style-name="ce5"/>
          <table:table-cell table:style-name="ce26" office:value-type="string" calcext:value-type="string">
            <text:p><text:a xlink:href="https://www.kaggle.com/fusicfenta/chest-xray-for-covid19-detection" xlink:type="simple">https://www.kaggle.com/fusicfenta/chest-xray-for-covid19-detection</text:a></text:p>
          </table:table-cell>
          <table:table-cell table:number-columns-repeated="1020"/>
        </table:table-row>
        <table:table-row table:style-name="ro1" table:number-rows-repeated="984">
          <table:table-cell table:style-name="ce5"/>
          <table:table-cell/>
          <table:table-cell table:style-name="ce5" table:number-columns-repeated="2"/>
          <table:table-cell table:number-columns-repeated="1020"/>
        </table:table-row>
        <table:table-row table:style-name="ro2" table:number-rows-repeated="1047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medPaper" table:style-name="ta3"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1">
          <table:table-cell table:style-name="ce16" office:value-type="string" calcext:value-type="string">
            <text:p>doi</text:p>
          </table:table-cell>
          <table:table-cell table:style-name="ce16" office:value-type="string" calcext:value-type="string">
            <text:p>doi_link</text:p>
          </table:table-cell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month_manual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relevant</text:p>
          </table:table-cell>
          <table:table-cell table:style-name="ce16" office:value-type="string" calcext:value-type="string">
            <text:p>extracted datasets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689</text:p>
          </table:table-cell>
          <table:table-cell table:style-name="ce26" office:value-type="string" calcext:value-type="string">
            <text:p><text:a xlink:href="https://doi.org/10.3233/XST-200689" xlink:type="simple">https://doi.org/10.3233/XST-20068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ifferentiating pneumonia with and without COVID-19 using chest CT images: from qualitative to quantitativ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15</text:p>
          </table:table-cell>
          <table:table-cell table:style-name="ce26" office:value-type="string" calcext:value-type="string">
            <text:p><text:a xlink:href="https://doi.org/10.3233/XST-200715" xlink:type="simple">https://doi.org/10.3233/XST-20071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dentification of COVID-19 samples from chest X-Ray images using deep learning: A comparison of transfer learning approach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20</text:p>
          </table:table-cell>
          <table:table-cell table:style-name="ce26" office:value-type="string" calcext:value-type="string">
            <text:p><text:a xlink:href="https://doi.org/10.3233/XST-200720" xlink:type="simple">https://doi.org/10.3233/XST-20072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etection of coronavirus disease from X-ray images using deep learning and transfer learning algorithm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ri.2020.01.016</text:p>
          </table:table-cell>
          <table:table-cell table:style-name="ce26" office:value-type="string" calcext:value-type="string">
            <text:p><text:a xlink:href="https://doi.org/10.1016/j.mri.2020.01.016" xlink:type="simple">https://doi.org/10.1016/j.mri.2020.01.01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Spatial normalization of multiple sclerosis brain MRI data depends on analysis method and software package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40658-019-0269-4</text:p>
          </table:table-cell>
          <table:table-cell table:style-name="ce26" office:value-type="string" calcext:value-type="string">
            <text:p><text:a xlink:href="https://doi.org/10.1186/s40658-019-0269-4" xlink:type="simple">https://doi.org/10.1186/s40658-019-0269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Phantom-based image quality assessment of clinical &lt;sup&gt;18&lt;/sup&gt;F-FDG protocols in digital PET/CT and comparison to conventional PMT-based PET/CT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2.05.936013</text:p>
          </table:table-cell>
          <table:table-cell table:style-name="ce26" office:value-type="string" calcext:value-type="string">
            <text:p><text:a xlink:href="https://doi.org/10.1101/2020.02.05.936013" xlink:type="simple">https://doi.org/10.1101/2020.02.05.9360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Potentially highly potent drugs for 2019-nCoV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-19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0905</text:p>
          </table:table-cell>
          <table:table-cell table:style-name="ce26" office:value-type="string" calcext:value-type="string">
            <text:p><text:a xlink:href="https://doi.org/10.1148/radiol.2020200905" xlink:type="simple">https://doi.org/10.1148/radiol.20202009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Using Artificial Intelligence to Detect COVID-19 and Community-acquired Pneumonia Based on Pulmonary CT: Evaluation of the Diagnostic Accurac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8/kjr.2020.0146</text:p>
          </table:table-cell>
          <table:table-cell table:style-name="ce26" office:value-type="string" calcext:value-type="string">
            <text:p><text:a xlink:href="https://doi.org/10.3348/kjr.2020.0146" xlink:type="simple">https://doi.org/10.3348/kjr.2020.014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alse-Negative Results of Real-Time Reverse-Transcriptase Polymerase Chain Reaction for Severe Acute Respiratory Syndrome Coronavirus 2: Role of Deep-Learning-Based CT Diagnosis and Insights from Two Cas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hy.2020.109761</text:p>
          </table:table-cell>
          <table:table-cell table:style-name="ce26" office:value-type="string" calcext:value-type="string">
            <text:p><text:a xlink:href="https://doi.org/10.1016/j.mehy.2020.109761" xlink:type="simple">https://doi.org/10.1016/j.mehy.2020.10976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OVIDiagnosis-Net: Deep Bayes-SqueezeNet based diagnosis of the coronavirus disease 2019 (COVID-19) from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865-4</text:p>
          </table:table-cell>
          <table:table-cell table:style-name="ce26" office:value-type="string" calcext:value-type="string">
            <text:p><text:a xlink:href="https://doi.org/10.1007/s13246-020-00865-4" xlink:type="simple">https://doi.org/10.1007/s13246-020-00865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ovid-19: automatic detection from X-ray images utilizing transfer learning with convolutional neural networks.</text:p>
          </table:table-cell>
          <table:table-cell table:style-name="ce5"/>
          <table:table-cell table:style-name="ce5" office:value-type="string" calcext:value-type="string">
            <text:p>cohen, mooney, kaggle_andrewmv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096-020-03901-z</text:p>
          </table:table-cell>
          <table:table-cell table:style-name="ce26" office:value-type="string" calcext:value-type="string">
            <text:p><text:a xlink:href="https://doi.org/10.1007/s10096-020-03901-z" xlink:type="simple">https://doi.org/10.1007/s10096-020-03901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lassification of COVID-19 patients from chest CT images using multi-objective differential evolution-based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1178</text:p>
          </table:table-cell>
          <table:table-cell table:style-name="ce26" office:value-type="string" calcext:value-type="string">
            <text:p><text:a xlink:href="https://doi.org/10.1148/radiol.2020201178" xlink:type="simple">https://doi.org/10.1148/radiol.202020117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Coronavirus Disease 2019 Deep Learning Models: Methodologic Consideration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795</text:p>
          </table:table-cell>
          <table:table-cell table:style-name="ce26" office:value-type="string" calcext:value-type="string">
            <text:p><text:a xlink:href="https://doi.org/10.1016/j.compbiomed.2020.103795" xlink:type="simple">https://doi.org/10.1016/j.compbiomed.2020.10379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Application of deep learning technique to manage COVID-19 in routine clinical practice using CT images: Results of 10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thno.46465</text:p>
          </table:table-cell>
          <table:table-cell table:style-name="ce26" office:value-type="string" calcext:value-type="string">
            <text:p><text:a xlink:href="https://doi.org/10.7150/thno.46465" xlink:type="simple">https://doi.org/10.7150/thno.4646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Multicenter cohort study demonstrates more consolidation in upper lungs on initial CT increases the risk of adverse clinical outcome in COVID-19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792</text:p>
          </table:table-cell>
          <table:table-cell table:style-name="ce26" office:value-type="string" calcext:value-type="string">
            <text:p><text:a xlink:href="https://doi.org/10.1016/j.compbiomed.2020.103792" xlink:type="simple">https://doi.org/10.1016/j.compbiomed.2020.10379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4</text:p>
          </table:table-cell>
          <table:table-cell table:style-name="ce5"/>
          <table:table-cell table:style-name="ce5" office:value-type="string" calcext:value-type="string">
            <text:p>Automated detection of COVID-19 cases using deep neural networks with X-ray image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5.09.20096560</text:p>
          </table:table-cell>
          <table:table-cell table:style-name="ce26" office:value-type="string" calcext:value-type="string">
            <text:p><text:a xlink:href="https://doi.org/10.1101/2020.05.09.20096560" xlink:type="simple">https://doi.org/10.1101/2020.05.09.200965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OVID-Classifier: An automated machine learning model to assist in the diagnosis of COVID-19 infection in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40846-020-00529-4</text:p>
          </table:table-cell>
          <table:table-cell table:style-name="ce26" office:value-type="string" calcext:value-type="string">
            <text:p><text:a xlink:href="https://doi.org/10.1007/s40846-020-00529-4" xlink:type="simple">https://doi.org/10.1007/s40846-020-00529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Extracting Possibly Representative COVID-19 Biomarkers from X-ray Images with Deep Learning Approach and Image Data Related to Pulmonary Diseases.</text:p>
          </table:table-cell>
          <table:table-cell table:style-name="ce5"/>
          <table:table-cell table:style-name="ce5" office:value-type="string" calcext:value-type="string">
            <text:p>cohen, mooney, sirm, radiopedia, rsna_web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805</text:p>
          </table:table-cell>
          <table:table-cell table:style-name="ce26" office:value-type="string" calcext:value-type="string">
            <text:p><text:a xlink:href="https://doi.org/10.1016/j.compbiomed.2020.103805" xlink:type="simple">https://doi.org/10.1016/j.compbiomed.2020.1038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OVID-19 detection using deep learning models to exploit Social Mimic Optimization and structured chest X-ray images using fuzzy color and stacking approaches.</text:p>
          </table:table-cell>
          <table:table-cell table:style-name="ce5"/>
          <table:table-cell table:style-name="ce5" office:value-type="string" calcext:value-type="string">
            <text:p>cohen, kaggle_radiodb, kaggle_ahmedali2019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4459</text:p>
          </table:table-cell>
          <table:table-cell table:style-name="ce26" office:value-type="string" calcext:value-type="string">
            <text:p><text:a xlink:href="https://doi.org/10.1109/TMI.2020.2994459" xlink:type="simple">https://doi.org/10.1109/TMI.2020.29944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for Classification and Localization of COVID-19 Markers in Point-of-Care Lung Ultrasound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892/etm.2020.8797</text:p>
          </table:table-cell>
          <table:table-cell table:style-name="ce26" office:value-type="string" calcext:value-type="string">
            <text:p><text:a xlink:href="https://doi.org/10.3892/etm.2020.8797" xlink:type="simple">https://doi.org/10.3892/etm.2020.879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Interpretable artificial intelligence framework for COVID-19 screening on chest X-rays.</text:p>
          </table:table-cell>
          <table:table-cell table:style-name="ce5"/>
          <table:table-cell table:style-name="ce5" office:value-type="string" calcext:value-type="string">
            <text:p>cohen, rsna_web, mooney, private_quimbim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ell.2020.04.045</text:p>
          </table:table-cell>
          <table:table-cell table:style-name="ce26" office:value-type="string" calcext:value-type="string">
            <text:p><text:a xlink:href="https://doi.org/10.1016/j.cell.2020.04.045" xlink:type="simple">https://doi.org/10.1016/j.cell.2020.04.0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linically Applicable AI System for Accurate Diagnosis, Quantitative Measurements, and Prognosis of COVID-19 Pneumonia Using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0/07391102.2020.1767212</text:p>
          </table:table-cell>
          <table:table-cell table:style-name="ce26" office:value-type="string" calcext:value-type="string">
            <text:p><text:a xlink:href="https://doi.org/10.1080/07391102.2020.1767212" xlink:type="simple">https://doi.org/10.1080/07391102.2020.17672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Using X-ray images and deep learning for automated detection of coronavirus disease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360</text:p>
          </table:table-cell>
          <table:table-cell table:style-name="ce26" office:value-type="string" calcext:value-type="string">
            <text:p><text:a xlink:href="https://doi.org/10.1016/j.imu.2020.100360" xlink:type="simple">https://doi.org/10.1016/j.imu.2020.1003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A modified deep convolutional neural network for detecting COVID-19 and pneumonia from chest X-ray images based on the concatenation of Xception and ResNet50V2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64-020-04609-7</text:p>
          </table:table-cell>
          <table:table-cell table:style-name="ce26" office:value-type="string" calcext:value-type="string">
            <text:p><text:a xlink:href="https://doi.org/10.1007/s00264-020-04609-7" xlink:type="simple">https://doi.org/10.1007/s00264-020-04609-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COVID-19 detection bias: accuracy through artificial intelligence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jacr.2020.05.004</text:p>
          </table:table-cell>
          <table:table-cell table:style-name="ce26" office:value-type="string" calcext:value-type="string">
            <text:p><text:a xlink:href="https://doi.org/10.1016/j.jacr.2020.05.004" xlink:type="simple">https://doi.org/10.1016/j.jacr.2020.05.00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Impact of the Coronavirus Disease 2019 (COVID-19) Pandemic on Imaging Case Volume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3291</text:p>
          </table:table-cell>
          <table:table-cell table:style-name="ce26" office:value-type="string" calcext:value-type="string">
            <text:p><text:a xlink:href="https://doi.org/10.1109/TMI.2020.2993291" xlink:type="simple">https://doi.org/10.1109/TMI.2020.299329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COVID-19 Features on CXR Using Limited Training Data Sets.</text:p>
          </table:table-cell>
          <table:table-cell table:style-name="ce5"/>
          <table:table-cell table:style-name="ce5" office:value-type="string" calcext:value-type="string">
            <text:p>cohen, jsrt, montgomery, kaggle_coronahack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0.109041</text:p>
          </table:table-cell>
          <table:table-cell table:style-name="ce26" office:value-type="string" calcext:value-type="string">
            <text:p><text:a xlink:href="https://doi.org/10.1016/j.ejrad.2020.109041" xlink:type="simple">https://doi.org/10.1016/j.ejrad.2020.10904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-based multi-view fusion model for screening 2019 novel coronavirus pneumonia: A multicentre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2546</text:p>
          </table:table-cell>
          <table:table-cell table:style-name="ce26" office:value-type="string" calcext:value-type="string">
            <text:p><text:a xlink:href="https://doi.org/10.1109/TMI.2020.2992546" xlink:type="simple">https://doi.org/10.1109/TMI.2020.299254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iagnosis of Coronavirus Disease 2019 (COVID-19) With Structured Latent Multi-View Representation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emolab.2020.104054</text:p>
          </table:table-cell>
          <table:table-cell table:style-name="ce26" office:value-type="string" calcext:value-type="string">
            <text:p><text:a xlink:href="https://doi.org/10.1016/j.chemolab.2020.104054" xlink:type="simple">https://doi.org/10.1016/j.chemolab.2020.10405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An automated Residual Exemplar Local Binary Pattern and iterative ReliefF based COVID-19 detection method using chest X-ray image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12</text:p>
          </table:table-cell>
          <table:table-cell table:style-name="ce26" office:value-type="string" calcext:value-type="string">
            <text:p><text:a xlink:href="https://doi.org/10.1097/RTI.0000000000000512" xlink:type="simple">https://doi.org/10.1097/RTI.00000000000005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Deep Learning Localization of Pneumonia: 2019 Coronavirus (COVID-19) Outbreak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0.105532</text:p>
          </table:table-cell>
          <table:table-cell table:style-name="ce26" office:value-type="string" calcext:value-type="string">
            <text:p><text:a xlink:href="https://doi.org/10.1016/j.cmpb.2020.105532" xlink:type="simple">https://doi.org/10.1016/j.cmpb.2020.10553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COVID-19 identification in chest X-ray images on flat and hierarchical classification scenarios.</text:p>
          </table:table-cell>
          <table:table-cell table:style-name="ce5"/>
          <table:table-cell table:style-name="ce5" office:value-type="string" calcext:value-type="string">
            <text:p>cohen, radiopedia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cm9051514</text:p>
          </table:table-cell>
          <table:table-cell table:style-name="ce26" office:value-type="string" calcext:value-type="string">
            <text:p><text:a xlink:href="https://doi.org/10.3390/jcm9051514" xlink:type="simple">https://doi.org/10.3390/jcm90515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Intensive Care Risk Estimation in COVID-19 Pneumonia Based on Clinical and Imaging Parameters: Experiences from the Munich Cohor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5.04.20090803</text:p>
          </table:table-cell>
          <table:table-cell table:style-name="ce26" office:value-type="string" calcext:value-type="string">
            <text:p><text:a xlink:href="https://doi.org/10.1101/2020.05.04.20090803" xlink:type="simple">https://doi.org/10.1101/2020.05.04.2009080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Training deep learning algorithms with weakly labeled pneumonia chest X-ray data for COVID-19 detection.</text:p>
          </table:table-cell>
          <table:table-cell table:style-name="ce5"/>
          <table:table-cell table:style-name="ce5" office:value-type="string" calcext:value-type="string">
            <text:p>mooney, rsna, nih, chexpert, twitter, 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09944</text:p>
          </table:table-cell>
          <table:table-cell table:style-name="ce26" office:value-type="string" calcext:value-type="string">
            <text:p><text:a xlink:href="https://doi.org/10.1016/j.chaos.2020.109944" xlink:type="simple">https://doi.org/10.1016/j.chaos.2020.1099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Application of deep learning for fast detection of COVID-19 in X-Rays using nCOVnet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0060358</text:p>
          </table:table-cell>
          <table:table-cell table:style-name="ce26" office:value-type="string" calcext:value-type="string">
            <text:p><text:a xlink:href="https://doi.org/10.3390/diagnostics10060358" xlink:type="simple">https://doi.org/10.3390/diagnostics1006035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5</text:p>
          </table:table-cell>
          <table:table-cell table:style-name="ce5"/>
          <table:table-cell table:style-name="ce5" office:value-type="string" calcext:value-type="string">
            <text:p>Weakly Labeled Data Augmentation for Deep Learning: A Study on COVID-19 Detection in Chest X-Rays.</text:p>
          </table:table-cell>
          <table:table-cell table:style-name="ce5"/>
          <table:table-cell table:style-name="ce5" office:value-type="string" calcext:value-type="string">
            <text:p>cohen, rsna, chexpert, twitter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SHTI200481</text:p>
          </table:table-cell>
          <table:table-cell table:style-name="ce26" office:value-type="string" calcext:value-type="string">
            <text:p><text:a xlink:href="https://doi.org/10.3233/SHTI200481" xlink:type="simple">https://doi.org/10.3233/SHTI2004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Setting up an Easy-to-Use Machine Learning Pipeline for Medical Decision Support: A Case Study for COVID-19 Diagnosis Based on Deep Learning with CT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0.105581</text:p>
          </table:table-cell>
          <table:table-cell table:style-name="ce26" office:value-type="string" calcext:value-type="string">
            <text:p><text:a xlink:href="https://doi.org/10.1016/j.cmpb.2020.105581" xlink:type="simple">https://doi.org/10.1016/j.cmpb.2020.1055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roNet: A deep neural network for detection and diagnosis of COVID-19 from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ng.2020.04.010</text:p>
          </table:table-cell>
          <table:table-cell table:style-name="ce26" office:value-type="string" calcext:value-type="string">
            <text:p><text:a xlink:href="https://doi.org/10.1016/j.eng.2020.04.010" xlink:type="simple">https://doi.org/10.1016/j.eng.2020.04.0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A Deep Learning System to Screen Novel Coronavirus Disease 2019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19569</text:p>
          </table:table-cell>
          <table:table-cell table:style-name="ce26" office:value-type="string" calcext:value-type="string">
            <text:p><text:a xlink:href="https://doi.org/10.2196/19569" xlink:type="simple">https://doi.org/10.2196/195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VID-19 Pneumonia Diagnosis Using a Simple 2D Deep Learning Framework With a Single Chest CT Image: Model Development and Valid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jacr.2020.06.011</text:p>
          </table:table-cell>
          <table:table-cell table:style-name="ce26" office:value-type="string" calcext:value-type="string">
            <text:p><text:a xlink:href="https://doi.org/10.1016/j.jacr.2020.06.011" xlink:type="simple">https://doi.org/10.1016/j.jacr.2020.06.01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ronavirus Disease 2019 (COVID-19) Pandemic Shifts Inpatient Imaging Utilization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0.105608</text:p>
          </table:table-cell>
          <table:table-cell table:style-name="ce26" office:value-type="string" calcext:value-type="string">
            <text:p><text:a xlink:href="https://doi.org/10.1016/j.cmpb.2020.105608" xlink:type="simple">https://doi.org/10.1016/j.cmpb.2020.1056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Explainable Deep Learning for Pulmonary Disease and Coronavirus COVID-19 Detection from X-rays.</text:p>
          </table:table-cell>
          <table:table-cell table:style-name="ce5"/>
          <table:table-cell table:style-name="ce5" office:value-type="string" calcext:value-type="string">
            <text:p>cohen, nih, github_muhammedtalo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UFFC.2020.3005512</text:p>
          </table:table-cell>
          <table:table-cell table:style-name="ce26" office:value-type="string" calcext:value-type="string">
            <text:p><text:a xlink:href="https://doi.org/10.1109/TUFFC.2020.3005512" xlink:type="simple">https://doi.org/10.1109/TUFFC.2020.30055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Automatic Pleural Line Extraction and COVID-19 Scoring From Lung Ultrasound Data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ijms.46684</text:p>
          </table:table-cell>
          <table:table-cell table:style-name="ce26" office:value-type="string" calcext:value-type="string">
            <text:p><text:a xlink:href="https://doi.org/10.7150/ijms.46684" xlink:type="simple">https://doi.org/10.7150/ijms.4668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Efficient GAN-based Chest Radiographs (CXR) augmentation to diagnose coronavirus disease pneumonia.</text:p>
          </table:table-cell>
          <table:table-cell table:style-name="ce5"/>
          <table:table-cell table:style-name="ce5" office:value-type="string" calcext:value-type="string">
            <text:p>nih, covidx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1/jama.2020.8737</text:p>
          </table:table-cell>
          <table:table-cell table:style-name="ce26" office:value-type="string" calcext:value-type="string">
            <text:p><text:a xlink:href="https://doi.org/10.1001/jama.2020.8737" xlink:type="simple">https://doi.org/10.1001/jama.2020.873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Artificial Intelligence: Promise, Pitfalls, and Perspective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35187</text:p>
          </table:table-cell>
          <table:table-cell table:style-name="ce26" office:value-type="string" calcext:value-type="string">
            <text:p><text:a xlink:href="https://doi.org/10.1371/journal.pone.0235187" xlink:type="simple">https://doi.org/10.1371/journal.pone.023518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New machine learning method for image-based diagnosis of COVID-19.</text:p>
          </table:table-cell>
          <table:table-cell table:style-name="ce5"/>
          <table:table-cell table:style-name="ce5" office:value-type="string" calcext:value-type="string">
            <text:p>cohen, mooney, rsna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dpdt.2020.101880</text:p>
          </table:table-cell>
          <table:table-cell table:style-name="ce26" office:value-type="string" calcext:value-type="string">
            <text:p><text:a xlink:href="https://doi.org/10.1016/j.pdpdt.2020.101880" xlink:type="simple">https://doi.org/10.1016/j.pdpdt.2020.10188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Optical techniques, computed tomography and deep learning role in the diagnosis of COVID-19 pandemic towards increasing the survival rate of vulnerable populatio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59-020-04929-1</text:p>
          </table:table-cell>
          <table:table-cell table:style-name="ce26" office:value-type="string" calcext:value-type="string">
            <text:p><text:a xlink:href="https://doi.org/10.1007/s00259-020-04929-1" xlink:type="simple">https://doi.org/10.1007/s00259-020-04929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End-to-end automatic differentiation of the coronavirus disease 2019 (COVID-19) from viral pneumonia based on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869</text:p>
          </table:table-cell>
          <table:table-cell table:style-name="ce26" office:value-type="string" calcext:value-type="string">
            <text:p><text:a xlink:href="https://doi.org/10.1016/j.compbiomed.2020.103869" xlink:type="simple">https://doi.org/10.1016/j.compbiomed.2020.1038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vXNet: A multi-dilation convolutional neural network for automatic COVID-19 and other pneumonia detection from chest X-ray images with transferable multi-receptive feature optimization.</text:p>
          </table:table-cell>
          <table:table-cell table:style-name="ce5"/>
          <table:table-cell table:style-name="ce5" office:value-type="string" calcext:value-type="string">
            <text:p>private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6976-6</text:p>
          </table:table-cell>
          <table:table-cell table:style-name="ce26" office:value-type="string" calcext:value-type="string">
            <text:p><text:a xlink:href="https://doi.org/10.1007/s00330-020-06976-6" xlink:type="simple">https://doi.org/10.1007/s00330-020-06976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Dynamic evolution of COVID-19 on chest computed tomography: experience from Jiangsu Province of Chin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access.2020.3003810</text:p>
          </table:table-cell>
          <table:table-cell table:style-name="ce26" office:value-type="string" calcext:value-type="string">
            <text:p><text:a xlink:href="https://doi.org/10.1109/access.2020.3003810" xlink:type="simple">https://doi.org/10.1109/access.2020.30038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Iteratively Pruned Deep Learning Ensembles for COVID-19 Detection in Chest X-rays.</text:p>
          </table:table-cell>
          <table:table-cell table:style-name="ce5"/>
          <table:table-cell table:style-name="ce5" office:value-type="string" calcext:value-type="string">
            <text:p>cohen, mooney, rsna, twitter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883/yoken.JJID.2020.264</text:p>
          </table:table-cell>
          <table:table-cell table:style-name="ce26" office:value-type="string" calcext:value-type="string">
            <text:p><text:a xlink:href="https://doi.org/10.7883/yoken.JJID.2020.264" xlink:type="simple">https://doi.org/10.7883/yoken.JJID.2020.26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hest CT Evaluation of 11 Persistent Asymptomatic Patients with SARS-CoV-2 Infec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888-x</text:p>
          </table:table-cell>
          <table:table-cell table:style-name="ce26" office:value-type="string" calcext:value-type="string">
            <text:p><text:a xlink:href="https://doi.org/10.1007/s13246-020-00888-x" xlink:type="simple">https://doi.org/10.1007/s13246-020-00888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Truncated inception net: COVID-19 outbreak screening using chest X-rays.</text:p>
          </table:table-cell>
          <table:table-cell table:style-name="ce5"/>
          <table:table-cell table:style-name="ce5" office:value-type="string" calcext:value-type="string">
            <text:p>cohen, mooney, montgomery, shenz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atpr.2020.06.245</text:p>
          </table:table-cell>
          <table:table-cell table:style-name="ce26" office:value-type="string" calcext:value-type="string">
            <text:p><text:a xlink:href="https://doi.org/10.1016/j.matpr.2020.06.245" xlink:type="simple">https://doi.org/10.1016/j.matpr.2020.06.2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Review on machine and deep learning models for the detection and prediction of Coronaviru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-19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neunet.2020.07.010</text:p>
          </table:table-cell>
          <table:table-cell table:style-name="ce26" office:value-type="string" calcext:value-type="string">
            <text:p><text:a xlink:href="https://doi.org/10.1016/j.neunet.2020.07.010" xlink:type="simple">https://doi.org/10.1016/j.neunet.2020.07.0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Towards explainable deep neural networks (xDNN)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ijms.48432</text:p>
          </table:table-cell>
          <table:table-cell table:style-name="ce26" office:value-type="string" calcext:value-type="string">
            <text:p><text:a xlink:href="https://doi.org/10.7150/ijms.48432" xlink:type="simple">https://doi.org/10.7150/ijms.4843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Quantitative and Radiomics approach to monitoring ARDS in COVID-19 patients based on chest CT: a retrospective cohort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794</text:p>
          </table:table-cell>
          <table:table-cell table:style-name="ce26" office:value-type="string" calcext:value-type="string">
            <text:p><text:a xlink:href="https://doi.org/10.1016/j.media.2020.101794" xlink:type="simple">https://doi.org/10.1016/j.media.2020.10179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ep-COVID: Predicting COVID-19 from chest X-ray images using deep transfer learning.</text:p>
          </table:table-cell>
          <table:table-cell table:style-name="ce5"/>
          <table:table-cell table:style-name="ce5" office:value-type="string" calcext:value-type="string">
            <text:p>cohen, chexper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12383</text:p>
          </table:table-cell>
          <table:table-cell table:style-name="ce26" office:value-type="string" calcext:value-type="string">
            <text:p><text:a xlink:href="https://doi.org/10.1109/JBHI.2020.3012383" xlink:type="simple">https://doi.org/10.1109/JBHI.2020.301238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Introducing the GEV Activation Function for Highly Unbalanced Data to Develop COVID-19 Diagnostic Models.</text:p>
          </table:table-cell>
          <table:table-cell table:style-name="ce5"/>
          <table:table-cell table:style-name="ce5" office:value-type="string" calcext:value-type="string">
            <text:p>mooney, cohen, nih, sirm, shenz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044-9</text:p>
          </table:table-cell>
          <table:table-cell table:style-name="ce26" office:value-type="string" calcext:value-type="string">
            <text:p><text:a xlink:href="https://doi.org/10.1007/s00330-020-07044-9" xlink:type="simple">https://doi.org/10.1007/s00330-020-07044-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deep learning approach to characterize 2019 coronavirus disease (COVID-19) pneumonia in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391</text:p>
          </table:table-cell>
          <table:table-cell table:style-name="ce26" office:value-type="string" calcext:value-type="string">
            <text:p><text:a xlink:href="https://doi.org/10.1016/j.imu.2020.100391" xlink:type="simple">https://doi.org/10.1016/j.imu.2020.10039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Hybrid deep learning for detecting lung diseases from X-ray images.</text:p>
          </table:table-cell>
          <table:table-cell table:style-name="ce5"/>
          <table:table-cell table:style-name="ce5" office:value-type="string" calcext:value-type="string">
            <text:p>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82</text:p>
          </table:table-cell>
          <table:table-cell table:style-name="ce26" office:value-type="string" calcext:value-type="string">
            <text:p><text:a xlink:href="https://doi.org/10.1016/j.chaos.2020.110182" xlink:type="simple">https://doi.org/10.1016/j.chaos.2020.11018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ata science and the role of Artificial Intelligence in achieving the fast diagnosis of Covid-19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32</text:p>
          </table:table-cell>
          <table:table-cell table:style-name="ce26" office:value-type="string" calcext:value-type="string">
            <text:p><text:a xlink:href="https://doi.org/10.1097/RTI.0000000000000532" xlink:type="simple">https://doi.org/10.1097/RTI.000000000000053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Generalizability of Deep Learning Tuberculosis Classifier to COVID-19 Chest Radiographs: New Tricks for an Old Algorithm?</text:p>
          </table:table-cell>
          <table:table-cell table:style-name="ce5"/>
          <table:table-cell table:style-name="ce5" office:value-type="string" calcext:value-type="string">
            <text:p>radiopedia, rsna_web, sirm, private_tb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36621</text:p>
          </table:table-cell>
          <table:table-cell table:style-name="ce26" office:value-type="string" calcext:value-type="string">
            <text:p><text:a xlink:href="https://doi.org/10.1371/journal.pone.0236621" xlink:type="simple">https://doi.org/10.1371/journal.pone.023662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ep transfer learning artificial intelligence accurately stages COVID-19 lung disease severity on portable chest radiograph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rbm.2020.07.001</text:p>
          </table:table-cell>
          <table:table-cell table:style-name="ce26" office:value-type="string" calcext:value-type="string">
            <text:p><text:a xlink:href="https://doi.org/10.1016/j.irbm.2020.07.001" xlink:type="simple">https://doi.org/10.1016/j.irbm.2020.07.00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utomated Deep Transfer Learning-Based Approach for Detection of COVID-19 Infection in Chest X-ray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042-x</text:p>
          </table:table-cell>
          <table:table-cell table:style-name="ce26" office:value-type="string" calcext:value-type="string">
            <text:p><text:a xlink:href="https://doi.org/10.1007/s00330-020-07042-x" xlink:type="simple">https://doi.org/10.1007/s00330-020-07042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From community-acquired pneumonia to COVID-19: a deep learning-based method for quantitative analysis of COVID-19 on thick-section CT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8/kjr.2020.0536</text:p>
          </table:table-cell>
          <table:table-cell table:style-name="ce26" office:value-type="string" calcext:value-type="string">
            <text:p><text:a xlink:href="https://doi.org/10.3348/kjr.2020.0536" xlink:type="simple">https://doi.org/10.3348/kjr.2020.053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Implementation of a Deep Learning-Based Computer-Aided Detection System for the Interpretation of Chest Radiographs in Patients Suspected for COVID-19.</text:p>
          </table:table-cell>
          <table:table-cell table:style-name="ce5"/>
          <table:table-cell table:style-name="ce5" office:value-type="string" calcext:value-type="string">
            <text:p>private_seoul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580</text:p>
          </table:table-cell>
          <table:table-cell table:style-name="ce26" office:value-type="string" calcext:value-type="string">
            <text:p><text:a xlink:href="https://doi.org/10.1016/j.asoc.2020.106580" xlink:type="simple">https://doi.org/10.1016/j.asoc.2020.10658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Novel Medical Diagnosis model for COVID-19 infection detection based on Deep Features and Bayesian Optimization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140-020-01821-1</text:p>
          </table:table-cell>
          <table:table-cell table:style-name="ce26" office:value-type="string" calcext:value-type="string">
            <text:p><text:a xlink:href="https://doi.org/10.1007/s10140-020-01821-1" xlink:type="simple">https://doi.org/10.1007/s10140-020-01821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Chest CT for triage during COVID-19 on the emergency department: myth or truth?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739-020-02423-y</text:p>
          </table:table-cell>
          <table:table-cell table:style-name="ce26" office:value-type="string" calcext:value-type="string">
            <text:p><text:a xlink:href="https://doi.org/10.1007/s11739-020-02423-y" xlink:type="simple">https://doi.org/10.1007/s11739-020-02423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 COVID-19 patient with seven consecutive false-negative rRT-PCR results from sputum specimen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59-020-04953-1</text:p>
          </table:table-cell>
          <table:table-cell table:style-name="ce26" office:value-type="string" calcext:value-type="string">
            <text:p><text:a xlink:href="https://doi.org/10.1007/s00259-020-04953-1" xlink:type="simple">https://doi.org/10.1007/s00259-020-04953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utomated detection and quantification of COVID-19 pneumonia: CT imaging analysis by a deep learning-based softwar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356-020-10133-3</text:p>
          </table:table-cell>
          <table:table-cell table:style-name="ce26" office:value-type="string" calcext:value-type="string">
            <text:p><text:a xlink:href="https://doi.org/10.1007/s11356-020-10133-3" xlink:type="simple">https://doi.org/10.1007/s11356-020-10133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rawing insights from COVID-19-infected patients using CT scan images and machine learning techniques: a study on 200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v12070769</text:p>
          </table:table-cell>
          <table:table-cell table:style-name="ce26" office:value-type="string" calcext:value-type="string">
            <text:p><text:a xlink:href="https://doi.org/10.3390/v12070769" xlink:type="simple">https://doi.org/10.3390/v120707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ploying Machine and Deep Learning Models for Efficient Data-Augmented Detection of COVID-19 Infection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70</text:p>
          </table:table-cell>
          <table:table-cell table:style-name="ce26" office:value-type="string" calcext:value-type="string">
            <text:p><text:a xlink:href="https://doi.org/10.1016/j.chaos.2020.110170" xlink:type="simple">https://doi.org/10.1016/j.chaos.2020.11017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iagnosis and detection of infected tissue of COVID-19 patients based on lung x-ray image using convolutional neural network approach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22</text:p>
          </table:table-cell>
          <table:table-cell table:style-name="ce26" office:value-type="string" calcext:value-type="string">
            <text:p><text:a xlink:href="https://doi.org/10.1016/j.chaos.2020.110122" xlink:type="simple">https://doi.org/10.1016/j.chaos.2020.11012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Convolutional capsnet: A novel artificial neural network approach to detect COVID-19 disease from X-ray images using capsule network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2439</text:p>
          </table:table-cell>
          <table:table-cell table:style-name="ce26" office:value-type="string" calcext:value-type="string">
            <text:p><text:a xlink:href="https://doi.org/10.1148/radiol.2020202439" xlink:type="simple">https://doi.org/10.1148/radiol.202020243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Automated Assessment of COVID-19 Reporting and Data System and Chest CT Severity Scores in Patients Suspected of Having COVID-19 Using Artificial Intelligenc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071</text:p>
          </table:table-cell>
          <table:table-cell table:style-name="ce26" office:value-type="string" calcext:value-type="string">
            <text:p><text:a xlink:href="https://doi.org/10.1016/j.chaos.2020.110071" xlink:type="simple">https://doi.org/10.1016/j.chaos.2020.11007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Recognition of COVID-19 disease from X-ray images by hybrid model consisting of 2D curvelet transform, chaotic salp swarm algorithm and deep learning technique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59/cureus.9448</text:p>
          </table:table-cell>
          <table:table-cell table:style-name="ce26" office:value-type="string" calcext:value-type="string">
            <text:p><text:a xlink:href="https://doi.org/10.7759/cureus.9448" xlink:type="simple">https://doi.org/10.7759/cureus.944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Predicting COVID-19 Pneumonia Severity on Chest X-ray With Deep Learning.</text:p>
          </table:table-cell>
          <table:table-cell table:style-name="ce5"/>
          <table:table-cell table:style-name="ce5" office:value-type="string" calcext:value-type="string">
            <text:p>cohen, radiopedia, nih, rsna, chexpert, mimic-cxr, padchest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med.2020.00427</text:p>
          </table:table-cell>
          <table:table-cell table:style-name="ce26" office:value-type="string" calcext:value-type="string">
            <text:p><text:a xlink:href="https://doi.org/10.3389/fmed.2020.00427" xlink:type="simple">https://doi.org/10.3389/fmed.2020.0042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7</text:p>
          </table:table-cell>
          <table:table-cell table:style-name="ce5"/>
          <table:table-cell table:style-name="ce5" office:value-type="string" calcext:value-type="string">
            <text:p>Deep Learning-Based Decision-Tree Classifier for COVID-19 Diagnosis From Chest X-ray Imaging.</text:p>
          </table:table-cell>
          <table:table-cell table:style-name="ce5"/>
          <table:table-cell table:style-name="ce5" office:value-type="string" calcext:value-type="string">
            <text:p>nih, shenzen, cohen, private_esternasia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19505</text:p>
          </table:table-cell>
          <table:table-cell table:style-name="ce26" office:value-type="string" calcext:value-type="string">
            <text:p><text:a xlink:href="https://doi.org/10.1109/JBHI.2020.3019505" xlink:type="simple">https://doi.org/10.1109/JBHI.2020.30195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daptive Feature Selection Guided Deep Forest for COVID-19 Classification With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405</text:p>
          </table:table-cell>
          <table:table-cell table:style-name="ce26" office:value-type="string" calcext:value-type="string">
            <text:p><text:a xlink:href="https://doi.org/10.1016/j.imu.2020.100405" xlink:type="simple">https://doi.org/10.1016/j.imu.2020.1004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 faster R-CNN: A novel framework to Diagnose Novel Coronavirus Disease (COVID-19) in X-Ray images.</text:p>
          </table:table-cell>
          <table:table-cell table:style-name="ce5"/>
          <table:table-cell table:style-name="ce5" office:value-type="string" calcext:value-type="string">
            <text:p>cohen, rsna, 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980</text:p>
          </table:table-cell>
          <table:table-cell table:style-name="ce26" office:value-type="string" calcext:value-type="string">
            <text:p><text:a xlink:href="https://doi.org/10.1016/j.compbiomed.2020.103980" xlink:type="simple">https://doi.org/10.1016/j.compbiomed.2020.10398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Toward automated severe pharyngitis detection with smartphone camera using deep learning network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0479-z</text:p>
          </table:table-cell>
          <table:table-cell table:style-name="ce26" office:value-type="string" calcext:value-type="string">
            <text:p><text:a xlink:href="https://doi.org/10.1038/s41598-020-70479-z" xlink:type="simple">https://doi.org/10.1038/s41598-020-70479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mparing different deep learning architectures for classification of chest radiographs.</text:p>
          </table:table-cell>
          <table:table-cell table:style-name="ce5"/>
          <table:table-cell table:style-name="ce5" office:value-type="string" calcext:value-type="string">
            <text:p>cohen, chexper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412</text:p>
          </table:table-cell>
          <table:table-cell table:style-name="ce26" office:value-type="string" calcext:value-type="string">
            <text:p><text:a xlink:href="https://doi.org/10.1016/j.imu.2020.100412" xlink:type="simple">https://doi.org/10.1016/j.imu.2020.1004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combined deep CNN-LSTM network for the detection of novel coronavirus (COVID-19) using X-ray images.</text:p>
          </table:table-cell>
          <table:table-cell table:style-name="ce5"/>
          <table:table-cell table:style-name="ce5" office:value-type="string" calcext:value-type="string">
            <text:p>cohen, radiopedia, mooney, agchung_figure1, sirm, actualmed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0.107613</text:p>
          </table:table-cell>
          <table:table-cell table:style-name="ce26" office:value-type="string" calcext:value-type="string">
            <text:p><text:a xlink:href="https://doi.org/10.1016/j.patcog.2020.107613" xlink:type="simple">https://doi.org/10.1016/j.patcog.2020.1076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utomatically discriminating and localizing COVID-19 from community-acquired pneumonia on chest X-rays.</text:p>
          </table:table-cell>
          <table:table-cell table:style-name="ce5"/>
          <table:table-cell table:style-name="ce5" office:value-type="string" calcext:value-type="string">
            <text:p>cohen, rsna, private_xiangy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5508</text:p>
          </table:table-cell>
          <table:table-cell table:style-name="ce26" office:value-type="string" calcext:value-type="string">
            <text:p><text:a xlink:href="https://doi.org/10.1109/TMI.2020.2995508" xlink:type="simple">https://doi.org/10.1109/TMI.2020.29955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Dual-Sampling Attention Network for Diagnosis of COVID-19 From Community Acquired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00-020-05275-y</text:p>
          </table:table-cell>
          <table:table-cell table:style-name="ce26" office:value-type="string" calcext:value-type="string">
            <text:p><text:a xlink:href="https://doi.org/10.1007/s00500-020-05275-y" xlink:type="simple">https://doi.org/10.1007/s00500-020-05275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Early diagnosis of COVID-19-affected patients based on X-ray and computed tomography images using deep learning algorithm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469</text:p>
          </table:table-cell>
          <table:table-cell table:style-name="ce26" office:value-type="string" calcext:value-type="string">
            <text:p><text:a xlink:href="https://doi.org/10.1002/ima.22469" xlink:type="simple">https://doi.org/10.1002/ima.224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lassification of Coronavirus (COVID-19) from X-ray and CT images using shrunken featur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213-2600(20)30370-2</text:p>
          </table:table-cell>
          <table:table-cell table:style-name="ce26" office:value-type="string" calcext:value-type="string">
            <text:p><text:a xlink:href="https://doi.org/10.1016/S2213-2600(20)30370-2" xlink:type="simple">https://doi.org/10.1016/S2213-2600(20)30370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Pathophysiology of COVID-19-associated acute respiratory distress syndrome: a multicentre prospective observational study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28855</text:p>
          </table:table-cell>
          <table:table-cell table:style-name="ce26" office:value-type="string" calcext:value-type="string">
            <text:p><text:a xlink:href="https://doi.org/10.1155/2020/8828855" xlink:type="simple">https://doi.org/10.1155/2020/882885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-19 Deep Learning Prediction Model Using Publicly Available Radiologist-Adjudicated Chest X-Ray Images as Training Data: Preliminary Finding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92-020-01727-5</text:p>
          </table:table-cell>
          <table:table-cell table:style-name="ce26" office:value-type="string" calcext:value-type="string">
            <text:p><text:a xlink:href="https://doi.org/10.1007/s00392-020-01727-5" xlink:type="simple">https://doi.org/10.1007/s00392-020-01727-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Echocardiographic characteristics of patients with SARS-CoV-2 infection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linimag.2020.08.014</text:p>
          </table:table-cell>
          <table:table-cell table:style-name="ce26" office:value-type="string" calcext:value-type="string">
            <text:p><text:a xlink:href="https://doi.org/10.1016/j.clinimag.2020.08.014" xlink:type="simple">https://doi.org/10.1016/j.clinimag.2020.08.0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ronavirus Disease 2019 (COVID-19) diagnostic technologies: A country-based retrospective analysis of screening and containment procedures during the first wave of the pandemic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0-00807-x</text:p>
          </table:table-cell>
          <table:table-cell table:style-name="ce26" office:value-type="string" calcext:value-type="string">
            <text:p><text:a xlink:href="https://doi.org/10.1186/s12938-020-00807-x" xlink:type="simple">https://doi.org/10.1186/s12938-020-00807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Rapid identification of COVID-19 severity in CT scans through classification of deep fe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467-020-17971-2</text:p>
          </table:table-cell>
          <table:table-cell table:style-name="ce26" office:value-type="string" calcext:value-type="string">
            <text:p><text:a xlink:href="https://doi.org/10.1038/s41467-020-17971-2" xlink:type="simple">https://doi.org/10.1038/s41467-020-17971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rtificial intelligence for the detection of COVID-19 pneumonia on chest CT using multinational datase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642</text:p>
          </table:table-cell>
          <table:table-cell table:style-name="ce26" office:value-type="string" calcext:value-type="string">
            <text:p><text:a xlink:href="https://doi.org/10.1016/j.asoc.2020.106642" xlink:type="simple">https://doi.org/10.1016/j.asoc.2020.10664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HSMA_WOA: A hybrid novel Slime mould algorithm with whale optimization algorithm for tackling the image segmentation problem of chest X-ray image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18181</text:p>
          </table:table-cell>
          <table:table-cell table:style-name="ce26" office:value-type="string" calcext:value-type="string">
            <text:p><text:a xlink:href="https://doi.org/10.1109/JBHI.2020.3018181" xlink:type="simple">https://doi.org/10.1109/JBHI.2020.30181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Efficient and Effective Training of COVID-19 Classification Networks With Self-Supervised Dual-Track Learning to Rank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43664</text:p>
          </table:table-cell>
          <table:table-cell table:style-name="ce26" office:value-type="string" calcext:value-type="string">
            <text:p><text:a xlink:href="https://doi.org/10.1155/2020/8843664" xlink:type="simple">https://doi.org/10.1155/2020/884366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Identifying COVID19 from Chest CT Images: A Deep Convolutional Neural Networks Based Approach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156-2</text:p>
          </table:table-cell>
          <table:table-cell table:style-name="ce26" office:value-type="string" calcext:value-type="string">
            <text:p><text:a xlink:href="https://doi.org/10.1007/s00330-020-07156-2" xlink:type="simple">https://doi.org/10.1007/s00330-020-07156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utomated quantification of COVID-19 severity and progression using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01810</text:p>
          </table:table-cell>
          <table:table-cell table:style-name="ce26" office:value-type="string" calcext:value-type="string">
            <text:p><text:a xlink:href="https://doi.org/10.1109/TMI.2020.3001810" xlink:type="simple">https://doi.org/10.1109/TMI.2020.30018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Rapid, Accurate and Machine-Agnostic Segmentation and Quantification Method for CT-Based COVID-19 Diagno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6645</text:p>
          </table:table-cell>
          <table:table-cell table:style-name="ce26" office:value-type="string" calcext:value-type="string">
            <text:p><text:a xlink:href="https://doi.org/10.1109/TMI.2020.2996645" xlink:type="simple">https://doi.org/10.1109/TMI.2020.29966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Inf-Net: Automatic COVID-19 Lung Infection Segmentation From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0-00809-9</text:p>
          </table:table-cell>
          <table:table-cell table:style-name="ce26" office:value-type="string" calcext:value-type="string">
            <text:p><text:a xlink:href="https://doi.org/10.1186/s12938-020-00809-9" xlink:type="simple">https://doi.org/10.1186/s12938-020-00809-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Differentiating novel coronavirus pneumonia from general pneumonia based on machin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3/13993003.00775-2020</text:p>
          </table:table-cell>
          <table:table-cell table:style-name="ce26" office:value-type="string" calcext:value-type="string">
            <text:p><text:a xlink:href="https://doi.org/10.1183/13993003.00775-2020" xlink:type="simple">https://doi.org/10.1183/13993003.00775-202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fully automatic deep learning system for COVID-19 diagnostic and prognostic analy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00314</text:p>
          </table:table-cell>
          <table:table-cell table:style-name="ce26" office:value-type="string" calcext:value-type="string">
            <text:p><text:a xlink:href="https://doi.org/10.1109/TMI.2020.3000314" xlink:type="simple">https://doi.org/10.1109/TMI.2020.30003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Noise-Robust Framework for Automatic Segmentation of COVID-19 Pneumonia Lesions From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11/ijlh.13312</text:p>
          </table:table-cell>
          <table:table-cell table:style-name="ce26" office:value-type="string" calcext:value-type="string">
            <text:p><text:a xlink:href="https://doi.org/10.1111/ijlh.13312" xlink:type="simple">https://doi.org/10.1111/ijlh.133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Interest of the cellular population data analysis as an aid in the early diagnosis of SARS-CoV-2 infection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0.109233</text:p>
          </table:table-cell>
          <table:table-cell table:style-name="ce26" office:value-type="string" calcext:value-type="string">
            <text:p><text:a xlink:href="https://doi.org/10.1016/j.ejrad.2020.109233" xlink:type="simple">https://doi.org/10.1016/j.ejrad.2020.10923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Development and clinical implementation of tailored image analysis tools for COVID-19 in the midst of the pandemic: The synergetic effect of an open, clinically embedded software development platform and machin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6256</text:p>
          </table:table-cell>
          <table:table-cell table:style-name="ce26" office:value-type="string" calcext:value-type="string">
            <text:p><text:a xlink:href="https://doi.org/10.1109/TMI.2020.2996256" xlink:type="simple">https://doi.org/10.1109/TMI.2020.299625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ccurate Screening of COVID-19 Using Attention-Based Deep 3D Multiple Instanc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4908</text:p>
          </table:table-cell>
          <table:table-cell table:style-name="ce26" office:value-type="string" calcext:value-type="string">
            <text:p><text:a xlink:href="https://doi.org/10.1109/TMI.2020.2994908" xlink:type="simple">https://doi.org/10.1109/TMI.2020.29949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Prior-Attention Residual Learning for More Discriminative COVID-19 Screening in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087-y</text:p>
          </table:table-cell>
          <table:table-cell table:style-name="ce26" office:value-type="string" calcext:value-type="string">
            <text:p><text:a xlink:href="https://doi.org/10.1007/s00330-020-07087-y" xlink:type="simple">https://doi.org/10.1007/s00330-020-07087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iag: a clinical CAD system to diagnose COVID-19 pneumonia based on CT findi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co2.14</text:p>
          </table:table-cell>
          <table:table-cell table:style-name="ce26" office:value-type="string" calcext:value-type="string">
            <text:p><text:a xlink:href="https://doi.org/10.1002/mco2.14" xlink:type="simple">https://doi.org/10.1002/mco2.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Radiomics-based model for accurately distinguishing between severe acute respiratory syndrome associated coronavirus 2 (SARS-CoV-2) and influenza A infected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3960</text:p>
          </table:table-cell>
          <table:table-cell table:style-name="ce26" office:value-type="string" calcext:value-type="string">
            <text:p><text:a xlink:href="https://doi.org/10.1016/j.compbiomed.2020.103960" xlink:type="simple">https://doi.org/10.1016/j.compbiomed.2020.1039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COVID-19 pathways for brain and heart injury in comorbidity patients: A role of medical imaging and artificial intelligence-based COVID severity classification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2995965</text:p>
          </table:table-cell>
          <table:table-cell table:style-name="ce26" office:value-type="string" calcext:value-type="string">
            <text:p><text:a xlink:href="https://doi.org/10.1109/TMI.2020.2995965" xlink:type="simple">https://doi.org/10.1109/TMI.2020.299596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Weakly-Supervised Framework for COVID-19 Classification and Lesion Localization From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190</text:p>
          </table:table-cell>
          <table:table-cell table:style-name="ce26" office:value-type="string" calcext:value-type="string">
            <text:p><text:a xlink:href="https://doi.org/10.1016/j.chaos.2020.110190" xlink:type="simple">https://doi.org/10.1016/j.chaos.2020.11019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deep learning and grad-CAM based color visualization approach for fast detection of COVID-19 cases using chest X-ray and CT-Scan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rocbio.2020.08.016</text:p>
          </table:table-cell>
          <table:table-cell table:style-name="ce26" office:value-type="string" calcext:value-type="string">
            <text:p><text:a xlink:href="https://doi.org/10.1016/j.procbio.2020.08.016" xlink:type="simple">https://doi.org/10.1016/j.procbio.2020.08.01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A systematic review on recent trends in transmission, diagnosis, prevention and imaging features of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med.2020.00550</text:p>
          </table:table-cell>
          <table:table-cell table:style-name="ce26" office:value-type="string" calcext:value-type="string">
            <text:p><text:a xlink:href="https://doi.org/10.3389/fmed.2020.00550" xlink:type="simple">https://doi.org/10.3389/fmed.2020.0055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The Performance of Deep Neural Networks in Differentiating Chest X-Rays of COVID-19 Patients From Other Bacterial and Viral Pneumonias.</text:p>
          </table:table-cell>
          <table:table-cell table:style-name="ce5"/>
          <table:table-cell table:style-name="ce5" office:value-type="string" calcext:value-type="string">
            <text:p>kaggle_coronahack, private_vancouver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23246</text:p>
          </table:table-cell>
          <table:table-cell table:style-name="ce26" office:value-type="string" calcext:value-type="string">
            <text:p><text:a xlink:href="https://doi.org/10.1109/JBHI.2020.3023246" xlink:type="simple">https://doi.org/10.1109/JBHI.2020.302324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ntrastive Cross-Site Learning With Redesigned Net for COVID-19 CT Classific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ijerph17186933</text:p>
          </table:table-cell>
          <table:table-cell table:style-name="ce26" office:value-type="string" calcext:value-type="string">
            <text:p><text:a xlink:href="https://doi.org/10.3390/ijerph17186933" xlink:type="simple">https://doi.org/10.3390/ijerph1718693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Unveiling COVID-19 from CHEST X-Ray with Deep Learning: A Hurdles Race with Small Data.</text:p>
          </table:table-cell>
          <table:table-cell table:style-name="ce5"/>
          <table:table-cell table:style-name="ce5" office:value-type="string" calcext:value-type="string">
            <text:p>cohen, kaggle_radiodb, nih, rsna, montgomery, private_cord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be.2020.08.008</text:p>
          </table:table-cell>
          <table:table-cell table:style-name="ce26" office:value-type="string" calcext:value-type="string">
            <text:p><text:a xlink:href="https://doi.org/10.1016/j.bbe.2020.08.008" xlink:type="simple">https://doi.org/10.1016/j.bbe.2020.08.0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A deep learning approach to detect Covid-19 coronavirus with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1294-2</text:p>
          </table:table-cell>
          <table:table-cell table:style-name="ce26" office:value-type="string" calcext:value-type="string">
            <text:p><text:a xlink:href="https://doi.org/10.1038/s41598-020-71294-2" xlink:type="simple">https://doi.org/10.1038/s41598-020-71294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VID-19 image classification using deep features and fractional-order marine predators algorithm.</text:p>
          </table:table-cell>
          <table:table-cell table:style-name="ce5"/>
          <table:table-cell table:style-name="ce5" office:value-type="string" calcext:value-type="string">
            <text:p>mooney, cohen, sirm, 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61-020-02741-x</text:p>
          </table:table-cell>
          <table:table-cell table:style-name="ce26" office:value-type="string" calcext:value-type="string">
            <text:p><text:a xlink:href="https://doi.org/10.1007/s00261-020-02741-x" xlink:type="simple">https://doi.org/10.1007/s00261-020-02741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velopment of a volumetric pancreas segmentation CT dataset for AI applications through trained technologists: a study during the COVID 19 containment phas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755-020-00116-6</text:p>
          </table:table-cell>
          <table:table-cell table:style-name="ce26" office:value-type="string" calcext:value-type="string">
            <text:p><text:a xlink:href="https://doi.org/10.1007/s13755-020-00116-6" xlink:type="simple">https://doi.org/10.1007/s13755-020-00116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The investigation of multiresolution approaches for chest X-ray image based COVID-19 detection.</text:p>
          </table:table-cell>
          <table:table-cell table:style-name="ce5"/>
          <table:table-cell table:style-name="ce5" office:value-type="string" calcext:value-type="string">
            <text:p>mooney, cohen, radiology_assitant_web, 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892/etm.2020.9210</text:p>
          </table:table-cell>
          <table:table-cell table:style-name="ce26" office:value-type="string" calcext:value-type="string">
            <text:p><text:a xlink:href="https://doi.org/10.3892/etm.2020.9210" xlink:type="simple">https://doi.org/10.3892/etm.2020.92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Advancing COVID-19 differentiation with a robust preprocessing and integration of multi-institutional open-repository computer tomography datasets for deep learning analy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0-00393-5</text:p>
          </table:table-cell>
          <table:table-cell table:style-name="ce26" office:value-type="string" calcext:value-type="string">
            <text:p><text:a xlink:href="https://doi.org/10.1007/s12539-020-00393-5" xlink:type="simple">https://doi.org/10.1007/s12539-020-00393-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VID19XrayNet: A Two-Step Transfer Learning Model for the COVID-19 Detecting Problem Based on a Limited Number of Chest X-Ray Images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be.2020.08.005</text:p>
          </table:table-cell>
          <table:table-cell table:style-name="ce26" office:value-type="string" calcext:value-type="string">
            <text:p><text:a xlink:href="https://doi.org/10.1016/j.bbe.2020.08.005" xlink:type="simple">https://doi.org/10.1016/j.bbe.2020.08.0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mputer-aided detection of COVID-19 from X-ray images using multi-CNN and Bayesnet classifier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swa.2020.114054</text:p>
          </table:table-cell>
          <table:table-cell table:style-name="ce26" office:value-type="string" calcext:value-type="string">
            <text:p><text:a xlink:href="https://doi.org/10.1016/j.eswa.2020.114054" xlink:type="simple">https://doi.org/10.1016/j.eswa.2020.11405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ep learning approaches for COVID-19 detection based on chest X-ray images.</text:p>
          </table:table-cell>
          <table:table-cell table:style-name="ce5"/>
          <table:table-cell table:style-name="ce5" office:value-type="string" calcext:value-type="string">
            <text:p>cohen, mooney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rec.2020.09.010</text:p>
          </table:table-cell>
          <table:table-cell table:style-name="ce26" office:value-type="string" calcext:value-type="string">
            <text:p><text:a xlink:href="https://doi.org/10.1016/j.patrec.2020.09.010" xlink:type="simple">https://doi.org/10.1016/j.patrec.2020.09.0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OVID-CAPS: A capsule network-based framework for identification of COVID-19 cases from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2788/fp.0045</text:p>
          </table:table-cell>
          <table:table-cell table:style-name="ce26" office:value-type="string" calcext:value-type="string">
            <text:p><text:a xlink:href="https://doi.org/10.12788/fp.0045" xlink:type="simple">https://doi.org/10.12788/fp.00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Using Artificial Intelligence for COVID-19 Chest X-ray Diagnosis.</text:p>
          </table:table-cell>
          <table:table-cell table:style-name="ce5"/>
          <table:table-cell table:style-name="ce5" office:value-type="string" calcext:value-type="string">
            <text:p>cohen, rsna, private_validation(veterans)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245</text:p>
          </table:table-cell>
          <table:table-cell table:style-name="ce26" office:value-type="string" calcext:value-type="string">
            <text:p><text:a xlink:href="https://doi.org/10.1016/j.chaos.2020.110245" xlink:type="simple">https://doi.org/10.1016/j.chaos.2020.11024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VDNet: A novel deep learning architecture for detection of coronavirus (Covid-19) from chest x-ray images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jmedinf.2020.104284</text:p>
          </table:table-cell>
          <table:table-cell table:style-name="ce26" office:value-type="string" calcext:value-type="string">
            <text:p><text:a xlink:href="https://doi.org/10.1016/j.ijmedinf.2020.104284" xlink:type="simple">https://doi.org/10.1016/j.ijmedinf.2020.10428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Improving the performance of CNN to predict the likelihood of COVID-19 using chest X-ray images with preprocessing algorithms.</text:p>
          </table:table-cell>
          <table:table-cell table:style-name="ce5"/>
          <table:table-cell table:style-name="ce5" office:value-type="string" calcext:value-type="string">
            <text:p>mooney, cohen, 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77/2472630320962002</text:p>
          </table:table-cell>
          <table:table-cell table:style-name="ce26" office:value-type="string" calcext:value-type="string">
            <text:p><text:a xlink:href="https://doi.org/10.1177/2472630320962002" xlink:type="simple">https://doi.org/10.1177/247263032096200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tection Methods of COVID-19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2944</text:p>
          </table:table-cell>
          <table:table-cell table:style-name="ce26" office:value-type="string" calcext:value-type="string">
            <text:p><text:a xlink:href="https://doi.org/10.1148/radiol.2020202944" xlink:type="simple">https://doi.org/10.1148/radiol.20202029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iagnosis of Coronavirus Disease 2019 Pneumonia by Using Chest Radiography: Value of Artificial Intelligence.</text:p>
          </table:table-cell>
          <table:table-cell table:style-name="ce5"/>
          <table:table-cell table:style-name="ce5" office:value-type="string" calcext:value-type="string">
            <text:p>private_henryford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atpr.2020.09.352</text:p>
          </table:table-cell>
          <table:table-cell table:style-name="ce26" office:value-type="string" calcext:value-type="string">
            <text:p><text:a xlink:href="https://doi.org/10.1016/j.matpr.2020.09.352" xlink:type="simple">https://doi.org/10.1016/j.matpr.2020.09.35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Machine Learning and Image Analysis Applications in the Fight against COVID-19 Pandemic: Datasets, Research Directions, Challenges and Opportunities.</text:p>
          </table:table-cell>
          <table:table-cell table:style-name="ce5"/>
          <table:table-cell table:style-name="ce5" office:value-type="string" calcext:value-type="string">
            <text:p>cohen, nih, covidx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269-8</text:p>
          </table:table-cell>
          <table:table-cell table:style-name="ce26" office:value-type="string" calcext:value-type="string">
            <text:p><text:a xlink:href="https://doi.org/10.1007/s00330-020-07269-8" xlink:type="simple">https://doi.org/10.1007/s00330-020-07269-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Initial chest radiographs and artificial intelligence (AI) predict clinical outcomes in COVID-19 patients: analysis of 697 Italian patients.</text:p>
          </table:table-cell>
          <table:table-cell table:style-name="ce5"/>
          <table:table-cell table:style-name="ce5" office:value-type="string" calcext:value-type="string">
            <text:p>private_mila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225-6</text:p>
          </table:table-cell>
          <table:table-cell table:style-name="ce26" office:value-type="string" calcext:value-type="string">
            <text:p><text:a xlink:href="https://doi.org/10.1007/s00330-020-07225-6" xlink:type="simple">https://doi.org/10.1007/s00330-020-07225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Ultra-low-dose chest CT imaging of COVID-19 patients using a deep residual neural network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0)30199-0</text:p>
          </table:table-cell>
          <table:table-cell table:style-name="ce26" office:value-type="string" calcext:value-type="string">
            <text:p><text:a xlink:href="https://doi.org/10.1016/S2589-7500(20)30199-0" xlink:type="simple">https://doi.org/10.1016/S2589-7500(20)30199-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ep learning-based triage and analysis of lesion burden for COVID-19: a retrospective study with external valid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0)30222-3</text:p>
          </table:table-cell>
          <table:table-cell table:style-name="ce26" office:value-type="string" calcext:value-type="string">
            <text:p><text:a xlink:href="https://doi.org/10.1016/S2589-7500(20)30222-3" xlink:type="simple">https://doi.org/10.1016/S2589-7500(20)30222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T scan AI-aided triage for patients with COVID-19 in Chin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77/2472630320958376</text:p>
          </table:table-cell>
          <table:table-cell table:style-name="ce26" office:value-type="string" calcext:value-type="string">
            <text:p><text:a xlink:href="https://doi.org/10.1177/2472630320958376" xlink:type="simple">https://doi.org/10.1177/247263032095837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tection of COVID-19 from Chest X-Ray Images Using Convolutional Neural Network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cra.2020.09.004</text:p>
          </table:table-cell>
          <table:table-cell table:style-name="ce26" office:value-type="string" calcext:value-type="string">
            <text:p><text:a xlink:href="https://doi.org/10.1016/j.acra.2020.09.004" xlink:type="simple">https://doi.org/10.1016/j.acra.2020.09.00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CT Quantification and Machine-learning Models for Assessment of Disease Severity and Prognosis of COVID-19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o.2020.100271</text:p>
          </table:table-cell>
          <table:table-cell table:style-name="ce26" office:value-type="string" calcext:value-type="string">
            <text:p><text:a xlink:href="https://doi.org/10.1016/j.ejro.2020.100271" xlink:type="simple">https://doi.org/10.1016/j.ejro.2020.10027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iscrimination of pulmonary ground-glass opacity changes in COVID-19 and non-COVID-19 patients using CT radiomics analy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9756518</text:p>
          </table:table-cell>
          <table:table-cell table:style-name="ce26" office:value-type="string" calcext:value-type="string">
            <text:p><text:a xlink:href="https://doi.org/10.1155/2020/9756518" xlink:type="simple">https://doi.org/10.1155/2020/975651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Review on Diagnosis of COVID-19 from Chest CT Images Using Artificial Intelligenc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09.15.20195453</text:p>
          </table:table-cell>
          <table:table-cell table:style-name="ce26" office:value-type="string" calcext:value-type="string">
            <text:p><text:a xlink:href="https://doi.org/10.1101/2020.09.15.20195453" xlink:type="simple">https://doi.org/10.1101/2020.09.15.201954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Improvement and Multi-Population Generalizability of a Deep Learning-Based Chest Radiograph Severity Score for COVID-19.</text:p>
          </table:table-cell>
          <table:table-cell table:style-name="ce5"/>
          <table:table-cell table:style-name="ce5" office:value-type="string" calcext:value-type="string">
            <text:p>private_(boston_saopaolo)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742</text:p>
          </table:table-cell>
          <table:table-cell table:style-name="ce26" office:value-type="string" calcext:value-type="string">
            <text:p><text:a xlink:href="https://doi.org/10.1016/j.asoc.2020.106742" xlink:type="simple">https://doi.org/10.1016/j.asoc.2020.10674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An optimized deep learning architecture for the diagnosis of COVID-19 disease based on gravitational search optimiza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744</text:p>
          </table:table-cell>
          <table:table-cell table:style-name="ce26" office:value-type="string" calcext:value-type="string">
            <text:p><text:a xlink:href="https://doi.org/10.1016/j.asoc.2020.106744" xlink:type="simple">https://doi.org/10.1016/j.asoc.2020.1067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Learning distinctive filters for COVID-19 detection from chest X-ray using shuffled residual CNN.</text:p>
          </table:table-cell>
          <table:table-cell table:style-name="ce5"/>
          <table:table-cell table:style-name="ce5" office:value-type="string" calcext:value-type="string">
            <text:p>cohen, radiopedia, mooney, agchung_figure1, rsna, sirm, actualm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59</text:p>
          </table:table-cell>
          <table:table-cell table:style-name="ce26" office:value-type="string" calcext:value-type="string">
            <text:p><text:a xlink:href="https://doi.org/10.1097/RTI.0000000000000559" xlink:type="simple">https://doi.org/10.1097/RTI.00000000000005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9</text:p>
          </table:table-cell>
          <table:table-cell table:style-name="ce5"/>
          <table:table-cell table:style-name="ce5" office:value-type="string" calcext:value-type="string">
            <text:p>Detection of COVID-19 Using Deep Learning Algorithms on Chest Radiographs.</text:p>
          </table:table-cell>
          <table:table-cell table:style-name="ce5"/>
          <table:table-cell table:style-name="ce5" office:value-type="string" calcext:value-type="string">
            <text:p>nih, private_honkong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89023</text:p>
          </table:table-cell>
          <table:table-cell table:style-name="ce26" office:value-type="string" calcext:value-type="string">
            <text:p><text:a xlink:href="https://doi.org/10.1155/2020/8889023" xlink:type="simple">https://doi.org/10.1155/2020/888902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rtificial Intelligence-Based Classification of Chest X-Ray Images into COVID-19 and Other Infectious Diseases.</text:p>
          </table:table-cell>
          <table:table-cell table:style-name="ce5"/>
          <table:table-cell table:style-name="ce5" office:value-type="string" calcext:value-type="string">
            <text:p>cohen, rsna, montgomer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36</text:p>
          </table:table-cell>
          <table:table-cell table:style-name="ce26" office:value-type="string" calcext:value-type="string">
            <text:p><text:a xlink:href="https://doi.org/10.1016/j.media.2020.101836" xlink:type="simple">https://doi.org/10.1016/j.media.2020.10183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ual-branch combination network (DCN): Towards accurate diagnosis and lesion segmentation of COVID-19 using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1661/jbpe.v0i0.2008-1153</text:p>
          </table:table-cell>
          <table:table-cell table:style-name="ce26" office:value-type="string" calcext:value-type="string">
            <text:p><text:a xlink:href="https://doi.org/10.31661/jbpe.v0i0.2008-1153" xlink:type="simple">https://doi.org/10.31661/jbpe.v0i0.2008-11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Transfer Learning-Based Automatic Detection of Coronavirus Disease 2019 (COVID-19) from Chest X-ray Imag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44</text:p>
          </table:table-cell>
          <table:table-cell table:style-name="ce26" office:value-type="string" calcext:value-type="string">
            <text:p><text:a xlink:href="https://doi.org/10.1016/j.media.2020.101844" xlink:type="simple">https://doi.org/10.1016/j.media.2020.1018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ntegrative analysis for COVID-19 patient outcome predic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4037</text:p>
          </table:table-cell>
          <table:table-cell table:style-name="ce26" office:value-type="string" calcext:value-type="string">
            <text:p><text:a xlink:href="https://doi.org/10.1016/j.compbiomed.2020.104037" xlink:type="simple">https://doi.org/10.1016/j.compbiomed.2020.10403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ulti-task deep learning based CT imaging analysis for COVID-19 pneumonia: Classification and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pm.2020.102411</text:p>
          </table:table-cell>
          <table:table-cell table:style-name="ce26" office:value-type="string" calcext:value-type="string">
            <text:p><text:a xlink:href="https://doi.org/10.1016/j.ipm.2020.102411" xlink:type="simple">https://doi.org/10.1016/j.ipm.2020.10241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CGNet: A graph-knowledge embedded convolutional neural network for detection of pneumonia.</text:p>
          </table:table-cell>
          <table:table-cell table:style-name="ce5"/>
          <table:table-cell table:style-name="ce5" office:value-type="string" calcext:value-type="string">
            <text:p>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40001-020-00450-1</text:p>
          </table:table-cell>
          <table:table-cell table:style-name="ce26" office:value-type="string" calcext:value-type="string">
            <text:p><text:a xlink:href="https://doi.org/10.1186/s40001-020-00450-1" xlink:type="simple">https://doi.org/10.1186/s40001-020-00450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evelopment of a quantitative segmentation model to assess the effect of comorbidity on patients with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037/jtd-20-1584</text:p>
          </table:table-cell>
          <table:table-cell table:style-name="ce26" office:value-type="string" calcext:value-type="string">
            <text:p><text:a xlink:href="https://doi.org/10.21037/jtd-20-1584" xlink:type="simple">https://doi.org/10.21037/jtd-20-158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CT imaging features of different clinical types of COVID-19 calculated by AI system: a Chinese multicenter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atpr.2020.10.053</text:p>
          </table:table-cell>
          <table:table-cell table:style-name="ce26" office:value-type="string" calcext:value-type="string">
            <text:p><text:a xlink:href="https://doi.org/10.1016/j.matpr.2020.10.053" xlink:type="simple">https://doi.org/10.1016/j.matpr.2020.10.0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dvanced Machine Learning-Based Analytics on COVID-19 Data Using Generative Adversarial Networks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4092</text:p>
          </table:table-cell>
          <table:table-cell table:style-name="ce26" office:value-type="string" calcext:value-type="string">
            <text:p><text:a xlink:href="https://doi.org/10.1016/j.compbiomed.2020.104092" xlink:type="simple">https://doi.org/10.1016/j.compbiomed.2020.10409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The importance of standardisation - COVID-19 CT &amp; Radiograph Image Data Stock for deep learning purpos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06</text:p>
          </table:table-cell>
          <table:table-cell table:style-name="ce26" office:value-type="string" calcext:value-type="string">
            <text:p><text:a xlink:href="https://doi.org/10.7717/peerj-cs.306" xlink:type="simple">https://doi.org/10.7717/peerj-cs.30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FUSI-CAD: Coronavirus (COVID-19) diagnosis based on the fusion of CNNs and handcrafted fe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467-020-18685-1</text:p>
          </table:table-cell>
          <table:table-cell table:style-name="ce26" office:value-type="string" calcext:value-type="string">
            <text:p><text:a xlink:href="https://doi.org/10.1038/s41467-020-18685-1" xlink:type="simple">https://doi.org/10.1038/s41467-020-18685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evelopment and evaluation of an artificial intelligence system for COVID-19 diagnosis.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private_wuha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19878</text:p>
          </table:table-cell>
          <table:table-cell table:style-name="ce26" office:value-type="string" calcext:value-type="string">
            <text:p><text:a xlink:href="https://doi.org/10.2196/19878" xlink:type="simple">https://doi.org/10.2196/1987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pplication of an Artificial Intelligence Trilogy to Accelerate Processing of Suspected Patients With SARS-CoV-2 at a Smart Quarantine Station: Observational Study.</text:p>
          </table:table-cell>
          <table:table-cell table:style-name="ce5"/>
          <table:table-cell table:style-name="ce5" office:value-type="string" calcext:value-type="string">
            <text:p>cohen, privat_taiwan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2/physiolgenomics.00084.2020</text:p>
          </table:table-cell>
          <table:table-cell table:style-name="ce26" office:value-type="string" calcext:value-type="string">
            <text:p><text:a xlink:href="https://doi.org/10.1152/physiolgenomics.00084.2020" xlink:type="simple">https://doi.org/10.1152/physiolgenomics.00084.202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mplementation of convolutional neural network approach for COVID-19 disease detection.</text:p>
          </table:table-cell>
          <table:table-cell table:style-name="ce5"/>
          <table:table-cell table:style-name="ce5" office:value-type="string" calcext:value-type="string">
            <text:p>mooney, cohen, nih, kaggle_radiodb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24</text:p>
          </table:table-cell>
          <table:table-cell table:style-name="ce26" office:value-type="string" calcext:value-type="string">
            <text:p><text:a xlink:href="https://doi.org/10.1016/j.media.2020.101824" xlink:type="simple">https://doi.org/10.1016/j.media.2020.10182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Joint prediction and time estimation of COVID-19 developing severe symptoms using chest CT sca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rocs.2020.09.258</text:p>
          </table:table-cell>
          <table:table-cell table:style-name="ce26" office:value-type="string" calcext:value-type="string">
            <text:p><text:a xlink:href="https://doi.org/10.1016/j.procs.2020.09.258" xlink:type="simple">https://doi.org/10.1016/j.procs.2020.09.25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achine learning for coronavirus covid-19 detection from chest x-ray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spc.2020.102257</text:p>
          </table:table-cell>
          <table:table-cell table:style-name="ce26" office:value-type="string" calcext:value-type="string">
            <text:p><text:a xlink:href="https://doi.org/10.1016/j.bspc.2020.102257" xlink:type="simple">https://doi.org/10.1016/j.bspc.2020.10225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H-COVIDNet: Diagnosis of COVID-19 using deep neural networks and meta-heuristic-based feature selection on X-ray images.</text:p>
          </table:table-cell>
          <table:table-cell table:style-name="ce5"/>
          <table:table-cell table:style-name="ce5" office:value-type="string" calcext:value-type="string">
            <text:p>cohen, kaggle_radiodb, mooney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4539-2</text:p>
          </table:table-cell>
          <table:table-cell table:style-name="ce26" office:value-type="string" calcext:value-type="string">
            <text:p><text:a xlink:href="https://doi.org/10.1038/s41598-020-74539-2" xlink:type="simple">https://doi.org/10.1038/s41598-020-74539-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utomatic classification between COVID-19 pneumonia, non-COVID-19 pneumonia, and the healthy on chest X-ray image: combination of data augmentation methods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934-8</text:p>
          </table:table-cell>
          <table:table-cell table:style-name="ce26" office:value-type="string" calcext:value-type="string">
            <text:p><text:a xlink:href="https://doi.org/10.1007/s13246-020-00934-8" xlink:type="simple">https://doi.org/10.1007/s13246-020-00934-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ssues associated with deploying CNN transfer learning to detect COVID-19 from chest X-rays.</text:p>
          </table:table-cell>
          <table:table-cell table:style-name="ce5"/>
          <table:table-cell table:style-name="ce5" office:value-type="string" calcext:value-type="string">
            <text:p>cohen, kaggle_andrewmvd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0-00521-z</text:p>
          </table:table-cell>
          <table:table-cell table:style-name="ce26" office:value-type="string" calcext:value-type="string">
            <text:p><text:a xlink:href="https://doi.org/10.1186/s12880-020-00521-z" xlink:type="simple">https://doi.org/10.1186/s12880-020-00521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 model based on CT radiomic features for predicting RT-PCR becoming negative in coronavirus disease 2019 (COVID-19)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bmed.2020.100005</text:p>
          </table:table-cell>
          <table:table-cell table:style-name="ce26" office:value-type="string" calcext:value-type="string">
            <text:p><text:a xlink:href="https://doi.org/10.1016/j.ibmed.2020.100005" xlink:type="simple">https://doi.org/10.1016/j.ibmed.2020.1000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Zero-shot learning and its applications from autonomous vehicles to COVID-19 diagnosis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259-020-05075-4</text:p>
          </table:table-cell>
          <table:table-cell table:style-name="ce26" office:value-type="string" calcext:value-type="string">
            <text:p><text:a xlink:href="https://doi.org/10.1007/s00259-020-05075-4" xlink:type="simple">https://doi.org/10.1007/s00259-020-05075-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Decoding COVID-19 pneumonia: comparison of deep learning and radiomics CT image sign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rbres.2020.10.008</text:p>
          </table:table-cell>
          <table:table-cell table:style-name="ce26" office:value-type="string" calcext:value-type="string">
            <text:p><text:a xlink:href="https://doi.org/10.1016/j.arbres.2020.10.008" xlink:type="simple">https://doi.org/10.1016/j.arbres.2020.10.0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rtificial Intelligence in Thoracic Radiology. A Challenge in COVID-19 Times?</text:p>
          </table:table-cell>
          <table:table-cell table:style-name="ce5" office:value-type="string" calcext:value-type="string">
            <text:p>noenglish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554/eLife.60519</text:p>
          </table:table-cell>
          <table:table-cell table:style-name="ce26" office:value-type="string" calcext:value-type="string">
            <text:p><text:a xlink:href="https://doi.org/10.7554/eLife.60519" xlink:type="simple">https://doi.org/10.7554/eLife.6051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Early prediction of level-of-care requirements in patients with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03</text:p>
          </table:table-cell>
          <table:table-cell table:style-name="ce26" office:value-type="string" calcext:value-type="string">
            <text:p><text:a xlink:href="https://doi.org/10.7717/peerj-cs.303" xlink:type="simple">https://doi.org/10.7717/peerj-cs.30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 multi-task pipeline with specialized streams for classification and segmentation of infection manifestations in COVID-19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0.107700</text:p>
          </table:table-cell>
          <table:table-cell table:style-name="ce26" office:value-type="string" calcext:value-type="string">
            <text:p><text:a xlink:href="https://doi.org/10.1016/j.patcog.2020.107700" xlink:type="simple">https://doi.org/10.1016/j.patcog.2020.10770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etaCOVID: A Siamese neural network framework with contrastive loss for &lt;i&gt;n&lt;/i&gt;-shot diagnosis of COVID-19 patient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859</text:p>
          </table:table-cell>
          <table:table-cell table:style-name="ce26" office:value-type="string" calcext:value-type="string">
            <text:p><text:a xlink:href="https://doi.org/10.1016/j.asoc.2020.106859" xlink:type="simple">https://doi.org/10.1016/j.asoc.2020.1068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InstaCovNet-19: A deep learning classification model for the detection of COVID-19 patients using Chest X-ray.</text:p>
          </table:table-cell>
          <table:table-cell table:style-name="ce5"/>
          <table:table-cell table:style-name="ce5" office:value-type="string" calcext:value-type="string">
            <text:p>cohen, 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4164-z</text:p>
          </table:table-cell>
          <table:table-cell table:style-name="ce26" office:value-type="string" calcext:value-type="string">
            <text:p><text:a xlink:href="https://doi.org/10.1038/s41598-020-74164-z" xlink:type="simple">https://doi.org/10.1038/s41598-020-74164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 comprehensive study on classification of COVID-19 on computed tomography with pretrained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860</text:p>
          </table:table-cell>
          <table:table-cell table:style-name="ce26" office:value-type="string" calcext:value-type="string">
            <text:p><text:a xlink:href="https://doi.org/10.1016/j.media.2020.101860" xlink:type="simple">https://doi.org/10.1016/j.media.2020.1018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AI-driven quantification, staging and outcome prediction of COVID-19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jmri.27408</text:p>
          </table:table-cell>
          <table:table-cell table:style-name="ce26" office:value-type="string" calcext:value-type="string">
            <text:p><text:a xlink:href="https://doi.org/10.1002/jmri.27408" xlink:type="simple">https://doi.org/10.1002/jmri.2740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Evaluating High Spatial Resolution Diffusion Kurtosis Imaging at 3T: Reproducibility and Quality of Fit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rm.28560</text:p>
          </table:table-cell>
          <table:table-cell table:style-name="ce26" office:value-type="string" calcext:value-type="string">
            <text:p><text:a xlink:href="https://doi.org/10.1002/mrm.28560" xlink:type="simple">https://doi.org/10.1002/mrm.2856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0</text:p>
          </table:table-cell>
          <table:table-cell table:style-name="ce5"/>
          <table:table-cell table:style-name="ce5" office:value-type="string" calcext:value-type="string">
            <text:p>Multi-band MR fingerprinting (MRF) ASL imaging using artificial-neural-network trained with high-fidelity experimental data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27</text:p>
          </table:table-cell>
          <table:table-cell table:style-name="ce26" office:value-type="string" calcext:value-type="string">
            <text:p><text:a xlink:href="https://doi.org/10.1002/ima.22527" xlink:type="simple">https://doi.org/10.1002/ima.2252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ic COVID-19 CT segmentation using U-Net integrated spatial and channel attention mechanism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2659/MSM.928754</text:p>
          </table:table-cell>
          <table:table-cell table:style-name="ce26" office:value-type="string" calcext:value-type="string">
            <text:p><text:a xlink:href="https://doi.org/10.12659/MSM.928754" xlink:type="simple">https://doi.org/10.12659/MSM.92875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 Retrospective Study of Coinfection of SARS-CoV-2 and Streptococcus pneumoniae in 11 Hospitalized Patients with Severe COVID-19 Pneumonia at a Single Center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913</text:p>
          </table:table-cell>
          <table:table-cell table:style-name="ce26" office:value-type="string" calcext:value-type="string">
            <text:p><text:a xlink:href="https://doi.org/10.1016/j.media.2020.101913" xlink:type="simple">https://doi.org/10.1016/j.media.2020.1019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AL: The diagnosis of COVID-19 with deep activ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535</text:p>
          </table:table-cell>
          <table:table-cell table:style-name="ce26" office:value-type="string" calcext:value-type="string">
            <text:p><text:a xlink:href="https://doi.org/10.1371/journal.pone.0242535" xlink:type="simple">https://doi.org/10.1371/journal.pone.024253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n efficient mixture of deep and machine learning models for COVID-19 diagnosis in chest X-ray images.</text:p>
          </table:table-cell>
          <table:table-cell table:style-name="ce5"/>
          <table:table-cell table:style-name="ce5" office:value-type="string" calcext:value-type="string">
            <text:p>cohen, mooney, agchung_figure1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7/S0950268820002769</text:p>
          </table:table-cell>
          <table:table-cell table:style-name="ce26" office:value-type="string" calcext:value-type="string">
            <text:p><text:a xlink:href="https://doi.org/10.1017/S0950268820002769" xlink:type="simple">https://doi.org/10.1017/S095026882000276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velopment and validation of a simple risk score for diagnosing COVID-19 in the emergency room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897</text:p>
          </table:table-cell>
          <table:table-cell table:style-name="ce26" office:value-type="string" calcext:value-type="string">
            <text:p><text:a xlink:href="https://doi.org/10.1016/j.asoc.2020.106897" xlink:type="simple">https://doi.org/10.1016/j.asoc.2020.10689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I-assisted CT imaging analysis for COVID-19 screening: Building and deploying a medical AI system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0.109402</text:p>
          </table:table-cell>
          <table:table-cell table:style-name="ce26" office:value-type="string" calcext:value-type="string">
            <text:p><text:a xlink:href="https://doi.org/10.1016/j.ejrad.2020.109402" xlink:type="simple">https://doi.org/10.1016/j.ejrad.2020.10940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 analysis provides accurate COVID-19 diagnosis on chest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6666201123120417</text:p>
          </table:table-cell>
          <table:table-cell table:style-name="ce26" office:value-type="string" calcext:value-type="string">
            <text:p><text:a xlink:href="https://doi.org/10.2174/1573405616666201123120417" xlink:type="simple">https://doi.org/10.2174/157340561666620112312041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Transfer Learning for COVID-19 Prediction: Case Study for Limited Data Problems.</text:p>
          </table:table-cell>
          <table:table-cell table:style-name="ce5"/>
          <table:table-cell table:style-name="ce5" office:value-type="string" calcext:value-type="string">
            <text:p>cohen, 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0203511</text:p>
          </table:table-cell>
          <table:table-cell table:style-name="ce26" office:value-type="string" calcext:value-type="string">
            <text:p><text:a xlink:href="https://doi.org/10.1148/radiol.2020203511" xlink:type="simple">https://doi.org/10.1148/radiol.202020351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COVID-XR: An Artificial Intelligence Algorithm to Detect COVID-19 on Chest Radiographs Trained and Tested on a Large U.S. Clinical Data Set.</text:p>
          </table:table-cell>
          <table:table-cell table:style-name="ce5"/>
          <table:table-cell table:style-name="ce5" office:value-type="string" calcext:value-type="string">
            <text:p>nih, private_northwester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7-020-00741-6</text:p>
          </table:table-cell>
          <table:table-cell table:style-name="ce26" office:value-type="string" calcext:value-type="string">
            <text:p><text:a xlink:href="https://doi.org/10.1038/s41597-020-00741-6" xlink:type="simple">https://doi.org/10.1038/s41597-020-00741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hest imaging representing a COVID-19 positive rural U.S. population.</text:p>
          </table:table-cell>
          <table:table-cell table:style-name="ce5"/>
          <table:table-cell table:style-name="ce5" office:value-type="string" calcext:value-type="string">
            <text:p>tcia_rural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0.101910</text:p>
          </table:table-cell>
          <table:table-cell table:style-name="ce26" office:value-type="string" calcext:value-type="string">
            <text:p><text:a xlink:href="https://doi.org/10.1016/j.media.2020.101910" xlink:type="simple">https://doi.org/10.1016/j.media.2020.10191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Hypergraph learning for identification of COVID-19 with CT imag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0.107747</text:p>
          </table:table-cell>
          <table:table-cell table:style-name="ce26" office:value-type="string" calcext:value-type="string">
            <text:p><text:a xlink:href="https://doi.org/10.1016/j.patcog.2020.107747" xlink:type="simple">https://doi.org/10.1016/j.patcog.2020.10774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ic COVID-19 lung infected region segmentation and measurement using CT-scans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0.110495</text:p>
          </table:table-cell>
          <table:table-cell table:style-name="ce26" office:value-type="string" calcext:value-type="string">
            <text:p><text:a xlink:href="https://doi.org/10.1016/j.chaos.2020.110495" xlink:type="simple">https://doi.org/10.1016/j.chaos.2020.11049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roDet: A deep learning based classification for COVID-19 detection using chest X-ray images.</text:p>
          </table:table-cell>
          <table:table-cell table:style-name="ce5"/>
          <table:table-cell table:style-name="ce5" office:value-type="string" calcext:value-type="string">
            <text:p>agchung_figure1, kaggle_radiodb, actualmed, kaggle_nabeelsajid917, kaagle_khoongweihao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0-02286-w</text:p>
          </table:table-cell>
          <table:table-cell table:style-name="ce26" office:value-type="string" calcext:value-type="string">
            <text:p><text:a xlink:href="https://doi.org/10.1007/s11548-020-02286-w" xlink:type="simple">https://doi.org/10.1007/s11548-020-02286-w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ed detection of COVID-19 using ensemble of transfer learning with deep convolutional neural network based on CT sca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6282-0</text:p>
          </table:table-cell>
          <table:table-cell table:style-name="ce26" office:value-type="string" calcext:value-type="string">
            <text:p><text:a xlink:href="https://doi.org/10.1038/s41598-020-76282-0" xlink:type="simple">https://doi.org/10.1038/s41598-020-76282-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-based model for detecting 2019 novel coronavirus pneumonia on high-resolution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00-020-05424-3</text:p>
          </table:table-cell>
          <table:table-cell table:style-name="ce26" office:value-type="string" calcext:value-type="string">
            <text:p><text:a xlink:href="https://doi.org/10.1007/s00500-020-05424-3" xlink:type="simple">https://doi.org/10.1007/s00500-020-05424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CheXNet: hybrid deep learning framework for identifying COVID-19 virus in chest X-rays images.</text:p>
          </table:table-cell>
          <table:table-cell table:style-name="ce5"/>
          <table:table-cell table:style-name="ce5" office:value-type="string" calcext:value-type="string">
            <text:p>cohen, radiopedia, mooney, rsna, sirm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6550-z</text:p>
          </table:table-cell>
          <table:table-cell table:style-name="ce26" office:value-type="string" calcext:value-type="string">
            <text:p><text:a xlink:href="https://doi.org/10.1038/s41598-020-76550-z" xlink:type="simple">https://doi.org/10.1038/s41598-020-76550-z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Net: a tailored deep convolutional neural network design for detection of COVID-19 cases from chest X-ray image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LI.0000000000000748</text:p>
          </table:table-cell>
          <table:table-cell table:style-name="ce26" office:value-type="string" calcext:value-type="string">
            <text:p><text:a xlink:href="https://doi.org/10.1097/RLI.0000000000000748" xlink:type="simple">https://doi.org/10.1097/RLI.000000000000074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 Deep-Learning Diagnostic Support System for the Detection of COVID-19 Using Chest Radiographs: A Multireader Validation Study.</text:p>
          </table:table-cell>
          <table:table-cell table:style-name="ce5"/>
          <table:table-cell table:style-name="ce5" office:value-type="string" calcext:value-type="string">
            <text:p>cohen, agchung_figure1, actualmed, kaggle_radiodb, rsna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pubh.2020.599550</text:p>
          </table:table-cell>
          <table:table-cell table:style-name="ce26" office:value-type="string" calcext:value-type="string">
            <text:p><text:a xlink:href="https://doi.org/10.3389/fpubh.2020.599550" xlink:type="simple">https://doi.org/10.3389/fpubh.2020.59955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nalysis of COVID-19 Infections on a CT Image Using DeepSense Model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cm9113576</text:p>
          </table:table-cell>
          <table:table-cell table:style-name="ce26" office:value-type="string" calcext:value-type="string">
            <text:p><text:a xlink:href="https://doi.org/10.3390/jcm9113576" xlink:type="simple">https://doi.org/10.3390/jcm911357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ccuracy of Conventional and Machine Learning Enhanced Chest Radiography for the Assessment of COVID-19 Pneumonia: Intra-Individual Comparison with CT.</text:p>
          </table:table-cell>
          <table:table-cell table:style-name="ce5"/>
          <table:table-cell table:style-name="ce5" office:value-type="string" calcext:value-type="string">
            <text:p>private_zueric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bmed.2020.100014</text:p>
          </table:table-cell>
          <table:table-cell table:style-name="ce26" office:value-type="string" calcext:value-type="string">
            <text:p><text:a xlink:href="https://doi.org/10.1016/j.ibmed.2020.100014" xlink:type="simple">https://doi.org/10.1016/j.ibmed.2020.10001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19 pneumonia accurately detected on chest radiographs with artificial intelligence.</text:p>
          </table:table-cell>
          <table:table-cell table:style-name="ce5"/>
          <table:table-cell table:style-name="ce5" office:value-type="string" calcext:value-type="string">
            <text:p>cohen, radiopedia, rsna, sirm, argentinia, nih, eurorad, kaggle_mader, bimcv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759</text:p>
          </table:table-cell>
          <table:table-cell table:style-name="ce26" office:value-type="string" calcext:value-type="string">
            <text:p><text:a xlink:href="https://doi.org/10.1371/journal.pone.0242759" xlink:type="simple">https://doi.org/10.1371/journal.pone.024275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-learning algorithms for the interpretation of chest radiographs to aid in the triage of COVID-19 patients: A multicenter retrospective study.</text:p>
          </table:table-cell>
          <table:table-cell table:style-name="ce5"/>
          <table:table-cell table:style-name="ce5" office:value-type="string" calcext:value-type="string">
            <text:p>private_daegu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13</text:p>
          </table:table-cell>
          <table:table-cell table:style-name="ce26" office:value-type="string" calcext:value-type="string">
            <text:p><text:a xlink:href="https://doi.org/10.7717/peerj-cs.313" xlink:type="simple">https://doi.org/10.7717/peerj-cs.3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arly survey with bibliometric analysis on machine learning approaches in controlling COVID-19 outbreaks.</text:p>
          </table:table-cell>
          <table:table-cell table:style-name="ce5"/>
          <table:table-cell table:style-name="ce5" office:value-type="string" calcext:value-type="string">
            <text:p>cohen, kaggle_andrewmv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0-00831-x</text:p>
          </table:table-cell>
          <table:table-cell table:style-name="ce26" office:value-type="string" calcext:value-type="string">
            <text:p><text:a xlink:href="https://doi.org/10.1186/s12938-020-00831-x" xlink:type="simple">https://doi.org/10.1186/s12938-020-00831-x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Machine-learning classification of texture features of portable chest X-ray accurately classifies COVID-19 lung infec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301</text:p>
          </table:table-cell>
          <table:table-cell table:style-name="ce26" office:value-type="string" calcext:value-type="string">
            <text:p><text:a xlink:href="https://doi.org/10.1371/journal.pone.0242301" xlink:type="simple">https://doi.org/10.1371/journal.pone.024230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nalyzing inter-reader variability affecting deep ensemble learning for COVID-19 detection in chest radiographs.</text:p>
          </table:table-cell>
          <table:table-cell table:style-name="ce5"/>
          <table:table-cell table:style-name="ce5" office:value-type="string" calcext:value-type="string">
            <text:p>cohen, nih, rsna, chexpert, twitter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8889412</text:p>
          </table:table-cell>
          <table:table-cell table:style-name="ce26" office:value-type="string" calcext:value-type="string">
            <text:p><text:a xlink:href="https://doi.org/10.1155/2020/8889412" xlink:type="simple">https://doi.org/10.1155/2020/88894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xploiting Multiple Optimizers with Transfer Learning Techniques for the Identification of COVID-19 Patients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76141-y</text:p>
          </table:table-cell>
          <table:table-cell table:style-name="ce26" office:value-type="string" calcext:value-type="string">
            <text:p><text:a xlink:href="https://doi.org/10.1038/s41598-020-76141-y" xlink:type="simple">https://doi.org/10.1038/s41598-020-76141-y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The study of automatic machine learning base on radiomics of non-focus area in the first chest CT of different clinical types of COVID-19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.10309</text:p>
          </table:table-cell>
          <table:table-cell table:style-name="ce26" office:value-type="string" calcext:value-type="string">
            <text:p><text:a xlink:href="https://doi.org/10.7717/peerj.10309" xlink:type="simple">https://doi.org/10.7717/peerj.1030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-learning convolutional neural networks with transfer learning accurately classify COVID-19 lung infection on portable chest radiographs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51-020-00633-5</text:p>
          </table:table-cell>
          <table:table-cell table:style-name="ce26" office:value-type="string" calcext:value-type="string">
            <text:p><text:a xlink:href="https://doi.org/10.1038/s41551-020-00633-5" xlink:type="simple">https://doi.org/10.1038/s41551-020-00633-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Open resource of clinical data from patients with pneumonia for the prediction of COVID-19 outcomes via deep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6355/eurrev_202011_23640</text:p>
          </table:table-cell>
          <table:table-cell table:style-name="ce26" office:value-type="string" calcext:value-type="string">
            <text:p><text:a xlink:href="https://doi.org/10.26355/eurrev_202011_23640" xlink:type="simple">https://doi.org/10.26355/eurrev_202011_2364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 applications to combat the dissemination of COVID-19 disease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755-020-00135-3</text:p>
          </table:table-cell>
          <table:table-cell table:style-name="ce26" office:value-type="string" calcext:value-type="string">
            <text:p><text:a xlink:href="https://doi.org/10.1007/s13755-020-00135-3" xlink:type="simple">https://doi.org/10.1007/s13755-020-00135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lassification of COVID-19 chest X-rays with deep learning: new models or fine tuning?</text:p>
          </table:table-cell>
          <table:table-cell table:style-name="ce5"/>
          <table:table-cell table:style-name="ce5" office:value-type="string" calcext:value-type="string">
            <text:p>cohen, agchung_figure1, 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5152/dir.2020.20407</text:p>
          </table:table-cell>
          <table:table-cell table:style-name="ce26" office:value-type="string" calcext:value-type="string">
            <text:p><text:a xlink:href="https://doi.org/10.5152/dir.2020.20407" xlink:type="simple">https://doi.org/10.5152/dir.2020.2040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Visual and software-based quantitative chest CT assessment of COVID-19: correlation with clinical findi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spc.2020.102365</text:p>
          </table:table-cell>
          <table:table-cell table:style-name="ce26" office:value-type="string" calcext:value-type="string">
            <text:p><text:a xlink:href="https://doi.org/10.1016/j.bspc.2020.102365" xlink:type="simple">https://doi.org/10.1016/j.bspc.2020.10236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pplication of deep learning techniques for detection of COVID-19 cases using chest X-ray images: A comprehensive study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pm10040213</text:p>
          </table:table-cell>
          <table:table-cell table:style-name="ce26" office:value-type="string" calcext:value-type="string">
            <text:p><text:a xlink:href="https://doi.org/10.3390/jpm10040213" xlink:type="simple">https://doi.org/10.3390/jpm100402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valuation of Scalability and Degree of Fine-Tuning of Deep Convolutional Neural Networks for COVID-19 Screening on Chest X-ray Images Using Explainable Deep-Learning Algorithm.</text:p>
          </table:table-cell>
          <table:table-cell table:style-name="ce5"/>
          <table:table-cell table:style-name="ce5" office:value-type="string" calcext:value-type="string">
            <text:p>cohen, agchung_figure1, rsna, sirm, actualm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401-8</text:p>
          </table:table-cell>
          <table:table-cell table:style-name="ce26" office:value-type="string" calcext:value-type="string">
            <text:p><text:a xlink:href="https://doi.org/10.1007/s00330-020-07401-8" xlink:type="simple">https://doi.org/10.1007/s00330-020-07401-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T and clinical assessment in asymptomatic and pre-symptomatic patients with early SARS-CoV-2 in outbreak setti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tabol.2020.154436</text:p>
          </table:table-cell>
          <table:table-cell table:style-name="ce26" office:value-type="string" calcext:value-type="string">
            <text:p><text:a xlink:href="https://doi.org/10.1016/j.metabol.2020.154436" xlink:type="simple">https://doi.org/10.1016/j.metabol.2020.15443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Epicardial adipose tissue is associated with extent of pneumonia and adverse outcomes in patients with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0-02669-6</text:p>
          </table:table-cell>
          <table:table-cell table:style-name="ce26" office:value-type="string" calcext:value-type="string">
            <text:p><text:a xlink:href="https://doi.org/10.1007/s12652-020-02669-6" xlink:type="simple">https://doi.org/10.1007/s12652-020-02669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Rapid COVID-19 diagnosis using ensemble deep transfer learning models from chest radiographic images.</text:p>
          </table:table-cell>
          <table:table-cell table:style-name="ce5"/>
          <table:table-cell table:style-name="ce5" office:value-type="string" calcext:value-type="string">
            <text:p>kaggle_radiodb, kaggle_darshan1504, kaggle_amanullahasraf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scs.2020.102589</text:p>
          </table:table-cell>
          <table:table-cell table:style-name="ce26" office:value-type="string" calcext:value-type="string">
            <text:p><text:a xlink:href="https://doi.org/10.1016/j.scs.2020.102589" xlink:type="simple">https://doi.org/10.1016/j.scs.2020.10258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Deep learning and medical image processing for coronavirus (COVID-19) pandemic: A survey.</text:p>
          </table:table-cell>
          <table:table-cell table:style-name="ce5"/>
          <table:table-cell table:style-name="ce5" office:value-type="string" calcext:value-type="string">
            <text:p>cohen, mooney, rsna, sirm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rocs.2020.10.088</text:p>
          </table:table-cell>
          <table:table-cell table:style-name="ce26" office:value-type="string" calcext:value-type="string">
            <text:p><text:a xlink:href="https://doi.org/10.1016/j.procs.2020.10.088" xlink:type="simple">https://doi.org/10.1016/j.procs.2020.10.08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ovid-19's Rapid diagnosis Open platform based on X-Ray Imaging and Deep Learning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0.106912</text:p>
          </table:table-cell>
          <table:table-cell table:style-name="ce26" office:value-type="string" calcext:value-type="string">
            <text:p><text:a xlink:href="https://doi.org/10.1016/j.asoc.2020.106912" xlink:type="simple">https://doi.org/10.1016/j.asoc.2020.10691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CNN-based transfer learning-BiLSTM network: A novel approach for COVID-19 infection detection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0.11.23.20237313</text:p>
          </table:table-cell>
          <table:table-cell table:style-name="ce26" office:value-type="string" calcext:value-type="string">
            <text:p><text:a xlink:href="https://doi.org/10.1101/2020.11.23.20237313" xlink:type="simple">https://doi.org/10.1101/2020.11.23.2023731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Identification of optimal symptom combinations to trigger diagnostic work-up of suspected COVID-19 cases: analysis from a community-based, prospective, observational cohort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8/1361-6560/abc04e</text:p>
          </table:table-cell>
          <table:table-cell table:style-name="ce26" office:value-type="string" calcext:value-type="string">
            <text:p><text:a xlink:href="https://doi.org/10.1088/1361-6560/abc04e" xlink:type="simple">https://doi.org/10.1088/1361-6560/abc04e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Active contour regularized semi-supervised learning for COVID-19 CT infection segmentation with limited annotatio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957-1</text:p>
          </table:table-cell>
          <table:table-cell table:style-name="ce26" office:value-type="string" calcext:value-type="string">
            <text:p><text:a xlink:href="https://doi.org/10.1007/s13246-020-00957-1" xlink:type="simple">https://doi.org/10.1007/s13246-020-00957-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Hybrid-COVID: a novel hybrid 2D/3D CNN based on cross-domain adaptation approach for COVID-19 screening from chest X-ray images.</text:p>
          </table:table-cell>
          <table:table-cell table:style-name="ce5"/>
          <table:table-cell table:style-name="ce5" office:value-type="string" calcext:value-type="string">
            <text:p>cohen, mooney, 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10041</text:p>
          </table:table-cell>
          <table:table-cell table:style-name="ce26" office:value-type="string" calcext:value-type="string">
            <text:p><text:a xlink:href="https://doi.org/10.3390/diagnostics11010041" xlink:type="simple">https://doi.org/10.3390/diagnostics1101004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Development and Validation of an Automated Radiomic CT Signature for Detecting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505</text:p>
          </table:table-cell>
          <table:table-cell table:style-name="ce26" office:value-type="string" calcext:value-type="string">
            <text:p><text:a xlink:href="https://doi.org/10.1016/j.imu.2020.100505" xlink:type="simple">https://doi.org/10.1016/j.imu.2020.10050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EMCNet: Automated COVID-19 diagnosis from X-ray images using convolutional neural network and ensemble of machine learning classifiers.</text:p>
          </table:table-cell>
          <table:table-cell table:style-name="ce5"/>
          <table:table-cell table:style-name="ce5" office:value-type="string" calcext:value-type="string">
            <text:p>cohen, actualmed, agchung_figure1, sirm, radiopedia, mendeley_augmented, mooney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174/ajnr.A6961</text:p>
          </table:table-cell>
          <table:table-cell table:style-name="ce26" office:value-type="string" calcext:value-type="string">
            <text:p><text:a xlink:href="https://doi.org/10.3174/ajnr.A6961" xlink:type="simple">https://doi.org/10.3174/ajnr.A696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Analysis of Stroke Detection during the COVID-19 Pandemic Using Natural Language Processing of Radiology Report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0853</text:p>
          </table:table-cell>
          <table:table-cell table:style-name="ce26" office:value-type="string" calcext:value-type="string">
            <text:p><text:a xlink:href="https://doi.org/10.1109/JBHI.2020.3030853" xlink:type="simple">https://doi.org/10.1109/JBHI.2020.303085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M &lt;sup&gt;3&lt;/sup&gt;Lung-Sys: A Deep Learning System for Multi-Class Lung Pneumonia Screening From CT Imag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0.100506</text:p>
          </table:table-cell>
          <table:table-cell table:style-name="ce26" office:value-type="string" calcext:value-type="string">
            <text:p><text:a xlink:href="https://doi.org/10.1016/j.imu.2020.100506" xlink:type="simple">https://doi.org/10.1016/j.imu.2020.10050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FCOD: Fast COVID-19 Detector based on deep learning techniqu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2899</text:p>
          </table:table-cell>
          <table:table-cell table:style-name="ce26" office:value-type="string" calcext:value-type="string">
            <text:p><text:a xlink:href="https://doi.org/10.1371/journal.pone.0242899" xlink:type="simple">https://doi.org/10.1371/journal.pone.0242899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Optimised genetic algorithm-extreme learning machine approach for automatic COVID-19 detection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7127</text:p>
          </table:table-cell>
          <table:table-cell table:style-name="ce26" office:value-type="string" calcext:value-type="string">
            <text:p><text:a xlink:href="https://doi.org/10.1109/JBHI.2020.3037127" xlink:type="simple">https://doi.org/10.1109/JBHI.2020.303712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OVIDGR Dataset and COVID-SDNet Methodology for Predicting COVID-19 Based on Chest X-Ray Images.</text:p>
          </table:table-cell>
          <table:table-cell table:style-name="ce5"/>
          <table:table-cell table:style-name="ce5" office:value-type="string" calcext:value-type="string">
            <text:p>covidg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3963</text:p>
          </table:table-cell>
          <table:table-cell table:style-name="ce26" office:value-type="string" calcext:value-type="string">
            <text:p><text:a xlink:href="https://doi.org/10.1371/journal.pone.0243963" xlink:type="simple">https://doi.org/10.1371/journal.pone.024396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Vulnerability of deep neural networks for detecting COVID-19 cases from chest X-ray images to universal adversarial attack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47176/mjiri.34.174</text:p>
          </table:table-cell>
          <table:table-cell table:style-name="ce26" office:value-type="string" calcext:value-type="string">
            <text:p><text:a xlink:href="https://doi.org/10.47176/mjiri.34.174" xlink:type="simple">https://doi.org/10.47176/mjiri.34.17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Segmentation of COVID-19 pneumonia lesions: A deep learning approach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0-07553-7</text:p>
          </table:table-cell>
          <table:table-cell table:style-name="ce26" office:value-type="string" calcext:value-type="string">
            <text:p><text:a xlink:href="https://doi.org/10.1007/s00330-020-07553-7" xlink:type="simple">https://doi.org/10.1007/s00330-020-07553-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The usage of deep neural network improves distinguishing COVID-19 from other suspected viral pneumonia by clinicians on chest CT: a real-world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46-020-00952-6</text:p>
          </table:table-cell>
          <table:table-cell table:style-name="ce26" office:value-type="string" calcext:value-type="string">
            <text:p><text:a xlink:href="https://doi.org/10.1007/s13246-020-00952-6" xlink:type="simple">https://doi.org/10.1007/s13246-020-00952-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StackNet-DenVIS: a multi-layer perceptron stacked ensembling approach for COVID-19 detection using X-ray images.</text:p>
          </table:table-cell>
          <table:table-cell table:style-name="ce5"/>
          <table:table-cell table:style-name="ce5" office:value-type="string" calcext:value-type="string">
            <text:p>cohen, kaggle_radiodb, covidx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0.104181</text:p>
          </table:table-cell>
          <table:table-cell table:style-name="ce26" office:value-type="string" calcext:value-type="string">
            <text:p><text:a xlink:href="https://doi.org/10.1016/j.compbiomed.2020.104181" xlink:type="simple">https://doi.org/10.1016/j.compbiomed.2020.10418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Lightweight deep learning models for detecting COVID-19 from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0/6648574</text:p>
          </table:table-cell>
          <table:table-cell table:style-name="ce26" office:value-type="string" calcext:value-type="string">
            <text:p><text:a xlink:href="https://doi.org/10.1155/2020/6648574" xlink:type="simple">https://doi.org/10.1155/2020/664857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IoMT-Based Automated Detection and Classification of Leukemia Using Deep Learning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791/61737</text:p>
          </table:table-cell>
          <table:table-cell table:style-name="ce26" office:value-type="string" calcext:value-type="string">
            <text:p><text:a xlink:href="https://doi.org/10.3791/61737" xlink:type="simple">https://doi.org/10.3791/61737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Lung CT Segmentation to Identify Consolidations and Ground Glass Areas for Quantitative Assesment of SARS-CoV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259/bjr.20200755</text:p>
          </table:table-cell>
          <table:table-cell table:style-name="ce26" office:value-type="string" calcext:value-type="string">
            <text:p><text:a xlink:href="https://doi.org/10.1259/bjr.20200755" xlink:type="simple">https://doi.org/10.1259/bjr.2020075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Lung ultrasound education: simulation and hands-on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21/acs.nanolett.0c04230</text:p>
          </table:table-cell>
          <table:table-cell table:style-name="ce26" office:value-type="string" calcext:value-type="string">
            <text:p><text:a xlink:href="https://doi.org/10.1021/acs.nanolett.0c04230" xlink:type="simple">https://doi.org/10.1021/acs.nanolett.0c04230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Three-Dimensional Analysis of Particle Distribution on Filter Layers inside N95 Respirators by Deep Learning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0224</text:p>
          </table:table-cell>
          <table:table-cell table:style-name="ce26" office:value-type="string" calcext:value-type="string">
            <text:p><text:a xlink:href="https://doi.org/10.1109/JBHI.2020.3030224" xlink:type="simple">https://doi.org/10.1109/JBHI.2020.303022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Severity and Consolidation Quantification of COVID-19 From CT Images Using Deep Learning Based on Hybrid Weak Label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9/jwh.2020.8721</text:p>
          </table:table-cell>
          <table:table-cell table:style-name="ce26" office:value-type="string" calcext:value-type="string">
            <text:p><text:a xlink:href="https://doi.org/10.1089/jwh.2020.8721" xlink:type="simple">https://doi.org/10.1089/jwh.2020.8721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Evidence of Gender Differences in the Diagnosis and Management of Coronavirus Disease 2019 Patients: An Analysis of Electronic Health Records Using Natural Language Processing and Machine Learning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4478</text:p>
          </table:table-cell>
          <table:table-cell table:style-name="ce26" office:value-type="string" calcext:value-type="string">
            <text:p><text:a xlink:href="https://doi.org/10.2196/24478" xlink:type="simple">https://doi.org/10.2196/2447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omputing SARS-CoV-2 Infection Risk From Symptoms, Imaging, and Test Data: Diagnostic Model Development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11/eci.13474</text:p>
          </table:table-cell>
          <table:table-cell table:style-name="ce26" office:value-type="string" calcext:value-type="string">
            <text:p><text:a xlink:href="https://doi.org/10.1111/eci.13474" xlink:type="simple">https://doi.org/10.1111/eci.1347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Diagnostic accuracy of infrared thermal imaging for detecting COVID-19 infection in minimally symptomatic patient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36722</text:p>
          </table:table-cell>
          <table:table-cell table:style-name="ce26" office:value-type="string" calcext:value-type="string">
            <text:p><text:a xlink:href="https://doi.org/10.1109/JBHI.2020.3036722" xlink:type="simple">https://doi.org/10.1109/JBHI.2020.3036722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lassification of Severe and Critical Covid-19 Using Deep Learning and Radiomic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47/TCRM.S280726</text:p>
          </table:table-cell>
          <table:table-cell table:style-name="ce26" office:value-type="string" calcext:value-type="string">
            <text:p><text:a xlink:href="https://doi.org/10.2147/TCRM.S280726" xlink:type="simple">https://doi.org/10.2147/TCRM.S28072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Novel Deep Learning Technique Used in Management and Discharge of Hospitalized Patients with COVID-19 in Chin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0)30267-3</text:p>
          </table:table-cell>
          <table:table-cell table:style-name="ce26" office:value-type="string" calcext:value-type="string">
            <text:p><text:a xlink:href="https://doi.org/10.1016/S2589-7500(20)30267-3" xlink:type="simple">https://doi.org/10.1016/S2589-7500(20)30267-3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Diagnosis and risk stratification in hypertrophic cardiomyopathy using machine learning wall thickness measurement: a comparison with human test-retest performance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neuroimage.2020.117626</text:p>
          </table:table-cell>
          <table:table-cell table:style-name="ce26" office:value-type="string" calcext:value-type="string">
            <text:p><text:a xlink:href="https://doi.org/10.1016/j.neuroimage.2020.117626" xlink:type="simple">https://doi.org/10.1016/j.neuroimage.2020.11762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Estimating myelin-water content from anatomical and diffusion images using spatially undersampled myelin-water imaging through machine learning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57</text:p>
          </table:table-cell>
          <table:table-cell table:style-name="ce26" office:value-type="string" calcext:value-type="string">
            <text:p><text:a xlink:href="https://doi.org/10.3233/XST-200757" xlink:type="simple">https://doi.org/10.3233/XST-20075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COVID-19 diagnosis from chest X-ray images using transfer learning: Enhanced performance by debiasing dataloader.</text:p>
          </table:table-cell>
          <table:table-cell table:style-name="ce5"/>
          <table:table-cell table:style-name="ce5" office:value-type="string" calcext:value-type="string">
            <text:p>nih, cohen, openi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84</text:p>
          </table:table-cell>
          <table:table-cell table:style-name="ce26" office:value-type="string" calcext:value-type="string">
            <text:p><text:a xlink:href="https://doi.org/10.3233/XST-200784" xlink:type="simple">https://doi.org/10.3233/XST-20078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Computer aid screening of COVID-19 using X-ray and CT scan images: An inner comparison.</text:p>
          </table:table-cell>
          <table:table-cell table:style-name="ce5"/>
          <table:table-cell table:style-name="ce5" office:value-type="string" calcext:value-type="string">
            <text:p>cohen, 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735</text:p>
          </table:table-cell>
          <table:table-cell table:style-name="ce26" office:value-type="string" calcext:value-type="string">
            <text:p><text:a xlink:href="https://doi.org/10.3233/XST-200735" xlink:type="simple">https://doi.org/10.3233/XST-20073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Using artificial intelligence to assist radiologists in distinguishing COVID-19 from other pulmonary infection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233/XST-200831</text:p>
          </table:table-cell>
          <table:table-cell table:style-name="ce26" office:value-type="string" calcext:value-type="string">
            <text:p><text:a xlink:href="https://doi.org/10.3233/XST-200831" xlink:type="simple">https://doi.org/10.3233/XST-20083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Screening of COVID-19 based on the extracted radiomics features from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6666200604163954</text:p>
          </table:table-cell>
          <table:table-cell table:style-name="ce26" office:value-type="string" calcext:value-type="string">
            <text:p><text:a xlink:href="https://doi.org/10.2174/1573405616666200604163954" xlink:type="simple">https://doi.org/10.2174/157340561666620060416395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A Deep Neural Network to Distinguish COVID-19 from other Chest Diseases Using X-ray Images.</text:p>
          </table:table-cell>
          <table:table-cell table:style-name="ce5"/>
          <table:table-cell table:style-name="ce5" office:value-type="string" calcext:value-type="string">
            <text:p>nih, cohen, kaggle_digitalpatholog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802-9</text:p>
          </table:table-cell>
          <table:table-cell table:style-name="ce26" office:value-type="string" calcext:value-type="string">
            <text:p><text:a xlink:href="https://doi.org/10.1007/s12559-020-09802-9" xlink:type="simple">https://doi.org/10.1007/s12559-020-09802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Study of the Neutrosophic Set Significance on Deep Transfer Learning Models: an Experimental Case on a Limited COVID-19 Chest X-ray Dataset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042-020-01248-7</text:p>
          </table:table-cell>
          <table:table-cell table:style-name="ce26" office:value-type="string" calcext:value-type="string">
            <text:p><text:a xlink:href="https://doi.org/10.1007/s13042-020-01248-7" xlink:type="simple">https://doi.org/10.1007/s13042-020-01248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IoT enabled depthwise separable convolution neural network with deep support vector machine for COVID-19 diagnosis and classification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0-00403-6</text:p>
          </table:table-cell>
          <table:table-cell table:style-name="ce26" office:value-type="string" calcext:value-type="string">
            <text:p><text:a xlink:href="https://doi.org/10.1007/s12539-020-00403-6" xlink:type="simple">https://doi.org/10.1007/s12539-020-00403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machine learning-based framework for diagnosis of COVID-19 from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21-020-05410-8</text:p>
          </table:table-cell>
          <table:table-cell table:style-name="ce26" office:value-type="string" calcext:value-type="string">
            <text:p><text:a xlink:href="https://doi.org/10.1007/s00521-020-05410-8" xlink:type="simple">https://doi.org/10.1007/s00521-020-05410-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fficient deep learning approach for augmented detection of Coronavirus disease.</text:p>
          </table:table-cell>
          <table:table-cell table:style-name="ce5"/>
          <table:table-cell table:style-name="ce5" office:value-type="string" calcext:value-type="string">
            <text:p>kaggle_radiodb, mendeley_combin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1.110713</text:p>
          </table:table-cell>
          <table:table-cell table:style-name="ce26" office:value-type="string" calcext:value-type="string">
            <text:p><text:a xlink:href="https://doi.org/10.1016/j.chaos.2021.110713" xlink:type="simple">https://doi.org/10.1016/j.chaos.2021.11071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TLCoV- An automated Covid-19 screening model using Transfer Learning from chest X-ray images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jpm11010028</text:p>
          </table:table-cell>
          <table:table-cell table:style-name="ce31" office:value-type="string" calcext:value-type="string">
            <text:p><text:a xlink:href="https://doi.org/10.3390/jpm11010028" xlink:type="simple">https://doi.org/10.3390/jpm1101002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utomatic Evaluation of the Lung Condition of COVID-19 Patients Using X-ray Images and Convolutional Neural Networks.</text:p>
          </table:table-cell>
          <table:table-cell table:style-name="ce5"/>
          <table:table-cell table:style-name="ce5" office:value-type="string" calcext:value-type="string">
            <text:p>private_kragujevac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7999210112193220</text:p>
          </table:table-cell>
          <table:table-cell table:style-name="ce26" office:value-type="string" calcext:value-type="string">
            <text:p><text:a xlink:href="https://doi.org/10.2174/1573405617999210112193220" xlink:type="simple">https://doi.org/10.2174/157340561799921011219322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n Efficient Method for Coronavirus Detection Through X-rays using deep Neural Network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1.105934</text:p>
          </table:table-cell>
          <table:table-cell table:style-name="ce26" office:value-type="string" calcext:value-type="string">
            <text:p><text:a xlink:href="https://doi.org/10.1016/j.cmpb.2021.105934" xlink:type="simple">https://doi.org/10.1016/j.cmpb.2021.10593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ulti-window back-projection residual networks for reconstructing COVID-19 CT super-resolution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0-02305-w</text:p>
          </table:table-cell>
          <table:table-cell table:style-name="ce26" office:value-type="string" calcext:value-type="string">
            <text:p><text:a xlink:href="https://doi.org/10.1007/s11548-020-02305-w" xlink:type="simple">https://doi.org/10.1007/s11548-020-02305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hest X-ray image phase features for improved diagnosis of COVID-19 using convolutional neural network.</text:p>
          </table:table-cell>
          <table:table-cell table:style-name="ce5"/>
          <table:table-cell table:style-name="ce5" office:value-type="string" calcext:value-type="string">
            <text:p>bimcv, covidx, github_cxne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20455</text:p>
          </table:table-cell>
          <table:table-cell table:style-name="ce26" office:value-type="string" calcext:value-type="string">
            <text:p><text:a xlink:href="https://doi.org/10.3390/s21020455" xlink:type="simple">https://doi.org/10.3390/s2102045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xplainable COVID-19 Detection Using Chest CT Scans and Deep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140-020-01885-z</text:p>
          </table:table-cell>
          <table:table-cell table:style-name="ce26" office:value-type="string" calcext:value-type="string">
            <text:p><text:a xlink:href="https://doi.org/10.1007/s10140-020-01885-z" xlink:type="simple">https://doi.org/10.1007/s10140-020-01885-z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utomated processing of social media content for radiologists: applied deep learning to radiological content on twitter during COVID-19 pandemic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67-020-02692-3</text:p>
          </table:table-cell>
          <table:table-cell table:style-name="ce26" office:value-type="string" calcext:value-type="string">
            <text:p><text:a xlink:href="https://doi.org/10.1186/s12967-020-02692-3" xlink:type="simple">https://doi.org/10.1186/s12967-020-02692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T radiomics facilitates more accurate diagnosis of COVID-19 pneumonia: compared with CO-RAD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1-02917-3</text:p>
          </table:table-cell>
          <table:table-cell table:style-name="ce26" office:value-type="string" calcext:value-type="string">
            <text:p><text:a xlink:href="https://doi.org/10.1007/s12652-021-02917-3" xlink:type="simple">https://doi.org/10.1007/s12652-021-02917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INet: a convolutional neural network approach for predicting COVID-19 from chest X-ray images.</text:p>
          </table:table-cell>
          <table:table-cell table:style-name="ce5"/>
          <table:table-cell table:style-name="ce5" office:value-type="string" calcext:value-type="string">
            <text:p>kaggle_nabeelsajid917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1.109552</text:p>
          </table:table-cell>
          <table:table-cell table:style-name="ce26" office:value-type="string" calcext:value-type="string">
            <text:p><text:a xlink:href="https://doi.org/10.1016/j.ejrad.2021.109552" xlink:type="simple">https://doi.org/10.1016/j.ejrad.2021.10955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ulti-classifier-based identification of COVID-19 from chest computed tomography using generalizable and interpretable radiomics featur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4258/hir.2021.27.1.82</text:p>
          </table:table-cell>
          <table:table-cell table:style-name="ce26" office:value-type="string" calcext:value-type="string">
            <text:p><text:a xlink:href="https://doi.org/10.4258/hir.2021.27.1.82" xlink:type="simple">https://doi.org/10.4258/hir.2021.27.1.8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deless Deep Learning of COVID-19 Chest X-Ray Image Dataset with KNIME Analytics Platform.</text:p>
          </table:table-cell>
          <table:table-cell table:style-name="ce5"/>
          <table:table-cell table:style-name="ce5" office:value-type="string" calcext:value-type="string">
            <text:p>cohen, sirm, mlhannover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LI.0000000000000763</text:p>
          </table:table-cell>
          <table:table-cell table:style-name="ce26" office:value-type="string" calcext:value-type="string">
            <text:p><text:a xlink:href="https://doi.org/10.1097/RLI.0000000000000763" xlink:type="simple">https://doi.org/10.1097/RLI.000000000000076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utomated Detection and Quantification of COVID-19 Airspace Disease on Chest Radiographs: A Novel Approach Achieving Expert Radiologist-Level Performance Using a Deep Convolutional Neural Network Trained on Digital Reconstructed Radiographs From Computed Tomography-Derived Ground Truth.</text:p>
          </table:table-cell>
          <table:table-cell table:style-name="ce5"/>
          <table:table-cell table:style-name="ce5" office:value-type="string" calcext:value-type="string">
            <text:p>private_northeasternus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760-020-01820-2</text:p>
          </table:table-cell>
          <table:table-cell table:style-name="ce26" office:value-type="string" calcext:value-type="string">
            <text:p><text:a xlink:href="https://doi.org/10.1007/s11760-020-01820-2" xlink:type="simple">https://doi.org/10.1007/s11760-020-01820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valuation of deep learning-based approaches for COVID-19 classification based on chest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patcog.2021.107848</text:p>
          </table:table-cell>
          <table:table-cell table:style-name="ce26" office:value-type="string" calcext:value-type="string">
            <text:p><text:a xlink:href="https://doi.org/10.1016/j.patcog.2021.107848" xlink:type="simple">https://doi.org/10.1016/j.patcog.2021.10784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ulti-task contrastive learning for automatic CT and X-ray diagnosis of COVID-19.</text:p>
          </table:table-cell>
          <table:table-cell table:style-name="ce5"/>
          <table:table-cell table:style-name="ce5" office:value-type="string" calcext:value-type="string">
            <text:p>cohen, mooney, kaggle_andrewmvd, 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0-02688-3</text:p>
          </table:table-cell>
          <table:table-cell table:style-name="ce26" office:value-type="string" calcext:value-type="string">
            <text:p><text:a xlink:href="https://doi.org/10.1007/s12652-020-02688-3" xlink:type="simple">https://doi.org/10.1007/s12652-020-02688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-DiCoNet: Extreme learning machine based classifier for diagnosis of COVID-19 using deep convolutional network.</text:p>
          </table:table-cell>
          <table:table-cell table:style-name="ce5"/>
          <table:table-cell table:style-name="ce5" office:value-type="string" calcext:value-type="string">
            <text:p>sirm, agchung_figure1, twitter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8890226</text:p>
          </table:table-cell>
          <table:table-cell table:style-name="ce26" office:value-type="string" calcext:value-type="string">
            <text:p><text:a xlink:href="https://doi.org/10.1155/2021/8890226" xlink:type="simple">https://doi.org/10.1155/2021/889022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eep Ensemble Model for Classification of Novel Coronavirus in Chest X-Ray Images.</text:p>
          </table:table-cell>
          <table:table-cell table:style-name="ce5"/>
          <table:table-cell table:style-name="ce5" office:value-type="string" calcext:value-type="string">
            <text:p>cohen, radiopedia, sirm, mendeley_augmented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emolab.2021.104256</text:p>
          </table:table-cell>
          <table:table-cell table:style-name="ce26" office:value-type="string" calcext:value-type="string">
            <text:p><text:a xlink:href="https://doi.org/10.1016/j.chemolab.2021.104256" xlink:type="simple">https://doi.org/10.1016/j.chemolab.2021.10425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ovel Covid-19 and pneumonia classification method based on F-transform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adiol.2021203957</text:p>
          </table:table-cell>
          <table:table-cell table:style-name="ce26" office:value-type="string" calcext:value-type="string">
            <text:p><text:a xlink:href="https://doi.org/10.1148/radiol.2021203957" xlink:type="simple">https://doi.org/10.1148/radiol.202120395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The RSNA International COVID-19 Open Radiology Database (RICORD).</text:p>
          </table:table-cell>
          <table:table-cell table:style-name="ce5"/>
          <table:table-cell table:style-name="ce5" office:value-type="string" calcext:value-type="string">
            <text:p>ricord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2003-020-01535-7</text:p>
          </table:table-cell>
          <table:table-cell table:style-name="ce26" office:value-type="string" calcext:value-type="string">
            <text:p><text:a xlink:href="https://doi.org/10.1038/s42003-020-01535-7" xlink:type="simple">https://doi.org/10.1038/s42003-020-01535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Fast automated detection of COVID-19 from medical images using convolutional neural networks.</text:p>
          </table:table-cell>
          <table:table-cell table:style-name="ce5"/>
          <table:table-cell table:style-name="ce5" office:value-type="string" calcext:value-type="string">
            <text:p>cohen, rsna, figshare_bejing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0-02299-5</text:p>
          </table:table-cell>
          <table:table-cell table:style-name="ce26" office:value-type="string" calcext:value-type="string">
            <text:p><text:a xlink:href="https://doi.org/10.1007/s11548-020-02299-5" xlink:type="simple">https://doi.org/10.1007/s11548-020-02299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ssociation of AI quantified COVID-19 chest CT and patient outcom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3/humrep/deaa251</text:p>
          </table:table-cell>
          <table:table-cell table:style-name="ce26" office:value-type="string" calcext:value-type="string">
            <text:p><text:a xlink:href="https://doi.org/10.1093/humrep/deaa251" xlink:type="simple">https://doi.org/10.1093/humrep/deaa25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Streamlining follicular monitoring during controlled ovarian stimulation: a data-driven approach to efficient IVF care in the new era of social distancing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5181</text:p>
          </table:table-cell>
          <table:table-cell table:style-name="ce26" office:value-type="string" calcext:value-type="string">
            <text:p><text:a xlink:href="https://doi.org/10.2196/25181" xlink:type="simple">https://doi.org/10.2196/2518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achine learning models for image-based diagnosis and prognosis of COVID-19: A systematic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0-80261-w</text:p>
          </table:table-cell>
          <table:table-cell table:style-name="ce26" office:value-type="string" calcext:value-type="string">
            <text:p><text:a xlink:href="https://doi.org/10.1038/s41598-020-80261-w" xlink:type="simple">https://doi.org/10.1038/s41598-020-80261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ovel deep learning-based quantification of serial chest computed tomography in Coronavirus Disease 2019 (COVID-19)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1573405617999210112195450</text:p>
          </table:table-cell>
          <table:table-cell table:style-name="ce26" office:value-type="string" calcext:value-type="string">
            <text:p><text:a xlink:href="https://doi.org/10.2174/1573405617999210112195450" xlink:type="simple">https://doi.org/10.2174/157340561799921011219545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Texture Analysis in the Evaluation of Covid-19 Pneumonia in Chest X-Ray Images: a Proof of Concept Study.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467-020-20657-4</text:p>
          </table:table-cell>
          <table:table-cell table:style-name="ce26" office:value-type="string" calcext:value-type="string">
            <text:p><text:a xlink:href="https://doi.org/10.1038/s41467-020-20657-4" xlink:type="simple">https://doi.org/10.1038/s41467-020-20657-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Integrating deep learning CT-scan model, biological and clinical variables to predict severity of COVID-19 patien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916-021-01707-w</text:p>
          </table:table-cell>
          <table:table-cell table:style-name="ce26" office:value-type="string" calcext:value-type="string">
            <text:p><text:a xlink:href="https://doi.org/10.1007/s10916-021-01707-w" xlink:type="simple">https://doi.org/10.1007/s10916-021-01707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ovel Block Imaging Technique Using Nine Artificial Intelligence Models for COVID-19 Disease Classification, Characterization and Severity Measurement in Lung Computed Tomography Scans on an Italian Cohor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5152/dir.2020.20205</text:p>
          </table:table-cell>
          <table:table-cell table:style-name="ce26" office:value-type="string" calcext:value-type="string">
            <text:p><text:a xlink:href="https://doi.org/10.5152/dir.2020.20205" xlink:type="simple">https://doi.org/10.5152/dir.2020.2020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etermination of disease severity in COVID-19 patients using deep learning in chest X-ray images.</text:p>
          </table:table-cell>
          <table:table-cell table:style-name="ce5"/>
          <table:table-cell table:style-name="ce5" office:value-type="string" calcext:value-type="string">
            <text:p>private_ital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150/ijbs.53982</text:p>
          </table:table-cell>
          <table:table-cell table:style-name="ce26" office:value-type="string" calcext:value-type="string">
            <text:p><text:a xlink:href="https://doi.org/10.7150/ijbs.53982" xlink:type="simple">https://doi.org/10.7150/ijbs.5398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rapid screening classifier for diagnosing COVID-19.</text:p>
          </table:table-cell>
          <table:table-cell table:style-name="ce5"/>
          <table:table-cell table:style-name="ce5" office:value-type="string" calcext:value-type="string">
            <text:p>private_wuha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75</text:p>
          </table:table-cell>
          <table:table-cell table:style-name="ce26" office:value-type="string" calcext:value-type="string">
            <text:p><text:a xlink:href="https://doi.org/10.1016/j.media.2021.101975" xlink:type="simple">https://doi.org/10.1016/j.media.2021.10197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odality alignment contrastive learning for severity assessment of COVID-19 from lung ultrasound and clinical information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042-020-10340-7</text:p>
          </table:table-cell>
          <table:table-cell table:style-name="ce26" office:value-type="string" calcext:value-type="string">
            <text:p><text:a xlink:href="https://doi.org/10.1007/s11042-020-10340-7" xlink:type="simple">https://doi.org/10.1007/s11042-020-10340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Predicting the COVID-19 infection with fourteen clinical features using machine learning classification algorithm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0929867328666210106143307</text:p>
          </table:table-cell>
          <table:table-cell table:style-name="ce26" office:value-type="string" calcext:value-type="string">
            <text:p><text:a xlink:href="https://doi.org/10.2174/0929867328666210106143307" xlink:type="simple">https://doi.org/10.2174/092986732866621010614330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achine Intelligence Techniques for the Identification and Diagnosis of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210</text:p>
          </table:table-cell>
          <table:table-cell table:style-name="ce26" office:value-type="string" calcext:value-type="string">
            <text:p><text:a xlink:href="https://doi.org/10.1016/j.compbiomed.2021.104210" xlink:type="simple">https://doi.org/10.1016/j.compbiomed.2021.10421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narrative review on characterization of acute respiratory distress syndrome in COVID-19-infected lungs using artificial intelligence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5535</text:p>
          </table:table-cell>
          <table:table-cell table:style-name="ce26" office:value-type="string" calcext:value-type="string">
            <text:p><text:a xlink:href="https://doi.org/10.2196/25535" xlink:type="simple">https://doi.org/10.2196/2553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ccurately Differentiating Between Patients With COVID-19, Patients With Other Viral Infections, and Healthy Individuals: Multimodal Late Fusion Learning Approach.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private_wuhan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87-5</text:p>
          </table:table-cell>
          <table:table-cell table:style-name="ce26" office:value-type="string" calcext:value-type="string">
            <text:p><text:a xlink:href="https://doi.org/10.1007/s12559-020-09787-5" xlink:type="simple">https://doi.org/10.1007/s12559-020-09787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Pneumonia Classification Using Deep Learning from Chest X-ray Images During COVID-19.</text:p>
          </table:table-cell>
          <table:table-cell table:style-name="ce5"/>
          <table:table-cell table:style-name="ce5" office:value-type="string" calcext:value-type="string">
            <text:p>kaggle_radiodb, mooney, 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21-020-05636-6</text:p>
          </table:table-cell>
          <table:table-cell table:style-name="ce26" office:value-type="string" calcext:value-type="string">
            <text:p><text:a xlink:href="https://doi.org/10.1007/s00521-020-05636-6" xlink:type="simple">https://doi.org/10.1007/s00521-020-05636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IDScreen: explainable deep learning framework for differential diagnosis of COVID-19 using chest X-rays.</text:p>
          </table:table-cell>
          <table:table-cell table:style-name="ce5"/>
          <table:table-cell table:style-name="ce5" office:value-type="string" calcext:value-type="string">
            <text:p>cohen, kaggle_radiodb, rsna, actualmed, agchung_figure1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1.3051470</text:p>
          </table:table-cell>
          <table:table-cell table:style-name="ce26" office:value-type="string" calcext:value-type="string">
            <text:p><text:a xlink:href="https://doi.org/10.1109/JBHI.2021.3051470" xlink:type="simple">https://doi.org/10.1109/JBHI.2021.305147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istant Domain Transfer Learning for Medical Imaging.</text:p>
          </table:table-cell>
          <table:table-cell table:style-name="ce5"/>
          <table:table-cell table:style-name="ce5" office:value-type="string" calcext:value-type="string">
            <text:p>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linimag.2021.01.019</text:p>
          </table:table-cell>
          <table:table-cell table:style-name="ce26" office:value-type="string" calcext:value-type="string">
            <text:p><text:a xlink:href="https://doi.org/10.1016/j.clinimag.2021.01.019" xlink:type="simple">https://doi.org/10.1016/j.clinimag.2021.01.01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SARS-CoV-2 diagnosis using medical imaging techniques and artificial intelligence: A review.</text:p>
          </table:table-cell>
          <table:table-cell table:style-name="ce5"/>
          <table:table-cell table:style-name="ce5" office:value-type="string" calcext:value-type="string">
            <text:p>cohen, sirm, kaggle_bachrr, kaggle_radiodb, kaggle_nabeelsajid917, kaggle_darshan1504, kaggle_masumrefat, kaggle_rupeshs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4103/ijri.IJRI_914_20</text:p>
          </table:table-cell>
          <table:table-cell table:style-name="ce26" office:value-type="string" calcext:value-type="string">
            <text:p><text:a xlink:href="https://doi.org/10.4103/ijri.IJRI_914_20" xlink:type="simple">https://doi.org/10.4103/ijri.IJRI_914_2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mparing a deep learning model's diagnostic performance to that of radiologists to detect Covid -19 features on chest radiographs.</text:p>
          </table:table-cell>
          <table:table-cell table:style-name="ce5"/>
          <table:table-cell table:style-name="ce5" office:value-type="string" calcext:value-type="string">
            <text:p>cohen, montgomery, private_india, not_identifi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be.2021.01.002</text:p>
          </table:table-cell>
          <table:table-cell table:style-name="ce26" office:value-type="string" calcext:value-type="string">
            <text:p><text:a xlink:href="https://doi.org/10.1016/j.bbe.2021.01.002" xlink:type="simple">https://doi.org/10.1016/j.bbe.2021.01.00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 deep learning-based COVID-19 automatic diagnostic framework using chest X-ray images.</text:p>
          </table:table-cell>
          <table:table-cell table:style-name="ce5"/>
          <table:table-cell table:style-name="ce5" office:value-type="string" calcext:value-type="string">
            <text:p>cohen, mooney, private_indi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80/07391102.2021.1875049</text:p>
          </table:table-cell>
          <table:table-cell table:style-name="ce26" office:value-type="string" calcext:value-type="string">
            <text:p><text:a xlink:href="https://doi.org/10.1080/07391102.2021.1875049" xlink:type="simple">https://doi.org/10.1080/07391102.2021.187504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ADOPT: automatic deep learning and optimization-based approach for detection of novel coronavirus COVID-19 disease using X-ray image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95-5</text:p>
          </table:table-cell>
          <table:table-cell table:style-name="ce26" office:value-type="string" calcext:value-type="string">
            <text:p><text:a xlink:href="https://doi.org/10.1007/s12559-020-09795-5" xlink:type="simple">https://doi.org/10.1007/s12559-020-09795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19-CNNet and COV19-ResNet: Diagnostic Inference Engines for Early Detection of COVID-19.</text:p>
          </table:table-cell>
          <table:table-cell table:style-name="ce5"/>
          <table:table-cell table:style-name="ce5" office:value-type="string" calcext:value-type="string">
            <text:p>kaggle_radiodb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746-020-00369-1</text:p>
          </table:table-cell>
          <table:table-cell table:style-name="ce26" office:value-type="string" calcext:value-type="string">
            <text:p><text:a xlink:href="https://doi.org/10.1038/s41746-020-00369-1" xlink:type="simple">https://doi.org/10.1038/s41746-020-00369-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Deep COVID DeteCT: an international experience on COVID-19 lung detection and prognosis using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334-020-00906-9</text:p>
          </table:table-cell>
          <table:table-cell table:style-name="ce26" office:value-type="string" calcext:value-type="string">
            <text:p><text:a xlink:href="https://doi.org/10.1007/s10334-020-00906-9" xlink:type="simple">https://doi.org/10.1007/s10334-020-00906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Effect of MRI acquisition acceleration via compressed sensing and parallel imaging on brain volumetry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msu.2020.12.043</text:p>
          </table:table-cell>
          <table:table-cell table:style-name="ce26" office:value-type="string" calcext:value-type="string">
            <text:p><text:a xlink:href="https://doi.org/10.1016/j.amsu.2020.12.043" xlink:type="simple">https://doi.org/10.1016/j.amsu.2020.12.04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mparing supervised and semi-supervised Machine Learning Models on Diagnosing Breast Cancer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-19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mpb.2021.106004</text:p>
          </table:table-cell>
          <table:table-cell table:style-name="ce26" office:value-type="string" calcext:value-type="string">
            <text:p><text:a xlink:href="https://doi.org/10.1016/j.cmpb.2021.106004" xlink:type="simple">https://doi.org/10.1016/j.cmpb.2021.10600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oes non-COVID-19 lung lesion help? investigating transferability in COVID-19 CT image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160</text:p>
          </table:table-cell>
          <table:table-cell table:style-name="ce26" office:value-type="string" calcext:value-type="string">
            <text:p><text:a xlink:href="https://doi.org/10.1016/j.asoc.2021.107160" xlink:type="simple">https://doi.org/10.1016/j.asoc.2021.10716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CoroNet: A deep LSTM approach for automated detection of COVID-19 cases from chest X-ray images.</text:p>
          </table:table-cell>
          <table:table-cell table:style-name="ce5"/>
          <table:table-cell table:style-name="ce5" office:value-type="string" calcext:value-type="string">
            <text:p>kaggle_bachrr, mooney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64</text:p>
          </table:table-cell>
          <table:table-cell table:style-name="ce26" office:value-type="string" calcext:value-type="string">
            <text:p><text:a xlink:href="https://doi.org/10.7717/peerj-cs.364" xlink:type="simple">https://doi.org/10.7717/peerj-cs.36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novel perceptual two layer image fusion using deep learning for imbalanced COVID-19 dataset.</text:p>
          </table:table-cell>
          <table:table-cell table:style-name="ce5"/>
          <table:table-cell table:style-name="ce5" office:value-type="string" calcext:value-type="string">
            <text:p>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20315</text:p>
          </table:table-cell>
          <table:table-cell table:style-name="ce26" office:value-type="string" calcext:value-type="string">
            <text:p><text:a xlink:href="https://doi.org/10.3390/diagnostics11020315" xlink:type="simple">https://doi.org/10.3390/diagnostics1102031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Detection by Optimizing Deep Residual Features with Improved Clustering-Based Golden Ratio Optimizer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1.3058293</text:p>
          </table:table-cell>
          <table:table-cell table:style-name="ce26" office:value-type="string" calcext:value-type="string">
            <text:p><text:a xlink:href="https://doi.org/10.1109/JBHI.2021.3058293" xlink:type="simple">https://doi.org/10.1109/JBHI.2021.305829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Multiscale Attention Guided Network for COVID-19 Diagnosis Using Chest X-ray Images.</text:p>
          </table:table-cell>
          <table:table-cell table:style-name="ce5"/>
          <table:table-cell table:style-name="ce5" office:value-type="string" calcext:value-type="string">
            <text:p>cohen, nih, v7labs, 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bspc.2021.102490</text:p>
          </table:table-cell>
          <table:table-cell table:style-name="ce26" office:value-type="string" calcext:value-type="string">
            <text:p><text:a xlink:href="https://doi.org/10.1016/j.bspc.2021.102490" xlink:type="simple">https://doi.org/10.1016/j.bspc.2021.10249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ronavirus (COVID-19) detection from chest radiology images using convolutional neural networks.</text:p>
          </table:table-cell>
          <table:table-cell table:style-name="ce5"/>
          <table:table-cell table:style-name="ce5" office:value-type="string" calcext:value-type="string">
            <text:p>rsna, private_bahawalpu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41747-020-00203-z</text:p>
          </table:table-cell>
          <table:table-cell table:style-name="ce26" office:value-type="string" calcext:value-type="string">
            <text:p><text:a xlink:href="https://doi.org/10.1186/s41747-020-00203-z" xlink:type="simple">https://doi.org/10.1186/s41747-020-00203-z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Machine learning applied on chest x-ray can aid in the diagnosis of COVID-19: a first experience from Lombardy, Italy.</text:p>
          </table:table-cell>
          <table:table-cell table:style-name="ce5"/>
          <table:table-cell table:style-name="ce5" office:value-type="string" calcext:value-type="string">
            <text:p>private_italy_onrequest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1-00564-w</text:p>
          </table:table-cell>
          <table:table-cell table:style-name="ce26" office:value-type="string" calcext:value-type="string">
            <text:p><text:a xlink:href="https://doi.org/10.1186/s12880-021-00564-w" xlink:type="simple">https://doi.org/10.1186/s12880-021-00564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T-based radiomics combined with signs: a valuable tool to help radiologist discriminate COVID-19 and influenza pneumoni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278-021-00731-5</text:p>
          </table:table-cell>
          <table:table-cell table:style-name="ce26" office:value-type="string" calcext:value-type="string">
            <text:p><text:a xlink:href="https://doi.org/10.1007/s13278-021-00731-5" xlink:type="simple">https://doi.org/10.1007/s13278-021-00731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ynthesis of COVID-19 chest X-rays using unpaired image-to-image translation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44</text:p>
          </table:table-cell>
          <table:table-cell table:style-name="ce26" office:value-type="string" calcext:value-type="string">
            <text:p><text:a xlink:href="https://doi.org/10.1002/ima.22544" xlink:type="simple">https://doi.org/10.1002/ima.2254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deep learning model for mass screening of COVID-19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92</text:p>
          </table:table-cell>
          <table:table-cell table:style-name="ce26" office:value-type="string" calcext:value-type="string">
            <text:p><text:a xlink:href="https://doi.org/10.1016/j.media.2021.101992" xlink:type="simple">https://doi.org/10.1016/j.media.2021.10199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Federated semi-supervised learning for COVID region segmentation in chest CT using multi-national data from China, Italy, Japa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238</text:p>
          </table:table-cell>
          <table:table-cell table:style-name="ce26" office:value-type="string" calcext:value-type="string">
            <text:p><text:a xlink:href="https://doi.org/10.1016/j.asoc.2021.107238" xlink:type="simple">https://doi.org/10.1016/j.asoc.2021.10723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utomated Detection of Covid-19 from Chest X-ray scans using an optimized CNN architecture.</text:p>
          </table:table-cell>
          <table:table-cell table:style-name="ce5"/>
          <table:table-cell table:style-name="ce5" office:value-type="string" calcext:value-type="string">
            <text:p>kaggle_radiodb, kaggle_prashant268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717/peerj-cs.358</text:p>
          </table:table-cell>
          <table:table-cell table:style-name="ce26" office:value-type="string" calcext:value-type="string">
            <text:p><text:a xlink:href="https://doi.org/10.7717/peerj-cs.358" xlink:type="simple">https://doi.org/10.7717/peerj-cs.35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: a new deep learning computer-aided model for classification.</text:p>
          </table:table-cell>
          <table:table-cell table:style-name="ce5"/>
          <table:table-cell table:style-name="ce5" office:value-type="string" calcext:value-type="string">
            <text:p>github_smfai200, kaggle_bachrr, mendeley_mom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96/23693</text:p>
          </table:table-cell>
          <table:table-cell table:style-name="ce26" office:value-type="string" calcext:value-type="string">
            <text:p><text:a xlink:href="https://doi.org/10.2196/23693" xlink:type="simple">https://doi.org/10.2196/2369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Fast and Accurate Detection of COVID-19 Along With 14 Other Chest Pathologies Using a Multi-Level Classification: Algorithm Development and Validation Study.</text:p>
          </table:table-cell>
          <table:table-cell table:style-name="ce5"/>
          <table:table-cell table:style-name="ce5" office:value-type="string" calcext:value-type="string">
            <text:p>jsrt, 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3735-021-00204-7</text:p>
          </table:table-cell>
          <table:table-cell table:style-name="ce26" office:value-type="string" calcext:value-type="string">
            <text:p><text:a xlink:href="https://doi.org/10.1007/s13735-021-00204-7" xlink:type="simple">https://doi.org/10.1007/s13735-021-00204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sign ensemble deep learning model for pneumonia disease classifica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imu.2021.100540</text:p>
          </table:table-cell>
          <table:table-cell table:style-name="ce26" office:value-type="string" calcext:value-type="string">
            <text:p><text:a xlink:href="https://doi.org/10.1016/j.imu.2021.100540" xlink:type="simple">https://doi.org/10.1016/j.imu.2021.10054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C: An expert system to diagnose COVID-19 and predict its severity using chest CT scans: Application in radiolog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IP.2021.3058783</text:p>
          </table:table-cell>
          <table:table-cell table:style-name="ce26" office:value-type="string" calcext:value-type="string">
            <text:p><text:a xlink:href="https://doi.org/10.1109/TIP.2021.3058783" xlink:type="simple">https://doi.org/10.1109/TIP.2021.305878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JCS: An Explainable COVID-19 Diagnosis System by Joint Classification and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30-021-07715-1</text:p>
          </table:table-cell>
          <table:table-cell table:style-name="ce26" office:value-type="string" calcext:value-type="string">
            <text:p><text:a xlink:href="https://doi.org/10.1007/s00330-021-07715-1" xlink:type="simple">https://doi.org/10.1007/s00330-021-07715-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deep learning algorithm using CT images to screen for Corona virus disease (COVID-19)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354-021-00121-7</text:p>
          </table:table-cell>
          <table:table-cell table:style-name="ce26" office:value-type="string" calcext:value-type="string">
            <text:p><text:a xlink:href="https://doi.org/10.1007/s00354-021-00121-7" xlink:type="simple">https://doi.org/10.1007/s00354-021-00121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XCOVNet: Chest X-ray Image Classification for COVID-19 Early Detection Using Convolutional Neural Network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knosys.2021.106849</text:p>
          </table:table-cell>
          <table:table-cell table:style-name="ce26" office:value-type="string" calcext:value-type="string">
            <text:p><text:a xlink:href="https://doi.org/10.1016/j.knosys.2021.106849" xlink:type="simple">https://doi.org/10.1016/j.knosys.2021.10684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ransfer learning for establishment of recognition of COVID-19 on CT imaging using small-sized training dataset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haos.2021.110749</text:p>
          </table:table-cell>
          <table:table-cell table:style-name="ce26" office:value-type="string" calcext:value-type="string">
            <text:p><text:a xlink:href="https://doi.org/10.1016/j.chaos.2021.110749" xlink:type="simple">https://doi.org/10.1016/j.chaos.2021.11074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Using handpicked features in conjunction with ResNet-50 for improved detection of COVID-19 from chest X-ray images.</text:p>
          </table:table-cell>
          <table:table-cell table:style-name="ce5"/>
          <table:table-cell table:style-name="ce5" office:value-type="string" calcext:value-type="string">
            <text:p>kaggle_radiodb, cohen, agchung_figure1, actualm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6/jkms.2021.36.e46</text:p>
          </table:table-cell>
          <table:table-cell table:style-name="ce26" office:value-type="string" calcext:value-type="string">
            <text:p><text:a xlink:href="https://doi.org/10.3346/jkms.2021.36.e46" xlink:type="simple">https://doi.org/10.3346/jkms.2021.36.e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Quantitative Assessment of Chest CT Patterns in COVID-19 and Bacterial Pneumonia Patients: a Deep Learning Perspectiv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p.14676</text:p>
          </table:table-cell>
          <table:table-cell table:style-name="ce26" office:value-type="string" calcext:value-type="string">
            <text:p><text:a xlink:href="https://doi.org/10.1002/mp.14676" xlink:type="simple">https://doi.org/10.1002/mp.1467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oward data-efficient learning: A benchmark for COVID-19 CT lung and infection segmenta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78</text:p>
          </table:table-cell>
          <table:table-cell table:style-name="ce26" office:value-type="string" calcext:value-type="string">
            <text:p><text:a xlink:href="https://doi.org/10.1016/j.media.2021.101978" xlink:type="simple">https://doi.org/10.1016/j.media.2021.10197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novel multiple instance learning framework for COVID-19 severity assessment via data augmentation and self-supervised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3424-5</text:p>
          </table:table-cell>
          <table:table-cell table:style-name="ce26" office:value-type="string" calcext:value-type="string">
            <text:p><text:a xlink:href="https://doi.org/10.1038/s41598-021-83424-5" xlink:type="simple">https://doi.org/10.1038/s41598-021-83424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ssisting scalable diagnosis automatically via CT images in the combat against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41480</text:p>
          </table:table-cell>
          <table:table-cell table:style-name="ce26" office:value-type="string" calcext:value-type="string">
            <text:p><text:a xlink:href="https://doi.org/10.3390/s21041480" xlink:type="simple">https://doi.org/10.3390/s2104148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Detection from Chest X-ray Images Using Feature Fusion and Deep Learning.</text:p>
          </table:table-cell>
          <table:table-cell table:style-name="ce5"/>
          <table:table-cell table:style-name="ce5" office:value-type="string" calcext:value-type="string">
            <text:p>kaggle_radiodb, cohen, 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0-00529-5</text:p>
          </table:table-cell>
          <table:table-cell table:style-name="ce26" office:value-type="string" calcext:value-type="string">
            <text:p><text:a xlink:href="https://doi.org/10.1186/s12880-020-00529-5" xlink:type="simple">https://doi.org/10.1186/s12880-020-00529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lung CT image segmentation using deep learning methods: U-Net versus SegNe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521-020-05641-9</text:p>
          </table:table-cell>
          <table:table-cell table:style-name="ce26" office:value-type="string" calcext:value-type="string">
            <text:p><text:a xlink:href="https://doi.org/10.1007/s00521-020-05641-9" xlink:type="simple">https://doi.org/10.1007/s00521-020-05641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riage of potential COVID-19 patients from chest X-ray images using hierarchical convolutional network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3237-6</text:p>
          </table:table-cell>
          <table:table-cell table:style-name="ce26" office:value-type="string" calcext:value-type="string">
            <text:p><text:a xlink:href="https://doi.org/10.1038/s41598-021-83237-6" xlink:type="simple">https://doi.org/10.1038/s41598-021-83237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deep learning integrated radiomics model for identification of coronavirus disease 2019 using computed tomograph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48-021-02317-0</text:p>
          </table:table-cell>
          <table:table-cell table:style-name="ce26" office:value-type="string" calcext:value-type="string">
            <text:p><text:a xlink:href="https://doi.org/10.1007/s11548-021-02317-0" xlink:type="simple">https://doi.org/10.1007/s11548-021-02317-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ix artificial intelligence paradigms for tissue characterisation and classification of non-COVID-19 pneumonia against COVID-19 pneumonia in computed tomography lung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676-020-09567-7</text:p>
          </table:table-cell>
          <table:table-cell table:style-name="ce26" office:value-type="string" calcext:value-type="string">
            <text:p><text:a xlink:href="https://doi.org/10.1007/s10676-020-09567-7" xlink:type="simple">https://doi.org/10.1007/s10676-020-09567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he CLAIRE COVID-19 initiative: approach, experiences and recommendation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1.109602</text:p>
          </table:table-cell>
          <table:table-cell table:style-name="ce26" office:value-type="string" calcext:value-type="string">
            <text:p><text:a xlink:href="https://doi.org/10.1016/j.ejrad.2021.109602" xlink:type="simple">https://doi.org/10.1016/j.ejrad.2021.10960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Texture feature-based machine learning classifier could assist in the diagnosis of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7176</text:p>
          </table:table-cell>
          <table:table-cell table:style-name="ce26" office:value-type="string" calcext:value-type="string">
            <text:p><text:a xlink:href="https://doi.org/10.1371/journal.pone.0247176" xlink:type="simple">https://doi.org/10.1371/journal.pone.024717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OM-LWL method for identification of COVID-19 on chest X-ray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79-021-05839-9</text:p>
          </table:table-cell>
          <table:table-cell table:style-name="ce26" office:value-type="string" calcext:value-type="string">
            <text:p><text:a xlink:href="https://doi.org/10.1186/s12879-021-05839-9" xlink:type="simple">https://doi.org/10.1186/s12879-021-05839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rrelation between lung infection severity and clinical laboratory indicators in patients with COVID-19: a cross-sectional study based on machine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0.3042523</text:p>
          </table:table-cell>
          <table:table-cell table:style-name="ce26" office:value-type="string" calcext:value-type="string">
            <text:p><text:a xlink:href="https://doi.org/10.1109/JBHI.2020.3042523" xlink:type="simple">https://doi.org/10.1109/JBHI.2020.304252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ID-19 CT Image Synthesis With a Conditional Generative Adversarial Network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00779-021-01541-4</text:p>
          </table:table-cell>
          <table:table-cell table:style-name="ce26" office:value-type="string" calcext:value-type="string">
            <text:p><text:a xlink:href="https://doi.org/10.1007/s00779-021-01541-4" xlink:type="simple">https://doi.org/10.1007/s00779-021-01541-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iagnosis and combating COVID-19 using wearable Oura smart ring with deep learning methods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0-00408-1</text:p>
          </table:table-cell>
          <table:table-cell table:style-name="ce26" office:value-type="string" calcext:value-type="string">
            <text:p><text:a xlink:href="https://doi.org/10.1007/s12539-020-00408-1" xlink:type="simple">https://doi.org/10.1007/s12539-020-00408-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lassification of COVID-19 by Compressed Chest CT Image through Deep Learning on a Large Patients Cohor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1/2021.02.11.20196766</text:p>
          </table:table-cell>
          <table:table-cell table:style-name="ce26" office:value-type="string" calcext:value-type="string">
            <text:p><text:a xlink:href="https://doi.org/10.1101/2021.02.11.20196766" xlink:type="simple">https://doi.org/10.1101/2021.02.11.2019676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 learning models for COVID-19 chest x-ray classification: Preventing shortcut learning using feature disentanglement.</text:p>
          </table:table-cell>
          <table:table-cell table:style-name="ce5"/>
          <table:table-cell table:style-name="ce5" office:value-type="string" calcext:value-type="string">
            <text:p>covidx, private_chin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58</text:p>
          </table:table-cell>
          <table:table-cell table:style-name="ce26" office:value-type="string" calcext:value-type="string">
            <text:p><text:a xlink:href="https://doi.org/10.1002/ima.22558" xlink:type="simple">https://doi.org/10.1002/ima.2255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utomatic detection and localization of COVID-19 pneumonia using axial computed tomography images and deep convolutional neural network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cancers13040652</text:p>
          </table:table-cell>
          <table:table-cell table:style-name="ce26" office:value-type="string" calcext:value-type="string">
            <text:p><text:a xlink:href="https://doi.org/10.3390/cancers13040652" xlink:type="simple">https://doi.org/10.3390/cancers1304065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 Learning Algorithm Trained with COVID-19 Pneumonia Also Identifies Immune Checkpoint Inhibitor Therapy-Related Pneumonit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47/IDR.S296346</text:p>
          </table:table-cell>
          <table:table-cell table:style-name="ce26" office:value-type="string" calcext:value-type="string">
            <text:p><text:a xlink:href="https://doi.org/10.2147/IDR.S296346" xlink:type="simple">https://doi.org/10.2147/IDR.S2963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rtificial Intelligence Clinicians Can Use Chest Computed Tomography Technology to Automatically Diagnose Coronavirus Disease 2019 (COVID-19) Pneumonia and Enhance Low-Quality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278-021-00430-9</text:p>
          </table:table-cell>
          <table:table-cell table:style-name="ce26" office:value-type="string" calcext:value-type="string">
            <text:p><text:a xlink:href="https://doi.org/10.1007/s10278-021-00430-9" xlink:type="simple">https://doi.org/10.1007/s10278-021-00430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Multicenter Assessment of CT Pneumonia Analysis Prototype for Predicting Disease Severity and Patient Outcome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75-9</text:p>
          </table:table-cell>
          <table:table-cell table:style-name="ce26" office:value-type="string" calcext:value-type="string">
            <text:p><text:a xlink:href="https://doi.org/10.1007/s12559-020-09775-9" xlink:type="simple">https://doi.org/10.1007/s12559-020-09775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Shallow Convolutional Neural Network for COVID-19 Outbreak Screening Using Chest X-rays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39-021-00418-7</text:p>
          </table:table-cell>
          <table:table-cell table:style-name="ce26" office:value-type="string" calcext:value-type="string">
            <text:p><text:a xlink:href="https://doi.org/10.1007/s12539-021-00418-7" xlink:type="simple">https://doi.org/10.1007/s12539-021-00418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ON: Deep Learning and Optimization-Based Framework for Detection of Novel Coronavirus Disease Using X-ray Images.</text:p>
          </table:table-cell>
          <table:table-cell table:style-name="ce5"/>
          <table:table-cell table:style-name="ce5" office:value-type="string" calcext:value-type="string">
            <text:p>cohen, mooney, rsn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184</text:p>
          </table:table-cell>
          <table:table-cell table:style-name="ce26" office:value-type="string" calcext:value-type="string">
            <text:p><text:a xlink:href="https://doi.org/10.1016/j.asoc.2021.107184" xlink:type="simple">https://doi.org/10.1016/j.asoc.2021.10718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oVNet-19: A Deep Learning model for the detection and analysis of COVID-19 patients.</text:p>
          </table:table-cell>
          <table:table-cell table:style-name="ce5"/>
          <table:table-cell table:style-name="ce5" office:value-type="string" calcext:value-type="string">
            <text:p>cohen, mooney, kaggle_radiodb, agchung_figure1, kaggle_andrewmv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252</text:p>
          </table:table-cell>
          <table:table-cell table:style-name="ce26" office:value-type="string" calcext:value-type="string">
            <text:p><text:a xlink:href="https://doi.org/10.1016/j.compbiomed.2021.104252" xlink:type="simple">https://doi.org/10.1016/j.compbiomed.2021.10425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Hybrid ensemble model for differential diagnosis between COVID-19 and common viral pneumonia by chest X-ray radiograph.</text:p>
          </table:table-cell>
          <table:table-cell table:style-name="ce5"/>
          <table:table-cell table:style-name="ce5" office:value-type="string" calcext:value-type="string">
            <text:p>cohen, nih, kaggle_radiodb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3-021-00520-2</text:p>
          </table:table-cell>
          <table:table-cell table:style-name="ce26" office:value-type="string" calcext:value-type="string">
            <text:p><text:a xlink:href="https://doi.org/10.1007/s12553-021-00520-2" xlink:type="simple">https://doi.org/10.1007/s12553-021-00520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Current limitations to identify COVID-19 using artificial intelligence with chest X-ray imaging.</text:p>
          </table:table-cell>
          <table:table-cell table:style-name="ce5"/>
          <table:table-cell table:style-name="ce5" office:value-type="string" calcext:value-type="string">
            <text:p>cohen, mooney, rsna, kaggle_radiodb, kaggle_ahmedali2019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45295</text:p>
          </table:table-cell>
          <table:table-cell table:style-name="ce26" office:value-type="string" calcext:value-type="string">
            <text:p><text:a xlink:href="https://doi.org/10.1109/TMI.2020.3045295" xlink:type="simple">https://doi.org/10.1109/TMI.2020.304529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MA Net: Multi-Scale Attention Memory Autoencoder Network for Anomaly Detection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ijerph18062842</text:p>
          </table:table-cell>
          <table:table-cell table:style-name="ce26" office:value-type="string" calcext:value-type="string">
            <text:p><text:a xlink:href="https://doi.org/10.3390/ijerph18062842" xlink:type="simple">https://doi.org/10.3390/ijerph1806284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Volume-of-Interest Aware Deep Neural Networks for Rapid Chest CT-Based COVID-19 Patient Risk Assessmen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64</text:p>
          </table:table-cell>
          <table:table-cell table:style-name="ce26" office:value-type="string" calcext:value-type="string">
            <text:p><text:a xlink:href="https://doi.org/10.1002/ima.22564" xlink:type="simple">https://doi.org/10.1002/ima.2256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automated and fast system to identify COVID-19 from X-ray radiograph of the chest using image processing and machine learning.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MI.2020.3040950</text:p>
          </table:table-cell>
          <table:table-cell table:style-name="ce26" office:value-type="string" calcext:value-type="string">
            <text:p><text:a xlink:href="https://doi.org/10.1109/TMI.2020.3040950" xlink:type="simple">https://doi.org/10.1109/TMI.2020.304095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Viral Pneumonia Screening on Chest X-Rays Using Confidence-Aware Anomaly Detection.</text:p>
          </table:table-cell>
          <table:table-cell table:style-name="ce5"/>
          <table:table-cell table:style-name="ce5" office:value-type="string" calcext:value-type="string">
            <text:p>private_jfhealthcare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ijerph18063056</text:p>
          </table:table-cell>
          <table:table-cell table:style-name="ce26" office:value-type="string" calcext:value-type="string">
            <text:p><text:a xlink:href="https://doi.org/10.3390/ijerph18063056" xlink:type="simple">https://doi.org/10.3390/ijerph1806305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Role of Hybrid Deep Neural Networks (HDNNs), Computed Tomography, and Chest X-rays for the Detection of COVID-19.</text:p>
          </table:table-cell>
          <table:table-cell table:style-name="ce5"/>
          <table:table-cell table:style-name="ce5" office:value-type="string" calcext:value-type="string">
            <text:p>cohen, kaggle_radiodb, kaggle_coronahack, actualm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319</text:p>
          </table:table-cell>
          <table:table-cell table:style-name="ce26" office:value-type="string" calcext:value-type="string">
            <text:p><text:a xlink:href="https://doi.org/10.1016/j.compbiomed.2021.104319" xlink:type="simple">https://doi.org/10.1016/j.compbiomed.2021.10431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Exploring the effect of image enhancement techniques on COVID-19 detection using chest X-ray images.</text:p>
          </table:table-cell>
          <table:table-cell table:style-name="ce5"/>
          <table:table-cell table:style-name="ce5" office:value-type="string" calcext:value-type="string">
            <text:p>rsna, bimcv, mlhannover, github_cxnet, sirm, twitte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8829829</text:p>
          </table:table-cell>
          <table:table-cell table:style-name="ce26" office:value-type="string" calcext:value-type="string">
            <text:p><text:a xlink:href="https://doi.org/10.1155/2021/8829829" xlink:type="simple">https://doi.org/10.1155/2021/882982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etaheuristic-based Deep COVID-19 Screening Model from Chest X-Ray Images.</text:p>
          </table:table-cell>
          <table:table-cell table:style-name="ce5"/>
          <table:table-cell table:style-name="ce5" office:value-type="string" calcext:value-type="string">
            <text:p>kaggle_radiodb, kaggle_amanullahasraf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mp.2021.02.023</text:p>
          </table:table-cell>
          <table:table-cell table:style-name="ce26" office:value-type="string" calcext:value-type="string">
            <text:p><text:a xlink:href="https://doi.org/10.1016/j.ejmp.2021.02.023" xlink:type="simple">https://doi.org/10.1016/j.ejmp.2021.02.02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utomatic deep learning-based pleural effusion classification in lung ultrasound images for respiratory pathology diagnosis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2046</text:p>
          </table:table-cell>
          <table:table-cell table:style-name="ce26" office:value-type="string" calcext:value-type="string">
            <text:p><text:a xlink:href="https://doi.org/10.1016/j.media.2021.102046" xlink:type="simple">https://doi.org/10.1016/j.media.2021.1020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BS-Net: Learning COVID-19 pneumonia severity on a large chest X-ray dataset.</text:p>
          </table:table-cell>
          <table:table-cell table:style-name="ce5"/>
          <table:table-cell table:style-name="ce5" office:value-type="string" calcext:value-type="string">
            <text:p>brixia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323</text:p>
          </table:table-cell>
          <table:table-cell table:style-name="ce26" office:value-type="string" calcext:value-type="string">
            <text:p><text:a xlink:href="https://doi.org/10.1016/j.asoc.2021.107323" xlink:type="simple">https://doi.org/10.1016/j.asoc.2021.10732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 new approach for computer-aided detection of coronavirus (COVID-19) from CT and X-ray images using machine learning methods.</text:p>
          </table:table-cell>
          <table:table-cell table:style-name="ce5"/>
          <table:table-cell table:style-name="ce5" office:value-type="string" calcext:value-type="string">
            <text:p>cohen, nih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348</text:p>
          </table:table-cell>
          <table:table-cell table:style-name="ce26" office:value-type="string" calcext:value-type="string">
            <text:p><text:a xlink:href="https://doi.org/10.1016/j.compbiomed.2021.104348" xlink:type="simple">https://doi.org/10.1016/j.compbiomed.2021.10434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ep-chest: Multi-classification deep learning model for diagnosing COVID-19, pneumonia, and lung cancer chest diseases.</text:p>
          </table:table-cell>
          <table:table-cell table:style-name="ce5"/>
          <table:table-cell table:style-name="ce5" office:value-type="string" calcext:value-type="string">
            <text:p>cohen, jsrt, moone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p.14711</text:p>
          </table:table-cell>
          <table:table-cell table:style-name="ce26" office:value-type="string" calcext:value-type="string">
            <text:p><text:a xlink:href="https://doi.org/10.1002/mp.14711" xlink:type="simple">https://doi.org/10.1002/mp.1471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 Cascade-SEME network for COVID-19 detection in chest c-ray images.</text:p>
          </table:table-cell>
          <table:table-cell table:style-name="ce5"/>
          <table:table-cell table:style-name="ce5" office:value-type="string" calcext:value-type="string">
            <text:p>mooney, cohen, not_identifie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30530</text:p>
          </table:table-cell>
          <table:table-cell table:style-name="ce26" office:value-type="string" calcext:value-type="string">
            <text:p><text:a xlink:href="https://doi.org/10.3390/diagnostics11030530" xlink:type="simple">https://doi.org/10.3390/diagnostics1103053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rtificial Intelligence Applied to Chest X-ray for Differential Diagnosis of COVID-19 Pneumonia.</text:p>
          </table:table-cell>
          <table:table-cell table:style-name="ce5"/>
          <table:table-cell table:style-name="ce5" office:value-type="string" calcext:value-type="string">
            <text:p>private_lombardy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74-w</text:p>
          </table:table-cell>
          <table:table-cell table:style-name="ce26" office:value-type="string" calcext:value-type="string">
            <text:p><text:a xlink:href="https://doi.org/10.1007/s12559-020-09774-w" xlink:type="simple">https://doi.org/10.1007/s12559-020-09774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One-shot Cluster-Based Approach for the Detection of COVID-19 from Chest X-ray Images.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0-09779-5</text:p>
          </table:table-cell>
          <table:table-cell table:style-name="ce26" office:value-type="string" calcext:value-type="string">
            <text:p><text:a xlink:href="https://doi.org/10.1007/s12559-020-09779-5" xlink:type="simple">https://doi.org/10.1007/s12559-020-09779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ep Learning-Driven Automated Detection of COVID-19 from Radiography Images: a Comparative Analysis.</text:p>
          </table:table-cell>
          <table:table-cell table:style-name="ce5"/>
          <table:table-cell table:style-name="ce5" office:value-type="string" calcext:value-type="string">
            <text:p>cohen, actualmed, agchung_figure1, kaggle_radiodb, covidx, mendeley_augmented, mendeley_extensive, kaggle_bachrr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6649591</text:p>
          </table:table-cell>
          <table:table-cell table:style-name="ce26" office:value-type="string" calcext:value-type="string">
            <text:p><text:a xlink:href="https://doi.org/10.1155/2021/6649591" xlink:type="simple">https://doi.org/10.1155/2021/664959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mputer-Aided Diagnosis of COVID-19 CT Scans Based on Spatiotemporal Information Fus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42979-021-00496-w</text:p>
          </table:table-cell>
          <table:table-cell table:style-name="ce26" office:value-type="string" calcext:value-type="string">
            <text:p><text:a xlink:href="https://doi.org/10.1007/s42979-021-00496-w" xlink:type="simple">https://doi.org/10.1007/s42979-021-00496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Identification of Images of COVID-19 from Chest X-rays Using Deep Learning: Comparing COGNEX VisionPro Deep Learning 1.0™ Software with Open Source Convolutional Neural Networks.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med.2021.629134</text:p>
          </table:table-cell>
          <table:table-cell table:style-name="ce26" office:value-type="string" calcext:value-type="string">
            <text:p><text:a xlink:href="https://doi.org/10.3389/fmed.2021.629134" xlink:type="simple">https://doi.org/10.3389/fmed.2021.62913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he Effectiveness of Image Augmentation in Deep Learning Networks for Detecting COVID-19: A Geometric Transformation Perspective.</text:p>
          </table:table-cell>
          <table:table-cell table:style-name="ce5"/>
          <table:table-cell table:style-name="ce5" office:value-type="string" calcext:value-type="string">
            <text:p>kaggle_coronahack, private_vancouver, private_louisana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880-021-00588-2</text:p>
          </table:table-cell>
          <table:table-cell table:style-name="ce26" office:value-type="string" calcext:value-type="string">
            <text:p><text:a xlink:href="https://doi.org/10.1186/s12880-021-00588-2" xlink:type="simple">https://doi.org/10.1186/s12880-021-00588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mputing infection distributions and longitudinal evolution patterns in lung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CBB.2021.3066331</text:p>
          </table:table-cell>
          <table:table-cell table:style-name="ce26" office:value-type="string" calcext:value-type="string">
            <text:p><text:a xlink:href="https://doi.org/10.1109/TCBB.2021.3066331" xlink:type="simple">https://doi.org/10.1109/TCBB.2021.306633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SODA: Detecting COVID-19 in Chest X-rays with Semi-supervised Open Set Domain Adaptation.</text:p>
          </table:table-cell>
          <table:table-cell table:style-name="ce5"/>
          <table:table-cell table:style-name="ce5" office:value-type="string" calcext:value-type="string">
            <text:p>nih, cohen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36/bmjopen-2020-045120</text:p>
          </table:table-cell>
          <table:table-cell table:style-name="ce26" office:value-type="string" calcext:value-type="string">
            <text:p><text:a xlink:href="https://doi.org/10.1136/bmjopen-2020-045120" xlink:type="simple">https://doi.org/10.1136/bmjopen-2020-04512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velopment of a convolutional neural network to differentiate among the etiology of similar appearing pathological B lines on lung ultrasound: a deep learning study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3/jamia/ocab007</text:p>
          </table:table-cell>
          <table:table-cell table:style-name="ce26" office:value-type="string" calcext:value-type="string">
            <text:p><text:a xlink:href="https://doi.org/10.1093/jamia/ocab007" xlink:type="simple">https://doi.org/10.1093/jamia/ocab00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Biomedical and health informatics approaches remain essential for addressing the COVID-19 pandemic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42979-021-00531-w</text:p>
          </table:table-cell>
          <table:table-cell table:style-name="ce26" office:value-type="string" calcext:value-type="string">
            <text:p><text:a xlink:href="https://doi.org/10.1007/s42979-021-00531-w" xlink:type="simple">https://doi.org/10.1007/s42979-021-00531-w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vDeep-COVID-19 Detection Model.</text:p>
          </table:table-cell>
          <table:table-cell table:style-name="ce5"/>
          <table:table-cell table:style-name="ce5" office:value-type="string" calcext:value-type="string">
            <text:p>cohen, kaggle_nabeelsajid917</text:p>
          </table:table-cell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diagnostics11030451</text:p>
          </table:table-cell>
          <table:table-cell table:style-name="ce26" office:value-type="string" calcext:value-type="string">
            <text:p><text:a xlink:href="https://doi.org/10.3390/diagnostics11030451" xlink:type="simple">https://doi.org/10.3390/diagnostics1103045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he Role in Teledermoscopy of an Inexpensive and Easy-to-Use Smartphone Device for the Classification of Three Types of Skin Lesions Using Convolutional Neural Networks.</text:p>
          </table:table-cell>
          <table:table-cell table:style-name="ce5" office:value-type="string" calcext:value-type="string">
            <text:p>nocovid</text:p>
          </table:table-cell>
          <table:table-cell table:style-name="ce5"/>
          <table:table-cell table:style-name="ce5" office:value-type="string" calcext:value-type="string">
            <text:p>covid AND x-ray AND data 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cvm.2021.638011</text:p>
          </table:table-cell>
          <table:table-cell table:style-name="ce26" office:value-type="string" calcext:value-type="string">
            <text:p><text:a xlink:href="https://doi.org/10.3389/fcvm.2021.638011" xlink:type="simple">https://doi.org/10.3389/fcvm.2021.63801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pplication of Machine Learning in Diagnosis of COVID-19 Through X-Ray and CT Images: A Scoping Review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48/kjr.2020.1104</text:p>
          </table:table-cell>
          <table:table-cell table:style-name="ce26" office:value-type="string" calcext:value-type="string">
            <text:p><text:a xlink:href="https://doi.org/10.3348/kjr.2020.1104" xlink:type="simple">https://doi.org/10.3348/kjr.2020.110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chine Learning-Based Prediction of COVID-19 Severity and Progression to Critical Illness Using CT Imaging and Clinical Dat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MD.0000000000025307</text:p>
          </table:table-cell>
          <table:table-cell table:style-name="ce26" office:value-type="string" calcext:value-type="string">
            <text:p><text:a xlink:href="https://doi.org/10.1097/MD.0000000000025307" xlink:type="simple">https://doi.org/10.1097/MD.000000000002530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he clinical classification of patients with COVID-19 pneumonia was predicted by Radiomics using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174/0929867328666210329094111</text:p>
          </table:table-cell>
          <table:table-cell table:style-name="ce26" office:value-type="string" calcext:value-type="string">
            <text:p><text:a xlink:href="https://doi.org/10.2174/0929867328666210329094111" xlink:type="simple">https://doi.org/10.2174/092986732866621032909411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Protein-ligand Docking Simulations with AutoDock4 Focused on the Main Protease of SARS-CoV-2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6677314</text:p>
          </table:table-cell>
          <table:table-cell table:style-name="ce26" office:value-type="string" calcext:value-type="string">
            <text:p><text:a xlink:href="https://doi.org/10.1155/2021/6677314" xlink:type="simple">https://doi.org/10.1155/2021/667731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Deep Learning in the Detection and Diagnosis of COVID-19 Using Radiology Modalities: A Systematic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51742</text:p>
          </table:table-cell>
          <table:table-cell table:style-name="ce26" office:value-type="string" calcext:value-type="string">
            <text:p><text:a xlink:href="https://doi.org/10.3390/s21051742" xlink:type="simple">https://doi.org/10.3390/s2105174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 Recognition Using Ensemble-CNNs in Two New Chest X-ray Databases.</text:p>
          </table:table-cell>
          <table:table-cell table:style-name="ce5"/>
          <table:table-cell table:style-name="ce5" office:value-type="string" calcext:value-type="string">
            <text:p>cohen, mooney, rsna, chexpert, montgomery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62215</text:p>
          </table:table-cell>
          <table:table-cell table:style-name="ce26" office:value-type="string" calcext:value-type="string">
            <text:p><text:a xlink:href="https://doi.org/10.3390/s21062215" xlink:type="simple">https://doi.org/10.3390/s2106221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 Few-Shot U-Net Deep Learning Model for COVID-19 Infected Area Segmentation in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746-021-00431-6</text:p>
          </table:table-cell>
          <table:table-cell table:style-name="ce26" office:value-type="string" calcext:value-type="string">
            <text:p><text:a xlink:href="https://doi.org/10.1038/s41746-021-00431-6" xlink:type="simple">https://doi.org/10.1038/s41746-021-00431-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ederated deep learning for detecting COVID-19 lung abnormalities in CT: a privacy-preserving multinational validation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NNLS.2021.3054746</text:p>
          </table:table-cell>
          <table:table-cell table:style-name="ce26" office:value-type="string" calcext:value-type="string">
            <text:p><text:a xlink:href="https://doi.org/10.1109/TNNLS.2021.3054746" xlink:type="simple">https://doi.org/10.1109/TNNLS.2021.305474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am-Net: Anamorphic Depth Embedding-Based Lightweight CNN for Segmentation of Anomalies in COVID-19 Chest CT Imag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55/2021/8840835</text:p>
          </table:table-cell>
          <table:table-cell table:style-name="ce26" office:value-type="string" calcext:value-type="string">
            <text:p><text:a xlink:href="https://doi.org/10.1155/2021/8840835" xlink:type="simple">https://doi.org/10.1155/2021/884083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Interpretable Model-Based Prediction of Severity and Crucial Factors in Patients with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042-021-10714-5</text:p>
          </table:table-cell>
          <table:table-cell table:style-name="ce26" office:value-type="string" calcext:value-type="string">
            <text:p><text:a xlink:href="https://doi.org/10.1007/s11042-021-10714-5" xlink:type="simple">https://doi.org/10.1007/s11042-021-10714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Novel coronavirus (COVID-19) diagnosis using computer vision and artificial intelligence techniques: a review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89/fdata.2021.612561</text:p>
          </table:table-cell>
          <table:table-cell table:style-name="ce26" office:value-type="string" calcext:value-type="string">
            <text:p><text:a xlink:href="https://doi.org/10.3389/fdata.2021.612561" xlink:type="simple">https://doi.org/10.3389/fdata.2021.612561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Sonographic Diagnosis of COVID-19: A Review of Image Processing for Lung Ultrasound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371/journal.pone.0247839</text:p>
          </table:table-cell>
          <table:table-cell table:style-name="ce26" office:value-type="string" calcext:value-type="string">
            <text:p><text:a xlink:href="https://doi.org/10.1371/journal.pone.0247839" xlink:type="simple">https://doi.org/10.1371/journal.pone.024783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nvolutional neural network model based on radiological images to support COVID-19 diagnosis: Evaluating database biases.</text:p>
          </table:table-cell>
          <table:table-cell table:style-name="ce5"/>
          <table:table-cell table:style-name="ce5" office:value-type="string" calcext:value-type="string">
            <text:p>cohen, kaggle_radiodb, mooney, rsna, agchung_figure1, actualm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796-021-10123-x</text:p>
          </table:table-cell>
          <table:table-cell table:style-name="ce26" office:value-type="string" calcext:value-type="string">
            <text:p><text:a xlink:href="https://doi.org/10.1007/s10796-021-10123-x" xlink:type="simple">https://doi.org/10.1007/s10796-021-10123-x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_SCREENET: COVID-19 Screening in Chest Radiography Images Using Deep Transfer Stacking.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3390/s21062174</text:p>
          </table:table-cell>
          <table:table-cell table:style-name="ce26" office:value-type="string" calcext:value-type="string">
            <text:p><text:a xlink:href="https://doi.org/10.3390/s21062174" xlink:type="simple">https://doi.org/10.3390/s2106217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Hyperparameter Optimization for COVID-19 Pneumonia Diagnosis Based on Chest CT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ima.22566</text:p>
          </table:table-cell>
          <table:table-cell table:style-name="ce26" office:value-type="string" calcext:value-type="string">
            <text:p><text:a xlink:href="https://doi.org/10.1002/ima.22566" xlink:type="simple">https://doi.org/10.1002/ima.2256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nvolutional capsule network for COVID-19 detection using radiography images.</text:p>
          </table:table-cell>
          <table:table-cell table:style-name="ce5"/>
          <table:table-cell table:style-name="ce5" office:value-type="string" calcext:value-type="string">
            <text:p>kaggle_andrewmv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652-021-02967-7</text:p>
          </table:table-cell>
          <table:table-cell table:style-name="ce26" office:value-type="string" calcext:value-type="string">
            <text:p><text:a xlink:href="https://doi.org/10.1007/s12652-021-02967-7" xlink:type="simple">https://doi.org/10.1007/s12652-021-02967-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 classification using deep feature concatenation technique.</text:p>
          </table:table-cell>
          <table:table-cell table:style-name="ce5"/>
          <table:table-cell table:style-name="ce5" office:value-type="string" calcext:value-type="string">
            <text:p>mendeley_extensive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asoc.2021.107330</text:p>
          </table:table-cell>
          <table:table-cell table:style-name="ce26" office:value-type="string" calcext:value-type="string">
            <text:p><text:a xlink:href="https://doi.org/10.1016/j.asoc.2021.107330" xlink:type="simple">https://doi.org/10.1016/j.asoc.2021.10733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ederated learning for COVID-19 screening from Chest X-ray images.</text:p>
          </table:table-cell>
          <table:table-cell table:style-name="ce5"/>
          <table:table-cell table:style-name="ce5" office:value-type="string" calcext:value-type="string">
            <text:p>cohen, montgomer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3/jamia/ocaa280</text:p>
          </table:table-cell>
          <table:table-cell table:style-name="ce26" office:value-type="string" calcext:value-type="string">
            <text:p><text:a xlink:href="https://doi.org/10.1093/jamia/ocaa280" xlink:type="simple">https://doi.org/10.1093/jamia/ocaa28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FLANNEL (Focal Loss bAsed Neural Network EnsembLe) for COVID-19 detection.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2559-021-09848-3</text:p>
          </table:table-cell>
          <table:table-cell table:style-name="ce26" office:value-type="string" calcext:value-type="string">
            <text:p><text:a xlink:href="https://doi.org/10.1007/s12559-021-09848-3" xlink:type="simple">https://doi.org/10.1007/s12559-021-09848-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 Infection Detection from Chest X-Ray Images Using Hybrid Social Group Optimization and Support Vector Classifier.</text:p>
          </table:table-cell>
          <table:table-cell table:style-name="ce5"/>
          <table:table-cell table:style-name="ce5" office:value-type="string" calcext:value-type="string">
            <text:p>kaggle_radiodb, not_identified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86/s12938-021-00863-x</text:p>
          </table:table-cell>
          <table:table-cell table:style-name="ce26" office:value-type="string" calcext:value-type="string">
            <text:p><text:a xlink:href="https://doi.org/10.1186/s12938-021-00863-x" xlink:type="simple">https://doi.org/10.1186/s12938-021-00863-x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Evaluation of lung involvement in COVID-19 pneumonia based on ultrasound images.</text:p>
          </table:table-cell>
          <table:table-cell table:style-name="ce5" office:value-type="string" calcext:value-type="string">
            <text:p>us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neucom.2021.03.034</text:p>
          </table:table-cell>
          <table:table-cell table:style-name="ce26" office:value-type="string" calcext:value-type="string">
            <text:p><text:a xlink:href="https://doi.org/10.1016/j.neucom.2021.03.034" xlink:type="simple">https://doi.org/10.1016/j.neucom.2021.03.034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Net: A two-stage deep learning method for classification of COVID-19 from Chest X-ray images.</text:p>
          </table:table-cell>
          <table:table-cell table:style-name="ce5"/>
          <table:table-cell table:style-name="ce5" office:value-type="string" calcext:value-type="string">
            <text:p>cohen, montgomery, shenzen, mooney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swa.2021.114883</text:p>
          </table:table-cell>
          <table:table-cell table:style-name="ce26" office:value-type="string" calcext:value-type="string">
            <text:p><text:a xlink:href="https://doi.org/10.1016/j.eswa.2021.114883" xlink:type="simple">https://doi.org/10.1016/j.eswa.2021.11488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OVID-19: Automatic detection from X-ray images by utilizing deep learning methods.</text:p>
          </table:table-cell>
          <table:table-cell table:style-name="ce5"/>
          <table:table-cell table:style-name="ce5" office:value-type="string" calcext:value-type="string">
            <text:p>private_india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5694-5</text:p>
          </table:table-cell>
          <table:table-cell table:style-name="ce26" office:value-type="string" calcext:value-type="string">
            <text:p><text:a xlink:href="https://doi.org/10.1038/s41598-021-85694-5" xlink:type="simple">https://doi.org/10.1038/s41598-021-85694-5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Generalized chest CT and lab curves throughout the course of COVID-19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pro.4050</text:p>
          </table:table-cell>
          <table:table-cell table:style-name="ce26" office:value-type="string" calcext:value-type="string">
            <text:p><text:a xlink:href="https://doi.org/10.1002/pro.4050" xlink:type="simple">https://doi.org/10.1002/pro.4050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Crystallographic molecular replacement using an in silico-generated search model of SARS-CoV-2 ORF8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24920/003788</text:p>
          </table:table-cell>
          <table:table-cell table:style-name="ce26" office:value-type="string" calcext:value-type="string">
            <text:p><text:a xlink:href="https://doi.org/10.24920/003788" xlink:type="simple">https://doi.org/10.24920/003788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Insight of the First Community Infected COVID-19 Patient in Beijing by Imported Case: Role of Deep Learning-Assisted CT Diagnosi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S2589-7500(21)00039-X</text:p>
          </table:table-cell>
          <table:table-cell table:style-name="ce26" office:value-type="string" calcext:value-type="string">
            <text:p><text:a xlink:href="https://doi.org/10.1016/S2589-7500(21)00039-X" xlink:type="simple">https://doi.org/10.1016/S2589-7500(21)00039-X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Prognostication of patients with COVID-19 using artificial intelligence based on chest x-rays and clinical data: a retrospective study.</text:p>
          </table:table-cell>
          <table:table-cell table:style-name="ce5"/>
          <table:table-cell table:style-name="ce5" office:value-type="string" calcext:value-type="string">
            <text:p>private_us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compbiomed.2021.104356</text:p>
          </table:table-cell>
          <table:table-cell table:style-name="ce26" office:value-type="string" calcext:value-type="string">
            <text:p><text:a xlink:href="https://doi.org/10.1016/j.compbiomed.2021.104356" xlink:type="simple">https://doi.org/10.1016/j.compbiomed.2021.104356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n automated COVID-19 detection based on fused dynamic exemplar pyramid feature extraction and hybrid feature selection using deep learning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JBHI.2021.3067333</text:p>
          </table:table-cell>
          <table:table-cell table:style-name="ce26" office:value-type="string" calcext:value-type="string">
            <text:p><text:a xlink:href="https://doi.org/10.1109/JBHI.2021.3067333" xlink:type="simple">https://doi.org/10.1109/JBHI.2021.306733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Integration of CNN, CBMIR, and Visualization Techniques for Diagnosis and Quantification of Covid-19 Disease.</text:p>
          </table:table-cell>
          <table:table-cell table:style-name="ce5"/>
          <table:table-cell table:style-name="ce5" office:value-type="string" calcext:value-type="string">
            <text:p>mooney, cohen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7507/1001-5515.202005056</text:p>
          </table:table-cell>
          <table:table-cell table:style-name="ce26" office:value-type="string" calcext:value-type="string">
            <text:p><text:a xlink:href="https://doi.org/10.7507/1001-5515.202005056" xlink:type="simple">https://doi.org/10.7507/1001-5515.202005056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8</text:p>
          </table:table-cell>
          <table:table-cell table:style-name="ce5"/>
          <table:table-cell table:style-name="ce5" office:value-type="string" calcext:value-type="string">
            <text:p>[Research on coronavirus disease 2019 (COVID-19) detection method based on depthwise separable DenseNet in chest X-ray images].</text:p>
          </table:table-cell>
          <table:table-cell table:style-name="ce5" office:value-type="string" calcext:value-type="string">
            <text:p>noenglish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09/tbdata.2020.3035935</text:p>
          </table:table-cell>
          <table:table-cell table:style-name="ce31" office:value-type="string" calcext:value-type="string">
            <text:p><text:a xlink:href="https://doi.org/10.1109/tbdata.2020.3035935" xlink:type="simple">https://doi.org/10.1109/tbdata.2020.3035935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6</text:p>
          </table:table-cell>
          <table:table-cell table:style-name="ce5"/>
          <table:table-cell table:style-name="ce5" office:value-type="string" calcext:value-type="string">
            <text:p>COVID-19-CT-CXR: a freely accessible and weakly labeled chest X-ray and CT image collection on COVID-19 from biomedical literature.</text:p>
          </table:table-cell>
          <table:table-cell table:style-name="ce5"/>
          <table:table-cell table:style-name="ce5" office:value-type="string" calcext:value-type="string">
            <text:p>github_ncbi-nlp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radi.2020.10.018</text:p>
          </table:table-cell>
          <table:table-cell table:style-name="ce26" office:value-type="string" calcext:value-type="string">
            <text:p><text:a xlink:href="https://doi.org/10.1016/j.radi.2020.10.018" xlink:type="simple">https://doi.org/10.1016/j.radi.2020.10.01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utomatic detection of COVID-19 from chest radiographs using deep learning.</text:p>
          </table:table-cell>
          <table:table-cell table:style-name="ce5"/>
          <table:table-cell table:style-name="ce5" office:value-type="string" calcext:value-type="string">
            <text:p>cohen, kaggle_andrewmvd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148/ryai.2020200098</text:p>
          </table:table-cell>
          <table:table-cell table:style-name="ce26" office:value-type="string" calcext:value-type="string">
            <text:p><text:a xlink:href="https://doi.org/10.1148/ryai.2020200098" xlink:type="simple">https://doi.org/10.1148/ryai.2020200098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2</text:p>
          </table:table-cell>
          <table:table-cell table:style-name="ce5"/>
          <table:table-cell table:style-name="ce5" office:value-type="string" calcext:value-type="string">
            <text:p>Combining Initial Radiographs and Clinical Variables Improves Deep Learning Prognostication in Patients with COVID-19 from the Emergency Department.</text:p>
          </table:table-cell>
          <table:table-cell table:style-name="ce5"/>
          <table:table-cell table:style-name="ce5" office:value-type="string" calcext:value-type="string">
            <text:p>private_newyork</text:p>
          </table:table-cell>
          <table:table-cell table:style-name="ce5" office:value-type="string" calcext:value-type="string">
            <text:p>covid AND x-ray AND deep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egid.2021.104737</text:p>
          </table:table-cell>
          <table:table-cell table:style-name="ce26" office:value-type="string" calcext:value-type="string">
            <text:p><text:a xlink:href="https://doi.org/10.1016/j.meegid.2021.104737" xlink:type="simple">https://doi.org/10.1016/j.meegid.2021.104737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Machine learning predictive model for severe COVID-19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/>
          <table:table-cell table:style-name="ce26" office:value-type="string" calcext:value-type="string">
            <text:p><text:a xlink:href="https://doi.org/nan" xlink:type="simple">https://doi.org/nan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COVID-19 Deterioration Prediction via Self-Supervised Representation Learning and Multi-Image Prediction.</text:p>
          </table:table-cell>
          <table:table-cell table:style-name="ce5"/>
          <table:table-cell table:style-name="ce5" office:value-type="string" calcext:value-type="string">
            <text:p>mimic-cxr, chexpert, private_nyu</text:p>
          </table:table-cell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media.2021.101993</text:p>
          </table:table-cell>
          <table:table-cell table:style-name="ce26" office:value-type="string" calcext:value-type="string">
            <text:p><text:a xlink:href="https://doi.org/10.1016/j.media.2021.101993" xlink:type="simple">https://doi.org/10.1016/j.media.2021.10199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eep metric learning-based image retrieval system for chest radiograph and its clinical applications in COVID-19.</text:p>
          </table:table-cell>
          <table:table-cell table:style-name="ce5"/>
          <table:table-cell table:style-name="ce5" office:value-type="string" calcext:value-type="string">
            <text:p>covidx, private_daenguus</text:p>
          </table:table-cell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1517-020-02299-2</text:p>
          </table:table-cell>
          <table:table-cell table:style-name="ce26" office:value-type="string" calcext:value-type="string">
            <text:p><text:a xlink:href="https://doi.org/10.1007/s11517-020-02299-2" xlink:type="simple">https://doi.org/10.1007/s11517-020-02299-2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Transfer learning-based ensemble support vector machine model for automated COVID-19 detection using lung computerized tomography scan data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2/mp.14609</text:p>
          </table:table-cell>
          <table:table-cell table:style-name="ce26" office:value-type="string" calcext:value-type="string">
            <text:p><text:a xlink:href="https://doi.org/10.1002/mp.14609" xlink:type="simple">https://doi.org/10.1002/mp.1460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Abnormal lung quantification in chest CT images of COVID-19 patients with deep learning and its application to severity prediction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dataset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38/s41598-021-86735-9</text:p>
          </table:table-cell>
          <table:table-cell table:style-name="ce26" office:value-type="string" calcext:value-type="string">
            <text:p><text:a xlink:href="https://doi.org/10.1038/s41598-021-86735-9" xlink:type="simple">https://doi.org/10.1038/s41598-021-86735-9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3</text:p>
          </table:table-cell>
          <table:table-cell table:style-name="ce5"/>
          <table:table-cell table:style-name="ce5" office:value-type="string" calcext:value-type="string">
            <text:p>Machine learning is the key to diagnose COVID-19: a proof-of-concept study.</text:p>
          </table:table-cell>
          <table:table-cell table:style-name="ce5" office:value-type="string" calcext:value-type="string">
            <text:p>nochestimagingdata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97/RTI.0000000000000544</text:p>
          </table:table-cell>
          <table:table-cell table:style-name="ce26" office:value-type="string" calcext:value-type="string">
            <text:p><text:a xlink:href="https://doi.org/10.1097/RTI.0000000000000544" xlink:type="simple">https://doi.org/10.1097/RTI.0000000000000544</text:a></text:p>
          </table:table-cell>
          <table:table-cell table:style-name="ce5" office:value-type="string" calcext:value-type="string">
            <text:p>2020</text:p>
          </table:table-cell>
          <table:table-cell table:style-name="ce5" office:value-type="string" calcext:value-type="string">
            <text:p>11</text:p>
          </table:table-cell>
          <table:table-cell table:style-name="ce5"/>
          <table:table-cell table:style-name="ce5" office:value-type="string" calcext:value-type="string">
            <text:p>A Novel Machine Learning-derived Radiomic Signature of the Whole Lung Differentiates Stable From Progressive COVID-19 Infection: A Retrospective Cohort Study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16/j.ejrad.2021.109583</text:p>
          </table:table-cell>
          <table:table-cell table:style-name="ce26" office:value-type="string" calcext:value-type="string">
            <text:p><text:a xlink:href="https://doi.org/10.1016/j.ejrad.2021.109583" xlink:type="simple">https://doi.org/10.1016/j.ejrad.2021.109583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A multi-center study of COVID-19 patient prognosis using deep learning-based CT image analysis and electronic health record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>
          <table:table-cell table:style-name="ce5" office:value-type="string" calcext:value-type="string">
            <text:p>10.1007/s10140-020-01886-y</text:p>
          </table:table-cell>
          <table:table-cell table:style-name="ce26" office:value-type="string" calcext:value-type="string">
            <text:p><text:a xlink:href="https://doi.org/10.1007/s10140-020-01886-y" xlink:type="simple">https://doi.org/10.1007/s10140-020-01886-y</text:a></text:p>
          </table:table-cell>
          <table:table-cell table:style-name="ce5" office:value-type="string" calcext:value-type="string">
            <text:p>2021</text:p>
          </table:table-cell>
          <table:table-cell table:style-name="ce5" office:value-type="string" calcext:value-type="string">
            <text:p>2</text:p>
          </table:table-cell>
          <table:table-cell table:style-name="ce5"/>
          <table:table-cell table:style-name="ce5" office:value-type="string" calcext:value-type="string">
            <text:p>Diagnosis of COVID-19 using CT scan images and deep learning techniques.</text:p>
          </table:table-cell>
          <table:table-cell table:style-name="ce5" office:value-type="string" calcext:value-type="string">
            <text:p>ct</text:p>
          </table:table-cell>
          <table:table-cell table:style-name="ce5"/>
          <table:table-cell table:style-name="ce5" office:value-type="string" calcext:value-type="string">
            <text:p>covid AND x-ray AND machine learning</text:p>
          </table:table-cell>
          <table:table-cell table:style-name="ce5" table:number-columns-repeated="17"/>
          <table:table-cell table:number-columns-repeated="998"/>
        </table:table-row>
        <table:table-row table:style-name="ro1" table:number-rows-repeated="10">
          <table:table-cell table:style-name="ce5" table:number-columns-repeated="26"/>
          <table:table-cell table:number-columns-repeated="998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1" table:number-rows-repeated="998">
          <table:table-cell table:style-name="ce5" table:number-columns-repeated="26"/>
          <table:table-cell table:number-columns-repeated="998"/>
        </table:table-row>
        <table:table-row table:style-name="ro2" table:number-rows-repeated="10471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rxivPaper" table:style-name="ta4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8" table:default-cell-style-name="Default"/>
        <table:table-row table:style-name="ro1">
          <table:table-cell table:style-name="ce32" office:value-type="string" calcext:value-type="string">
            <text:p>doi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author</text:p>
          </table:table-cell>
          <table:table-cell table:style-name="ce32" office:value-type="string" calcext:value-type="string">
            <text:p>relevant</text:p>
          </table:table-cell>
          <table:table-cell table:style-name="ce32" office:value-type="string" calcext:value-type="string">
            <text:p>model</text:p>
          </table:table-cell>
          <table:table-cell table:style-name="ce32" office:value-type="string" calcext:value-type="string">
            <text:p>extracted datasets</text:p>
          </table:table-cell>
          <table:table-cell table:style-name="ce32" office:value-type="string" calcext:value-type="string">
            <text:p>published_doi</text:p>
          </table:table-cell>
          <table:table-cell table:style-name="ce32" office:value-type="string" calcext:value-type="string">
            <text:p>term</text:p>
          </table:table-cell>
          <table:table-cell table:style-name="ce32" table:number-columns-repeated="18"/>
          <table:table-cell table:number-columns-repeated="998"/>
        </table:table-row>
        <table:table-row table:style-name="ro1">
          <table:table-cell table:style-name="ce28" office:value-type="string" calcext:value-type="string">
            <text:p><text:a xlink:href="https://doi.org/10.1101/2020.02.14.20023028" xlink:type="simple">https://doi.org/10.1101/2020.02.14.20023028</text:a></text:p>
          </table:table-cell>
          <table:table-cell table:style-name="ce18" office:value-type="string" calcext:value-type="string">
            <text:p>A deep learning algorithm using CT images to screen for Corona Virus Disease (COVID-19)</text:p>
          </table:table-cell>
          <table:table-cell table:style-name="ce18" office:value-type="string" calcext:value-type="string">
            <text:p>Shuai Wang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7.20024018" xlink:type="simple">https://doi.org/10.1101/2020.02.17.20024018</text:a></text:p>
          </table:table-cell>
          <table:table-cell table:style-name="ce18" office:value-type="string" calcext:value-type="string">
            <text:p>COVID-19 in a Designated Infectious Diseases HospitalOutside Hubei Province,China</text:p>
          </table:table-cell>
          <table:table-cell table:style-name="ce18" office:value-type="string" calcext:value-type="string">
            <text:p>Qingxian Ca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8.20024281" xlink:type="simple">https://doi.org/10.1101/2020.02.18.20024281</text:a></text:p>
          </table:table-cell>
          <table:table-cell table:style-name="ce18" office:value-type="string" calcext:value-type="string">
            <text:p>Phase-adjusted estimation of the number of Coronavirus Disease 2019 cases in Wuhan, China</text:p>
          </table:table-cell>
          <table:table-cell table:style-name="ce18" office:value-type="string" calcext:value-type="string">
            <text:p>Huwen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8.20024364" xlink:type="simple">https://doi.org/10.1101/2020.02.18.20024364</text:a></text:p>
          </table:table-cell>
          <table:table-cell table:style-name="ce18" office:value-type="string" calcext:value-type="string">
            <text:p>Reduction and Functional Exhaustion of T Cells in Patients with Coronavirus Disease 2019 (COVID-19)</text:p>
          </table:table-cell>
          <table:table-cell table:style-name="ce18" office:value-type="string" calcext:value-type="string">
            <text:p>Bo Dia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9.20025023" xlink:type="simple">https://doi.org/10.1101/2020.02.19.20025023</text:a></text:p>
          </table:table-cell>
          <table:table-cell table:style-name="ce18" office:value-type="string" calcext:value-type="string">
            <text:p>The cross-sectional study of hospitalized coronavirus disease 2019 patients in Xiangyang, Hubei province</text:p>
          </table:table-cell>
          <table:table-cell table:style-name="ce18" office:value-type="string" calcext:value-type="string">
            <text:p>Jin-Wei A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9.20025031" xlink:type="simple">https://doi.org/10.1101/2020.02.19.20025031</text:a></text:p>
          </table:table-cell>
          <table:table-cell table:style-name="ce18" office:value-type="string" calcext:value-type="string">
            <text:p>A descriptive study of the impact of diseases control and prevention on the epidemics dynamics and clinical features of SARS-CoV-2 outbreak in Shanghai, lessons learned for metropolis epidemics prevention</text:p>
          </table:table-cell>
          <table:table-cell table:style-name="ce18" office:value-type="string" calcext:value-type="string">
            <text:p>Hongzhou L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19.20025239" xlink:type="simple">https://doi.org/10.1101/2020.02.19.20025239</text:a></text:p>
          </table:table-cell>
          <table:table-cell table:style-name="ce18" office:value-type="string" calcext:value-type="string">
            <text:p>Clinical characteristics of 25 death cases with COVID-19: a retrospective review of medical records in a single medical center, Wuhan, China</text:p>
          </table:table-cell>
          <table:table-cell table:style-name="ce18" office:value-type="string" calcext:value-type="string">
            <text:p>Xun 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0.20025536" xlink:type="simple">https://doi.org/10.1101/2020.02.20.20025536</text:a></text:p>
          </table:table-cell>
          <table:table-cell table:style-name="ce18" office:value-type="string" calcext:value-type="string">
            <text:p>Clinical characteristics of 51 patients discharged from hospital with COVID-19 in Chongqing,China</text:p>
          </table:table-cell>
          <table:table-cell table:style-name="ce18" office:value-type="string" calcext:value-type="string">
            <text:p>Lei Liu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5.20027664" xlink:type="simple">https://doi.org/10.1101/2020.02.25.20027664</text:a></text:p>
          </table:table-cell>
          <table:table-cell table:style-name="ce18" office:value-type="string" calcext:value-type="string">
            <text:p>Comorbidity and its impact on 1,590 patients with COVID-19 in China: A Nationwide Analysis</text:p>
          </table:table-cell>
          <table:table-cell table:style-name="ce18" office:value-type="string" calcext:value-type="string">
            <text:p>Wei-jie Gu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5.20027763" xlink:type="simple">https://doi.org/10.1101/2020.02.25.20027763</text:a></text:p>
          </table:table-cell>
          <table:table-cell table:style-name="ce18" office:value-type="string" calcext:value-type="string">
            <text:p>Prevalence and clinical features of 2019 novel coronavirus disease (COVID-19) in the Fever Clinic of a teaching hospital in Beijing: a single-center, retrospective study</text:p>
          </table:table-cell>
          <table:table-cell table:style-name="ce18" office:value-type="string" calcext:value-type="string">
            <text:p>Ying Li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6.20026989" xlink:type="simple">https://doi.org/10.1101/2020.02.26.20026989</text:a></text:p>
          </table:table-cell>
          <table:table-cell table:style-name="ce18" office:value-type="string" calcext:value-type="string">
            <text:p>The definition and risks of Cytokine Release Syndrome-Like in 11 COVID-19-Infected Pneumonia critically ill patients: Disease Characteristics and Retrospective Analysis</text:p>
          </table:table-cell>
          <table:table-cell table:style-name="ce18" office:value-type="string" calcext:value-type="string">
            <text:p>Wang Wenju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6.20028191" xlink:type="simple">https://doi.org/10.1101/2020.02.26.20028191</text:a></text:p>
          </table:table-cell>
          <table:table-cell table:style-name="ce18" office:value-type="string" calcext:value-type="string">
            <text:p>Clinical characteristics of 82 death cases with COVID-19</text:p>
          </table:table-cell>
          <table:table-cell table:style-name="ce18" office:value-type="string" calcext:value-type="string">
            <text:p>Bicheng Zh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2.29.20027698" xlink:type="simple">https://doi.org/10.1101/2020.02.29.20027698</text:a></text:p>
          </table:table-cell>
          <table:table-cell table:style-name="ce18" office:value-type="string" calcext:value-type="string">
            <text:p>Precautions are Needed for COVID-19 Patients with Coinfection of Common Respiratory Pathogens</text:p>
          </table:table-cell>
          <table:table-cell table:style-name="ce18" office:value-type="string" calcext:value-type="string">
            <text:p>Quan-sheng Xi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1.20029397" xlink:type="simple">https://doi.org/10.1101/2020.03.01.20029397</text:a></text:p>
          </table:table-cell>
          <table:table-cell table:style-name="ce18" office:value-type="string" calcext:value-type="string">
            <text:p>Epidemiological and clinical features of 2019-nCoV acute respiratory disease cases in Chongqing municipality, China: a retrospective, descriptive, multiple-center study</text:p>
          </table:table-cell>
          <table:table-cell table:style-name="ce18" office:value-type="string" calcext:value-type="string">
            <text:p>Di Q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1.20029769" xlink:type="simple">https://doi.org/10.1101/2020.03.01.20029769</text:a></text:p>
          </table:table-cell>
          <table:table-cell table:style-name="ce18" office:value-type="string" calcext:value-type="string">
            <text:p>The potential role of IL-6 in monitoring severe case of coronavirus disease 2019</text:p>
          </table:table-cell>
          <table:table-cell table:style-name="ce18" office:value-type="string" calcext:value-type="string">
            <text:p>Tao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2.20030452" xlink:type="simple">https://doi.org/10.1101/2020.03.02.20030452</text:a></text:p>
          </table:table-cell>
          <table:table-cell table:style-name="ce18" office:value-type="string" calcext:value-type="string">
            <text:p>Clinical features and outcomes of 221 patients with COVID-19 in Wuhan, China</text:p>
          </table:table-cell>
          <table:table-cell table:style-name="ce18" office:value-type="string" calcext:value-type="string">
            <text:p>Guqin Zh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3.20030353" xlink:type="simple">https://doi.org/10.1101/2020.03.03.20030353</text:a></text:p>
          </table:table-cell>
          <table:table-cell table:style-name="ce18" office:value-type="string" calcext:value-type="string">
            <text:p>Epidemiological and clinical features of 291 cases with coronavirus disease 2019 in areas adjacent to Hubei, China: a double-center observational study</text:p>
          </table:table-cell>
          <table:table-cell table:style-name="ce18" office:value-type="string" calcext:value-type="string">
            <text:p>Xu Chen</text:p>
          </table:table-cell>
          <table:table-cell table:style-name="ce18" table:number-columns-repeated="2"/>
          <table:table-cell table:style-name="ce18" office:value-type="string" calcext:value-type="string">
            <text:p>private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4.20030395" xlink:type="simple">https://doi.org/10.1101/2020.03.04.20030395</text:a></text:p>
          </table:table-cell>
          <table:table-cell table:style-name="ce18" office:value-type="string" calcext:value-type="string">
            <text:p>Clinical Features of Patients Infected with the 2019 Novel Coronavirus (COVID-19) in Shanghai, China</text:p>
          </table:table-cell>
          <table:table-cell table:style-name="ce18" office:value-type="string" calcext:value-type="string">
            <text:p>Min Ca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4.20031005" xlink:type="simple">https://doi.org/10.1101/2020.03.04.20031005</text:a></text:p>
          </table:table-cell>
          <table:table-cell table:style-name="ce18" office:value-type="string" calcext:value-type="string">
            <text:p>Case fatality risk of novel coronavirus diseases 2019 in China</text:p>
          </table:table-cell>
          <table:table-cell table:style-name="ce18" office:value-type="string" calcext:value-type="string">
            <text:p>Xiaowei De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6.20032144" xlink:type="simple">https://doi.org/10.1101/2020.03.06.20032144</text:a></text:p>
          </table:table-cell>
          <table:table-cell table:style-name="ce18" office:value-type="string" calcext:value-type="string">
            <text:p>Coronavirus in pregnancy and delivery: rapid review and expert consensus</text:p>
          </table:table-cell>
          <table:table-cell table:style-name="ce18" office:value-type="string" calcext:value-type="string">
            <text:p>E Mullin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7.20032573" xlink:type="simple">https://doi.org/10.1101/2020.03.07.20032573</text:a></text:p>
          </table:table-cell>
          <table:table-cell table:style-name="ce18" office:value-type="string" calcext:value-type="string">
            <text:p>Clinical Characteristics of Coronavirus Disease 2019 (COVID-19): An Updated Systematic Review</text:p>
          </table:table-cell>
          <table:table-cell table:style-name="ce18" office:value-type="string" calcext:value-type="string">
            <text:p>Zhangfu F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8.20029710" xlink:type="simple">https://doi.org/10.1101/2020.03.08.20029710</text:a></text:p>
          </table:table-cell>
          <table:table-cell table:style-name="ce18" office:value-type="string" calcext:value-type="string">
            <text:p>A retrospective study of the clinical characteristics of COVID-19 infection in 26 children</text:p>
          </table:table-cell>
          <table:table-cell table:style-name="ce18" office:value-type="string" calcext:value-type="string">
            <text:p>Anjue T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09.20033068" xlink:type="simple">https://doi.org/10.1101/2020.03.09.20033068</text:a></text:p>
          </table:table-cell>
          <table:table-cell table:style-name="ce18" office:value-type="string" calcext:value-type="string">
            <text:p>Retrospective Analysis of Clinical Features in 101 Death Cases with COVID-19</text:p>
          </table:table-cell>
          <table:table-cell table:style-name="ce18" office:value-type="string" calcext:value-type="string">
            <text:p>Hua F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0.20033944" xlink:type="simple">https://doi.org/10.1101/2020.03.10.20033944</text:a></text:p>
          </table:table-cell>
          <table:table-cell table:style-name="ce18" office:value-type="string" calcext:value-type="string">
            <text:p>Virus strain of a mild COVID-19 patient in Hangzhou represents a new trend in SARS-CoV-2 evolution related to Furin cleavage site</text:p>
          </table:table-cell>
          <table:table-cell table:style-name="ce18" office:value-type="string" calcext:value-type="string">
            <text:p>Xi Ji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1.20030957" xlink:type="simple">https://doi.org/10.1101/2020.03.11.20030957</text:a></text:p>
          </table:table-cell>
          <table:table-cell table:style-name="ce18" office:value-type="string" calcext:value-type="string">
            <text:p>Clinical features and outcomes of 2019 novel coronavirus–infected patients with cardiac injury</text:p>
          </table:table-cell>
          <table:table-cell table:style-name="ce18" office:value-type="string" calcext:value-type="string">
            <text:p>Youbin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5.20032870" xlink:type="simple">https://doi.org/10.1101/2020.03.15.20032870</text:a></text:p>
          </table:table-cell>
          <table:table-cell table:style-name="ce18" office:value-type="string" calcext:value-type="string">
            <text:p>GENOMIC CHARACTERISATION AND PHYLOGENETIC ANALYSIS OF SARS-COV-2 IN ITALY</text:p>
          </table:table-cell>
          <table:table-cell table:style-name="ce18" office:value-type="string" calcext:value-type="string">
            <text:p>Gianguglielmo Zehend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5.20036319" xlink:type="simple">https://doi.org/10.1101/2020.03.15.20036319</text:a></text:p>
          </table:table-cell>
          <table:table-cell table:style-name="ce18" office:value-type="string" calcext:value-type="string">
            <text:p>The clinical and epidemiological features and hints of 82 confirmed COVID-19 pediatric cases aged 0-16 in Wuhan, China</text:p>
          </table:table-cell>
          <table:table-cell table:style-name="ce18" office:value-type="string" calcext:value-type="string">
            <text:p>Hui Y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8.20038125" xlink:type="simple">https://doi.org/10.1101/2020.03.18.20038125</text:a></text:p>
          </table:table-cell>
          <table:table-cell table:style-name="ce18" office:value-type="string" calcext:value-type="string">
            <text:p>The clinical characteristics of COVID-19: a retrospective analysis of 104 patients from the outbreak on board the Diamond Princess cruise ship in Japan</text:p>
          </table:table-cell>
          <table:table-cell table:style-name="ce18" office:value-type="string" calcext:value-type="string">
            <text:p>Sakiko Tabata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8.20038190" xlink:type="simple">https://doi.org/10.1101/2020.03.18.20038190</text:a></text:p>
          </table:table-cell>
          <table:table-cell table:style-name="ce18" office:value-type="string" calcext:value-type="string">
            <text:p>A brief review of antiviral drugs evaluated in registered clinical trials for COVID-19</text:p>
          </table:table-cell>
          <table:table-cell table:style-name="ce18" office:value-type="string" calcext:value-type="string">
            <text:p>Drifa Belha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9.20033175" xlink:type="simple">https://doi.org/10.1101/2020.03.19.20033175</text:a></text:p>
          </table:table-cell>
          <table:table-cell table:style-name="ce18" office:value-type="string" calcext:value-type="string">
            <text:p>Characteristics of patients with COVID-19 during epidemic ongoing outbreak in Wuhan, China</text:p>
          </table:table-cell>
          <table:table-cell table:style-name="ce18" office:value-type="string" calcext:value-type="string">
            <text:p>Xiaomin Lu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9.20038539" xlink:type="simple">https://doi.org/10.1101/2020.03.19.20038539</text:a></text:p>
          </table:table-cell>
          <table:table-cell table:style-name="ce18" office:value-type="string" calcext:value-type="string">
            <text:p>Clinical Characteristics of Coronavirus Disease 2019 in Hainan, China</text:p>
          </table:table-cell>
          <table:table-cell table:style-name="ce18" office:value-type="string" calcext:value-type="string">
            <text:p>Shijiao Y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19.20039180" xlink:type="simple">https://doi.org/10.1101/2020.03.19.20039180</text:a></text:p>
          </table:table-cell>
          <table:table-cell table:style-name="ce18" office:value-type="string" calcext:value-type="string">
            <text:p>Guidelines for preventing respiratory illness in older adults aged 60 years and above living in long-term care: A rapid review of clinical practice guidelines</text:p>
          </table:table-cell>
          <table:table-cell table:style-name="ce18" office:value-type="string" calcext:value-type="string">
            <text:p>Patricia Ri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0.20039834" xlink:type="simple">https://doi.org/10.1101/2020.03.20.20039834</text:a></text:p>
          </table:table-cell>
          <table:table-cell table:style-name="ce18" office:value-type="string" calcext:value-type="string">
            <text:p>Development and Evaluation of an AI System for COVID-19 Diagnosis</text:p>
          </table:table-cell>
          <table:table-cell table:style-name="ce18" office:value-type="string" calcext:value-type="string">
            <text:p>Cheng Jin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1.20040691" xlink:type="simple">https://doi.org/10.1101/2020.03.21.20040691</text:a></text:p>
          </table:table-cell>
          <table:table-cell table:style-name="ce18" office:value-type="string" calcext:value-type="string">
            <text:p>Meplazumab treats COVID-19 pneumonia: an open-labelled, concurrent controlled add-on clinical trial</text:p>
          </table:table-cell>
          <table:table-cell table:style-name="ce18" office:value-type="string" calcext:value-type="string">
            <text:p>Huijie Bi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2.20041061" xlink:type="simple">https://doi.org/10.1101/2020.03.22.20041061</text:a></text:p>
          </table:table-cell>
          <table:table-cell table:style-name="ce18" office:value-type="string" calcext:value-type="string">
            <text:p>Clinical features and the maternal and neonatal outcomes of pregnant women with coronavirus disease 2019</text:p>
          </table:table-cell>
          <table:table-cell table:style-name="ce18" office:value-type="string" calcext:value-type="string">
            <text:p>Rui Ni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2.20041277" xlink:type="simple">https://doi.org/10.1101/2020.03.22.20041277</text:a></text:p>
          </table:table-cell>
          <table:table-cell table:style-name="ce18" office:value-type="string" calcext:value-type="string">
            <text:p>Critical Care for Severe COVID-19: A Population-based Study from a Province with Low Case-fatality Rate in China</text:p>
          </table:table-cell>
          <table:table-cell table:style-name="ce18" office:value-type="string" calcext:value-type="string">
            <text:p>Xuelian Lia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2.20041285" xlink:type="simple">https://doi.org/10.1101/2020.03.22.20041285</text:a></text:p>
          </table:table-cell>
          <table:table-cell table:style-name="ce18" office:value-type="string" calcext:value-type="string">
            <text:p>Elevated serum IgM levels indicate poor outcome in patients with coronavirus disease 2019 pneumonia: A retrospective case-control study</text:p>
          </table:table-cell>
          <table:table-cell table:style-name="ce18" office:value-type="string" calcext:value-type="string">
            <text:p>Zhihua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3.20034058" xlink:type="simple">https://doi.org/10.1101/2020.03.23.20034058</text:a></text:p>
          </table:table-cell>
          <table:table-cell table:style-name="ce18" office:value-type="string" calcext:value-type="string">
            <text:p>Comparison of the spatiotemporal characteristics of the COVID-19 and SARS outbreaks in mainland China</text:p>
          </table:table-cell>
          <table:table-cell table:style-name="ce18" office:value-type="string" calcext:value-type="string">
            <text:p>Xi Zh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4.20042655" xlink:type="simple">https://doi.org/10.1101/2020.03.24.20042655</text:a></text:p>
          </table:table-cell>
          <table:table-cell table:style-name="ce18" office:value-type="string" calcext:value-type="string">
            <text:p>COVID-19 infection induces readily detectable morphological and inflammation-related phenotypic changes in peripheral blood monocytes, the severity of which correlate with patient outcome</text:p>
          </table:table-cell>
          <table:table-cell table:style-name="ce18" office:value-type="string" calcext:value-type="string">
            <text:p>Dan Zh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4.20042903" xlink:type="simple">https://doi.org/10.1101/2020.03.24.20042903</text:a></text:p>
          </table:table-cell>
          <table:table-cell table:style-name="ce18" office:value-type="string" calcext:value-type="string">
            <text:p>COVID-19 clinical characteristics, and sex-specific risk of mortality: Systematic Review and Meta-analysis</text:p>
          </table:table-cell>
          <table:table-cell table:style-name="ce18" office:value-type="string" calcext:value-type="string">
            <text:p>Mohammad Javad Nasir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4.20043117" xlink:type="simple">https://doi.org/10.1101/2020.03.24.20043117</text:a></text:p>
          </table:table-cell>
          <table:table-cell table:style-name="ce18" office:value-type="string" calcext:value-type="string">
            <text:p>Improved deep learning model for differentiating novel coronavirus pneumonia and influenza pneumonia</text:p>
          </table:table-cell>
          <table:table-cell table:style-name="ce18" office:value-type="string" calcext:value-type="string">
            <text:p>Min Zhou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5.20043489" xlink:type="simple">https://doi.org/10.1101/2020.03.25.20043489</text:a></text:p>
          </table:table-cell>
          <table:table-cell table:style-name="ce18" office:value-type="string" calcext:value-type="string">
            <text:p>UV Decontamination of Personal Protective Equipment with Idle Laboratory Biosafety Cabinets During the COVID-19 Pandemic</text:p>
          </table:table-cell>
          <table:table-cell table:style-name="ce18" office:value-type="string" calcext:value-type="string">
            <text:p>Davis T. Weav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6.20041426" xlink:type="simple">https://doi.org/10.1101/2020.03.26.20041426</text:a></text:p>
          </table:table-cell>
          <table:table-cell table:style-name="ce18" office:value-type="string" calcext:value-type="string">
            <text:p>Clinical features and outcomes of 197 adult discharged patients with COVID-19 in Yichang, Hubei</text:p>
          </table:table-cell>
          <table:table-cell table:style-name="ce18" office:value-type="string" calcext:value-type="string">
            <text:p>Fating Zho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6.20044610" xlink:type="simple">https://doi.org/10.1101/2020.03.26.20044610</text:a></text:p>
          </table:table-cell>
          <table:table-cell table:style-name="ce18" office:value-type="string" calcext:value-type="string">
            <text:p>The diagnostic evaluation of Convolutional Neural Network (CNN) for the assessment of chest X-ray of patients infected with COVID-19</text:p>
          </table:table-cell>
          <table:table-cell table:style-name="ce18" office:value-type="string" calcext:value-type="string">
            <text:p>Syed Usama Khalid Bukhar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NIH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6.20044768" xlink:type="simple">https://doi.org/10.1101/2020.03.26.20044768</text:a></text:p>
          </table:table-cell>
          <table:table-cell table:style-name="ce18" office:value-type="string" calcext:value-type="string">
            <text:p>Persistent SARS-CoV-2 presence is companied with defects in adaptive immune system in non-severe COVID-19 patients</text:p>
          </table:table-cell>
          <table:table-cell table:style-name="ce18" office:value-type="string" calcext:value-type="string">
            <text:p>Bing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7.20044974" xlink:type="simple">https://doi.org/10.1101/2020.03.27.20044974</text:a></text:p>
          </table:table-cell>
          <table:table-cell table:style-name="ce18" office:value-type="string" calcext:value-type="string">
            <text:p>Guideline-based Chinese herbal medicine treatment plus standard care for severe coronavirus disease 2019 (G-CHAMPS): evidence from China</text:p>
          </table:table-cell>
          <table:table-cell table:style-name="ce18" office:value-type="string" calcext:value-type="string">
            <text:p>Yong-an Y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7.20045336" xlink:type="simple">https://doi.org/10.1101/2020.03.27.20045336</text:a></text:p>
          </table:table-cell>
          <table:table-cell table:style-name="ce18" office:value-type="string" calcext:value-type="string">
            <text:p>A COVID-19 Infection Risk Model for Frontline Health Care Workers</text:p>
          </table:table-cell>
          <table:table-cell table:style-name="ce18" office:value-type="string" calcext:value-type="string">
            <text:p>Louie Florendo D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8.20045765" xlink:type="simple">https://doi.org/10.1101/2020.03.28.20045765</text:a></text:p>
          </table:table-cell>
          <table:table-cell table:style-name="ce18" office:value-type="string" calcext:value-type="string">
            <text:p>The comparative superiority of IgM-IgG antibody test to real-time reverse transcriptase PCR detection for SARS-CoV-2 infection diagnosis</text:p>
          </table:table-cell>
          <table:table-cell table:style-name="ce18" office:value-type="string" calcext:value-type="string">
            <text:p>Rui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28.20045989" xlink:type="simple">https://doi.org/10.1101/2020.03.28.20045989</text:a></text:p>
          </table:table-cell>
          <table:table-cell table:style-name="ce18" office:value-type="string" calcext:value-type="string">
            <text:p>Prognostic factors for COVID-19 pneumonia progression to severe symptom based on the earlier clinical features: a retrospective analysis</text:p>
          </table:table-cell>
          <table:table-cell table:style-name="ce18" office:value-type="string" calcext:value-type="string">
            <text:p>Huang Hu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30.20044545" xlink:type="simple">https://doi.org/10.1101/2020.03.30.20044545</text:a></text:p>
          </table:table-cell>
          <table:table-cell table:style-name="ce18" office:value-type="string" calcext:value-type="string">
            <text:p>A Mini Review on Current Clinical and Research Findings for Children Suffering from COVID-19</text:p>
          </table:table-cell>
          <table:table-cell table:style-name="ce18" office:value-type="string" calcext:value-type="string">
            <text:p>Xiao 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30.20047456" xlink:type="simple">https://doi.org/10.1101/2020.03.30.20047456</text:a></text:p>
          </table:table-cell>
          <table:table-cell table:style-name="ce18" office:value-type="string" calcext:value-type="string">
            <text:p>Classification of COVID-19 in chest X-ray images using DeTraC deep convolutional neural network</text:p>
          </table:table-cell>
          <table:table-cell table:style-name="ce18" office:value-type="string" calcext:value-type="string">
            <text:p>Asmaa Abba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jsrt</text:p>
          </table:table-cell>
          <table:table-cell table:style-name="ce18" office:value-type="string" calcext:value-type="string">
            <text:p>10.1007/s10489-020-01829-7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3.30.20047787" xlink:type="simple">https://doi.org/10.1101/2020.03.30.20047787</text:a></text:p>
          </table:table-cell>
          <table:table-cell table:style-name="ce18" office:value-type="string" calcext:value-type="string">
            <text:p>Automatic X-ray COVID-19 Lung Image Classification System based on Multi-Level Thresholding and Support Vector Machine</text:p>
          </table:table-cell>
          <table:table-cell table:style-name="ce18" office:value-type="string" calcext:value-type="string">
            <text:p>Lamia Nabil Mahdy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ntgomer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1.20049833" xlink:type="simple">https://doi.org/10.1101/2020.04.01.20049833</text:a></text:p>
          </table:table-cell>
          <table:table-cell table:style-name="ce18" office:value-type="string" calcext:value-type="string">
            <text:p>Clinical Manifestations of Children with COVID-19: a Systematic Review</text:p>
          </table:table-cell>
          <table:table-cell table:style-name="ce18" office:value-type="string" calcext:value-type="string">
            <text:p>Tiago H. de Souz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1.20050138" xlink:type="simple">https://doi.org/10.1101/2020.04.01.20050138</text:a></text:p>
          </table:table-cell>
          <table:table-cell table:style-name="ce18" office:value-type="string" calcext:value-type="string">
            <text:p>Epidemiological Characteristics of COVID-19; a Systemic Review and Meta-Analysis</text:p>
          </table:table-cell>
          <table:table-cell table:style-name="ce18" office:value-type="string" calcext:value-type="string">
            <text:p>Malahat Khali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2.20042614" xlink:type="simple">https://doi.org/10.1101/2020.04.02.20042614</text:a></text:p>
          </table:table-cell>
          <table:table-cell table:style-name="ce18" office:value-type="string" calcext:value-type="string">
            <text:p>Computed Tomography Findings and Short-term follow-up with Novel Coronavirus Pneumonia</text:p>
          </table:table-cell>
          <table:table-cell table:style-name="ce18" office:value-type="string" calcext:value-type="string">
            <text:p>Shi Q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2.20048793" xlink:type="simple">https://doi.org/10.1101/2020.04.02.20048793</text:a></text:p>
          </table:table-cell>
          <table:table-cell table:style-name="ce18" office:value-type="string" calcext:value-type="string">
            <text:p>A globally available COVID-19 – Template for clinical imaging studies</text:p>
          </table:table-cell>
          <table:table-cell table:style-name="ce18" office:value-type="string" calcext:value-type="string">
            <text:p>G.A. Sal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2.20051029" xlink:type="simple">https://doi.org/10.1101/2020.04.02.20051029</text:a></text:p>
          </table:table-cell>
          <table:table-cell table:style-name="ce18" office:value-type="string" calcext:value-type="string">
            <text:p>Therapeutic Management of COVID-19 Patients: A systematic review</text:p>
          </table:table-cell>
          <table:table-cell table:style-name="ce18" office:value-type="string" calcext:value-type="string">
            <text:p>Mansour Tobaiq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3.20047977" xlink:type="simple">https://doi.org/10.1101/2020.04.03.20047977</text:a></text:p>
          </table:table-cell>
          <table:table-cell table:style-name="ce18" office:value-type="string" calcext:value-type="string">
            <text:p>ACE2 gene variants may underlie interindividual variability and susceptibility to COVID-19 in the Italian population</text:p>
          </table:table-cell>
          <table:table-cell table:style-name="ce18" office:value-type="string" calcext:value-type="string">
            <text:p>Benetti Elis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3.20048868" xlink:type="simple">https://doi.org/10.1101/2020.04.03.20048868</text:a></text:p>
          </table:table-cell>
          <table:table-cell table:style-name="ce18" office:value-type="string" calcext:value-type="string">
            <text:p>Classification of Coronavirus Images using Shrunken Features</text:p>
          </table:table-cell>
          <table:table-cell table:style-name="ce18" office:value-type="string" calcext:value-type="string">
            <text:p>Saban Ozturk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4.20052241" xlink:type="simple">https://doi.org/10.1101/2020.04.04.20052241</text:a></text:p>
          </table:table-cell>
          <table:table-cell table:style-name="ce18" office:value-type="string" calcext:value-type="string">
            <text:p>A Systematic Meta-Analysis of CT Features of COVID-19: Lessons from Radiology</text:p>
          </table:table-cell>
          <table:table-cell table:style-name="ce18" office:value-type="string" calcext:value-type="string">
            <text:p>Vasantha Kumar Venugopa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5.20053983" xlink:type="simple">https://doi.org/10.1101/2020.04.05.20053983</text:a></text:p>
          </table:table-cell>
          <table:table-cell table:style-name="ce18" office:value-type="string" calcext:value-type="string">
            <text:p>Clinical characteristics of COVID-19 infection in pregnant women: a systematic review and meta-analysis</text:p>
          </table:table-cell>
          <table:table-cell table:style-name="ce18" office:value-type="string" calcext:value-type="string">
            <text:p>Sina Arab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5.20054544" xlink:type="simple">https://doi.org/10.1101/2020.04.05.20054544</text:a></text:p>
          </table:table-cell>
          <table:table-cell table:style-name="ce18" office:value-type="string" calcext:value-type="string">
            <text:p>Nitric oxide gas inhalation to prevent COVID-2019 in healthcare providers</text:p>
          </table:table-cell>
          <table:table-cell table:style-name="ce18" office:value-type="string" calcext:value-type="string">
            <text:p>Stefano Gian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6.20055780" xlink:type="simple">https://doi.org/10.1101/2020.04.06.20055780</text:a></text:p>
          </table:table-cell>
          <table:table-cell table:style-name="ce18" office:value-type="string" calcext:value-type="string">
            <text:p>Oxygen needs in austere environment : French military health service experience</text:p>
          </table:table-cell>
          <table:table-cell table:style-name="ce18" office:value-type="string" calcext:value-type="string">
            <text:p>Pierre-Julien Cung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7.20051060" xlink:type="simple">https://doi.org/10.1101/2020.04.07.20051060</text:a></text:p>
          </table:table-cell>
          <table:table-cell table:style-name="ce18" office:value-type="string" calcext:value-type="string">
            <text:p>The respiratory sound features of COVID-19 patients fill gaps between clinical data and screening methods</text:p>
          </table:table-cell>
          <table:table-cell table:style-name="ce18" office:value-type="string" calcext:value-type="string">
            <text:p>Yinghui Hu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08.20040907" xlink:type="simple">https://doi.org/10.1101/2020.04.08.20040907</text:a></text:p>
          </table:table-cell>
          <table:table-cell table:style-name="ce18" office:value-type="string" calcext:value-type="string">
            <text:p>Artificial intelligence applied on chest X-ray can aid in the diagnosis of COVID-19 infection: a first experience from Lombardy, Italy</text:p>
          </table:table-cell>
          <table:table-cell table:style-name="ce18" office:value-type="string" calcext:value-type="string">
            <text:p>Isabella Castiglion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lombard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0.20060335" xlink:type="simple">https://doi.org/10.1101/2020.04.10.20060335</text:a></text:p>
          </table:table-cell>
          <table:table-cell table:style-name="ce18" office:value-type="string" calcext:value-type="string">
            <text:p>Clinical features and management of severe COVID-19: A retrospective study in Wuxi, Jiangsu Province, China</text:p>
          </table:table-cell>
          <table:table-cell table:style-name="ce18" office:value-type="string" calcext:value-type="string">
            <text:p>Xiufeng Ji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1.20054643" xlink:type="simple">https://doi.org/10.1101/2020.04.11.20054643</text:a></text:p>
          </table:table-cell>
          <table:table-cell table:style-name="ce18" office:value-type="string" calcext:value-type="string">
            <text:p>Improving Coronavirus (COVID-19) Diagnosis using Deep Transfer Learning</text:p>
          </table:table-cell>
          <table:table-cell table:style-name="ce18" office:value-type="string" calcext:value-type="string">
            <text:p>Arshia Rehma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1.20062091" xlink:type="simple">https://doi.org/10.1101/2020.04.11.20062091</text:a></text:p>
          </table:table-cell>
          <table:table-cell table:style-name="ce18" office:value-type="string" calcext:value-type="string">
            <text:p>Cardiac or Infectious? Transfer Learning with Chest X-Rays for ER Patient Classification</text:p>
          </table:table-cell>
          <table:table-cell table:style-name="ce18" office:value-type="string" calcext:value-type="string">
            <text:p>Jonathan Stubblefiel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arkansas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2.20062646" xlink:type="simple">https://doi.org/10.1101/2020.04.12.20062646</text:a></text:p>
          </table:table-cell>
          <table:table-cell table:style-name="ce18" office:value-type="string" calcext:value-type="string">
            <text:p>Steroid-responsive encephalitis in Covid-19 disease</text:p>
          </table:table-cell>
          <table:table-cell table:style-name="ce18" office:value-type="string" calcext:value-type="string">
            <text:p>Andrea Pilott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3461" xlink:type="simple">https://doi.org/10.1101/2020.04.13.20063461</text:a></text:p>
          </table:table-cell>
          <table:table-cell table:style-name="ce18" office:value-type="string" calcext:value-type="string">
            <text:p>Accurate Prediction of COVID-19 using Chest X-Ray Images through Deep Feature Learning model with SMOTE and Machine Learning Classifiers</text:p>
          </table:table-cell>
          <table:table-cell table:style-name="ce18" office:value-type="string" calcext:value-type="string">
            <text:p>Rahul Kumar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SIRM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3479" xlink:type="simple">https://doi.org/10.1101/2020.04.13.20063479</text:a></text:p>
          </table:table-cell>
          <table:table-cell table:style-name="ce18" office:value-type="string" calcext:value-type="string">
            <text:p>Machine Learning Analysis of Chest CT Scan Images as a Complementary Digital Test of Coronavirus (COVID-19) Patients</text:p>
          </table:table-cell>
          <table:table-cell table:style-name="ce18" office:value-type="string" calcext:value-type="string">
            <text:p>Dhurgham Al-Karawi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3941" xlink:type="simple">https://doi.org/10.1101/2020.04.13.20063941</text:a></text:p>
          </table:table-cell>
          <table:table-cell table:style-name="ce18" office:value-type="string" calcext:value-type="string">
            <text:p>Sample-Efficient Deep Learning for COVID-19 Diagnosis Based on CT Scans</text:p>
          </table:table-cell>
          <table:table-cell table:style-name="ce18" office:value-type="string" calcext:value-type="string">
            <text:p>Xuehai He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4402" xlink:type="simple">https://doi.org/10.1101/2020.04.13.20064402</text:a></text:p>
          </table:table-cell>
          <table:table-cell table:style-name="ce18" office:value-type="string" calcext:value-type="string">
            <text:p>Efficacy and Safety of Antibiotic Agents in Children with COVID-19: A Rapid Review</text:p>
          </table:table-cell>
          <table:table-cell table:style-name="ce18" office:value-type="string" calcext:value-type="string">
            <text:p>Jianjian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3.20064436" xlink:type="simple">https://doi.org/10.1101/2020.04.13.20064436</text:a></text:p>
          </table:table-cell>
          <table:table-cell table:style-name="ce18" office:value-type="string" calcext:value-type="string">
            <text:p>Potential Effectiveness and Safety of Antiviral Agents in Children with Coronavirus Disease 2019: A Rapid Review and Meta-Analysis</text:p>
          </table:table-cell>
          <table:table-cell table:style-name="ce18" office:value-type="string" calcext:value-type="string">
            <text:p>Qianling Sh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4.20053090" xlink:type="simple">https://doi.org/10.1101/2020.04.14.20053090</text:a></text:p>
          </table:table-cell>
          <table:table-cell table:style-name="ce18" office:value-type="string" calcext:value-type="string">
            <text:p>SARS-COV-2 comorbidity network and outcome in hospitalized patients in Crema, Italy</text:p>
          </table:table-cell>
          <table:table-cell table:style-name="ce18" office:value-type="string" calcext:value-type="string">
            <text:p>Gianpaolo Benel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4.20065722" xlink:type="simple">https://doi.org/10.1101/2020.04.14.20065722</text:a></text:p>
          </table:table-cell>
          <table:table-cell table:style-name="ce18" office:value-type="string" calcext:value-type="string">
            <text:p>CoroNet: A Deep Network Architecture for Semi-Supervised Task-Based Identification of COVID-19 from Chest X-ray Images</text:p>
          </table:table-cell>
          <table:table-cell table:style-name="ce18" office:value-type="string" calcext:value-type="string">
            <text:p>Shahin Khobah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1044" xlink:type="simple">https://doi.org/10.1101/2020.04.16.20061044</text:a></text:p>
          </table:table-cell>
          <table:table-cell table:style-name="ce18" office:value-type="string" calcext:value-type="string">
            <text:p>EFFECTIVENESS OF BASELINE AND POST-PROCESSED CHEST X-RAY IN NONEARLY COVID-19 PATIENTS</text:p>
          </table:table-cell>
          <table:table-cell table:style-name="ce18" office:value-type="string" calcext:value-type="string">
            <text:p>Michele Gaet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3990" xlink:type="simple">https://doi.org/10.1101/2020.04.16.20063990</text:a></text:p>
          </table:table-cell>
          <table:table-cell table:style-name="ce18" office:value-type="string" calcext:value-type="string">
            <text:p>Diagnosis and Prediction Model for COVID-19 Patient’s Response to Treatment based on Convolutional Neural Networks and Whale Optimization Algorithm Using CT Images</text:p>
          </table:table-cell>
          <table:table-cell table:style-name="ce18" office:value-type="string" calcext:value-type="string">
            <text:p>Sally Elghamrawy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4709" xlink:type="simple">https://doi.org/10.1101/2020.04.16.20064709</text:a></text:p>
          </table:table-cell>
          <table:table-cell table:style-name="ce18" office:value-type="string" calcext:value-type="string">
            <text:p>Multi-task Deep Learning Based CT Imaging Analysis For COVID-19: Classification and Segmentation</text:p>
          </table:table-cell>
          <table:table-cell table:style-name="ce18" office:value-type="string" calcext:value-type="string">
            <text:p>A. Amyar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10.1016/j.compbiomed.2020.104037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7884" xlink:type="simple">https://doi.org/10.1101/2020.04.16.20067884</text:a></text:p>
          </table:table-cell>
          <table:table-cell table:style-name="ce18" office:value-type="string" calcext:value-type="string">
            <text:p>Is “no test is better than a bad test”? Impact of diagnostic uncertainty in mass testing on the spread of COVID-19</text:p>
          </table:table-cell>
          <table:table-cell table:style-name="ce18" office:value-type="string" calcext:value-type="string">
            <text:p>Nicholas Gra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6.20068148" xlink:type="simple">https://doi.org/10.1101/2020.04.16.20068148</text:a></text:p>
          </table:table-cell>
          <table:table-cell table:style-name="ce18" office:value-type="string" calcext:value-type="string">
            <text:p>COVID-19-Associated Acute Disseminated Encephalomyelitis – A Case Report</text:p>
          </table:table-cell>
          <table:table-cell table:style-name="ce18" office:value-type="string" calcext:value-type="string">
            <text:p>Tianshu Zh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67348" xlink:type="simple">https://doi.org/10.1101/2020.04.17.20067348</text:a></text:p>
          </table:table-cell>
          <table:table-cell table:style-name="ce18" office:value-type="string" calcext:value-type="string">
            <text:p>Massive and rapid COVID-19 testing is feasible by extraction-free SARS-CoV-2 RT-PCR</text:p>
          </table:table-cell>
          <table:table-cell table:style-name="ce18" office:value-type="string" calcext:value-type="string">
            <text:p>Ioanna Smyrla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69435" xlink:type="simple">https://doi.org/10.1101/2020.04.17.20069435</text:a></text:p>
          </table:table-cell>
          <table:table-cell table:style-name="ce18" office:value-type="string" calcext:value-type="string">
            <text:p>Effects of COVID-19 infection during pregnancy and neonatal prognosis: what is the evidence?</text:p>
          </table:table-cell>
          <table:table-cell table:style-name="ce18" office:value-type="string" calcext:value-type="string">
            <text:p>Álvaro Francisco Lopes Sou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69930" xlink:type="simple">https://doi.org/10.1101/2020.04.17.20069930</text:a></text:p>
          </table:table-cell>
          <table:table-cell table:style-name="ce18" office:value-type="string" calcext:value-type="string">
            <text:p>A single-cell atlas of the peripheral immune response to severe COVID-19</text:p>
          </table:table-cell>
          <table:table-cell table:style-name="ce18" office:value-type="string" calcext:value-type="string">
            <text:p>Aaron J. Wil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7.20070276" xlink:type="simple">https://doi.org/10.1101/2020.04.17.20070276</text:a></text:p>
          </table:table-cell>
          <table:table-cell table:style-name="ce18" office:value-type="string" calcext:value-type="string">
            <text:p>Early epidemiological and clinical manifestations of COVID-19 in Japan</text:p>
          </table:table-cell>
          <table:table-cell table:style-name="ce18" office:value-type="string" calcext:value-type="string">
            <text:p>Muhammad Qasim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8.20070656" xlink:type="simple">https://doi.org/10.1101/2020.04.18.20070656</text:a></text:p>
          </table:table-cell>
          <table:table-cell table:style-name="ce18" office:value-type="string" calcext:value-type="string">
            <text:p>A cohort study of 223 patients explores the clinical risk factors for the severity diagnosis of COVID-19</text:p>
          </table:table-cell>
          <table:table-cell table:style-name="ce18" office:value-type="string" calcext:value-type="string">
            <text:p>Yongsheng Hu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9.20069922" xlink:type="simple">https://doi.org/10.1101/2020.04.19.20069922</text:a></text:p>
          </table:table-cell>
          <table:table-cell table:style-name="ce18" office:value-type="string" calcext:value-type="string">
            <text:p>Improving Precision and Power in Randomized Trials for COVID-19 Treatments Using Covariate Adjustment, for Binary, Ordinal, and Time-to-Event Outcomes</text:p>
          </table:table-cell>
          <table:table-cell table:style-name="ce18" office:value-type="string" calcext:value-type="string">
            <text:p>David Benkes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19.20071548" xlink:type="simple">https://doi.org/10.1101/2020.04.19.20071548</text:a></text:p>
          </table:table-cell>
          <table:table-cell table:style-name="ce18" office:value-type="string" calcext:value-type="string">
            <text:p>Current Understanding of COVID-19 Clinical Course and Investigational Treatments</text:p>
          </table:table-cell>
          <table:table-cell table:style-name="ce18" office:value-type="string" calcext:value-type="string">
            <text:p>Richard B. Aguil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64873" xlink:type="simple">https://doi.org/10.1101/2020.04.20.20064873</text:a></text:p>
          </table:table-cell>
          <table:table-cell table:style-name="ce18" office:value-type="string" calcext:value-type="string">
            <text:p>Gastrointestinal symptoms as Covid-19 onset in hospitalized Italian patients</text:p>
          </table:table-cell>
          <table:table-cell table:style-name="ce18" office:value-type="string" calcext:value-type="string">
            <text:p>Elisabetta Buscarin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67512" xlink:type="simple">https://doi.org/10.1101/2020.04.20.20067512</text:a></text:p>
          </table:table-cell>
          <table:table-cell table:style-name="ce18" office:value-type="string" calcext:value-type="string">
            <text:p>Rapid identification of SARS-CoV-2-infected patients at the emergency department using routine testing</text:p>
          </table:table-cell>
          <table:table-cell table:style-name="ce18" office:value-type="string" calcext:value-type="string">
            <text:p>Steef Kurstjen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72918" xlink:type="simple">https://doi.org/10.1101/2020.04.20.20072918</text:a></text:p>
          </table:table-cell>
          <table:table-cell table:style-name="ce18" office:value-type="string" calcext:value-type="string">
            <text:p>Clinical features of coronavirus disease 2019 (COVID-19) in a cohort of patients with disability due to spinal cord injury</text:p>
          </table:table-cell>
          <table:table-cell table:style-name="ce18" office:value-type="string" calcext:value-type="string">
            <text:p>Miguel Rodríguez-Col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0.20073288" xlink:type="simple">https://doi.org/10.1101/2020.04.20.20073288</text:a></text:p>
          </table:table-cell>
          <table:table-cell table:style-name="ce18" office:value-type="string" calcext:value-type="string">
            <text:p>A follow-up study of children infected with SARS-CoV-2 from Western China</text:p>
          </table:table-cell>
          <table:table-cell table:style-name="ce18" office:value-type="string" calcext:value-type="string">
            <text:p>Hongmei X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1.20063263" xlink:type="simple">https://doi.org/10.1101/2020.04.21.20063263</text:a></text:p>
          </table:table-cell>
          <table:table-cell table:style-name="ce18" office:value-type="string" calcext:value-type="string">
            <text:p>A web-based Diagnostic Tool for COVID-19 Using Machine Learning on Chest Radiographs (CXR)</text:p>
          </table:table-cell>
          <table:table-cell table:style-name="ce18" office:value-type="string" calcext:value-type="string">
            <text:p>E.B. Gueguim Kan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1.20072637" xlink:type="simple">https://doi.org/10.1101/2020.04.21.20072637</text:a></text:p>
          </table:table-cell>
          <table:table-cell table:style-name="ce18" office:value-type="string" calcext:value-type="string">
            <text:p>Research on CNN-based Models Optimized by Genetic Algorithm and Application in the Diagnosis of Pneumonia and COVID-19</text:p>
          </table:table-cell>
          <table:table-cell table:style-name="ce18" office:value-type="string" calcext:value-type="string">
            <text:p>Zihan Zeng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shenz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1.20074641" xlink:type="simple">https://doi.org/10.1101/2020.04.21.20074641</text:a></text:p>
          </table:table-cell>
          <table:table-cell table:style-name="ce18" office:value-type="string" calcext:value-type="string">
            <text:p>Association between rRT-PCR test results upon admission and outcome in hospitalized chest CT-Positive COVID-19 patients; a provincial retrospective cohort with active follow-up</text:p>
          </table:table-cell>
          <table:table-cell table:style-name="ce18" office:value-type="string" calcext:value-type="string">
            <text:p>Saeed Nemat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2.20070441" xlink:type="simple">https://doi.org/10.1101/2020.04.22.20070441</text:a></text:p>
          </table:table-cell>
          <table:table-cell table:style-name="ce18" office:value-type="string" calcext:value-type="string">
            <text:p>CT in relation to RT-PCR in diagnosing COVID-19 in the Netherlands: a prospective study</text:p>
          </table:table-cell>
          <table:table-cell table:style-name="ce18" office:value-type="string" calcext:value-type="string">
            <text:p>Hester A Gietem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2.20074948" xlink:type="simple">https://doi.org/10.1101/2020.04.22.20074948</text:a></text:p>
          </table:table-cell>
          <table:table-cell table:style-name="ce18" office:value-type="string" calcext:value-type="string">
            <text:p>Inf-Net: Automatic COVID-19 Lung Infection Segmentation from CT Images</text:p>
          </table:table-cell>
          <table:table-cell table:style-name="ce18" office:value-type="string" calcext:value-type="string">
            <text:p>Deng-Ping Fan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10.1109/TMI.2020.2996645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2.20075143" xlink:type="simple">https://doi.org/10.1101/2020.04.22.20075143</text:a></text:p>
          </table:table-cell>
          <table:table-cell table:style-name="ce18" office:value-type="string" calcext:value-type="string">
            <text:p>Detection of COVID-19 Infection from Routine Blood Exams with Machine Learning: a Feasibility Study</text:p>
          </table:table-cell>
          <table:table-cell table:style-name="ce18" office:value-type="string" calcext:value-type="string">
            <text:p>Davide Brina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3.20076653" xlink:type="simple">https://doi.org/10.1101/2020.04.23.20076653</text:a></text:p>
          </table:table-cell>
          <table:table-cell table:style-name="ce18" office:value-type="string" calcext:value-type="string">
            <text:p>Clinical and historical features associated with severe COVID-19 infection: a systematic review</text:p>
          </table:table-cell>
          <table:table-cell table:style-name="ce18" office:value-type="string" calcext:value-type="string">
            <text:p>JL Pigog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3.20077644" xlink:type="simple">https://doi.org/10.1101/2020.04.23.20077644</text:a></text:p>
          </table:table-cell>
          <table:table-cell table:style-name="ce18" office:value-type="string" calcext:value-type="string">
            <text:p>Epidemiological and clinical characteristics of discharged patients infected with SARS-CoV-2 on the Qinghai plateau</text:p>
          </table:table-cell>
          <table:table-cell table:style-name="ce18" office:value-type="string" calcext:value-type="string">
            <text:p>Aiqi X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69633" xlink:type="simple">https://doi.org/10.1101/2020.04.24.20069633</text:a></text:p>
          </table:table-cell>
          <table:table-cell table:style-name="ce18" office:value-type="string" calcext:value-type="string">
            <text:p>Lung injury in patients with or suspected COVID-19 : a comparison between lung ultrasound and chest CT-scanner severity assessments, an observational study</text:p>
          </table:table-cell>
          <table:table-cell table:style-name="ce18" office:value-type="string" calcext:value-type="string">
            <text:p>Mehdi Benchoufi</text:p>
          </table:table-cell>
          <table:table-cell table:style-name="ce18" office:value-type="string" calcext:value-type="string">
            <text:p>CT/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063" xlink:type="simple">https://doi.org/10.1101/2020.04.24.20078063</text:a></text:p>
          </table:table-cell>
          <table:table-cell table:style-name="ce18" office:value-type="string" calcext:value-type="string">
            <text:p>Clinical Characteristics and Short-Term Outcomes of Severe Patients with COVID-19 in Wuhan, China</text:p>
          </table:table-cell>
          <table:table-cell table:style-name="ce18" office:value-type="string" calcext:value-type="string">
            <text:p>Xiaobo Fe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238" xlink:type="simple">https://doi.org/10.1101/2020.04.24.20078238</text:a></text:p>
          </table:table-cell>
          <table:table-cell table:style-name="ce18" office:value-type="string" calcext:value-type="string">
            <text:p>Countries are Clustered but Number of Tests is not Vital to Predict Global COVID-19 Confirmed Cases: A Machine Learning Approach</text:p>
          </table:table-cell>
          <table:table-cell table:style-name="ce18" office:value-type="string" calcext:value-type="string">
            <text:p>Md Hasinur Rahaman K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477" xlink:type="simple">https://doi.org/10.1101/2020.04.24.20078477</text:a></text:p>
          </table:table-cell>
          <table:table-cell table:style-name="ce18" office:value-type="string" calcext:value-type="string">
            <text:p>COVID-19 in Iran: A Deeper Look Into The Future</text:p>
          </table:table-cell>
          <table:table-cell table:style-name="ce18" office:value-type="string" calcext:value-type="string">
            <text:p>Rahele Kafie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4.20078998" xlink:type="simple">https://doi.org/10.1101/2020.04.24.20078998</text:a></text:p>
          </table:table-cell>
          <table:table-cell table:style-name="ce18" office:value-type="string" calcext:value-type="string">
            <text:p>Automated Diagnosis of COVID-19 Using Deep Learning and Data Augmentation on Chest CT</text:p>
          </table:table-cell>
          <table:table-cell table:style-name="ce18" office:value-type="string" calcext:value-type="string">
            <text:p>Runwen Hu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5.20077396" xlink:type="simple">https://doi.org/10.1101/2020.04.25.20077396</text:a></text:p>
          </table:table-cell>
          <table:table-cell table:style-name="ce18" office:value-type="string" calcext:value-type="string">
            <text:p>Epidemiological and clinical characteristics of the early phase of the COVID-19 epidemic in Brazil</text:p>
          </table:table-cell>
          <table:table-cell table:style-name="ce18" office:value-type="string" calcext:value-type="string">
            <text:p>William Marciel de Souz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5.20079426" xlink:type="simple">https://doi.org/10.1101/2020.04.25.20079426</text:a></text:p>
          </table:table-cell>
          <table:table-cell table:style-name="ce18" office:value-type="string" calcext:value-type="string">
            <text:p>Custommune: a web tool to design personalized and population-targeted vaccine epitopes</text:p>
          </table:table-cell>
          <table:table-cell table:style-name="ce18" office:value-type="string" calcext:value-type="string">
            <text:p>Mohammad Tare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6.20080341" xlink:type="simple">https://doi.org/10.1101/2020.04.26.20080341</text:a></text:p>
          </table:table-cell>
          <table:table-cell table:style-name="ce18" office:value-type="string" calcext:value-type="string">
            <text:p>How the COVID-19 pandemic is favoring the adoption of digital technologies in healthcare: a literature review</text:p>
          </table:table-cell>
          <table:table-cell table:style-name="ce18" office:value-type="string" calcext:value-type="string">
            <text:p>Davide Golinel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6.20080663" xlink:type="simple">https://doi.org/10.1101/2020.04.26.20080663</text:a></text:p>
          </table:table-cell>
          <table:table-cell table:style-name="ce18" office:value-type="string" calcext:value-type="string">
            <text:p>Clinical presentation and evolution of COVID-19 in immunosuppressed patients. Preliminary evaluation in a North Italian cohort on calcineurin-inhibitors based therapy</text:p>
          </table:table-cell>
          <table:table-cell table:style-name="ce18" office:value-type="string" calcext:value-type="string">
            <text:p>Lorenzo Cavag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77180" xlink:type="simple">https://doi.org/10.1101/2020.04.27.20077180</text:a></text:p>
          </table:table-cell>
          <table:table-cell table:style-name="ce18" office:value-type="string" calcext:value-type="string">
            <text:p>COVID-19-induced acute respiratory failure – an exacerbation of organ-specific autoimmunity?</text:p>
          </table:table-cell>
          <table:table-cell table:style-name="ce18" office:value-type="string" calcext:value-type="string">
            <text:p>D Gagiann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80226" xlink:type="simple">https://doi.org/10.1101/2020.04.27.20080226</text:a></text:p>
          </table:table-cell>
          <table:table-cell table:style-name="ce18" office:value-type="string" calcext:value-type="string">
            <text:p>Review and methodological analysis of trials currently testing treatment and prevention options for COVID-19 globally</text:p>
          </table:table-cell>
          <table:table-cell table:style-name="ce18" office:value-type="string" calcext:value-type="string">
            <text:p>Paraskevi C. Fragko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80309" xlink:type="simple">https://doi.org/10.1101/2020.04.27.20080309</text:a></text:p>
          </table:table-cell>
          <table:table-cell table:style-name="ce18" office:value-type="string" calcext:value-type="string">
            <text:p>Serial measurements in COVID-19-induced acute respiratory disease to unravel heterogeneity of the disease course: design of the Maastricht Intensive Care COVID cohort; MaastrICCht</text:p>
          </table:table-cell>
          <table:table-cell table:style-name="ce18" office:value-type="string" calcext:value-type="string">
            <text:p>Maastricht Intensive Care COVID Study Group; MaastrICCht Collaborator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7.20081984" xlink:type="simple">https://doi.org/10.1101/2020.04.27.20081984</text:a></text:p>
          </table:table-cell>
          <table:table-cell table:style-name="ce18" office:value-type="string" calcext:value-type="string">
            <text:p>Distinguishing L and H phenotypes of COVID-19 using a single x-ray image</text:p>
          </table:table-cell>
          <table:table-cell table:style-name="ce18" office:value-type="string" calcext:value-type="string">
            <text:p>Mohammad Tariqul Islam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2552" xlink:type="simple">https://doi.org/10.1101/2020.04.28.20082552</text:a></text:p>
          </table:table-cell>
          <table:table-cell table:style-name="ce18" office:value-type="string" calcext:value-type="string">
            <text:p>Protocol of the Can Nebulised Heparin Reduce Time to Extubation in SARS-CoV-2 (CHARTER) Study</text:p>
          </table:table-cell>
          <table:table-cell table:style-name="ce18" office:value-type="string" calcext:value-type="string">
            <text:p>Barry Dixo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2735" xlink:type="simple">https://doi.org/10.1101/2020.04.28.20082735</text:a></text:p>
          </table:table-cell>
          <table:table-cell table:style-name="ce18" office:value-type="string" calcext:value-type="string">
            <text:p>Clinical characteristics and outcomes of inpatients with neurological disease and COVID-19</text:p>
          </table:table-cell>
          <table:table-cell table:style-name="ce18" office:value-type="string" calcext:value-type="string">
            <text:p>Alberto Benuss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2776" xlink:type="simple">https://doi.org/10.1101/2020.04.28.20082776</text:a></text:p>
          </table:table-cell>
          <table:table-cell table:style-name="ce18" office:value-type="string" calcext:value-type="string">
            <text:p>Curbing the AI-induced enthusiasm in diagnosing COVID-19 on chest X-Rays: the present and the near-future</text:p>
          </table:table-cell>
          <table:table-cell table:style-name="ce18" office:value-type="string" calcext:value-type="string">
            <text:p>Alexandru Burlacu</text:p>
          </table:table-cell>
          <table:table-cell table:style-name="ce18" table:number-columns-repeated="2"/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28.20083154" xlink:type="simple">https://doi.org/10.1101/2020.04.28.20083154</text:a></text:p>
          </table:table-cell>
          <table:table-cell table:style-name="ce18" office:value-type="string" calcext:value-type="string">
            <text:p>A Model of Workflow in the Hospital During a Pandemic to Assist Management</text:p>
          </table:table-cell>
          <table:table-cell table:style-name="ce18" office:value-type="string" calcext:value-type="string">
            <text:p>Marc Garbe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3907" xlink:type="simple">https://doi.org/10.1101/2020.04.30.20083907</text:a></text:p>
          </table:table-cell>
          <table:table-cell table:style-name="ce18" office:value-type="string" calcext:value-type="string">
            <text:p>SARS-CoV-2 Infection of the Placenta</text:p>
          </table:table-cell>
          <table:table-cell table:style-name="ce18" office:value-type="string" calcext:value-type="string">
            <text:p>Hillary Hosi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082" xlink:type="simple">https://doi.org/10.1101/2020.04.30.20086082</text:a></text:p>
          </table:table-cell>
          <table:table-cell table:style-name="ce18" office:value-type="string" calcext:value-type="string">
            <text:p>Probable causes and risk factors for positive SARS-CoV-2 test in recovered patients: Evidence from Brunei Darussalam</text:p>
          </table:table-cell>
          <table:table-cell table:style-name="ce18" office:value-type="string" calcext:value-type="string">
            <text:p>Justin Wo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090" xlink:type="simple">https://doi.org/10.1101/2020.04.30.20086090</text:a></text:p>
          </table:table-cell>
          <table:table-cell table:style-name="ce18" office:value-type="string" calcext:value-type="string">
            <text:p>Incidence of COVID-19 in a cohort of adult and paediatric patients with rheumatic diseases treated with targeted biologic and synthetic disease-modifying anti-rheumatic drugs</text:p>
          </table:table-cell>
          <table:table-cell table:style-name="ce18" office:value-type="string" calcext:value-type="string">
            <text:p>Xabier Michele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116" xlink:type="simple">https://doi.org/10.1101/2020.04.30.20086116</text:a></text:p>
          </table:table-cell>
          <table:table-cell table:style-name="ce18" office:value-type="string" calcext:value-type="string">
            <text:p>Early trends for SARS-CoV-2 infection in central and north Texas and impact on other circulating respiratory viruses</text:p>
          </table:table-cell>
          <table:table-cell table:style-name="ce18" office:value-type="string" calcext:value-type="string">
            <text:p>Manohar B. Mutna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4.30.20086462" xlink:type="simple">https://doi.org/10.1101/2020.04.30.20086462</text:a></text:p>
          </table:table-cell>
          <table:table-cell table:style-name="ce18" office:value-type="string" calcext:value-type="string">
            <text:p>Kidney Allograft Recipients Diagnosed with Coronavirus Disease-2019: A Single Center Report</text:p>
          </table:table-cell>
          <table:table-cell table:style-name="ce18" office:value-type="string" calcext:value-type="string">
            <text:p>Michelle Lubetzk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77743" xlink:type="simple">https://doi.org/10.1101/2020.05.01.20077743</text:a></text:p>
          </table:table-cell>
          <table:table-cell table:style-name="ce18" office:value-type="string" calcext:value-type="string">
            <text:p>A non-competing pair of human neutralizing antibodies block COVID-19 virus binding to its receptor ACE2</text:p>
          </table:table-cell>
          <table:table-cell table:style-name="ce18" office:value-type="string" calcext:value-type="string">
            <text:p>Yan W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6207" xlink:type="simple">https://doi.org/10.1101/2020.05.01.20086207</text:a></text:p>
          </table:table-cell>
          <table:table-cell table:style-name="ce18" office:value-type="string" calcext:value-type="string">
            <text:p>TRACKING AND PREDICTING COVID-19 RADIOLOGICAL TRAJECTORY USING DEEP LEARNING ON CHEST X-RAYS: INITIAL ACCURACY TESTING</text:p>
          </table:table-cell>
          <table:table-cell table:style-name="ce18" office:value-type="string" calcext:value-type="string">
            <text:p>S. Duchesn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NIH, SIRM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7254" xlink:type="simple">https://doi.org/10.1101/2020.05.01.20087254</text:a></text:p>
          </table:table-cell>
          <table:table-cell table:style-name="ce18" office:value-type="string" calcext:value-type="string">
            <text:p>Fully automatic deep convolutional approaches for the analysis of Covid-19 using chest X-ray images</text:p>
          </table:table-cell>
          <table:table-cell table:style-name="ce18" office:value-type="string" calcext:value-type="string">
            <text:p>Joaquim de Mour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RSNA, SIRM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7932" xlink:type="simple">https://doi.org/10.1101/2020.05.01.20087932</text:a></text:p>
          </table:table-cell>
          <table:table-cell table:style-name="ce18" office:value-type="string" calcext:value-type="string">
            <text:p>Correlation of coagulation parameters with clinical outcomes in Coronavirus-19 affected minorities in United States: Observational cohort</text:p>
          </table:table-cell>
          <table:table-cell table:style-name="ce18" office:value-type="string" calcext:value-type="string">
            <text:p>Morayma Reyes Gi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1.20088211" xlink:type="simple">https://doi.org/10.1101/2020.05.01.20088211</text:a></text:p>
          </table:table-cell>
          <table:table-cell table:style-name="ce18" office:value-type="string" calcext:value-type="string">
            <text:p>Classification of COVID-19 from Chest X-ray images using Deep Convolutional Neural Networks</text:p>
          </table:table-cell>
          <table:table-cell table:style-name="ce18" office:value-type="string" calcext:value-type="string">
            <text:p>Sohaib Asif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SIRM, 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2461" xlink:type="simple">https://doi.org/10.1101/2020.05.02.20082461</text:a></text:p>
          </table:table-cell>
          <table:table-cell table:style-name="ce18" office:value-type="string" calcext:value-type="string">
            <text:p>Clinical features, diagnostics, and outcomes of patients presenting with acute respiratory illness: a comparison of patients with and without COVID-19</text:p>
          </table:table-cell>
          <table:table-cell table:style-name="ce18" office:value-type="string" calcext:value-type="string">
            <text:p>Sachin J. Sha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8336" xlink:type="simple">https://doi.org/10.1101/2020.05.02.20088336</text:a></text:p>
          </table:table-cell>
          <table:table-cell table:style-name="ce18" office:value-type="string" calcext:value-type="string">
            <text:p>30-day mortality in patients hospitalized with COVID-19 during the first wave of the Italian epidemic: a prospective cohort study</text:p>
          </table:table-cell>
          <table:table-cell table:style-name="ce18" office:value-type="string" calcext:value-type="string">
            <text:p>Andrea Giacomel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8427" xlink:type="simple">https://doi.org/10.1101/2020.05.02.20088427</text:a></text:p>
          </table:table-cell>
          <table:table-cell table:style-name="ce18" office:value-type="string" calcext:value-type="string">
            <text:p>COVID-19 Pandemic Prediction for Hungary; a Hybrid Machine Learning Approach</text:p>
          </table:table-cell>
          <table:table-cell table:style-name="ce18" office:value-type="string" calcext:value-type="string">
            <text:p>Gergo Pint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2.20088484" xlink:type="simple">https://doi.org/10.1101/2020.05.02.20088484</text:a></text:p>
          </table:table-cell>
          <table:table-cell table:style-name="ce18" office:value-type="string" calcext:value-type="string">
            <text:p>Effects of Coronavirus Disease 2019 (COVID-19) on Maternal, Perinatal and Neonatal Outcomes: a Systematic Review of 266 Pregnancies</text:p>
          </table:table-cell>
          <table:table-cell table:style-name="ce18" office:value-type="string" calcext:value-type="string">
            <text:p>Juan Ju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3.20077206" xlink:type="simple">https://doi.org/10.1101/2020.05.03.20077206</text:a></text:p>
          </table:table-cell>
          <table:table-cell table:style-name="ce18" office:value-type="string" calcext:value-type="string">
            <text:p>Etiologic Subtypes of Ischemic Stroke in SARS-COV-2 Virus patients in a cohort of New York City hospitals</text:p>
          </table:table-cell>
          <table:table-cell table:style-name="ce18" office:value-type="string" calcext:value-type="string">
            <text:p>Ketevan Berekashvi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3.20089318" xlink:type="simple">https://doi.org/10.1101/2020.05.03.20089318</text:a></text:p>
          </table:table-cell>
          <table:table-cell table:style-name="ce18" office:value-type="string" calcext:value-type="string">
            <text:p>Reduced mortality and shortened ICU stay in SARS-COV-2 patients: a low PEEP strategy</text:p>
          </table:table-cell>
          <table:table-cell table:style-name="ce18" office:value-type="string" calcext:value-type="string">
            <text:p>Samuele Ceru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3.20089813" xlink:type="simple">https://doi.org/10.1101/2020.05.03.20089813</text:a></text:p>
          </table:table-cell>
          <table:table-cell table:style-name="ce18" office:value-type="string" calcext:value-type="string">
            <text:p>Personalized Predictive Models for Symptomatic COVID-19 Patients Using Basic Preconditions: Hospitalizations, Mortality, and the Need for an ICU or Ventilator</text:p>
          </table:table-cell>
          <table:table-cell table:style-name="ce18" office:value-type="string" calcext:value-type="string">
            <text:p>Salomón Wollenstein-Bete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82081" xlink:type="simple">https://doi.org/10.1101/2020.05.04.20082081</text:a></text:p>
          </table:table-cell>
          <table:table-cell table:style-name="ce18" office:value-type="string" calcext:value-type="string">
            <text:p>ai-corona: Radiologist-Assistant Deep Learning Framework for COVID-19 Diagnosis in Chest CT Scans</text:p>
          </table:table-cell>
          <table:table-cell table:style-name="ce18" office:value-type="string" calcext:value-type="string">
            <text:p>M. Yousefzadeh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85779" xlink:type="simple">https://doi.org/10.1101/2020.05.04.20085779</text:a></text:p>
          </table:table-cell>
          <table:table-cell table:style-name="ce18" office:value-type="string" calcext:value-type="string">
            <text:p>Shared Antigen-specific CD8+ T cell Responses Against the SARS-COV-2 Spike Protein in HLA-A*02:01 COVID-19 Participants</text:p>
          </table:table-cell>
          <table:table-cell table:style-name="ce18" office:value-type="string" calcext:value-type="string">
            <text:p>William Chou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86322" xlink:type="simple">https://doi.org/10.1101/2020.05.04.20086322</text:a></text:p>
          </table:table-cell>
          <table:table-cell table:style-name="ce18" office:value-type="string" calcext:value-type="string">
            <text:p>Determinants of Severity in Cancer Patients with COVID-19 Illness</text:p>
          </table:table-cell>
          <table:table-cell table:style-name="ce18" office:value-type="string" calcext:value-type="string">
            <text:p>Elizabeth V. Robilo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90423" xlink:type="simple">https://doi.org/10.1101/2020.05.04.20090423</text:a></text:p>
          </table:table-cell>
          <table:table-cell table:style-name="ce18" office:value-type="string" calcext:value-type="string">
            <text:p>Deep Learning for Screening COVID-19 using Chest X-Ray Images</text:p>
          </table:table-cell>
          <table:table-cell table:style-name="ce18" office:value-type="string" calcext:value-type="string">
            <text:p>Sanhita Basu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SIRM, NIH, Radiopedi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90779" xlink:type="simple">https://doi.org/10.1101/2020.05.04.20090779</text:a></text:p>
          </table:table-cell>
          <table:table-cell table:style-name="ce18" office:value-type="string" calcext:value-type="string">
            <text:p>MantisCOVID: Rapid X-Ray Chest Radiograph and Mortality Rate Evaluation With Artificial Intelligence For COVID-19</text:p>
          </table:table-cell>
          <table:table-cell table:style-name="ce18" office:value-type="string" calcext:value-type="string">
            <text:p>Yağmur Yaşar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4.20090803" xlink:type="simple">https://doi.org/10.1101/2020.05.04.20090803</text:a></text:p>
          </table:table-cell>
          <table:table-cell table:style-name="ce18" office:value-type="string" calcext:value-type="string">
            <text:p>Training deep learning algorithms with weakly labeled pneumonia chest X-ray data for COVID-19 detection</text:p>
          </table:table-cell>
          <table:table-cell table:style-name="ce18" office:value-type="string" calcext:value-type="string">
            <text:p>Sivaramakrishnan Rajarama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RSNA, NIH, Chexpert, Twitter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88906" xlink:type="simple">https://doi.org/10.1101/2020.05.05.20088906</text:a></text:p>
          </table:table-cell>
          <table:table-cell table:style-name="ce18" office:value-type="string" calcext:value-type="string">
            <text:p>Predicting Disease Progression in COVID19: A Score Based On Lab Tests At Time Of Diagnosis</text:p>
          </table:table-cell>
          <table:table-cell table:style-name="ce18" office:value-type="string" calcext:value-type="string">
            <text:p>Mohammad H. Jama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91561" xlink:type="simple">https://doi.org/10.1101/2020.05.05.20091561</text:a></text:p>
          </table:table-cell>
          <table:table-cell table:style-name="ce18" office:value-type="string" calcext:value-type="string">
            <text:p>AI based Chest X-Ray (CXR) Scan Texture Analysis Algorithm for Digital Test of COVID-19 Patients</text:p>
          </table:table-cell>
          <table:table-cell table:style-name="ce18" office:value-type="string" calcext:value-type="string">
            <text:p>Dhurgham Al-Karaw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91983" xlink:type="simple">https://doi.org/10.1101/2020.05.05.20091983</text:a></text:p>
          </table:table-cell>
          <table:table-cell table:style-name="ce18" office:value-type="string" calcext:value-type="string">
            <text:p>Severe obesity is associated with higher in-hospital mortality in a cohort of patients with COVID-19 in the Bronx, New York</text:p>
          </table:table-cell>
          <table:table-cell table:style-name="ce18" office:value-type="string" calcext:value-type="string">
            <text:p>Leonidas Palaiodim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5.20092346" xlink:type="simple">https://doi.org/10.1101/2020.05.05.20092346</text:a></text:p>
          </table:table-cell>
          <table:table-cell table:style-name="ce18" office:value-type="string" calcext:value-type="string">
            <text:p>IKONOS: An intelligent tool to support diagnosis of Covid-19 by texture analysis of x-ray images</text:p>
          </table:table-cell>
          <table:table-cell table:style-name="ce18" office:value-type="string" calcext:value-type="string">
            <text:p>Juliana C. Gome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, SIRM, radiopedia, private(Erbil)</text:p>
          </table:table-cell>
          <table:table-cell table:style-name="ce18" office:value-type="string" calcext:value-type="string">
            <text:p>10.1007/s42600-020-00091-7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6.20089573" xlink:type="simple">https://doi.org/10.1101/2020.05.06.20089573</text:a></text:p>
          </table:table-cell>
          <table:table-cell table:style-name="ce18" office:value-type="string" calcext:value-type="string">
            <text:p>Recurrence of SARS-CoV-2 PCR positivity in COVID-19 patients: a single center experience and potential implications</text:p>
          </table:table-cell>
          <table:table-cell table:style-name="ce18" office:value-type="string" calcext:value-type="string">
            <text:p>Jia Hu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6.20092833" xlink:type="simple">https://doi.org/10.1101/2020.05.06.20092833</text:a></text:p>
          </table:table-cell>
          <table:table-cell table:style-name="ce18" office:value-type="string" calcext:value-type="string">
            <text:p>Studying the pathophysiology of coronavirus disease 2019 – a protocol for the Berlin prospective COVID-19 patient cohort (Pa-COVID-19)</text:p>
          </table:table-cell>
          <table:table-cell table:style-name="ce18" office:value-type="string" calcext:value-type="string">
            <text:p>Florian Kurt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6.20092874" xlink:type="simple">https://doi.org/10.1101/2020.05.06.20092874</text:a></text:p>
          </table:table-cell>
          <table:table-cell table:style-name="ce18" office:value-type="string" calcext:value-type="string">
            <text:p>ProgNet: Covid-19 prognosis using recurrent and convolutional neural networks</text:p>
          </table:table-cell>
          <table:table-cell table:style-name="ce18" office:value-type="string" calcext:value-type="string">
            <text:p>Mohamed Fakhfakh</text:p>
          </table:table-cell>
          <table:table-cell table:style-name="ce18" table:number-columns-repeated="2"/>
          <table:table-cell table:style-name="ce18" office:value-type="string" calcext:value-type="string">
            <text:p>cohen</text:p>
          </table:table-cell>
          <table:table-cell table:style-name="ce18" office:value-type="string" calcext:value-type="string">
            <text:p>10.2174/1874347102012010011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102" xlink:type="simple">https://doi.org/10.1101/2020.05.07.20094102</text:a></text:p>
          </table:table-cell>
          <table:table-cell table:style-name="ce18" office:value-type="string" calcext:value-type="string">
            <text:p>Observer agreement and clinical significance of chest CT reporting in patients suspected of COVID-19</text:p>
          </table:table-cell>
          <table:table-cell table:style-name="ce18" office:value-type="string" calcext:value-type="string">
            <text:p>Marie-Pierre Debra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169" xlink:type="simple">https://doi.org/10.1101/2020.05.07.20094169</text:a></text:p>
          </table:table-cell>
          <table:table-cell table:style-name="ce18" office:value-type="string" calcext:value-type="string">
            <text:p>“Clinical, Radiological and Therapeutic Characteristics of Patients with COVID-19 in Saudi Arabia”</text:p>
          </table:table-cell>
          <table:table-cell table:style-name="ce18" office:value-type="string" calcext:value-type="string">
            <text:p>Mohammed Shabrawish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573" xlink:type="simple">https://doi.org/10.1101/2020.05.07.20094573</text:a></text:p>
          </table:table-cell>
          <table:table-cell table:style-name="ce18" office:value-type="string" calcext:value-type="string">
            <text:p>Development and validation of the COVID-19 severity index (CSI): a prognostic tool for early respiratory decompensation</text:p>
          </table:table-cell>
          <table:table-cell table:style-name="ce18" office:value-type="string" calcext:value-type="string">
            <text:p>Adrian Haimovi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797" xlink:type="simple">https://doi.org/10.1101/2020.05.07.20094797</text:a></text:p>
          </table:table-cell>
          <table:table-cell table:style-name="ce18" office:value-type="string" calcext:value-type="string">
            <text:p>Outcomes among HIV-positive patients hospitalized with COVID-19</text:p>
          </table:table-cell>
          <table:table-cell table:style-name="ce18" office:value-type="string" calcext:value-type="string">
            <text:p>Savannah Karmen-Tuoh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7.20094987" xlink:type="simple">https://doi.org/10.1101/2020.05.07.20094987</text:a></text:p>
          </table:table-cell>
          <table:table-cell table:style-name="ce18" office:value-type="string" calcext:value-type="string">
            <text:p>Low albumin levels are associated with poorer outcomes in a case series of COVID-19 patients in Spain: a retrospective cohort study</text:p>
          </table:table-cell>
          <table:table-cell table:style-name="ce18" office:value-type="string" calcext:value-type="string">
            <text:p>Roberto de la Ric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8.20095117" xlink:type="simple">https://doi.org/10.1101/2020.05.08.20095117</text:a></text:p>
          </table:table-cell>
          <table:table-cell table:style-name="ce18" office:value-type="string" calcext:value-type="string">
            <text:p>CORRELATION BETWEEN CHEST COMPUTED TOMOGRAPHY AND LUNG ULTRASONOGRAPHY IN PATIENTS WITH CORONAVIRUS DISEASE 2019 (COVID-19)</text:p>
          </table:table-cell>
          <table:table-cell table:style-name="ce18" office:value-type="string" calcext:value-type="string">
            <text:p>Yale Tung-Chen</text:p>
          </table:table-cell>
          <table:table-cell table:style-name="ce18" office:value-type="string" calcext:value-type="string">
            <text:p>CT/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8.20095810" xlink:type="simple">https://doi.org/10.1101/2020.05.08.20095810</text:a></text:p>
          </table:table-cell>
          <table:table-cell table:style-name="ce18" office:value-type="string" calcext:value-type="string">
            <text:p>On the Generation of Medical Dialogues for COVID-19</text:p>
          </table:table-cell>
          <table:table-cell table:style-name="ce18" office:value-type="string" calcext:value-type="string">
            <text:p>Wenmian Y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8.20096040" xlink:type="simple">https://doi.org/10.1101/2020.05.08.20096040</text:a></text:p>
          </table:table-cell>
          <table:table-cell table:style-name="ce18" office:value-type="string" calcext:value-type="string">
            <text:p>COVID-19 and Acute Kidney Injury Requiring Kidney Replacement Therapy: A Bad Prognostic Sign</text:p>
          </table:table-cell>
          <table:table-cell table:style-name="ce18" office:value-type="string" calcext:value-type="string">
            <text:p>Rahul Shekh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9.20096495" xlink:type="simple">https://doi.org/10.1101/2020.05.09.20096495</text:a></text:p>
          </table:table-cell>
          <table:table-cell table:style-name="ce18" office:value-type="string" calcext:value-type="string">
            <text:p>Clinical Characteristics, Risk Factors and Outcomes Among the First Consecutive 1,096 Patients Diagnosed with COVID-19: The Kuwait Experience</text:p>
          </table:table-cell>
          <table:table-cell table:style-name="ce18" office:value-type="string" calcext:value-type="string">
            <text:p>Sulaiman Almazee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9.20096560" xlink:type="simple">https://doi.org/10.1101/2020.05.09.20096560</text:a></text:p>
          </table:table-cell>
          <table:table-cell table:style-name="ce18" office:value-type="string" calcext:value-type="string">
            <text:p>COVID-Classifier: An automated machine learning model to assist in the diagnosis of COVID-19 infection in chest x-ray images</text:p>
          </table:table-cell>
          <table:table-cell table:style-name="ce18" office:value-type="string" calcext:value-type="string">
            <text:p>Abolfazl Zargari Khuzan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09.20096842" xlink:type="simple">https://doi.org/10.1101/2020.05.09.20096842</text:a></text:p>
          </table:table-cell>
          <table:table-cell table:style-name="ce18" office:value-type="string" calcext:value-type="string">
            <text:p>Impact of COVID-19 infection on maternal and neonatal outcomes: a review of 287 pregnancies</text:p>
          </table:table-cell>
          <table:table-cell table:style-name="ce18" office:value-type="string" calcext:value-type="string">
            <text:p>Fatemeh Azarkis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88369" xlink:type="simple">https://doi.org/10.1101/2020.05.10.20088369</text:a></text:p>
          </table:table-cell>
          <table:table-cell table:style-name="ce18" office:value-type="string" calcext:value-type="string">
            <text:p>Medical overuse in the Iranian healthcare system: a systematic scoping review and practical recommendations for decreasing medical overuse during unexpected COVID-19 pandemic opportunity</text:p>
          </table:table-cell>
          <table:table-cell table:style-name="ce18" office:value-type="string" calcext:value-type="string">
            <text:p>Mohammad Zakaria Pezeshk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063" xlink:type="simple">https://doi.org/10.1101/2020.05.10.20097063</text:a></text:p>
          </table:table-cell>
          <table:table-cell table:style-name="ce18" office:value-type="string" calcext:value-type="string">
            <text:p>Automatic Detection of COVID-19 Infection from Chest X-ray using Deep Learning</text:p>
          </table:table-cell>
          <table:table-cell table:style-name="ce18" office:value-type="string" calcext:value-type="string">
            <text:p>Kishore Medh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154" xlink:type="simple">https://doi.org/10.1101/2020.05.10.20097154</text:a></text:p>
          </table:table-cell>
          <table:table-cell table:style-name="ce18" office:value-type="string" calcext:value-type="string">
            <text:p>The Estimated Time-Varying Reproduction Numbers during the Ongoing Pandemic of the Coronavirus Disease 2019 (COVID-19) in 12 Selected Countries outside China</text:p>
          </table:table-cell>
          <table:table-cell table:style-name="ce18" office:value-type="string" calcext:value-type="string">
            <text:p>Fu-Chang H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329" xlink:type="simple">https://doi.org/10.1101/2020.05.10.20097329</text:a></text:p>
          </table:table-cell>
          <table:table-cell table:style-name="ce18" office:value-type="string" calcext:value-type="string">
            <text:p>A Continuously Active Antimicrobial Coating effective against Human Coronavirus 229E</text:p>
          </table:table-cell>
          <table:table-cell table:style-name="ce18" office:value-type="string" calcext:value-type="string">
            <text:p>Luisa A. Ikn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0.20097394" xlink:type="simple">https://doi.org/10.1101/2020.05.10.20097394</text:a></text:p>
          </table:table-cell>
          <table:table-cell table:style-name="ce18" office:value-type="string" calcext:value-type="string">
            <text:p>Outbreak of Kawasaki disease in children during COVID-19 pandemic: a prospective observational study in Paris, France</text:p>
          </table:table-cell>
          <table:table-cell table:style-name="ce18" office:value-type="string" calcext:value-type="string">
            <text:p>Julie Toubia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1.20097741" xlink:type="simple">https://doi.org/10.1101/2020.05.11.20097741</text:a></text:p>
          </table:table-cell>
          <table:table-cell table:style-name="ce18" office:value-type="string" calcext:value-type="string">
            <text:p>Epidemiology, risk factors and clinical course of SARS-CoV-2 infected patients in a Swiss university hospital: an observational retrospective study</text:p>
          </table:table-cell>
          <table:table-cell table:style-name="ce18" office:value-type="string" calcext:value-type="string">
            <text:p>Jean Regin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1.20098368" xlink:type="simple">https://doi.org/10.1101/2020.05.11.20098368</text:a></text:p>
          </table:table-cell>
          <table:table-cell table:style-name="ce18" office:value-type="string" calcext:value-type="string">
            <text:p>Pregnancy and Neonatal Outcomes in SARS-CoV-2 Infection: a systematic review</text:p>
          </table:table-cell>
          <table:table-cell table:style-name="ce18" office:value-type="string" calcext:value-type="string">
            <text:p>Reem S Chamseddin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8160" xlink:type="simple">https://doi.org/10.1101/2020.05.12.20098160</text:a></text:p>
          </table:table-cell>
          <table:table-cell table:style-name="ce18" office:value-type="string" calcext:value-type="string">
            <text:p>COVID-19 genomic susceptibility: Definition of ACE2 variants relevant to human infection with SARS-CoV-2 in the context of ACMG/AMP Guidance</text:p>
          </table:table-cell>
          <table:table-cell table:style-name="ce18" office:value-type="string" calcext:value-type="string">
            <text:p>Claire L Shovli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8954" xlink:type="simple">https://doi.org/10.1101/2020.05.12.20098954</text:a></text:p>
          </table:table-cell>
          <table:table-cell table:style-name="ce18" office:value-type="string" calcext:value-type="string">
            <text:p>Problems of Deploying CNN Transfer Learning to Detect COVID-19 from Chest X-rays</text:p>
          </table:table-cell>
          <table:table-cell table:style-name="ce18" office:value-type="string" calcext:value-type="string">
            <text:p>Taban Majee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, kaggle_andrewmvd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9416" xlink:type="simple">https://doi.org/10.1101/2020.05.12.20099416</text:a></text:p>
          </table:table-cell>
          <table:table-cell table:style-name="ce18" office:value-type="string" calcext:value-type="string">
            <text:p>A Risk Score to Predict Admission to Intensive Care Unit in Patients With COVID-19: The ABC-GOALS Score</text:p>
          </table:table-cell>
          <table:table-cell table:style-name="ce18" office:value-type="string" calcext:value-type="string">
            <text:p>Juan M. Mejía-Vilet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9481" xlink:type="simple">https://doi.org/10.1101/2020.05.12.20099481</text:a></text:p>
          </table:table-cell>
          <table:table-cell table:style-name="ce18" office:value-type="string" calcext:value-type="string">
            <text:p>The Evaluation of Deep Neural Networks and X-Ray as a Practical Alternative for Diagnosis and Management of COVID-19</text:p>
          </table:table-cell>
          <table:table-cell table:style-name="ce18" office:value-type="string" calcext:value-type="string">
            <text:p>Mohamed Elgend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aggle_coronahack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2.20099937" xlink:type="simple">https://doi.org/10.1101/2020.05.12.20099937</text:a></text:p>
          </table:table-cell>
          <table:table-cell table:style-name="ce18" office:value-type="string" calcext:value-type="string">
            <text:p>Deep Transfer Learning-based COVID-19 prediction using Chest X-rays</text:p>
          </table:table-cell>
          <table:table-cell table:style-name="ce18" office:value-type="string" calcext:value-type="string">
            <text:p>Saurabh Kumar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3.20088732" xlink:type="simple">https://doi.org/10.1101/2020.05.13.20088732</text:a></text:p>
          </table:table-cell>
          <table:table-cell table:style-name="ce18" office:value-type="string" calcext:value-type="string">
            <text:p>Chest MRI of patients with COVID-19: a retrospective case study</text:p>
          </table:table-cell>
          <table:table-cell table:style-name="ce18" office:value-type="string" calcext:value-type="string">
            <text:p>Yu.A. Vasilev</text:p>
          </table:table-cell>
          <table:table-cell table:style-name="ce18" office:value-type="string" calcext:value-type="string">
            <text:p>MRI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3.20100404" xlink:type="simple">https://doi.org/10.1101/2020.05.13.20100404</text:a></text:p>
          </table:table-cell>
          <table:table-cell table:style-name="ce18" office:value-type="string" calcext:value-type="string">
            <text:p>Clinical characteristics and early outcomes in patients with COVID-19 treated with tocilizumab at a United States academic center</text:p>
          </table:table-cell>
          <table:table-cell table:style-name="ce18" office:value-type="string" calcext:value-type="string">
            <text:p>Casey A. Rimlan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1843" xlink:type="simple">https://doi.org/10.1101/2020.05.14.20091843</text:a></text:p>
          </table:table-cell>
          <table:table-cell table:style-name="ce18" office:value-type="string" calcext:value-type="string">
            <text:p>A Novel Cohorting and Isolation Strategy for Suspected COVID-19 Cases during a Pandemic</text:p>
          </table:table-cell>
          <table:table-cell table:style-name="ce18" office:value-type="string" calcext:value-type="string">
            <text:p>Benjamin Patters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4144" xlink:type="simple">https://doi.org/10.1101/2020.05.14.20094144</text:a></text:p>
          </table:table-cell>
          <table:table-cell table:style-name="ce18" office:value-type="string" calcext:value-type="string">
            <text:p>Sarilumab use in severe SARS-CoV-2 pneumonia</text:p>
          </table:table-cell>
          <table:table-cell table:style-name="ce18" office:value-type="string" calcext:value-type="string">
            <text:p>Elisa Gremes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8319" xlink:type="simple">https://doi.org/10.1101/2020.05.14.20098319</text:a></text:p>
          </table:table-cell>
          <table:table-cell table:style-name="ce18" office:value-type="string" calcext:value-type="string">
            <text:p>Is sleep apnoea a risk factor for Covid-19? Findings from a retrospective cohort study</text:p>
          </table:table-cell>
          <table:table-cell table:style-name="ce18" office:value-type="string" calcext:value-type="string">
            <text:p>Thijs Feut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098608" xlink:type="simple">https://doi.org/10.1101/2020.05.14.20098608</text:a></text:p>
          </table:table-cell>
          <table:table-cell table:style-name="ce18" office:value-type="string" calcext:value-type="string">
            <text:p>VENTILATORY SUPPORT IN SARS-VOC-2 DURING INTENSIVE THERAPY</text:p>
          </table:table-cell>
          <table:table-cell table:style-name="ce18" office:value-type="string" calcext:value-type="string">
            <text:p>Pereira-Rodríguez Javier Eliec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0834" xlink:type="simple">https://doi.org/10.1101/2020.05.14.20100834</text:a></text:p>
          </table:table-cell>
          <table:table-cell table:style-name="ce18" office:value-type="string" calcext:value-type="string">
            <text:p>COVID-19 management in a UK NHS Foundation Trust with a High Consequence Infectious Diseases centre: a detailed descriptive analysis</text:p>
          </table:table-cell>
          <table:table-cell table:style-name="ce18" office:value-type="string" calcext:value-type="string">
            <text:p>Kenneth F. Bak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1873" xlink:type="simple">https://doi.org/10.1101/2020.05.14.20101873</text:a></text:p>
          </table:table-cell>
          <table:table-cell table:style-name="ce18" office:value-type="string" calcext:value-type="string">
            <text:p>COVID Faster R-CNN: A Novel Framework to Diagnose Novel Coronavirus Disease (COVID-19) in X-Ray Images</text:p>
          </table:table-cell>
          <table:table-cell table:style-name="ce18" office:value-type="string" calcext:value-type="string">
            <text:p>Kabid Hassan Shibly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covidx</text:p>
          </table:table-cell>
          <table:table-cell table:style-name="ce18" office:value-type="string" calcext:value-type="string">
            <text:p>10.1016/j.imu.2020.100405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1931" xlink:type="simple">https://doi.org/10.1101/2020.05.14.20101931</text:a></text:p>
          </table:table-cell>
          <table:table-cell table:style-name="ce18" office:value-type="string" calcext:value-type="string">
            <text:p>Development of a Predictive Score for COVID-19 Diagnosis based on Demographics and Symptoms in Patients Attended at a Dedicated Screening Unit</text:p>
          </table:table-cell>
          <table:table-cell table:style-name="ce18" office:value-type="string" calcext:value-type="string">
            <text:p>Alexandre P. Zavasc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4.20101972" xlink:type="simple">https://doi.org/10.1101/2020.05.14.20101972</text:a></text:p>
          </table:table-cell>
          <table:table-cell table:style-name="ce18" office:value-type="string" calcext:value-type="string">
            <text:p>Integration of clinical characteristics, lab tests and a deep learning CT scan analysis to predict severity of hospitalized COVID-19 patients</text:p>
          </table:table-cell>
          <table:table-cell table:style-name="ce18" office:value-type="string" calcext:value-type="string">
            <text:p>Nathalie Lassau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5.20094284" xlink:type="simple">https://doi.org/10.1101/2020.05.15.20094284</text:a></text:p>
          </table:table-cell>
          <table:table-cell table:style-name="ce18" office:value-type="string" calcext:value-type="string">
            <text:p>Early Experience with COVD-19 Patients at Academic Hospital in Southwestern United States</text:p>
          </table:table-cell>
          <table:table-cell table:style-name="ce18" office:value-type="string" calcext:value-type="string">
            <text:p>Rahul Shekh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5.20103333" xlink:type="simple">https://doi.org/10.1101/2020.05.15.20103333</text:a></text:p>
          </table:table-cell>
          <table:table-cell table:style-name="ce18" office:value-type="string" calcext:value-type="string">
            <text:p>THE ROLE OF POINT-OF-CARE ULTRASONOGRAPHY IN THE INITIAL CHARACTERIZATION OF COVID-19 PATIENTS: RESULTS FROM A PROSPECTIVE MULTICENTRIC STUDY</text:p>
          </table:table-cell>
          <table:table-cell table:style-name="ce18" office:value-type="string" calcext:value-type="string">
            <text:p>Yale Tung-Chen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6.20104141" xlink:type="simple">https://doi.org/10.1101/2020.05.16.20104141</text:a></text:p>
          </table:table-cell>
          <table:table-cell table:style-name="ce18" office:value-type="string" calcext:value-type="string">
            <text:p>Similar incidence of Coronavirus Disease 2019 (COVID-19) in patients with rheumatic diseases with and without hydroxychloroquine therapy</text:p>
          </table:table-cell>
          <table:table-cell table:style-name="ce18" office:value-type="string" calcext:value-type="string">
            <text:p>Juan Mací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7.20104604" xlink:type="simple">https://doi.org/10.1101/2020.05.17.20104604</text:a></text:p>
          </table:table-cell>
          <table:table-cell table:style-name="ce18" office:value-type="string" calcext:value-type="string">
            <text:p>Characterization of Patients Who Return to Hospital Following Discharge from Hospitalization For COVID-19</text:p>
          </table:table-cell>
          <table:table-cell table:style-name="ce18" office:value-type="string" calcext:value-type="string">
            <text:p>Sulaiman Soma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7.20104877" xlink:type="simple">https://doi.org/10.1101/2020.05.17.20104877</text:a></text:p>
          </table:table-cell>
          <table:table-cell table:style-name="ce18" office:value-type="string" calcext:value-type="string">
            <text:p>COVID-19: the key role of pulmonary capillary leakage. An observational cohort study</text:p>
          </table:table-cell>
          <table:table-cell table:style-name="ce18" office:value-type="string" calcext:value-type="string">
            <text:p>Maddalena Alessandra W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066902" xlink:type="simple">https://doi.org/10.1101/2020.05.18.20066902</text:a></text:p>
          </table:table-cell>
          <table:table-cell table:style-name="ce18" office:value-type="string" calcext:value-type="string">
            <text:p>Doxycycline and Hydroxychloroquine as Treatment for High-Risk COVID-19 Patients: Experience from Case Series of 54 Patients in Long-Term Care Facilities</text:p>
          </table:table-cell>
          <table:table-cell table:style-name="ce18" office:value-type="string" calcext:value-type="string">
            <text:p>Imtiaz Ahma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086157" xlink:type="simple">https://doi.org/10.1101/2020.05.18.20086157</text:a></text:p>
          </table:table-cell>
          <table:table-cell table:style-name="ce18" office:value-type="string" calcext:value-type="string">
            <text:p>COVID-19 in Great Britain: epidemiological and clinical characteristics of the first few hundred (FF100) cases: a descriptive case series and case control analysis</text:p>
          </table:table-cell>
          <table:table-cell table:style-name="ce18" office:value-type="string" calcext:value-type="string">
            <text:p>Nicola L Boddingto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2509" xlink:type="simple">https://doi.org/10.1101/2020.05.18.20102509</text:a></text:p>
          </table:table-cell>
          <table:table-cell table:style-name="ce18" office:value-type="string" calcext:value-type="string">
            <text:p>Low blood sodium increases risk and severity of COVID-19: a systematic review, meta-analysis and retrospective cohort study</text:p>
          </table:table-cell>
          <table:table-cell table:style-name="ce18" office:value-type="string" calcext:value-type="string">
            <text:p>Yi Lu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3390" xlink:type="simple">https://doi.org/10.1101/2020.05.18.20103390</text:a></text:p>
          </table:table-cell>
          <table:table-cell table:style-name="ce18" office:value-type="string" calcext:value-type="string">
            <text:p>Interim Analysis of Risk Factors for Severe Outcomes among a Cohort of Hospitalized Adults Identified through the U.S. Coronavirus Disease 2019 (COVID-19)-Associated Hospitalization Surveillance Network (COVID-NET)</text:p>
          </table:table-cell>
          <table:table-cell table:style-name="ce18" office:value-type="string" calcext:value-type="string">
            <text:p>L Kim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4802" xlink:type="simple">https://doi.org/10.1101/2020.05.18.20104802</text:a></text:p>
          </table:table-cell>
          <table:table-cell table:style-name="ce18" office:value-type="string" calcext:value-type="string">
            <text:p>Psoriatic disease and body composition: a systematic review of the literature</text:p>
          </table:table-cell>
          <table:table-cell table:style-name="ce18" office:value-type="string" calcext:value-type="string">
            <text:p>T. Blake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5577" xlink:type="simple">https://doi.org/10.1101/2020.05.18.20105577</text:a></text:p>
          </table:table-cell>
          <table:table-cell table:style-name="ce18" office:value-type="string" calcext:value-type="string">
            <text:p>A Machine Learning Solution Framework for Combatting COVID-19 in Smart Cities from Multiple Dimensions</text:p>
          </table:table-cell>
          <table:table-cell table:style-name="ce18" office:value-type="string" calcext:value-type="string">
            <text:p>Ibrahim Abaker Targio Hashe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5775" xlink:type="simple">https://doi.org/10.1101/2020.05.18.20105775</text:a></text:p>
          </table:table-cell>
          <table:table-cell table:style-name="ce18" office:value-type="string" calcext:value-type="string">
            <text:p>Lung ultrasound findings in patients with novel SARS-CoV2</text:p>
          </table:table-cell>
          <table:table-cell table:style-name="ce18" office:value-type="string" calcext:value-type="string">
            <text:p>Mark E. Haaksma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6112" xlink:type="simple">https://doi.org/10.1101/2020.05.18.20106112</text:a></text:p>
          </table:table-cell>
          <table:table-cell table:style-name="ce18" office:value-type="string" calcext:value-type="string">
            <text:p>Going by the Numbers : Learning and Modeling COVID-19 Disease Dynamics</text:p>
          </table:table-cell>
          <table:table-cell table:style-name="ce18" office:value-type="string" calcext:value-type="string">
            <text:p>Sayantani Bas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8.20106245" xlink:type="simple">https://doi.org/10.1101/2020.05.18.20106245</text:a></text:p>
          </table:table-cell>
          <table:table-cell table:style-name="ce18" office:value-type="string" calcext:value-type="string">
            <text:p>SARS-CoV-2-reactive interferon-γ-producing CD8+ T cells in patients hospitalized with Coronavirus viral disease-2019</text:p>
          </table:table-cell>
          <table:table-cell table:style-name="ce18" office:value-type="string" calcext:value-type="string">
            <text:p>Estela Gimén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6336" xlink:type="simple">https://doi.org/10.1101/2020.05.19.20106336</text:a></text:p>
          </table:table-cell>
          <table:table-cell table:style-name="ce18" office:value-type="string" calcext:value-type="string">
            <text:p>ROBUST COVID-19-RELATED CONDITION CLASSIFICATION NETWORK</text:p>
          </table:table-cell>
          <table:table-cell table:style-name="ce18" office:value-type="string" calcext:value-type="string">
            <text:p>M Lucius</text:p>
          </table:table-cell>
          <table:table-cell table:style-name="ce18" office:value-type="string" calcext:value-type="string">
            <text:p>nochestimagingdata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NIH, RSNA, HMHospitales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7102" xlink:type="simple">https://doi.org/10.1101/2020.05.19.20107102</text:a></text:p>
          </table:table-cell>
          <table:table-cell table:style-name="ce18" office:value-type="string" calcext:value-type="string">
            <text:p>COVID-19: A Chronological Review of the Neurological Repercussions – What do We Know by May, 2020?</text:p>
          </table:table-cell>
          <table:table-cell table:style-name="ce18" office:value-type="string" calcext:value-type="string">
            <text:p>Paulo Afonso Me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7458" xlink:type="simple">https://doi.org/10.1101/2020.05.19.20107458</text:a></text:p>
          </table:table-cell>
          <table:table-cell table:style-name="ce18" office:value-type="string" calcext:value-type="string">
            <text:p>The IGNITE Trial: Participant Recruitment Lessons Prior to SARS-CoV-2</text:p>
          </table:table-cell>
          <table:table-cell table:style-name="ce18" office:value-type="string" calcext:value-type="string">
            <text:p>Eric D. Vido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19.20107532" xlink:type="simple">https://doi.org/10.1101/2020.05.19.20107532</text:a></text:p>
          </table:table-cell>
          <table:table-cell table:style-name="ce18" office:value-type="string" calcext:value-type="string">
            <text:p>COVID-19 Open Source Data Sets: A Comprehensive Survey</text:p>
          </table:table-cell>
          <table:table-cell table:style-name="ce18" office:value-type="string" calcext:value-type="string">
            <text:p>Junaid Shuja</text:p>
          </table:table-cell>
          <table:table-cell/>
          <table:table-cell table:style-name="ce18"/>
          <table:table-cell table:style-name="ce18" office:value-type="string" calcext:value-type="string">
            <text:p>bsti, sirm, radiopedia, kaggle_andrewmvd, cohen, mooney, 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0.20100362" xlink:type="simple">https://doi.org/10.1101/2020.05.20.20100362</text:a></text:p>
          </table:table-cell>
          <table:table-cell table:style-name="ce18" office:value-type="string" calcext:value-type="string">
            <text:p>MosMedData: Chest CT Scans with COVID-19 Related Findings Dataset</text:p>
          </table:table-cell>
          <table:table-cell table:style-name="ce18" office:value-type="string" calcext:value-type="string">
            <text:p>S.P. Moroz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0.20108159" xlink:type="simple">https://doi.org/10.1101/2020.05.20.20108159</text:a></text:p>
          </table:table-cell>
          <table:table-cell table:style-name="ce18" office:value-type="string" calcext:value-type="string">
            <text:p>Automated assessment of COVID-19 pulmonary disease severity on chest radiographs using convolutional Siamese neural networks</text:p>
          </table:table-cell>
          <table:table-cell table:style-name="ce18" office:value-type="string" calcext:value-type="string">
            <text:p>Matthew D. L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hexpert, private_validation(MassachusettsGeneralHospital)</text:p>
          </table:table-cell>
          <table:table-cell table:style-name="ce18" office:value-type="string" calcext:value-type="string">
            <text:p>10.1148/ryai.2020200079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1.20106518" xlink:type="simple">https://doi.org/10.1101/2020.05.21.20106518</text:a></text:p>
          </table:table-cell>
          <table:table-cell table:style-name="ce18" office:value-type="string" calcext:value-type="string">
            <text:p>Using Artificial Intelligence for COVID-19 Chest X-ray Diagnosis</text:p>
          </table:table-cell>
          <table:table-cell table:style-name="ce18" office:value-type="string" calcext:value-type="string">
            <text:p>Andrew A. Borkowsk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private_validation(Veterans_Administration)</text:p>
          </table:table-cell>
          <table:table-cell table:style-name="ce18" office:value-type="string" calcext:value-type="string">
            <text:p>10.12788/fp.0045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1.20108803" xlink:type="simple">https://doi.org/10.1101/2020.05.21.20108803</text:a></text:p>
          </table:table-cell>
          <table:table-cell table:style-name="ce18" office:value-type="string" calcext:value-type="string">
            <text:p>The Challenge of Using Epidemiological Case Count Data: The Example of Confirmed COVID-19 Cases and the Weather</text:p>
          </table:table-cell>
          <table:table-cell table:style-name="ce18" office:value-type="string" calcext:value-type="string">
            <text:p>Francois Cohe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8845" xlink:type="simple">https://doi.org/10.1101/2020.05.22.20108845</text:a></text:p>
          </table:table-cell>
          <table:table-cell table:style-name="ce18" office:value-type="string" calcext:value-type="string">
            <text:p>Clinical and molecular characterization of COVID-19 hospitalized patients</text:p>
          </table:table-cell>
          <table:table-cell table:style-name="ce18" office:value-type="string" calcext:value-type="string">
            <text:p>Elisa Bene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9355" xlink:type="simple">https://doi.org/10.1101/2020.05.22.20109355</text:a></text:p>
          </table:table-cell>
          <table:table-cell table:style-name="ce18" office:value-type="string" calcext:value-type="string">
            <text:p>Use of High Flow Nasal Therapy to Treat Moderate to Severe Hypoxemic Respiratory Failure in COVID-19</text:p>
          </table:table-cell>
          <table:table-cell table:style-name="ce18" office:value-type="string" calcext:value-type="string">
            <text:p>Maulin Pate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9777" xlink:type="simple">https://doi.org/10.1101/2020.05.22.20109777</text:a></text:p>
          </table:table-cell>
          <table:table-cell table:style-name="ce18" office:value-type="string" calcext:value-type="string">
            <text:p>A benchmark of online COVID-19 symptom checkers</text:p>
          </table:table-cell>
          <table:table-cell table:style-name="ce18" office:value-type="string" calcext:value-type="string">
            <text:p>Nicolas Muns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09959" xlink:type="simple">https://doi.org/10.1101/2020.05.22.20109959</text:a></text:p>
          </table:table-cell>
          <table:table-cell table:style-name="ce18" office:value-type="string" calcext:value-type="string">
            <text:p>Clinical Characteristics and Prognostic Factors for ICU Admission of Patients with Covid-19 Using Machine Learning and Natural Language Processing</text:p>
          </table:table-cell>
          <table:table-cell table:style-name="ce18" office:value-type="string" calcext:value-type="string">
            <text:p>Jose L. Izquierd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2.20110817" xlink:type="simple">https://doi.org/10.1101/2020.05.22.20110817</text:a></text:p>
          </table:table-cell>
          <table:table-cell table:style-name="ce18" office:value-type="string" calcext:value-type="string">
            <text:p>COVID-19 detection from chest X-Ray images using Deep Learning and Convolutional Neural Networks</text:p>
          </table:table-cell>
          <table:table-cell table:style-name="ce18" office:value-type="string" calcext:value-type="string">
            <text:p>Antonios Makri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3.20110650" xlink:type="simple">https://doi.org/10.1101/2020.05.23.20110650</text:a></text:p>
          </table:table-cell>
          <table:table-cell table:style-name="ce18" office:value-type="string" calcext:value-type="string">
            <text:p>COVID-19 impact on consecutive neurological patients admitted to the emergency department</text:p>
          </table:table-cell>
          <table:table-cell table:style-name="ce18" office:value-type="string" calcext:value-type="string">
            <text:p>Andrea Pilott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3.20111427" xlink:type="simple">https://doi.org/10.1101/2020.05.23.20111427</text:a></text:p>
          </table:table-cell>
          <table:table-cell table:style-name="ce18" office:value-type="string" calcext:value-type="string">
            <text:p>SARS-CoV-2 IgG Antibody Responses in New York City</text:p>
          </table:table-cell>
          <table:table-cell table:style-name="ce18" office:value-type="string" calcext:value-type="string">
            <text:p>Josh Reif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4.20103648" xlink:type="simple">https://doi.org/10.1101/2020.05.24.20103648</text:a></text:p>
          </table:table-cell>
          <table:table-cell table:style-name="ce18" office:value-type="string" calcext:value-type="string">
            <text:p>Ataxia as a presenting manifestation of COVID -19: Report of a single case</text:p>
          </table:table-cell>
          <table:table-cell table:style-name="ce18" office:value-type="string" calcext:value-type="string">
            <text:p>Debaleena Mukherje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4.20111922" xlink:type="simple">https://doi.org/10.1101/2020.05.24.20111922</text:a></text:p>
          </table:table-cell>
          <table:table-cell table:style-name="ce18" office:value-type="string" calcext:value-type="string">
            <text:p>AIDCOV: An Interpretable Artificial Intelligence Model for Detection of COVID-19 from Chest Radiography Images</text:p>
          </table:table-cell>
          <table:table-cell table:style-name="ce18" office:value-type="string" calcext:value-type="string">
            <text:p>Maryam Zokaeinikoo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RSNA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4.20111971" xlink:type="simple">https://doi.org/10.1101/2020.05.24.20111971</text:a></text:p>
          </table:table-cell>
          <table:table-cell table:style-name="ce18" office:value-type="string" calcext:value-type="string">
            <text:p>Clinical characteristics of patients hospitalized with COVID-19 in Spain: results from the SEMI-COVID-19 Network</text:p>
          </table:table-cell>
          <table:table-cell table:style-name="ce18" office:value-type="string" calcext:value-type="string">
            <text:p>José Manuel Casas Roj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5.20112912" xlink:type="simple">https://doi.org/10.1101/2020.05.25.20112912</text:a></text:p>
          </table:table-cell>
          <table:table-cell table:style-name="ce18" office:value-type="string" calcext:value-type="string">
            <text:p>Prevalence and risk factors for mortality related to COVID-19 in a severely affected area of Madrid, Spain</text:p>
          </table:table-cell>
          <table:table-cell table:style-name="ce18" office:value-type="string" calcext:value-type="string">
            <text:p>Ramón Pérez-Tanoir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02889" xlink:type="simple">https://doi.org/10.1101/2020.05.26.20102889</text:a></text:p>
          </table:table-cell>
          <table:table-cell table:style-name="ce18" office:value-type="string" calcext:value-type="string">
            <text:p>Evaluation of COVID 19 infection in 279 cancer patients treated during a 90-day period in 2020 pandemic</text:p>
          </table:table-cell>
          <table:table-cell table:style-name="ce18" office:value-type="string" calcext:value-type="string">
            <text:p>Mozaffar Aznab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13373" xlink:type="simple">https://doi.org/10.1101/2020.05.26.20113373</text:a></text:p>
          </table:table-cell>
          <table:table-cell table:style-name="ce18" office:value-type="string" calcext:value-type="string">
            <text:p>Mortality reduction in 46 severe Covid-19 patients treated with hyperimmune plasma. A proof of concept single arm multicenter interventional trial</text:p>
          </table:table-cell>
          <table:table-cell table:style-name="ce18" office:value-type="string" calcext:value-type="string">
            <text:p>Cesare Pero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13761" xlink:type="simple">https://doi.org/10.1101/2020.05.26.20113761</text:a></text:p>
          </table:table-cell>
          <table:table-cell table:style-name="ce18" office:value-type="string" calcext:value-type="string">
            <text:p>Differentiating COVID-19 from other types of pneumonia with convolutional neural networks</text:p>
          </table:table-cell>
          <table:table-cell table:style-name="ce18" office:value-type="string" calcext:value-type="string">
            <text:p>Ilker Ozsahi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6.20114082" xlink:type="simple">https://doi.org/10.1101/2020.05.26.20114082</text:a></text:p>
          </table:table-cell>
          <table:table-cell table:style-name="ce18" office:value-type="string" calcext:value-type="string">
            <text:p>High Resolution CHEST CT(HRCT) Evaluation in Patients Hospitalized with COVID-19 Infection</text:p>
          </table:table-cell>
          <table:table-cell table:style-name="ce18" office:value-type="string" calcext:value-type="string">
            <text:p>Maulin Patel</text:p>
          </table:table-cell>
          <table:table-cell table:style-name="ce18" office:value-type="string" calcext:value-type="string">
            <text:p>CT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00297" xlink:type="simple">https://doi.org/10.1101/2020.05.27.20100297</text:a></text:p>
          </table:table-cell>
          <table:table-cell table:style-name="ce18" office:value-type="string" calcext:value-type="string">
            <text:p>Automatic Detection of COVID-19 and Pneumonia from Chest X-Ray using Transfer Learning</text:p>
          </table:table-cell>
          <table:table-cell table:style-name="ce18" office:value-type="string" calcext:value-type="string">
            <text:p>Sarath Pathar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0601" xlink:type="simple">https://doi.org/10.1101/2020.05.27.20110601</text:a></text:p>
          </table:table-cell>
          <table:table-cell table:style-name="ce18" office:value-type="string" calcext:value-type="string">
            <text:p>CIGB-258 immunomodulatory peptide: a novel promising treatment for critical and severe COVID-19 patients</text:p>
          </table:table-cell>
          <table:table-cell table:style-name="ce18" office:value-type="string" calcext:value-type="string">
            <text:p>R Venegas-Rodrigue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348" xlink:type="simple">https://doi.org/10.1101/2020.05.27.20114348</text:a></text:p>
          </table:table-cell>
          <table:table-cell table:style-name="ce18" office:value-type="string" calcext:value-type="string">
            <text:p>Clinical features of COVID-19 patients in Abdul Wahab Sjahranie Hospital, Samarinda, Indonesia</text:p>
          </table:table-cell>
          <table:table-cell table:style-name="ce18" office:value-type="string" calcext:value-type="string">
            <text:p>Swandari Paramit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512" xlink:type="simple">https://doi.org/10.1101/2020.05.27.20114512</text:a></text:p>
          </table:table-cell>
          <table:table-cell table:style-name="ce18" office:value-type="string" calcext:value-type="string">
            <text:p>Diagnostic accuracy of a host response point-of-care test in patients with suspected COVID-19</text:p>
          </table:table-cell>
          <table:table-cell table:style-name="ce18" office:value-type="string" calcext:value-type="string">
            <text:p>Tristan W Clark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546" xlink:type="simple">https://doi.org/10.1101/2020.05.27.20114546</text:a></text:p>
          </table:table-cell>
          <table:table-cell table:style-name="ce18" office:value-type="string" calcext:value-type="string">
            <text:p>SARS-CoV-2 genetic variations associated with COVID-19 severity</text:p>
          </table:table-cell>
          <table:table-cell table:style-name="ce18" office:value-type="string" calcext:value-type="string">
            <text:p>Pakorn Aiewsaku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7.20114827" xlink:type="simple">https://doi.org/10.1101/2020.05.27.20114827</text:a></text:p>
          </table:table-cell>
          <table:table-cell table:style-name="ce18" office:value-type="string" calcext:value-type="string">
            <text:p>COVID-19 in Multiple Sclerosis Patients and Risk Factors for Severe Infection</text:p>
          </table:table-cell>
          <table:table-cell table:style-name="ce18" office:value-type="string" calcext:value-type="string">
            <text:p>Farhan Chaudhr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8.20104539" xlink:type="simple">https://doi.org/10.1101/2020.05.28.20104539</text:a></text:p>
          </table:table-cell>
          <table:table-cell table:style-name="ce18" office:value-type="string" calcext:value-type="string">
            <text:p>Pediatric COVID-19 in Southern California: clinical features and viral genetic diversity</text:p>
          </table:table-cell>
          <table:table-cell table:style-name="ce18" office:value-type="string" calcext:value-type="string">
            <text:p>U Pande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8.20115758" xlink:type="simple">https://doi.org/10.1101/2020.05.28.20115758</text:a></text:p>
          </table:table-cell>
          <table:table-cell table:style-name="ce18" office:value-type="string" calcext:value-type="string">
            <text:p>An inflammatory cytokine signature helps predict COVID-19 severity and death</text:p>
          </table:table-cell>
          <table:table-cell table:style-name="ce18" office:value-type="string" calcext:value-type="string">
            <text:p>Diane Marie Del Vall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8.20116194" xlink:type="simple">https://doi.org/10.1101/2020.05.28.20116194</text:a></text:p>
          </table:table-cell>
          <table:table-cell table:style-name="ce18" office:value-type="string" calcext:value-type="string">
            <text:p>Estimated Sp02/Fio2 ratio to predict mortality in patients with suspected COVID-19 in the Emergency Department: a prospective cohort study</text:p>
          </table:table-cell>
          <table:table-cell table:style-name="ce18" office:value-type="string" calcext:value-type="string">
            <text:p>Johannes Von Vopelius-Feld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29.20114751" xlink:type="simple">https://doi.org/10.1101/2020.05.29.20114751</text:a></text:p>
          </table:table-cell>
          <table:table-cell table:style-name="ce18" office:value-type="string" calcext:value-type="string">
            <text:p>Syncope at SARS-CoV-2 onset due to impaired baroreflex response</text:p>
          </table:table-cell>
          <table:table-cell table:style-name="ce18" office:value-type="string" calcext:value-type="string">
            <text:p>Ciro Canett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0.20107888" xlink:type="simple">https://doi.org/10.1101/2020.05.30.20107888</text:a></text:p>
          </table:table-cell>
          <table:table-cell table:style-name="ce18" office:value-type="string" calcext:value-type="string">
            <text:p>Machine learning in predicting respiratory failure in patients with COVID-19 pneumonia - challenges, strengths, and opportunities in a global health emergency</text:p>
          </table:table-cell>
          <table:table-cell table:style-name="ce18" office:value-type="string" calcext:value-type="string">
            <text:p>Ferrari David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0.20117424" xlink:type="simple">https://doi.org/10.1101/2020.05.30.20117424</text:a></text:p>
          </table:table-cell>
          <table:table-cell table:style-name="ce18" office:value-type="string" calcext:value-type="string">
            <text:p>Evaluating the adequacy of Prima Covid-19 IgG/IgM Rapid Test for the assessment of exposure to SARS-CoV-2 virus</text:p>
          </table:table-cell>
          <table:table-cell table:style-name="ce18" office:value-type="string" calcext:value-type="string">
            <text:p>Giulia Di Lorenz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0.20118109" xlink:type="simple">https://doi.org/10.1101/2020.05.30.20118109</text:a></text:p>
          </table:table-cell>
          <table:table-cell table:style-name="ce18" office:value-type="string" calcext:value-type="string">
            <text:p>Development and Prospective Validation of a Transparent Deep Learning Algorithm for Predicting Need for Mechanical Ventilation</text:p>
          </table:table-cell>
          <table:table-cell table:style-name="ce18" office:value-type="string" calcext:value-type="string">
            <text:p>Supreeth P. Shashikum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1.20118380" xlink:type="simple">https://doi.org/10.1101/2020.05.31.20118380</text:a></text:p>
          </table:table-cell>
          <table:table-cell table:style-name="ce18" office:value-type="string" calcext:value-type="string">
            <text:p>Sensitivity and specificity of prediction models based on gustatory disorders in diagnosing COVID-19 patients: a case-control study</text:p>
          </table:table-cell>
          <table:table-cell table:style-name="ce18" office:value-type="string" calcext:value-type="string">
            <text:p>Kamil Adamczy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5.31.20118497" xlink:type="simple">https://doi.org/10.1101/2020.05.31.20118497</text:a></text:p>
          </table:table-cell>
          <table:table-cell table:style-name="ce18" office:value-type="string" calcext:value-type="string">
            <text:p>Prevalence, clinical characteristics and treatment outcomes of HIV and SARS-CoV-2 co-infection: a systematic review and meta-analysis</text:p>
          </table:table-cell>
          <table:table-cell table:style-name="ce18" office:value-type="string" calcext:value-type="string">
            <text:p>Joseph Baruch Baluk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1.20112334" xlink:type="simple">https://doi.org/10.1101/2020.06.01.20112334</text:a></text:p>
          </table:table-cell>
          <table:table-cell table:style-name="ce18" office:value-type="string" calcext:value-type="string">
            <text:p>A cohort study to evaluate the effect of combination Vitamin D, Magnesium and Vitamin B12 (DMB) on progression to severe outcome in older COVID-19 patients</text:p>
          </table:table-cell>
          <table:table-cell table:style-name="ce18" office:value-type="string" calcext:value-type="string">
            <text:p>Chuen Wen T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1.20118505" xlink:type="simple">https://doi.org/10.1101/2020.06.01.20118505</text:a></text:p>
          </table:table-cell>
          <table:table-cell table:style-name="ce18" office:value-type="string" calcext:value-type="string">
            <text:p>Pulmonary Thromboembolic Disease in Patients with COVID-19 Undergoing Computed Tomography Pulmonary Angiography (CTPA): Incidence and Relationship with Pulmonary Parenchymal Abnormalities</text:p>
          </table:table-cell>
          <table:table-cell table:style-name="ce18" office:value-type="string" calcext:value-type="string">
            <text:p>Cheng F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16988" xlink:type="simple">https://doi.org/10.1101/2020.06.03.20116988</text:a></text:p>
          </table:table-cell>
          <table:table-cell table:style-name="ce18" office:value-type="string" calcext:value-type="string">
            <text:p>Low-Dose Whole-Lung Radiation for COVID-19 Pneumonia: Planned Day-7 Interim Analysis of an Ongoing Clinical Trial</text:p>
          </table:table-cell>
          <table:table-cell table:style-name="ce18" office:value-type="string" calcext:value-type="string">
            <text:p>Clayton B. Hes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17994" xlink:type="simple">https://doi.org/10.1101/2020.06.03.20117994</text:a></text:p>
          </table:table-cell>
          <table:table-cell table:style-name="ce18" office:value-type="string" calcext:value-type="string">
            <text:p>Ozone therapy for patients with COVID-19 pneumonia: preliminary report of a prospective case-control study</text:p>
          </table:table-cell>
          <table:table-cell table:style-name="ce18" office:value-type="string" calcext:value-type="string">
            <text:p>Alberto Hernánd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20881" xlink:type="simple">https://doi.org/10.1101/2020.06.03.20120881</text:a></text:p>
          </table:table-cell>
          <table:table-cell table:style-name="ce18" office:value-type="string" calcext:value-type="string">
            <text:p>A prediction model based on machine learning for diagnosing the early COVID-19 patients</text:p>
          </table:table-cell>
          <table:table-cell table:style-name="ce18" office:value-type="string" calcext:value-type="string">
            <text:p>Nan-Nan Su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3.20121459" xlink:type="simple">https://doi.org/10.1101/2020.06.03.20121459</text:a></text:p>
          </table:table-cell>
          <table:table-cell table:style-name="ce18" office:value-type="string" calcext:value-type="string">
            <text:p>Modelling daily infections with Covid-19 in Germany, France, and Sweden with a trend line based on day-to-day reproduction rates</text:p>
          </table:table-cell>
          <table:table-cell table:style-name="ce18" office:value-type="string" calcext:value-type="string">
            <text:p>Dieter Merge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4.20121830" xlink:type="simple">https://doi.org/10.1101/2020.06.04.20121830</text:a></text:p>
          </table:table-cell>
          <table:table-cell table:style-name="ce18" office:value-type="string" calcext:value-type="string">
            <text:p>Effect of gamma sterilization on filtering efficiency of various respiratory facemasks</text:p>
          </table:table-cell>
          <table:table-cell table:style-name="ce18" office:value-type="string" calcext:value-type="string">
            <text:p>Amit Kum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5.20113738" xlink:type="simple">https://doi.org/10.1101/2020.06.05.20113738</text:a></text:p>
          </table:table-cell>
          <table:table-cell table:style-name="ce18" office:value-type="string" calcext:value-type="string">
            <text:p>Tocilizumab is associated with reduced risk of ICU admission and mortality in patients with SARS-CoV-2 infection</text:p>
          </table:table-cell>
          <table:table-cell table:style-name="ce18" office:value-type="string" calcext:value-type="string">
            <text:p>Estela Moreno-Garcí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5.20123299" xlink:type="simple">https://doi.org/10.1101/2020.06.05.20123299</text:a></text:p>
          </table:table-cell>
          <table:table-cell table:style-name="ce18" office:value-type="string" calcext:value-type="string">
            <text:p>Early administration of lopinavir/ritonavir plus hydroxychloroquine does not alter the clinical course of SARS-COV-2 infection: a retrospective cohort study</text:p>
          </table:table-cell>
          <table:table-cell table:style-name="ce18" office:value-type="string" calcext:value-type="string">
            <text:p>Andrea Giacomel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4438" xlink:type="simple">https://doi.org/10.1101/2020.06.07.20124438</text:a></text:p>
          </table:table-cell>
          <table:table-cell table:style-name="ce18" office:value-type="string" calcext:value-type="string">
            <text:p>Predictive usefulness of PCR testing in different patterns of Covid-19 symptomatology - Analysis of a French cohort of 12,810 outpatients</text:p>
          </table:table-cell>
          <table:table-cell table:style-name="ce18" office:value-type="string" calcext:value-type="string">
            <text:p>AP-HP / Universities / Inserm COVID-19 research collaboration member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4594" xlink:type="simple">https://doi.org/10.1101/2020.06.07.20124594</text:a></text:p>
          </table:table-cell>
          <table:table-cell table:style-name="ce18" office:value-type="string" calcext:value-type="string">
            <text:p>Convolutional Neural Network Model to Detect COVID-19 Patients Utilizing Chest X-ray Images</text:p>
          </table:table-cell>
          <table:table-cell table:style-name="ce18" office:value-type="string" calcext:value-type="string">
            <text:p>Md. Shahriare Satu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4966" xlink:type="simple">https://doi.org/10.1101/2020.06.07.20124966</text:a></text:p>
          </table:table-cell>
          <table:table-cell table:style-name="ce18" office:value-type="string" calcext:value-type="string">
            <text:p>Covid-19 Incidence Rate Evolution Modeling using Dual Wave Gaussian-Lorentzian Composite Functions</text:p>
          </table:table-cell>
          <table:table-cell table:style-name="ce18" office:value-type="string" calcext:value-type="string">
            <text:p>Radhakrishnan Poomar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7.20125047" xlink:type="simple">https://doi.org/10.1101/2020.06.07.20125047</text:a></text:p>
          </table:table-cell>
          <table:table-cell table:style-name="ce18" office:value-type="string" calcext:value-type="string">
            <text:p>Survival and predictors of deaths of patients hospitalized due to COVID-19 from a retrospective and multicenter cohort study in Brazil</text:p>
          </table:table-cell>
          <table:table-cell table:style-name="ce18" office:value-type="string" calcext:value-type="string">
            <text:p>Marquiony M Sant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8.20121541" xlink:type="simple">https://doi.org/10.1101/2020.06.08.20121541</text:a></text:p>
          </table:table-cell>
          <table:table-cell table:style-name="ce18" office:value-type="string" calcext:value-type="string">
            <text:p>A Fully Automated Deep Learning-based Network For Detecting COVID-19 from a New And Large Lung CT Scan Dataset</text:p>
          </table:table-cell>
          <table:table-cell table:style-name="ce18" office:value-type="string" calcext:value-type="string">
            <text:p>Mohammad Rahimzadeh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8.20125062" xlink:type="simple">https://doi.org/10.1101/2020.06.08.20125062</text:a></text:p>
          </table:table-cell>
          <table:table-cell table:style-name="ce18" office:value-type="string" calcext:value-type="string">
            <text:p>Principles and Practice of SARS-CoV-2 Decontamination of N95 Masks with UV-C</text:p>
          </table:table-cell>
          <table:table-cell table:style-name="ce18" office:value-type="string" calcext:value-type="string">
            <text:p>Thomas Hub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8.20125963" xlink:type="simple">https://doi.org/10.1101/2020.06.08.20125963</text:a></text:p>
          </table:table-cell>
          <table:table-cell table:style-name="ce18" office:value-type="string" calcext:value-type="string">
            <text:p>Benchmarking Deep Learning Models and Automated Model Design for COVID-19 Detection with Chest CT Scans</text:p>
          </table:table-cell>
          <table:table-cell table:style-name="ce18" office:value-type="string" calcext:value-type="string">
            <text:p>Xin He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09.20123836" xlink:type="simple">https://doi.org/10.1101/2020.06.09.20123836</text:a></text:p>
          </table:table-cell>
          <table:table-cell table:style-name="ce18" office:value-type="string" calcext:value-type="string">
            <text:p>Point of care lung ultrasound is useful when screening for CoVid-19 in Emergency Department patients</text:p>
          </table:table-cell>
          <table:table-cell table:style-name="ce18" office:value-type="string" calcext:value-type="string">
            <text:p>Paul Walsh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0.20101105" xlink:type="simple">https://doi.org/10.1101/2020.06.10.20101105</text:a></text:p>
          </table:table-cell>
          <table:table-cell table:style-name="ce18" office:value-type="string" calcext:value-type="string">
            <text:p>A short therapeutic regimen based on hydroxychloroquine plus azithromycin for the treatment of COVID-19 in patients with moderate disease. A strategy associated with a reduction in hospital admissions and complications</text:p>
          </table:table-cell>
          <table:table-cell table:style-name="ce18" office:value-type="string" calcext:value-type="string">
            <text:p>José A. Ote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1.20128652" xlink:type="simple">https://doi.org/10.1101/2020.06.11.20128652</text:a></text:p>
          </table:table-cell>
          <table:table-cell table:style-name="ce18" office:value-type="string" calcext:value-type="string">
            <text:p>Coronavirus and birth in Italy: results of a national population-based cohort study</text:p>
          </table:table-cell>
          <table:table-cell table:style-name="ce18" office:value-type="string" calcext:value-type="string">
            <text:p>Alice Maraschi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2.20129643" xlink:type="simple">https://doi.org/10.1101/2020.06.12.20129643</text:a></text:p>
          </table:table-cell>
          <table:table-cell table:style-name="ce18" office:value-type="string" calcext:value-type="string">
            <text:p>Improving effectiveness of different deep learning-based models for detecting COVID-19 from computed tomography (CT) images</text:p>
          </table:table-cell>
          <table:table-cell table:style-name="ce18" office:value-type="string" calcext:value-type="string">
            <text:p>Erdi Acar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2.20129866" xlink:type="simple">https://doi.org/10.1101/2020.06.12.20129866</text:a></text:p>
          </table:table-cell>
          <table:table-cell table:style-name="ce18" office:value-type="string" calcext:value-type="string">
            <text:p>Covid-19 rapid test by combining a random forest based web system and blood tests</text:p>
          </table:table-cell>
          <table:table-cell table:style-name="ce18" office:value-type="string" calcext:value-type="string">
            <text:p>Valter Augusto de Freitas Barbos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3.20122762" xlink:type="simple">https://doi.org/10.1101/2020.06.13.20122762</text:a></text:p>
          </table:table-cell>
          <table:table-cell table:style-name="ce18" office:value-type="string" calcext:value-type="string">
            <text:p>Global research trend in the treatment of the new Coronavirus diseases (COVID-19): bibliometric analysis</text:p>
          </table:table-cell>
          <table:table-cell table:style-name="ce18" office:value-type="string" calcext:value-type="string">
            <text:p>Maxime Descartes Mbogning Fonko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3.20130054" xlink:type="simple">https://doi.org/10.1101/2020.06.13.20130054</text:a></text:p>
          </table:table-cell>
          <table:table-cell table:style-name="ce18" office:value-type="string" calcext:value-type="string">
            <text:p>What triggers online help-seeking retransmission during the COVID-19 period? Empirical evidence from Chinese social media</text:p>
          </table:table-cell>
          <table:table-cell table:style-name="ce18" office:value-type="string" calcext:value-type="string">
            <text:p>Chen Lu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3.20130062" xlink:type="simple">https://doi.org/10.1101/2020.06.13.20130062</text:a></text:p>
          </table:table-cell>
          <table:table-cell table:style-name="ce18" office:value-type="string" calcext:value-type="string">
            <text:p>Guillain-Barr é syndrome in COVID-19: A scoping review</text:p>
          </table:table-cell>
          <table:table-cell table:style-name="ce18" office:value-type="string" calcext:value-type="string">
            <text:p>Imran Ahma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4.20130880" xlink:type="simple">https://doi.org/10.1101/2020.06.14.20130880</text:a></text:p>
          </table:table-cell>
          <table:table-cell table:style-name="ce18" office:value-type="string" calcext:value-type="string">
            <text:p>Predictors of CPAP outcome in hospitalised COVID-19 patients</text:p>
          </table:table-cell>
          <table:table-cell table:style-name="ce18" office:value-type="string" calcext:value-type="string">
            <text:p>Y Noeman-Ahme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4.20130898" xlink:type="simple">https://doi.org/10.1101/2020.06.14.20130898</text:a></text:p>
          </table:table-cell>
          <table:table-cell table:style-name="ce18" office:value-type="string" calcext:value-type="string">
            <text:p>Covid-19 in Chile. The experience of a Regional reference Center. Preliminary report</text:p>
          </table:table-cell>
          <table:table-cell table:style-name="ce18" office:value-type="string" calcext:value-type="string">
            <text:p>Felipe Olivar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5.20130344" xlink:type="simple">https://doi.org/10.1101/2020.06.15.20130344</text:a></text:p>
          </table:table-cell>
          <table:table-cell table:style-name="ce18" office:value-type="string" calcext:value-type="string">
            <text:p>Utility of Lung Ultrasound in COVID-19: A Systematic Scoping Review</text:p>
          </table:table-cell>
          <table:table-cell table:style-name="ce18" office:value-type="string" calcext:value-type="string">
            <text:p>Michael M Trauer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5.20131730" xlink:type="simple">https://doi.org/10.1101/2020.06.15.20131730</text:a></text:p>
          </table:table-cell>
          <table:table-cell table:style-name="ce18" office:value-type="string" calcext:value-type="string">
            <text:p>A Pilot Comparative Study of Dental Students’ Ability to Detect Enamel-only Proximal Caries in Bitewing Radiographs With and Without the use of AssistDent® Deep Learning Software</text:p>
          </table:table-cell>
          <table:table-cell table:style-name="ce18" office:value-type="string" calcext:value-type="string">
            <text:p>Hugh Devlin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6.20128660" xlink:type="simple">https://doi.org/10.1101/2020.06.16.20128660</text:a></text:p>
          </table:table-cell>
          <table:table-cell table:style-name="ce18" office:value-type="string" calcext:value-type="string">
            <text:p>Potential involvement of monoamine oxidase activity in delirium onset and SARS-COV2 infection</text:p>
          </table:table-cell>
          <table:table-cell table:style-name="ce18" office:value-type="string" calcext:value-type="string">
            <text:p>Miroslava Cuperlovic-Culf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6.20132472" xlink:type="simple">https://doi.org/10.1101/2020.06.16.20132472</text:a></text:p>
          </table:table-cell>
          <table:table-cell table:style-name="ce18" office:value-type="string" calcext:value-type="string">
            <text:p>Tuberculosis diagnosis cascade in Blantyre, Malawi: a prospective cohort study</text:p>
          </table:table-cell>
          <table:table-cell table:style-name="ce18" office:value-type="string" calcext:value-type="string">
            <text:p>Helena R A Feasey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6.20132639" xlink:type="simple">https://doi.org/10.1101/2020.06.16.20132639</text:a></text:p>
          </table:table-cell>
          <table:table-cell table:style-name="ce18" office:value-type="string" calcext:value-type="string">
            <text:p>Association of hypertension, diabetes, stroke, cancer, kidney disease, and high-cholesterol with COVID-19 disease severity and fatality: a systematic review</text:p>
          </table:table-cell>
          <table:table-cell table:style-name="ce18" office:value-type="string" calcext:value-type="string">
            <text:p>Nazar Za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3579" xlink:type="simple">https://doi.org/10.1101/2020.06.17.20133579</text:a></text:p>
          </table:table-cell>
          <table:table-cell table:style-name="ce18" office:value-type="string" calcext:value-type="string">
            <text:p>GLUCOCOVID: A controlled trial of methylprednisolone in adults hospitalized with COVID-19 pneumonia</text:p>
          </table:table-cell>
          <table:table-cell table:style-name="ce18" office:value-type="string" calcext:value-type="string">
            <text:p>Luis Corral-Gudin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3892" xlink:type="simple">https://doi.org/10.1101/2020.06.17.20133892</text:a></text:p>
          </table:table-cell>
          <table:table-cell table:style-name="ce18" office:value-type="string" calcext:value-type="string">
            <text:p>Routine laboratory blood tests predict SARS-CoV-2 infection using machine learning</text:p>
          </table:table-cell>
          <table:table-cell table:style-name="ce18" office:value-type="string" calcext:value-type="string">
            <text:p>He S. Y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4007" xlink:type="simple">https://doi.org/10.1101/2020.06.17.20134007</text:a></text:p>
          </table:table-cell>
          <table:table-cell table:style-name="ce18" office:value-type="string" calcext:value-type="string">
            <text:p>Assessment of clinical characteristics and mortality-associated factors in COVID-19 Critical cases in Kuwait</text:p>
          </table:table-cell>
          <table:table-cell table:style-name="ce18" office:value-type="string" calcext:value-type="string">
            <text:p>Mariam Ay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4114" xlink:type="simple">https://doi.org/10.1101/2020.06.17.20134114</text:a></text:p>
          </table:table-cell>
          <table:table-cell table:style-name="ce18" office:value-type="string" calcext:value-type="string">
            <text:p>Anti-phospholipid antibodies in COVID-19 are different from those detectable in the anti-phospholipid syndrome</text:p>
          </table:table-cell>
          <table:table-cell table:style-name="ce18" office:value-type="string" calcext:value-type="string">
            <text:p>Maria Orietta Borg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7.20134262" xlink:type="simple">https://doi.org/10.1101/2020.06.17.20134262</text:a></text:p>
          </table:table-cell>
          <table:table-cell table:style-name="ce18" office:value-type="string" calcext:value-type="string">
            <text:p>COVID-19 Outpatient Screening: a Prediction Score for Adverse Events</text:p>
          </table:table-cell>
          <table:table-cell table:style-name="ce18" office:value-type="string" calcext:value-type="string">
            <text:p>Haoqi Su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1326" xlink:type="simple">https://doi.org/10.1101/2020.06.18.20131326</text:a></text:p>
          </table:table-cell>
          <table:table-cell table:style-name="ce18" office:value-type="string" calcext:value-type="string">
            <text:p>Transcriptomic Similarities and Differences in Host Response between SARS-CoV-2 and Other Viral Infections</text:p>
          </table:table-cell>
          <table:table-cell table:style-name="ce18" office:value-type="string" calcext:value-type="string">
            <text:p>Simone A. Thai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3645" xlink:type="simple">https://doi.org/10.1101/2020.06.18.20133645</text:a></text:p>
          </table:table-cell>
          <table:table-cell table:style-name="ce18" office:value-type="string" calcext:value-type="string">
            <text:p>Clinical Outcomes of Patients with COVID-19 and Chronic Inflammatory and Autoimmune Rheumatic Diseases: A Multicentric Matched-Cohort Study</text:p>
          </table:table-cell>
          <table:table-cell table:style-name="ce18" office:value-type="string" calcext:value-type="string">
            <text:p>José L. Pabl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4510" xlink:type="simple">https://doi.org/10.1101/2020.06.18.20134510</text:a></text:p>
          </table:table-cell>
          <table:table-cell table:style-name="ce18" office:value-type="string" calcext:value-type="string">
            <text:p>Prognostic factors in spanish COVID-19 patients: A case series from barcelona</text:p>
          </table:table-cell>
          <table:table-cell table:style-name="ce18" office:value-type="string" calcext:value-type="string">
            <text:p>Antoni Sisó-Almirall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4593" xlink:type="simple">https://doi.org/10.1101/2020.06.18.20134593</text:a></text:p>
          </table:table-cell>
          <table:table-cell table:style-name="ce18" office:value-type="string" calcext:value-type="string">
            <text:p>Deep convolutional approaches for the analysis of Covid-19 using chest X-Ray images from portable devices</text:p>
          </table:table-cell>
          <table:table-cell table:style-name="ce18" office:value-type="string" calcext:value-type="string">
            <text:p>Joaquim de Mour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coruna</text:p>
          </table:table-cell>
          <table:table-cell table:style-name="ce18" office:value-type="string" calcext:value-type="string">
            <text:p>10.1109/access.2020.3033762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4718" xlink:type="simple">https://doi.org/10.1101/2020.06.18.20134718</text:a></text:p>
          </table:table-cell>
          <table:table-cell table:style-name="ce18" office:value-type="string" calcext:value-type="string">
            <text:p>A Combined Deep CNN-LSTM Network for the Detection of Novel Coronavirus (COVID-19) Using X-ray Images</text:p>
          </table:table-cell>
          <table:table-cell table:style-name="ce18" office:value-type="string" calcext:value-type="string">
            <text:p>Md. Zabirul Islam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</text:p>
          </table:table-cell>
          <table:table-cell table:style-name="ce18" office:value-type="string" calcext:value-type="string">
            <text:p>10.1016/j.imu.2020.100412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18.20135046" xlink:type="simple">https://doi.org/10.1101/2020.06.18.20135046</text:a></text:p>
          </table:table-cell>
          <table:table-cell table:style-name="ce18" office:value-type="string" calcext:value-type="string">
            <text:p>Clinical characteristics and outcomes of critically ill patients with COVID-19 in a tertiary community hospital in upstate New York</text:p>
          </table:table-cell>
          <table:table-cell table:style-name="ce18" office:value-type="string" calcext:value-type="string">
            <text:p>Jyotirmayee Lenk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0.20099010" xlink:type="simple">https://doi.org/10.1101/2020.06.20.20099010</text:a></text:p>
          </table:table-cell>
          <table:table-cell table:style-name="ce18" office:value-type="string" calcext:value-type="string">
            <text:p>Compassionate Use of Opaganib For Patients with Severe COVID-19</text:p>
          </table:table-cell>
          <table:table-cell table:style-name="ce18" office:value-type="string" calcext:value-type="string">
            <text:p>Ramzi Kur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0.20136242" xlink:type="simple">https://doi.org/10.1101/2020.06.20.20136242</text:a></text:p>
          </table:table-cell>
          <table:table-cell table:style-name="ce18" office:value-type="string" calcext:value-type="string">
            <text:p>Comparison of primer-probe sets among different master mixes for laboratory screening of Severe Acute Respiratory Syndrome - Coronavirus 2 (SARS-CoV-2)</text:p>
          </table:table-cell>
          <table:table-cell table:style-name="ce18" office:value-type="string" calcext:value-type="string">
            <text:p>Hoang Quoc Cuo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1.20134882" xlink:type="simple">https://doi.org/10.1101/2020.06.21.20134882</text:a></text:p>
          </table:table-cell>
          <table:table-cell table:style-name="ce18" office:value-type="string" calcext:value-type="string">
            <text:p>3d Virtual Pathohistology of Lung Tissue from Covid-19 Patients based on Phase Contrast X-ray Tomography</text:p>
          </table:table-cell>
          <table:table-cell table:style-name="ce18" office:value-type="string" calcext:value-type="string">
            <text:p>M. Eckermann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1.20136598" xlink:type="simple">https://doi.org/10.1101/2020.06.21.20136598</text:a></text:p>
          </table:table-cell>
          <table:table-cell table:style-name="ce18" office:value-type="string" calcext:value-type="string">
            <text:p>Chest X-ray classification using Deep learning for automated COVID-19 screening</text:p>
          </table:table-cell>
          <table:table-cell table:style-name="ce18" office:value-type="string" calcext:value-type="string">
            <text:p>Ankita Shelk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mumbai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2.20137547" xlink:type="simple">https://doi.org/10.1101/2020.06.22.20137547</text:a></text:p>
          </table:table-cell>
          <table:table-cell table:style-name="ce18" office:value-type="string" calcext:value-type="string">
            <text:p>4S-DT: Self Supervised Super Sample Decomposition for Transfer learning with application to COVID-19 detection</text:p>
          </table:table-cell>
          <table:table-cell table:style-name="ce18" office:value-type="string" calcext:value-type="string">
            <text:p>Asmaa Abbas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ntgomery, shenzen, cohen, <text:s/>kaggle_prashant268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2.20137786" xlink:type="simple">https://doi.org/10.1101/2020.06.22.20137786</text:a></text:p>
          </table:table-cell>
          <table:table-cell table:style-name="ce18" office:value-type="string" calcext:value-type="string">
            <text:p>Expert-level prenatal detection of complex congenital heart disease from screening ultrasound using deep learning</text:p>
          </table:table-cell>
          <table:table-cell table:style-name="ce18" office:value-type="string" calcext:value-type="string">
            <text:p>Rima Arnaou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3249" xlink:type="simple">https://doi.org/10.1101/2020.06.24.20133249</text:a></text:p>
          </table:table-cell>
          <table:table-cell table:style-name="ce18" office:value-type="string" calcext:value-type="string">
            <text:p>Real-world Experience with Favipiravir for Treatment of COVID-19 in Thailand: Results from a Multicenter Observational Study</text:p>
          </table:table-cell>
          <table:table-cell table:style-name="ce18" office:value-type="string" calcext:value-type="string">
            <text:p>Pinyo Rattanaumpaw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8859" xlink:type="simple">https://doi.org/10.1101/2020.06.24.20138859</text:a></text:p>
          </table:table-cell>
          <table:table-cell table:style-name="ce18" office:value-type="string" calcext:value-type="string">
            <text:p>Using Machine Learning of Clinical Data to Diagnose COVID-19</text:p>
          </table:table-cell>
          <table:table-cell table:style-name="ce18" office:value-type="string" calcext:value-type="string">
            <text:p>Wei Tse 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238" xlink:type="simple">https://doi.org/10.1101/2020.06.24.20139238</text:a></text:p>
          </table:table-cell>
          <table:table-cell table:style-name="ce18" office:value-type="string" calcext:value-type="string">
            <text:p>A Multi-Task Pipeline with Specialized Streams for Classification and Segmentation of Infection Manifestations in COVID-19 Scans</text:p>
          </table:table-cell>
          <table:table-cell table:style-name="ce18" office:value-type="string" calcext:value-type="string">
            <text:p>Shimaa EL-Bana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10.7717/peerj-cs.303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303" xlink:type="simple">https://doi.org/10.1101/2020.06.24.20139303</text:a></text:p>
          </table:table-cell>
          <table:table-cell table:style-name="ce18" office:value-type="string" calcext:value-type="string">
            <text:p>COVID-19-associated ARDS treated with DEXamethasone (CoDEX): Study design and rationale for a randomized trial</text:p>
          </table:table-cell>
          <table:table-cell table:style-name="ce18" office:value-type="string" calcext:value-type="string">
            <text:p>Bruno M. Tomazi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436" xlink:type="simple">https://doi.org/10.1101/2020.06.24.20139436</text:a></text:p>
          </table:table-cell>
          <table:table-cell table:style-name="ce18" office:value-type="string" calcext:value-type="string">
            <text:p>Characterization of a novel, low-cost, scalable vaporized hydrogen peroxide system for sterilization of N95 respirators and other COVID-19 related personal protective equipment</text:p>
          </table:table-cell>
          <table:table-cell table:style-name="ce18" office:value-type="string" calcext:value-type="string">
            <text:p>Nikhil Dav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4.20139469" xlink:type="simple">https://doi.org/10.1101/2020.06.24.20139469</text:a></text:p>
          </table:table-cell>
          <table:table-cell table:style-name="ce18" office:value-type="string" calcext:value-type="string">
            <text:p>Characterization of a novel, low-cost, scalable ozone gas system for sterilization of N95 respirators and other COVID-19 related use cases.</text:p>
          </table:table-cell>
          <table:table-cell table:style-name="ce18" office:value-type="string" calcext:value-type="string">
            <text:p>Nikhil Dav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5.20140392" xlink:type="simple">https://doi.org/10.1101/2020.06.25.20140392</text:a></text:p>
          </table:table-cell>
          <table:table-cell table:style-name="ce18" office:value-type="string" calcext:value-type="string">
            <text:p>Lung Ultrasound Findings in Patients Hospitalized with Covid-19</text:p>
          </table:table-cell>
          <table:table-cell table:style-name="ce18" office:value-type="string" calcext:value-type="string">
            <text:p>Andre Kumar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6.20135319" xlink:type="simple">https://doi.org/10.1101/2020.06.26.20135319</text:a></text:p>
          </table:table-cell>
          <table:table-cell table:style-name="ce18" office:value-type="string" calcext:value-type="string">
            <text:p>Baricitinib restrains the immune dysregulation in COVID-19 patients</text:p>
          </table:table-cell>
          <table:table-cell table:style-name="ce18" office:value-type="string" calcext:value-type="string">
            <text:p>Vincenzo Bront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7.20141440" xlink:type="simple">https://doi.org/10.1101/2020.06.27.20141440</text:a></text:p>
          </table:table-cell>
          <table:table-cell table:style-name="ce18" office:value-type="string" calcext:value-type="string">
            <text:p>A Modelling Study for Designing a Multi-layered Surveillance Approach to Detect the Potential Resurgence of SARS-CoV-2</text:p>
          </table:table-cell>
          <table:table-cell table:style-name="ce18" office:value-type="string" calcext:value-type="string">
            <text:p>Yang Li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7.20141788" xlink:type="simple">https://doi.org/10.1101/2020.06.27.20141788</text:a></text:p>
          </table:table-cell>
          <table:table-cell table:style-name="ce18" office:value-type="string" calcext:value-type="string">
            <text:p>Mapping the Global Research and Clinical Trials in COVID-19</text:p>
          </table:table-cell>
          <table:table-cell table:style-name="ce18" office:value-type="string" calcext:value-type="string">
            <text:p>Ranjana Aggarwa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9.20140632" xlink:type="simple">https://doi.org/10.1101/2020.06.29.20140632</text:a></text:p>
          </table:table-cell>
          <table:table-cell table:style-name="ce18" office:value-type="string" calcext:value-type="string">
            <text:p>Comparison of the clinical characteristics and outcomes of hospitalized adult COVID-19 and influenza patients – a prospective observational study</text:p>
          </table:table-cell>
          <table:table-cell table:style-name="ce18" office:value-type="string" calcext:value-type="string">
            <text:p>Raija Auvine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29.20142646" xlink:type="simple">https://doi.org/10.1101/2020.06.29.20142646</text:a></text:p>
          </table:table-cell>
          <table:table-cell table:style-name="ce18" office:value-type="string" calcext:value-type="string">
            <text:p>Findings and prognostic value of lung ultrasound in COVID-19 pneumonia</text:p>
          </table:table-cell>
          <table:table-cell table:style-name="ce18" office:value-type="string" calcext:value-type="string">
            <text:p>Jorge Castelao</text:p>
          </table:table-cell>
          <table:table-cell table:style-name="ce18" office:value-type="string" calcext:value-type="string">
            <text:p>US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30.20143347" xlink:type="simple">https://doi.org/10.1101/2020.06.30.20143347</text:a></text:p>
          </table:table-cell>
          <table:table-cell table:style-name="ce18" office:value-type="string" calcext:value-type="string">
            <text:p>Rapid detection of SARS-CoV-2 infection by multicapillary column coupled ion mobility spectrometry (MCC-IMS) of breath. A proof of concept study</text:p>
          </table:table-cell>
          <table:table-cell table:style-name="ce18" office:value-type="string" calcext:value-type="string">
            <text:p>Claus Stepper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6.30.20143701" xlink:type="simple">https://doi.org/10.1101/2020.06.30.20143701</text:a></text:p>
          </table:table-cell>
          <table:table-cell table:style-name="ce18" office:value-type="string" calcext:value-type="string">
            <text:p>Characteristics, outcome and predictors of in-hospital mortality in an elderly population from a SARS-CoV-2 outbreak in a long-term care facility</text:p>
          </table:table-cell>
          <table:table-cell table:style-name="ce18" office:value-type="string" calcext:value-type="string">
            <text:p>Enrico Maria Trecaric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2.20136721" xlink:type="simple">https://doi.org/10.1101/2020.07.02.20136721</text:a></text:p>
          </table:table-cell>
          <table:table-cell table:style-name="ce18" office:value-type="string" calcext:value-type="string">
            <text:p>An Automatic Computer-Based Method for Fast and Accurate Covid-19 Diagnosis</text:p>
          </table:table-cell>
          <table:table-cell table:style-name="ce18" office:value-type="string" calcext:value-type="string">
            <text:p>Abdullah Al Jaid Jim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2.20145110" xlink:type="simple">https://doi.org/10.1101/2020.07.02.20145110</text:a></text:p>
          </table:table-cell>
          <table:table-cell table:style-name="ce18" office:value-type="string" calcext:value-type="string">
            <text:p>Reduced inflammatory responses to SARS-CoV-2 infection in children presenting to hospital with COVID19 in China</text:p>
          </table:table-cell>
          <table:table-cell table:style-name="ce18" office:value-type="string" calcext:value-type="string">
            <text:p>Guoqing Qi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2.20145151" xlink:type="simple">https://doi.org/10.1101/2020.07.02.20145151</text:a></text:p>
          </table:table-cell>
          <table:table-cell table:style-name="ce18" office:value-type="string" calcext:value-type="string">
            <text:p>Association of SARS-CoV-2 Genomic Load with COVID-19 Patient Outcomes</text:p>
          </table:table-cell>
          <table:table-cell table:style-name="ce18" office:value-type="string" calcext:value-type="string">
            <text:p>Ioannis M. Zacharioudak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4.20146530" xlink:type="simple">https://doi.org/10.1101/2020.07.04.20146530</text:a></text:p>
          </table:table-cell>
          <table:table-cell table:style-name="ce18" office:value-type="string" calcext:value-type="string">
            <text:p>Global pattern of COVID-19 research</text:p>
          </table:table-cell>
          <table:table-cell table:style-name="ce18" office:value-type="string" calcext:value-type="string">
            <text:p>Xunzhi Zh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4.20146548" xlink:type="simple">https://doi.org/10.1101/2020.07.04.20146548</text:a></text:p>
          </table:table-cell>
          <table:table-cell table:style-name="ce18" office:value-type="string" calcext:value-type="string">
            <text:p>Treatment Response to Hydroxychloroquine and Antibiotics for mild to moderate COVID-19: a retrospective cohort study from South Korea</text:p>
          </table:table-cell>
          <table:table-cell table:style-name="ce18" office:value-type="string" calcext:value-type="string">
            <text:p>Min Ho 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5.20146886" xlink:type="simple">https://doi.org/10.1101/2020.07.05.20146886</text:a></text:p>
          </table:table-cell>
          <table:table-cell table:style-name="ce18" office:value-type="string" calcext:value-type="string">
            <text:p>Characterization of prolonged COVID-19 symptoms and patient comorbidities in an outpatient telemedicine cohort</text:p>
          </table:table-cell>
          <table:table-cell table:style-name="ce18" office:value-type="string" calcext:value-type="string">
            <text:p>Michele Cella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6332" xlink:type="simple">https://doi.org/10.1101/2020.07.07.20146332</text:a></text:p>
          </table:table-cell>
          <table:table-cell table:style-name="ce18" office:value-type="string" calcext:value-type="string">
            <text:p>Clinical and epidemiological characteristics of children with SARS-CoV-2 infection: case series in Sinaloa</text:p>
          </table:table-cell>
          <table:table-cell table:style-name="ce18" office:value-type="string" calcext:value-type="string">
            <text:p>Giordano Pérez Gaxiol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7934" xlink:type="simple">https://doi.org/10.1101/2020.07.07.20147934</text:a></text:p>
          </table:table-cell>
          <table:table-cell table:style-name="ce18" office:value-type="string" calcext:value-type="string">
            <text:p>Chest X-Ray Has Poor Sensitivity and Prognostic Significance in COVID-19: A Propensity Matched Database Study</text:p>
          </table:table-cell>
          <table:table-cell table:style-name="ce18" office:value-type="string" calcext:value-type="string">
            <text:p>Aditya Boraka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8395" xlink:type="simple">https://doi.org/10.1101/2020.07.07.20148395</text:a></text:p>
          </table:table-cell>
          <table:table-cell table:style-name="ce18" office:value-type="string" calcext:value-type="string">
            <text:p>Disease severity-specific neutrophil signatures in blood transcriptomes stratify COVID-19 patients</text:p>
          </table:table-cell>
          <table:table-cell table:style-name="ce18" office:value-type="string" calcext:value-type="string">
            <text:p>Anna C. Aschenbrenn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7.20148510" xlink:type="simple">https://doi.org/10.1101/2020.07.07.20148510</text:a></text:p>
          </table:table-cell>
          <table:table-cell table:style-name="ce18" office:value-type="string" calcext:value-type="string">
            <text:p>Modeling reductions in SARS-CoV-2 transmission and hospital burden achieved by prioritizing testing using a clinical prediction rule</text:p>
          </table:table-cell>
          <table:table-cell table:style-name="ce18" office:value-type="string" calcext:value-type="string">
            <text:p>Jody R. Reim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8841" xlink:type="simple">https://doi.org/10.1101/2020.07.08.20148841</text:a></text:p>
          </table:table-cell>
          <table:table-cell table:style-name="ce18" office:value-type="string" calcext:value-type="string">
            <text:p>A Multicenter, randomized, open-label, controlled trial to evaluate the efficacy and tolerability of hydroxychloroquine and a retrospective study in adult patients with mild to moderate Coronavirus disease 2019 (COVID-19)</text:p>
          </table:table-cell>
          <table:table-cell table:style-name="ce18" office:value-type="string" calcext:value-type="string">
            <text:p>Cheng-Pin Che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8924" xlink:type="simple">https://doi.org/10.1101/2020.07.08.20148924</text:a></text:p>
          </table:table-cell>
          <table:table-cell table:style-name="ce18" office:value-type="string" calcext:value-type="string">
            <text:p>A Holistic Approach to Identification of Covid-19 Patients from Chest X-Ray Images utilizing Transfer Based Learning</text:p>
          </table:table-cell>
          <table:table-cell table:style-name="ce18" office:value-type="string" calcext:value-type="string">
            <text:p>Taki Hasan Raf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 </text:p>
          </table:table-cell>
          <table:table-cell table:style-name="ce18" office:value-type="string" calcext:value-type="string">
            <text:p>10.30538/psrp-easl2020.0054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9096" xlink:type="simple">https://doi.org/10.1101/2020.07.08.20149096</text:a></text:p>
          </table:table-cell>
          <table:table-cell table:style-name="ce18" office:value-type="string" calcext:value-type="string">
            <text:p>Clinical characteristics and outcomes in diabetes patients admitted with COVID-19 in Dubai: a cross-sectional single centre study</text:p>
          </table:table-cell>
          <table:table-cell table:style-name="ce18" office:value-type="string" calcext:value-type="string">
            <text:p>R Bhatt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8.20149161" xlink:type="simple">https://doi.org/10.1101/2020.07.08.20149161</text:a></text:p>
          </table:table-cell>
          <table:table-cell table:style-name="ce18" office:value-type="string" calcext:value-type="string">
            <text:p>COVIDPEN: A Novel COVID-19 Detection Model using Chest X-Rays and CT Scans</text:p>
          </table:table-cell>
          <table:table-cell table:style-name="ce18" office:value-type="string" calcext:value-type="string">
            <text:p>Amit Kumar Jaiswal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 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09.20149591" xlink:type="simple">https://doi.org/10.1101/2020.07.09.20149591</text:a></text:p>
          </table:table-cell>
          <table:table-cell table:style-name="ce18" office:value-type="string" calcext:value-type="string">
            <text:p>IN-UTERO MOTHER-TO-CHILD SARS-CoV-2 TRANSMISSION: viral detection and fetal immune response</text:p>
          </table:table-cell>
          <table:table-cell table:style-name="ce18" office:value-type="string" calcext:value-type="string">
            <text:p>Claudio Fenizi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0.20147942" xlink:type="simple">https://doi.org/10.1101/2020.07.10.20147942</text:a></text:p>
          </table:table-cell>
          <table:table-cell table:style-name="ce18" office:value-type="string" calcext:value-type="string">
            <text:p>The emergence of COVID-19 in Indonesia: analysis of predictors of infection and mortality using independent and clustered data approaches</text:p>
          </table:table-cell>
          <table:table-cell table:style-name="ce18" office:value-type="string" calcext:value-type="string">
            <text:p>Erlina Bur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0.20150623" xlink:type="simple">https://doi.org/10.1101/2020.07.10.20150623</text:a></text:p>
          </table:table-cell>
          <table:table-cell table:style-name="ce18" office:value-type="string" calcext:value-type="string">
            <text:p>Maternal and perinatal characteristics and outcomes of pregnancies complicated with COVID-19 in Kuwait</text:p>
          </table:table-cell>
          <table:table-cell table:style-name="ce18" office:value-type="string" calcext:value-type="string">
            <text:p>Amal Ay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0.20150680" xlink:type="simple">https://doi.org/10.1101/2020.07.10.20150680</text:a></text:p>
          </table:table-cell>
          <table:table-cell table:style-name="ce18" office:value-type="string" calcext:value-type="string">
            <text:p>Addition of Tocilizumab to the standard of care reduces mortality in severe COVID-19: A systematic review and meta-analysis</text:p>
          </table:table-cell>
          <table:table-cell table:style-name="ce18" office:value-type="string" calcext:value-type="string">
            <text:p>Umesha Boregowd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1.20147793" xlink:type="simple">https://doi.org/10.1101/2020.07.11.20147793</text:a></text:p>
          </table:table-cell>
          <table:table-cell table:style-name="ce18" office:value-type="string" calcext:value-type="string">
            <text:p>Low-Dose Whole-Lung Radiation for COVID-19 Pneumonia</text:p>
          </table:table-cell>
          <table:table-cell table:style-name="ce18" office:value-type="string" calcext:value-type="string">
            <text:p>Clayton B. Hes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1.20149112" xlink:type="simple">https://doi.org/10.1101/2020.07.11.20149112</text:a></text:p>
          </table:table-cell>
          <table:table-cell table:style-name="ce18" office:value-type="string" calcext:value-type="string">
            <text:p>ReCoNet: Multi-level Preprocessing of Chest X-rays for COVID-19 Detection Using Convolutional Neural Networks</text:p>
          </table:table-cell>
          <table:table-cell table:style-name="ce18" office:value-type="string" calcext:value-type="string">
            <text:p>Sabbir Ahme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0177" xlink:type="simple">https://doi.org/10.1101/2020.07.13.20150177</text:a></text:p>
          </table:table-cell>
          <table:table-cell table:style-name="ce18" office:value-type="string" calcext:value-type="string">
            <text:p>Development of a severity of disease score and classification model by machine learning for hospitalized COVID-19 patients</text:p>
          </table:table-cell>
          <table:table-cell table:style-name="ce18" office:value-type="string" calcext:value-type="string">
            <text:p>Miguel Marc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1795" xlink:type="simple">https://doi.org/10.1101/2020.07.13.20151795</text:a></text:p>
          </table:table-cell>
          <table:table-cell table:style-name="ce18" office:value-type="string" calcext:value-type="string">
            <text:p>Longitudinal symptom dynamics of COVID-19 infection in primary care</text:p>
          </table:table-cell>
          <table:table-cell table:style-name="ce18" office:value-type="string" calcext:value-type="string">
            <text:p>Barak Mizra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2231" xlink:type="simple">https://doi.org/10.1101/2020.07.13.20152231</text:a></text:p>
          </table:table-cell>
          <table:table-cell table:style-name="ce18" office:value-type="string" calcext:value-type="string">
            <text:p>A Quantitative Lung Computed Tomography Image Feature for Multi-Center Severity Assessment of COVID-19</text:p>
          </table:table-cell>
          <table:table-cell table:style-name="ce18" office:value-type="string" calcext:value-type="string">
            <text:p>Biswajoy Ghosh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3.20152348" xlink:type="simple">https://doi.org/10.1101/2020.07.13.20152348</text:a></text:p>
          </table:table-cell>
          <table:table-cell table:style-name="ce18" office:value-type="string" calcext:value-type="string">
            <text:p>Development of a data-driven COVID-19 prognostication tool to inform triage and step-down care for hospitalised patients in Hong Kong: A population-based cohort study</text:p>
          </table:table-cell>
          <table:table-cell table:style-name="ce18" office:value-type="string" calcext:value-type="string">
            <text:p>Eva L.H. Tsu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4.20144469" xlink:type="simple">https://doi.org/10.1101/2020.07.14.20144469</text:a></text:p>
          </table:table-cell>
          <table:table-cell table:style-name="ce18" office:value-type="string" calcext:value-type="string">
            <text:p>Initial experience in Mexico with convalescent plasma in COVID-19 patients with severe respiratory failure, a retrospective case series</text:p>
          </table:table-cell>
          <table:table-cell table:style-name="ce18" office:value-type="string" calcext:value-type="string">
            <text:p>Michel F. Martinez-Resende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5.20154385" xlink:type="simple">https://doi.org/10.1101/2020.07.15.20154385</text:a></text:p>
          </table:table-cell>
          <table:table-cell table:style-name="ce18" office:value-type="string" calcext:value-type="string">
            <text:p>Interpreting Deep Ensemble Learning through Radiologist Annotations for COVID-19 Detection in Chest Radiographs</text:p>
          </table:table-cell>
          <table:table-cell table:style-name="ce18" office:value-type="string" calcext:value-type="string">
            <text:p>Sivaramakrishnan Rajarama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hexpert, rsna, NIH, Twitter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46704" xlink:type="simple">https://doi.org/10.1101/2020.07.16.20146704</text:a></text:p>
          </table:table-cell>
          <table:table-cell table:style-name="ce18" office:value-type="string" calcext:value-type="string">
            <text:p>LUNG ULTRASOUND FINDINGS IN MEXICAN PATIENTS WITH SARS COV2 INFECTION</text:p>
          </table:table-cell>
          <table:table-cell table:style-name="ce18" office:value-type="string" calcext:value-type="string">
            <text:p>Luis Fernando Paredes Fernández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52868" xlink:type="simple">https://doi.org/10.1101/2020.07.16.20152868</text:a></text:p>
          </table:table-cell>
          <table:table-cell table:style-name="ce18" office:value-type="string" calcext:value-type="string">
            <text:p>SECOND WEEK METHYL-PREDNISOLONE PULSES IMPROVE PROGNOSIS IN PATIENTS WITH SEVERE CORONAVIRUS DISEASE 2019 PNEUMONIA: AN OBSERVATIONAL COMPARATIVE STUDY USING ROUTINE CARE DATA</text:p>
          </table:table-cell>
          <table:table-cell table:style-name="ce18" office:value-type="string" calcext:value-type="string">
            <text:p>Guillermo Ruiz-Irastorz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55069" xlink:type="simple">https://doi.org/10.1101/2020.07.16.20155069</text:a></text:p>
          </table:table-cell>
          <table:table-cell table:style-name="ce18" office:value-type="string" calcext:value-type="string">
            <text:p>Hospital mortality and resource implications of hospitalisation with COVID-19 in London, UK: a prospective cohort study</text:p>
          </table:table-cell>
          <table:table-cell table:style-name="ce18" office:value-type="string" calcext:value-type="string">
            <text:p>Savvas Vlach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6.20155093" xlink:type="simple">https://doi.org/10.1101/2020.07.16.20155093</text:a></text:p>
          </table:table-cell>
          <table:table-cell table:style-name="ce18" office:value-type="string" calcext:value-type="string">
            <text:p>Automated covid-19 detection from frontal Chest X-Ray images using Deep Learning: an online feasibility study</text:p>
          </table:table-cell>
          <table:table-cell table:style-name="ce18" office:value-type="string" calcext:value-type="string">
            <text:p>Xavier P. Burgos-Artizzu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padchest, hmhospitales, mooney, montgomery, shenzen, TBport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19.20152322" xlink:type="simple">https://doi.org/10.1101/2020.07.19.20152322</text:a></text:p>
          </table:table-cell>
          <table:table-cell table:style-name="ce18" office:value-type="string" calcext:value-type="string">
            <text:p>Genomic epidemiology of SARS-CoV-2 reveals multiple lineages and early spread of SARS-CoV-2 infections in Lombardy, Italy</text:p>
          </table:table-cell>
          <table:table-cell table:style-name="ce18" office:value-type="string" calcext:value-type="string">
            <text:p>Claudia Alter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0.20157735" xlink:type="simple">https://doi.org/10.1101/2020.07.20.20157735</text:a></text:p>
          </table:table-cell>
          <table:table-cell table:style-name="ce18" office:value-type="string" calcext:value-type="string">
            <text:p>Evidence of gender bias in the diagnosis and management of COVID-19 patients: A Big Data analysis of Electronic Health Records</text:p>
          </table:table-cell>
          <table:table-cell table:style-name="ce18" office:value-type="string" calcext:value-type="string">
            <text:p>Julio Ancoche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1.20158972" xlink:type="simple">https://doi.org/10.1101/2020.07.21.20158972</text:a></text:p>
          </table:table-cell>
          <table:table-cell table:style-name="ce18" office:value-type="string" calcext:value-type="string">
            <text:p>Invasive pulmonary aspergillosis in critically ill patients with severe COVID-19 pneumonia: results from the prospective AspCOVID-19 study</text:p>
          </table:table-cell>
          <table:table-cell table:style-name="ce18" office:value-type="string" calcext:value-type="string">
            <text:p>Tobias Lahm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4.20161604" xlink:type="simple">https://doi.org/10.1101/2020.07.24.20161604</text:a></text:p>
          </table:table-cell>
          <table:table-cell table:style-name="ce18" office:value-type="string" calcext:value-type="string">
            <text:p>CCOFEE-GI Study: Colombian COVID19 First Experience in Gastroentrology. Characterization of digestive manifestations in patients diagnosed with COVID-19 at a highly complex institution in Bogota D.C., Colombia</text:p>
          </table:table-cell>
          <table:table-cell table:style-name="ce18" office:value-type="string" calcext:value-type="string">
            <text:p>Alejandro Concha Mejí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6.20159756" xlink:type="simple">https://doi.org/10.1101/2020.07.26.20159756</text:a></text:p>
          </table:table-cell>
          <table:table-cell table:style-name="ce18" office:value-type="string" calcext:value-type="string">
            <text:p>Efficacy and tolerability of bevacizumab in patients with severe Covid -19</text:p>
          </table:table-cell>
          <table:table-cell table:style-name="ce18" office:value-type="string" calcext:value-type="string">
            <text:p>Jiaojiao P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7.20158105" xlink:type="simple">https://doi.org/10.1101/2020.07.27.20158105</text:a></text:p>
          </table:table-cell>
          <table:table-cell table:style-name="ce18" office:value-type="string" calcext:value-type="string">
            <text:p>Comorbidities associated with regional variations in COVID-19 mortality revealed by population-level analysis</text:p>
          </table:table-cell>
          <table:table-cell table:style-name="ce18" office:value-type="string" calcext:value-type="string">
            <text:p>Hongxing Y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8.20162735" xlink:type="simple">https://doi.org/10.1101/2020.07.28.20162735</text:a></text:p>
          </table:table-cell>
          <table:table-cell table:style-name="ce18" office:value-type="string" calcext:value-type="string">
            <text:p>Age-severity matched cytokine profiling reveals specific signatures in Covid-19 patients</text:p>
          </table:table-cell>
          <table:table-cell table:style-name="ce18" office:value-type="string" calcext:value-type="string">
            <text:p>Roberta Angio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8.20163899" xlink:type="simple">https://doi.org/10.1101/2020.07.28.20163899</text:a></text:p>
          </table:table-cell>
          <table:table-cell table:style-name="ce18" office:value-type="string" calcext:value-type="string">
            <text:p>Assessing the (Un)Trustworthiness of Saliency Maps for Localizing Abnormalities in Medical Imaging</text:p>
          </table:table-cell>
          <table:table-cell table:style-name="ce18" office:value-type="string" calcext:value-type="string">
            <text:p>Nishanth Arun</text:p>
          </table:table-cell>
          <table:table-cell table:style-name="ce18" table:number-columns-repeated="2"/>
          <table:table-cell table:style-name="ce18" office:value-type="string" calcext:value-type="string">
            <text:p>rsna, SIIMPneumo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9.20164251" xlink:type="simple">https://doi.org/10.1101/2020.07.29.20164251</text:a></text:p>
          </table:table-cell>
          <table:table-cell table:style-name="ce18" office:value-type="string" calcext:value-type="string">
            <text:p>Effect of combination of interferon alpha-2b and interferon-gamma or interferon alpha-2b alone for elimination of SARS-CoV-2 viral RNA. Preliminary results of a randomized controlled clinical trial</text:p>
          </table:table-cell>
          <table:table-cell table:style-name="ce18" office:value-type="string" calcext:value-type="string">
            <text:p>Esquivel-Moynelo I Idels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9.20164269" xlink:type="simple">https://doi.org/10.1101/2020.07.29.20164269</text:a></text:p>
          </table:table-cell>
          <table:table-cell table:style-name="ce18" office:value-type="string" calcext:value-type="string">
            <text:p>Analysis: The potential health and economic impact of dexamethasone treatment for patients with COVID-19</text:p>
          </table:table-cell>
          <table:table-cell table:style-name="ce18" office:value-type="string" calcext:value-type="string">
            <text:p>Ricardo Água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29.20164699" xlink:type="simple">https://doi.org/10.1101/2020.07.29.20164699</text:a></text:p>
          </table:table-cell>
          <table:table-cell table:style-name="ce18" office:value-type="string" calcext:value-type="string">
            <text:p>COVID-19 Recurrent Varies with Different Combinatorial Medical Treatments Determined by Machine Learning Approaches</text:p>
          </table:table-cell>
          <table:table-cell table:style-name="ce18" office:value-type="string" calcext:value-type="string">
            <text:p>Jia Hu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0.20068114" xlink:type="simple">https://doi.org/10.1101/2020.07.30.20068114</text:a></text:p>
          </table:table-cell>
          <table:table-cell table:style-name="ce18" office:value-type="string" calcext:value-type="string">
            <text:p>A multicentric, randomized, controlled phase III study of centhaquine (Lyfaquin®) as a resuscitative agent in hypovolemic shock patients</text:p>
          </table:table-cell>
          <table:table-cell table:style-name="ce18" office:value-type="string" calcext:value-type="string">
            <text:p>Anil Gulat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0.20165365" xlink:type="simple">https://doi.org/10.1101/2020.07.30.20165365</text:a></text:p>
          </table:table-cell>
          <table:table-cell table:style-name="ce18" office:value-type="string" calcext:value-type="string">
            <text:p>Clearing the fog: Is Hydroxychloroquine effective in reducing Corona virus disease-2019 progression: A randomized controlled trial</text:p>
          </table:table-cell>
          <table:table-cell table:style-name="ce18" office:value-type="string" calcext:value-type="string">
            <text:p>Sultan Mehmood Kamr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1.20165720" xlink:type="simple">https://doi.org/10.1101/2020.07.31.20165720</text:a></text:p>
          </table:table-cell>
          <table:table-cell table:style-name="ce18" office:value-type="string" calcext:value-type="string">
            <text:p>Evaluation of Convalescent Plasma Versus Standard of Care for the Treatment of COVID-19 in Hospitalized Patients: study protocol for a phase 2 randomized, open-label, controlled, multicenter trial</text:p>
          </table:table-cell>
          <table:table-cell table:style-name="ce18" office:value-type="string" calcext:value-type="string">
            <text:p>Elena Diago-Sempe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7.31.20165738" xlink:type="simple">https://doi.org/10.1101/2020.07.31.20165738</text:a></text:p>
          </table:table-cell>
          <table:table-cell table:style-name="ce18" office:value-type="string" calcext:value-type="string">
            <text:p>Early clinical characteristics of Covid-19: scoping review</text:p>
          </table:table-cell>
          <table:table-cell table:style-name="ce18" office:value-type="string" calcext:value-type="string">
            <text:p>Lakshmi Manohar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1.20166173" xlink:type="simple">https://doi.org/10.1101/2020.08.01.20166173</text:a></text:p>
          </table:table-cell>
          <table:table-cell table:style-name="ce18" office:value-type="string" calcext:value-type="string">
            <text:p>Comparison of media and standards for SARS-CoV-2 RT-qPCR without prior RNA preparation</text:p>
          </table:table-cell>
          <table:table-cell table:style-name="ce18" office:value-type="string" calcext:value-type="string">
            <text:p>Katherine B. Rag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1.20166371" xlink:type="simple">https://doi.org/10.1101/2020.08.01.20166371</text:a></text:p>
          </table:table-cell>
          <table:table-cell table:style-name="ce18" office:value-type="string" calcext:value-type="string">
            <text:p>Outcome of COVID-19 with co-existing surgical emergencies in children: our initial experiences and recommendations</text:p>
          </table:table-cell>
          <table:table-cell table:style-name="ce18" office:value-type="string" calcext:value-type="string">
            <text:p>Md Samiul Has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5.20168872" xlink:type="simple">https://doi.org/10.1101/2020.08.05.20168872</text:a></text:p>
          </table:table-cell>
          <table:table-cell table:style-name="ce18" office:value-type="string" calcext:value-type="string">
            <text:p>Inflammasome activation in COVID-19 patients</text:p>
          </table:table-cell>
          <table:table-cell table:style-name="ce18" office:value-type="string" calcext:value-type="string">
            <text:p>Tamara S. Rodrigue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6.20169813" xlink:type="simple">https://doi.org/10.1101/2020.08.06.20169813</text:a></text:p>
          </table:table-cell>
          <table:table-cell table:style-name="ce18" office:value-type="string" calcext:value-type="string">
            <text:p>Outcome of Conservative Therapy in COVID-19 Patients Presenting with Gastrointestinal Bleeding</text:p>
          </table:table-cell>
          <table:table-cell table:style-name="ce18" office:value-type="string" calcext:value-type="string">
            <text:p>DM Shalim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07.20170449" xlink:type="simple">https://doi.org/10.1101/2020.08.07.20170449</text:a></text:p>
          </table:table-cell>
          <table:table-cell table:style-name="ce18" office:value-type="string" calcext:value-type="string">
            <text:p>Outcomes of COVID-19 related hospitalisation among people with HIV in the ISARIC WHO Clinical Characterisation Protocol UK Protocol: prospective observational study</text:p>
          </table:table-cell>
          <table:table-cell table:style-name="ce18" office:value-type="string" calcext:value-type="string">
            <text:p>Anna Maria Gerett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0.20162412" xlink:type="simple">https://doi.org/10.1101/2020.08.10.20162412</text:a></text:p>
          </table:table-cell>
          <table:table-cell table:style-name="ce18" office:value-type="string" calcext:value-type="string">
            <text:p>Acquired decrease of the C3b/C4b receptor (CR1, CD35) and increased C4d deposits on Erythrocytes from ICU COVID-19 Patients</text:p>
          </table:table-cell>
          <table:table-cell table:style-name="ce18" office:value-type="string" calcext:value-type="string">
            <text:p>Aymric Kisser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0.20171033" xlink:type="simple">https://doi.org/10.1101/2020.08.10.20171033</text:a></text:p>
          </table:table-cell>
          <table:table-cell table:style-name="ce18" office:value-type="string" calcext:value-type="string">
            <text:p>Post-exertion oxygen saturation as a prognostic factor for adverse outcome in patients attending the emergency department with suspected COVID-19: Observational cohort study</text:p>
          </table:table-cell>
          <table:table-cell table:style-name="ce18" office:value-type="string" calcext:value-type="string">
            <text:p>Steve Goodacr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1.20173112" xlink:type="simple">https://doi.org/10.1101/2020.08.11.20173112</text:a></text:p>
          </table:table-cell>
          <table:table-cell table:style-name="ce18" office:value-type="string" calcext:value-type="string">
            <text:p>Development and Validation of a Simple Risk Score for Diagnosing COVID-19 in the Emergency Room</text:p>
          </table:table-cell>
          <table:table-cell table:style-name="ce18" office:value-type="string" calcext:value-type="string">
            <text:p>Joowhan Su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66579" xlink:type="simple">https://doi.org/10.1101/2020.08.12.20166579</text:a></text:p>
          </table:table-cell>
          <table:table-cell table:style-name="ce18" office:value-type="string" calcext:value-type="string">
            <text:p>COVID-19 Severity Index: A predictive score for hospitalized patients</text:p>
          </table:table-cell>
          <table:table-cell table:style-name="ce18" office:value-type="string" calcext:value-type="string">
            <text:p>Iván Huesp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69607" xlink:type="simple">https://doi.org/10.1101/2020.08.12.20169607</text:a></text:p>
          </table:table-cell>
          <table:table-cell table:style-name="ce18" office:value-type="string" calcext:value-type="string">
            <text:p>Clinical Explainability Failure (CEF) &amp; Explainability Failure Ratio (EFR) – changing the way we validate classification algorithms?</text:p>
          </table:table-cell>
          <table:table-cell table:style-name="ce18" office:value-type="string" calcext:value-type="string">
            <text:p>V. Venugopal</text:p>
          </table:table-cell>
          <table:table-cell table:style-name="ce18" table:number-columns-repeated="2"/>
          <table:table-cell table:style-name="ce18" office:value-type="string" calcext:value-type="string">
            <text:p>private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1694" xlink:type="simple">https://doi.org/10.1101/2020.08.12.20171694</text:a></text:p>
          </table:table-cell>
          <table:table-cell table:style-name="ce18" office:value-type="string" calcext:value-type="string">
            <text:p>Universal screening for SARS-CoV-2 infection among pregnant women at Elmhurst Hospital Center, Queens, New York</text:p>
          </table:table-cell>
          <table:table-cell table:style-name="ce18" office:value-type="string" calcext:value-type="string">
            <text:p>Sheela Mar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3526" xlink:type="simple">https://doi.org/10.1101/2020.08.12.20173526</text:a></text:p>
          </table:table-cell>
          <table:table-cell table:style-name="ce18" office:value-type="string" calcext:value-type="string">
            <text:p>Patient outcomes after hospitalisation with COVID-19 and implications for follow-up; results from a prospective UK cohort</text:p>
          </table:table-cell>
          <table:table-cell table:style-name="ce18" office:value-type="string" calcext:value-type="string">
            <text:p>DT Arnol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3559" xlink:type="simple">https://doi.org/10.1101/2020.08.12.20173559</text:a></text:p>
          </table:table-cell>
          <table:table-cell table:style-name="ce18" office:value-type="string" calcext:value-type="string">
            <text:p>Development of a standards-based city-wide health information exchange for public health in response to COVID-19</text:p>
          </table:table-cell>
          <table:table-cell table:style-name="ce18" office:value-type="string" calcext:value-type="string">
            <text:p>Bala Hot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2.20173872" xlink:type="simple">https://doi.org/10.1101/2020.08.12.20173872</text:a></text:p>
          </table:table-cell>
          <table:table-cell table:style-name="ce18" office:value-type="string" calcext:value-type="string">
            <text:p>Severity Assessment of COVID-19 based on Clinical and Imaging Data</text:p>
          </table:table-cell>
          <table:table-cell table:style-name="ce18" office:value-type="string" calcext:value-type="string">
            <text:p>Juan C. Quiroz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3997" xlink:type="simple">https://doi.org/10.1101/2020.08.13.20173997</text:a></text:p>
          </table:table-cell>
          <table:table-cell table:style-name="ce18" office:value-type="string" calcext:value-type="string">
            <text:p>Deep Learning for Automated Recognition of Covid-19 from Chest X-ray Images</text:p>
          </table:table-cell>
          <table:table-cell table:style-name="ce18" office:value-type="string" calcext:value-type="string">
            <text:p>Linh T. Duong</text:p>
          </table:table-cell>
          <table:table-cell table:style-name="ce18" table:number-columns-repeated="2"/>
          <table:table-cell table:style-name="ce18" office:value-type="string" calcext:value-type="string">
            <text:p>covidx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4144" xlink:type="simple">https://doi.org/10.1101/2020.08.13.20174144</text:a></text:p>
          </table:table-cell>
          <table:table-cell table:style-name="ce18" office:value-type="string" calcext:value-type="string">
            <text:p>Precise Prediction of COVID-19 in Chest X-Ray Images Using KE Sieve Algorithm</text:p>
          </table:table-cell>
          <table:table-cell table:style-name="ce18" office:value-type="string" calcext:value-type="string">
            <text:p>S Sai Thejeshwar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4565" xlink:type="simple">https://doi.org/10.1101/2020.08.13.20174565</text:a></text:p>
          </table:table-cell>
          <table:table-cell table:style-name="ce18" office:value-type="string" calcext:value-type="string">
            <text:p>The Effect of Neutropenia and Filgrastim (G-CSF) in Cancer Patients With COVID-19 Infection</text:p>
          </table:table-cell>
          <table:table-cell table:style-name="ce18" office:value-type="string" calcext:value-type="string">
            <text:p>Sejal Morjari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3.20174615" xlink:type="simple">https://doi.org/10.1101/2020.08.13.20174615</text:a></text:p>
          </table:table-cell>
          <table:table-cell table:style-name="ce18" office:value-type="string" calcext:value-type="string">
            <text:p>Sixty-day mortality among 520 Italian hospitalized COVID-19 patients according to the adopted ventilatory strategy in the context of an integrated multidisciplinary clinical organization: a population-based cohort study</text:p>
          </table:table-cell>
          <table:table-cell table:style-name="ce18" office:value-type="string" calcext:value-type="string">
            <text:p>Antonella Potaliv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4.20170290" xlink:type="simple">https://doi.org/10.1101/2020.08.14.20170290</text:a></text:p>
          </table:table-cell>
          <table:table-cell table:style-name="ce18" office:value-type="string" calcext:value-type="string">
            <text:p>Efficient Deep Network Architecture for COVID-19 Detection Using Computed Tomography Images</text:p>
          </table:table-cell>
          <table:table-cell table:style-name="ce18" office:value-type="string" calcext:value-type="string">
            <text:p>Chirag Goel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5.20175869" xlink:type="simple">https://doi.org/10.1101/2020.08.15.20175869</text:a></text:p>
          </table:table-cell>
          <table:table-cell table:style-name="ce18" office:value-type="string" calcext:value-type="string">
            <text:p>Pulmonary cavitation – an under-recognized late complication of severe COVID-19 lung disease</text:p>
          </table:table-cell>
          <table:table-cell table:style-name="ce18" office:value-type="string" calcext:value-type="string">
            <text:p>Zaid Zoumo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6.20176107" xlink:type="simple">https://doi.org/10.1101/2020.08.16.20176107</text:a></text:p>
          </table:table-cell>
          <table:table-cell table:style-name="ce18" office:value-type="string" calcext:value-type="string">
            <text:p>Longitudinal SARS-CoV-2 serosurveillance of over ten thousand health care workers in the Providence Oregon cohort</text:p>
          </table:table-cell>
          <table:table-cell table:style-name="ce18" office:value-type="string" calcext:value-type="string">
            <text:p>Rom Leidn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6.20176156" xlink:type="simple">https://doi.org/10.1101/2020.08.16.20176156</text:a></text:p>
          </table:table-cell>
          <table:table-cell table:style-name="ce18" office:value-type="string" calcext:value-type="string">
            <text:p>Interobserver Agreement of Lung Ultrasound Findings of COVID-19</text:p>
          </table:table-cell>
          <table:table-cell table:style-name="ce18" office:value-type="string" calcext:value-type="string">
            <text:p>Andre Kumar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4474" xlink:type="simple">https://doi.org/10.1101/2020.08.17.20174474</text:a></text:p>
          </table:table-cell>
          <table:table-cell table:style-name="ce18" office:value-type="string" calcext:value-type="string">
            <text:p>Complement C3 vs C5 inhibition in severe COVID-19: early clinical findings reveal differential biological efficacy</text:p>
          </table:table-cell>
          <table:table-cell table:style-name="ce18" office:value-type="string" calcext:value-type="string">
            <text:p>Dimitrios C. Mastell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6396" xlink:type="simple">https://doi.org/10.1101/2020.08.17.20176396</text:a></text:p>
          </table:table-cell>
          <table:table-cell table:style-name="ce18" office:value-type="string" calcext:value-type="string">
            <text:p>The first thousands of cases of coronavirus disease 2019 (COVID-19) in Algeria: some risk factors</text:p>
          </table:table-cell>
          <table:table-cell table:style-name="ce18" office:value-type="string" calcext:value-type="string">
            <text:p>Salima Taleb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6917" xlink:type="simple">https://doi.org/10.1101/2020.08.17.20176917</text:a></text:p>
          </table:table-cell>
          <table:table-cell table:style-name="ce18" office:value-type="string" calcext:value-type="string">
            <text:p>A Deep Learning Model to Predict the Need for Mechanical Ventilation Using Chest X-Ray Images in Hospitalized COVID-19 Patients</text:p>
          </table:table-cell>
          <table:table-cell table:style-name="ce18" office:value-type="string" calcext:value-type="string">
            <text:p>Anoop Kulkarn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(Jr Hospital of Cook County)</text:p>
          </table:table-cell>
          <table:table-cell table:style-name="ce18" office:value-type="string" calcext:value-type="string">
            <text:p>10.1136/bmjinnov-2020-000593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7.20176925" xlink:type="simple">https://doi.org/10.1101/2020.08.17.20176925</text:a></text:p>
          </table:table-cell>
          <table:table-cell table:style-name="ce18" office:value-type="string" calcext:value-type="string">
            <text:p>Engineering luminescent biosensors for point-of-care SARS-CoV-2 antibody detection</text:p>
          </table:table-cell>
          <table:table-cell table:style-name="ce18" office:value-type="string" calcext:value-type="string">
            <text:p>Susanna K. Elledg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68807" xlink:type="simple">https://doi.org/10.1101/2020.08.18.20168807</text:a></text:p>
          </table:table-cell>
          <table:table-cell table:style-name="ce18" office:value-type="string" calcext:value-type="string">
            <text:p>Laboratory biomarkers associated with COVID-19 severity and management</text:p>
          </table:table-cell>
          <table:table-cell table:style-name="ce18" office:value-type="string" calcext:value-type="string">
            <text:p>S Keddi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4623" xlink:type="simple">https://doi.org/10.1101/2020.08.18.20174623</text:a></text:p>
          </table:table-cell>
          <table:table-cell table:style-name="ce18" office:value-type="string" calcext:value-type="string">
            <text:p>Retrospective screening of routine respiratory samples revealed undetected community transmission and missed intervention opportunities for SARS-CoV-2 in the United Kingdom</text:p>
          </table:table-cell>
          <table:table-cell table:style-name="ce18" office:value-type="string" calcext:value-type="string">
            <text:p>Joseph G. Chappel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5521" xlink:type="simple">https://doi.org/10.1101/2020.08.18.20175521</text:a></text:p>
          </table:table-cell>
          <table:table-cell table:style-name="ce18" office:value-type="string" calcext:value-type="string">
            <text:p>Machine learning and AI aided tool to differentiate COVID 19 and non-COVID 19 lung CXR</text:p>
          </table:table-cell>
          <table:table-cell table:style-name="ce18" office:value-type="string" calcext:value-type="string">
            <text:p>Andrio Adwibowo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6693" xlink:type="simple">https://doi.org/10.1101/2020.08.18.20176693</text:a></text:p>
          </table:table-cell>
          <table:table-cell table:style-name="ce18" office:value-type="string" calcext:value-type="string">
            <text:p>Exhaled SARS-CoV-2 quantified by face-mask sampling in hospitalised patients with covid-19</text:p>
          </table:table-cell>
          <table:table-cell table:style-name="ce18" office:value-type="string" calcext:value-type="string">
            <text:p>Caroline M. William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8.20176776" xlink:type="simple">https://doi.org/10.1101/2020.08.18.20176776</text:a></text:p>
          </table:table-cell>
          <table:table-cell table:style-name="ce18" office:value-type="string" calcext:value-type="string">
            <text:p>Accurately Differentiating COVID-19, Other Viral Infection, and Healthy Individuals Using Multimodal Features via Late Fusion Learning</text:p>
          </table:table-cell>
          <table:table-cell table:style-name="ce18" office:value-type="string" calcext:value-type="string">
            <text:p>Ming Xu</text:p>
          </table:table-cell>
          <table:table-cell table:style-name="ce18" office:value-type="string" calcext:value-type="string">
            <text:p>CT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9.20177907" xlink:type="simple">https://doi.org/10.1101/2020.08.19.20177907</text:a></text:p>
          </table:table-cell>
          <table:table-cell table:style-name="ce18" office:value-type="string" calcext:value-type="string">
            <text:p>It’s not TB but what could it be? Abnormalities on chest X-rays taken during the Kenya National Tuberculosis Prevalence Survey</text:p>
          </table:table-cell>
          <table:table-cell table:style-name="ce18" office:value-type="string" calcext:value-type="string">
            <text:p>Brenda Nyambura Mungai</text:p>
          </table:table-cell>
          <table:table-cell table:style-name="ce18" office:value-type="string" calcext:value-type="string">
            <text:p>nocovid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19.20178095" xlink:type="simple">https://doi.org/10.1101/2020.08.19.20178095</text:a></text:p>
          </table:table-cell>
          <table:table-cell table:style-name="ce18" office:value-type="string" calcext:value-type="string">
            <text:p>Seroprevalence of Coronavirus Disease 2019 (COVID-19) Among Health Care Workers from Three Pandemic Hospitals of Turkey</text:p>
          </table:table-cell>
          <table:table-cell table:style-name="ce18" office:value-type="string" calcext:value-type="string">
            <text:p>Gizem Alkurt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0.20178541" xlink:type="simple">https://doi.org/10.1101/2020.08.20.20178541</text:a></text:p>
          </table:table-cell>
          <table:table-cell table:style-name="ce18" office:value-type="string" calcext:value-type="string">
            <text:p>COVID-19 Pandemic Preparedness in a United Kingdom Tertiary and Quaternary Children’s Hospital: Tales of the Unexpected</text:p>
          </table:table-cell>
          <table:table-cell table:style-name="ce18" office:value-type="string" calcext:value-type="string">
            <text:p>Nele Alder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0.20178723" xlink:type="simple">https://doi.org/10.1101/2020.08.20.20178723</text:a></text:p>
          </table:table-cell>
          <table:table-cell table:style-name="ce18" office:value-type="string" calcext:value-type="string">
            <text:p>Automatic analysis system of COVID-19 radiographic lung images (XrayCoviDetector)</text:p>
          </table:table-cell>
          <table:table-cell table:style-name="ce18" office:value-type="string" calcext:value-type="string">
            <text:p>Nicolas Schlotterbeck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private_(clinica_los_condes)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0.20178913" xlink:type="simple">https://doi.org/10.1101/2020.08.20.20178913</text:a></text:p>
          </table:table-cell>
          <table:table-cell table:style-name="ce18" office:value-type="string" calcext:value-type="string">
            <text:p>Chest X-ray image analysis and classification for COVID-19 pneumonia detection using Deep CNN</text:p>
          </table:table-cell>
          <table:table-cell table:style-name="ce18" office:value-type="string" calcext:value-type="string">
            <text:p>Terry Gao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1.20178251" xlink:type="simple">https://doi.org/10.1101/2020.08.21.20178251</text:a></text:p>
          </table:table-cell>
          <table:table-cell table:style-name="ce18" office:value-type="string" calcext:value-type="string">
            <text:p>Gastroenterology Procedures Generate Aerosols: an Air Quality Turnover Solution to Mitigate the Risk</text:p>
          </table:table-cell>
          <table:table-cell table:style-name="ce18" office:value-type="string" calcext:value-type="string">
            <text:p>Marc Garbe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1.20179291" xlink:type="simple">https://doi.org/10.1101/2020.08.21.20179291</text:a></text:p>
          </table:table-cell>
          <table:table-cell table:style-name="ce18" office:value-type="string" calcext:value-type="string">
            <text:p>Untuned antiviral immunity in COVID-19 revealed by temporal type I/III interferon patterns and flu comparison</text:p>
          </table:table-cell>
          <table:table-cell table:style-name="ce18" office:value-type="string" calcext:value-type="string">
            <text:p>Ioanna-Evdokia Galan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3.20179838" xlink:type="simple">https://doi.org/10.1101/2020.08.23.20179838</text:a></text:p>
          </table:table-cell>
          <table:table-cell table:style-name="ce18" office:value-type="string" calcext:value-type="string">
            <text:p>Projecting COVID-19 disease severity in cancer patients using purposefully-designed machine learning</text:p>
          </table:table-cell>
          <table:table-cell table:style-name="ce18" office:value-type="string" calcext:value-type="string">
            <text:p>Saket Navlakha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onpublication_(Memorial Sloan Kettering Cancer Center )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3.20180158" xlink:type="simple">https://doi.org/10.1101/2020.08.23.20180158</text:a></text:p>
          </table:table-cell>
          <table:table-cell table:style-name="ce18" office:value-type="string" calcext:value-type="string">
            <text:p>The Role of Machine Learning Techniques to Tackle COVID-19 Crisis: A Systematic Review</text:p>
          </table:table-cell>
          <table:table-cell table:style-name="ce18" office:value-type="string" calcext:value-type="string">
            <text:p>Hafsa Bareen Syed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2"/>
          <table:table-cell table:style-name="ce18" office:value-type="string" calcext:value-type="string">
            <text:p>10.2196/23811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3.20180299" xlink:type="simple">https://doi.org/10.1101/2020.08.23.20180299</text:a></text:p>
          </table:table-cell>
          <table:table-cell table:style-name="ce18" office:value-type="string" calcext:value-type="string">
            <text:p>The health sector cost of different policy responses to COVID-19 in low- and middle-income countries</text:p>
          </table:table-cell>
          <table:table-cell table:style-name="ce18" office:value-type="string" calcext:value-type="string">
            <text:p>Sergio Torres-Rued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4.20180836" xlink:type="simple">https://doi.org/10.1101/2020.08.24.20180836</text:a></text:p>
          </table:table-cell>
          <table:table-cell table:style-name="ce18" office:value-type="string" calcext:value-type="string">
            <text:p>Perceptions of Risk of Attending Hospital during the COVID-19 Pandemic: a UK public opinion survey</text:p>
          </table:table-cell>
          <table:table-cell table:style-name="ce18" office:value-type="string" calcext:value-type="string">
            <text:p>Rebecca Pritchar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4.20181339" xlink:type="simple">https://doi.org/10.1101/2020.08.24.20181339</text:a></text:p>
          </table:table-cell>
          <table:table-cell table:style-name="ce18" office:value-type="string" calcext:value-type="string">
            <text:p>Diagnosis of COVID-19 from X-rays Using Combined CNN-RNN Architecture with Transfer Learning</text:p>
          </table:table-cell>
          <table:table-cell table:style-name="ce18" office:value-type="string" calcext:value-type="string">
            <text:p>Md. Milon Islam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nih, cohen , radiopedia, sirm, mendeley_augmented, github_cxne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388" xlink:type="simple">https://doi.org/10.1101/2020.08.25.20181388</text:a></text:p>
          </table:table-cell>
          <table:table-cell table:style-name="ce18" office:value-type="string" calcext:value-type="string">
            <text:p>Trying to Find the Answer for Two Questions in Patients with COVID-19: 1. Is pulmonary infiltrate of COVID-19 infective or inflammatory in nature (Pneumonia or Pneumonitis)? 2. Is Hydroxychloroquine plus Azithromycin or Favipiravir plus Dexamethasone more effective in the COVID-19 treatment?</text:p>
          </table:table-cell>
          <table:table-cell table:style-name="ce18" office:value-type="string" calcext:value-type="string">
            <text:p>Adem Diric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396" xlink:type="simple">https://doi.org/10.1101/2020.08.25.20181396</text:a></text:p>
          </table:table-cell>
          <table:table-cell table:style-name="ce18" office:value-type="string" calcext:value-type="string">
            <text:p>PRELIMINARY ASSESSMENT OF STRUCTURE AND COLLECTIVE DOSE FROM CT EXAMINATIONS RELATED TO COVID-19 DIAGNOSTICS IN THE RUSSIAN FEDERATION IN MARCH - JUNE 2020</text:p>
          </table:table-cell>
          <table:table-cell table:style-name="ce18" office:value-type="string" calcext:value-type="string">
            <text:p>A.V. Vodovatov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404" xlink:type="simple">https://doi.org/10.1101/2020.08.25.20181404</text:a></text:p>
          </table:table-cell>
          <table:table-cell table:style-name="ce18" office:value-type="string" calcext:value-type="string">
            <text:p>Perturbations in the mononuclear phagocyte landscape associated with COVID-19 disease severity</text:p>
          </table:table-cell>
          <table:table-cell table:style-name="ce18" office:value-type="string" calcext:value-type="string">
            <text:p>Egle Kvedarait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1834" xlink:type="simple">https://doi.org/10.1101/2020.08.25.20181834</text:a></text:p>
          </table:table-cell>
          <table:table-cell table:style-name="ce18" office:value-type="string" calcext:value-type="string">
            <text:p>Dynamic deformable attention (DDANet) for semantic segmentation</text:p>
          </table:table-cell>
          <table:table-cell table:style-name="ce18" office:value-type="string" calcext:value-type="string">
            <text:p>Kumar T. Rajamani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5.20182170" xlink:type="simple">https://doi.org/10.1101/2020.08.25.20182170</text:a></text:p>
          </table:table-cell>
          <table:table-cell table:style-name="ce18" office:value-type="string" calcext:value-type="string">
            <text:p>Transfer learning to detect COVID-19 automatically from X-ray images, using convolutional neural networks</text:p>
          </table:table-cell>
          <table:table-cell table:style-name="ce18" office:value-type="string" calcext:value-type="string">
            <text:p>Mundher Taresh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aggle_radiodb, cohe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6.20182311" xlink:type="simple">https://doi.org/10.1101/2020.08.26.20182311</text:a></text:p>
          </table:table-cell>
          <table:table-cell table:style-name="ce18" office:value-type="string" calcext:value-type="string">
            <text:p>Automated COVID-19 Detection from Chest X-Ray Images: A High Resolution Network (HRNet) Approach</text:p>
          </table:table-cell>
          <table:table-cell table:style-name="ce18" office:value-type="string" calcext:value-type="string">
            <text:p>Sifat Ahmed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NIH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228" xlink:type="simple">https://doi.org/10.1101/2020.08.27.20183228</text:a></text:p>
          </table:table-cell>
          <table:table-cell table:style-name="ce18" office:value-type="string" calcext:value-type="string">
            <text:p>Disease burden and clinical severity of the first pandemic wave of COVID-19 in Wuhan, China</text:p>
          </table:table-cell>
          <table:table-cell table:style-name="ce18" office:value-type="string" calcext:value-type="string">
            <text:p>Juan Y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277" xlink:type="simple">https://doi.org/10.1101/2020.08.27.20183277</text:a></text:p>
          </table:table-cell>
          <table:table-cell table:style-name="ce18" office:value-type="string" calcext:value-type="string">
            <text:p>DeepSOCIAL: Social Distancing Monitoring and Infection Risk Assessment in COVID-19 Pandemic</text:p>
          </table:table-cell>
          <table:table-cell table:style-name="ce18" office:value-type="string" calcext:value-type="string">
            <text:p>Mahdi Rezae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293" xlink:type="simple">https://doi.org/10.1101/2020.08.27.20183293</text:a></text:p>
          </table:table-cell>
          <table:table-cell table:style-name="ce18" office:value-type="string" calcext:value-type="string">
            <text:p>Factors Associated with Good Patient Outcomes Following Convalescent Plasma in COVID-19: A Prospective Phase II Clinical Trial</text:p>
          </table:table-cell>
          <table:table-cell table:style-name="ce18" office:value-type="string" calcext:value-type="string">
            <text:p>Danyal Ibrahi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442" xlink:type="simple">https://doi.org/10.1101/2020.08.27.20183442</text:a></text:p>
          </table:table-cell>
          <table:table-cell table:style-name="ce18" office:value-type="string" calcext:value-type="string">
            <text:p>Tocilizumab in Hospitalized Patients With COVID-19 Pneumonia</text:p>
          </table:table-cell>
          <table:table-cell table:style-name="ce18" office:value-type="string" calcext:value-type="string">
            <text:p>Ivan O. Ros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7.20183624" xlink:type="simple">https://doi.org/10.1101/2020.08.27.20183624</text:a></text:p>
          </table:table-cell>
          <table:table-cell table:style-name="ce18" office:value-type="string" calcext:value-type="string">
            <text:p>Inflammatory biomarkers in pregnant women with COVID-19: a retrospective cohort study</text:p>
          </table:table-cell>
          <table:table-cell table:style-name="ce18" office:value-type="string" calcext:value-type="string">
            <text:p>Andrea Lombar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8.20183681" xlink:type="simple">https://doi.org/10.1101/2020.08.28.20183681</text:a></text:p>
          </table:table-cell>
          <table:table-cell table:style-name="ce18" office:value-type="string" calcext:value-type="string">
            <text:p>Systematic review and meta-analysis of the prevalence of common respiratory viruses in children &lt; 2 years with bronchiolitis reveal a weak role played by the SARS-CoV-2</text:p>
          </table:table-cell>
          <table:table-cell table:style-name="ce18" office:value-type="string" calcext:value-type="string">
            <text:p>Sebastien Kenmo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29.20184242" xlink:type="simple">https://doi.org/10.1101/2020.08.29.20184242</text:a></text:p>
          </table:table-cell>
          <table:table-cell table:style-name="ce18" office:value-type="string" calcext:value-type="string">
            <text:p>COVID-19 and Multisystem Inflammatory Syndrome in Latin American children: a multinational study</text:p>
          </table:table-cell>
          <table:table-cell table:style-name="ce18" office:value-type="string" calcext:value-type="string">
            <text:p>Omar Yassef Antúnez-Mont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0.20182451" xlink:type="simple">https://doi.org/10.1101/2020.08.30.20182451</text:a></text:p>
          </table:table-cell>
          <table:table-cell table:style-name="ce18" office:value-type="string" calcext:value-type="string">
            <text:p>Positive association of Angiotensin II Receptor Blockers, not Angiotensin-Converting Enzyme Inhibitors, with an increased vulnerability to SARS-CoV-2 infection in patients hospitalized for suspected COVID-19 pneumonia</text:p>
          </table:table-cell>
          <table:table-cell table:style-name="ce18" office:value-type="string" calcext:value-type="string">
            <text:p>Jean-Louis George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0.20184739" xlink:type="simple">https://doi.org/10.1101/2020.08.30.20184739</text:a></text:p>
          </table:table-cell>
          <table:table-cell table:style-name="ce18" office:value-type="string" calcext:value-type="string">
            <text:p>Test Sensitivity for Infection versus Infectiousness of SARS-CoV-2</text:p>
          </table:table-cell>
          <table:table-cell table:style-name="ce18" office:value-type="string" calcext:value-type="string">
            <text:p>Joshua S. Gan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75828" xlink:type="simple">https://doi.org/10.1101/2020.08.31.20175828</text:a></text:p>
          </table:table-cell>
          <table:table-cell table:style-name="ce18" office:value-type="string" calcext:value-type="string">
            <text:p>COVID-19 Detection From Chest Radiographs Using Machine Learning and Convolutional Neural Networks</text:p>
          </table:table-cell>
          <table:table-cell table:style-name="ce18" office:value-type="string" calcext:value-type="string">
            <text:p>Andrew C. L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montgomery, shenzen, kaggle_tarandeep97, kaggle_prashant268, kaggle_andrewmvd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82428" xlink:type="simple">https://doi.org/10.1101/2020.08.31.20182428</text:a></text:p>
          </table:table-cell>
          <table:table-cell table:style-name="ce18" office:value-type="string" calcext:value-type="string">
            <text:p>Beneficial Effect of Corticosteroids in Preventing Mortality in Patients Receiving Tocilizumab to Treat Severe COVID-19 Illness</text:p>
          </table:table-cell>
          <table:table-cell table:style-name="ce18" office:value-type="string" calcext:value-type="string">
            <text:p>Manuel Rubio-Riva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84952" xlink:type="simple">https://doi.org/10.1101/2020.08.31.20184952</text:a></text:p>
          </table:table-cell>
          <table:table-cell table:style-name="ce18" office:value-type="string" calcext:value-type="string">
            <text:p>Risk Factors for ICU Admission, Mechanical Ventilation and Mortality in Hospitalized Patients with COVID-19 in Hubei, China</text:p>
          </table:table-cell>
          <table:table-cell table:style-name="ce18" office:value-type="string" calcext:value-type="string">
            <text:p>Hong Gang Re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8.31.20185348" xlink:type="simple">https://doi.org/10.1101/2020.08.31.20185348</text:a></text:p>
          </table:table-cell>
          <table:table-cell table:style-name="ce18" office:value-type="string" calcext:value-type="string">
            <text:p>Occurrence of Pneumothorax and Pneumomediastinum in Covid-19 patients during non-invasive ventilation with Continuous Positive Airway Pressure</text:p>
          </table:table-cell>
          <table:table-cell table:style-name="ce18" office:value-type="string" calcext:value-type="string">
            <text:p>Gidaro Antoni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1.20184390" xlink:type="simple">https://doi.org/10.1101/2020.09.01.20184390</text:a></text:p>
          </table:table-cell>
          <table:table-cell table:style-name="ce18" office:value-type="string" calcext:value-type="string">
            <text:p>Convalescent plasma as potential therapy for severe COVID-19 pneumonia</text:p>
          </table:table-cell>
          <table:table-cell table:style-name="ce18" office:value-type="string" calcext:value-type="string">
            <text:p>Ricardo Valentin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1.20185280" xlink:type="simple">https://doi.org/10.1101/2020.09.01.20185280</text:a></text:p>
          </table:table-cell>
          <table:table-cell table:style-name="ce18" office:value-type="string" calcext:value-type="string">
            <text:p>SARS-CoV-2 Protein in Wastewater Mirrors COVID-19 Prevalence</text:p>
          </table:table-cell>
          <table:table-cell table:style-name="ce18" office:value-type="string" calcext:value-type="string">
            <text:p>Nafisa Neault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2.20185983" xlink:type="simple">https://doi.org/10.1101/2020.09.02.20185983</text:a></text:p>
          </table:table-cell>
          <table:table-cell table:style-name="ce18" office:value-type="string" calcext:value-type="string">
            <text:p>Racial/Ethnic Disparities in Hospital Admissions from COVID-19 and Determining the Impact of Neighborhood Deprivation and Primary Language</text:p>
          </table:table-cell>
          <table:table-cell table:style-name="ce18" office:value-type="string" calcext:value-type="string">
            <text:p>Nicholas E. Ingraha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2.20186759" xlink:type="simple">https://doi.org/10.1101/2020.09.02.20186759</text:a></text:p>
          </table:table-cell>
          <table:table-cell table:style-name="ce18" office:value-type="string" calcext:value-type="string">
            <text:p>Deep-learning convolutional neural networks with transfer learning accurately classify COVID19 lung infection on portable chest radiographs</text:p>
          </table:table-cell>
          <table:table-cell table:style-name="ce18" office:value-type="string" calcext:value-type="string">
            <text:p>Shreeja Kikkisetti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</text:p>
          </table:table-cell>
          <table:table-cell table:style-name="ce18" office:value-type="string" calcext:value-type="string">
            <text:p>10.7717/peerj.10309</text:p>
          </table:table-cell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2.20187096" xlink:type="simple">https://doi.org/10.1101/2020.09.02.20187096</text:a></text:p>
          </table:table-cell>
          <table:table-cell table:style-name="ce18" office:value-type="string" calcext:value-type="string">
            <text:p>On the Role of Artificial Intelligence in Medical Imaging of COVID-19</text:p>
          </table:table-cell>
          <table:table-cell table:style-name="ce18" office:value-type="string" calcext:value-type="string">
            <text:p>Jannis Bor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3.20187526" xlink:type="simple">https://doi.org/10.1101/2020.09.03.20187526</text:a></text:p>
          </table:table-cell>
          <table:table-cell table:style-name="ce18" office:value-type="string" calcext:value-type="string">
            <text:p>Safety and Efficacy of Antiviral Drugs for the Treatment of Patients with SARS-CoV-2 Infection: A Systematic Review and Meta-analyses</text:p>
          </table:table-cell>
          <table:table-cell table:style-name="ce18" office:value-type="string" calcext:value-type="string">
            <text:p>Zuleika Aponte Torr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5.20164731" xlink:type="simple">https://doi.org/10.1101/2020.09.05.20164731</text:a></text:p>
          </table:table-cell>
          <table:table-cell table:style-name="ce18" office:value-type="string" calcext:value-type="string">
            <text:p>Diagnosing Chronic Obstructive Airway Disease: a diagnostic accuracy study of a smartphone delivered algorithm combining patient-reported symptoms and cough analysis for use in acute care consultations</text:p>
          </table:table-cell>
          <table:table-cell table:style-name="ce18" office:value-type="string" calcext:value-type="string">
            <text:p>Paul Port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5.20184655" xlink:type="simple">https://doi.org/10.1101/2020.09.05.20184655</text:a></text:p>
          </table:table-cell>
          <table:table-cell table:style-name="ce18" office:value-type="string" calcext:value-type="string">
            <text:p>The Activin/Follistatin-axis is severely deregulated in COVID-19 and independently associated with in-hospital mortality</text:p>
          </table:table-cell>
          <table:table-cell table:style-name="ce18" office:value-type="string" calcext:value-type="string">
            <text:p>Evgenia Synola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5.20189142" xlink:type="simple">https://doi.org/10.1101/2020.09.05.20189142</text:a></text:p>
          </table:table-cell>
          <table:table-cell table:style-name="ce18" office:value-type="string" calcext:value-type="string">
            <text:p>Development and Validation of the Patient History COVID-19 (PH-Covid19) Scoring System: A Multivariable Prediction Model of Death in Mexican Patients with COVID-19</text:p>
          </table:table-cell>
          <table:table-cell table:style-name="ce18" office:value-type="string" calcext:value-type="string">
            <text:p>J. Mancilla-Galind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0448" xlink:type="simple">https://doi.org/10.1101/2020.09.07.20180448</text:a></text:p>
          </table:table-cell>
          <table:table-cell table:style-name="ce18" office:value-type="string" calcext:value-type="string">
            <text:p>EARLY VIRAL CLEARANCE AMONG COVID-19 PATIENTS WHEN GARGLING WITH POVIDONE-IODINE AND ESSENTIAL OILS – A CLINICAL TRIAL</text:p>
          </table:table-cell>
          <table:table-cell table:style-name="ce18" office:value-type="string" calcext:value-type="string">
            <text:p>Nurul Azmawati Moham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7666" xlink:type="simple">https://doi.org/10.1101/2020.09.07.20187666</text:a></text:p>
          </table:table-cell>
          <table:table-cell table:style-name="ce18" office:value-type="string" calcext:value-type="string">
            <text:p>Gastrointestinal involvement attenuates COVID-19 severity and mortality</text:p>
          </table:table-cell>
          <table:table-cell table:style-name="ce18" office:value-type="string" calcext:value-type="string">
            <text:p>Alexandra E. Livano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8607" xlink:type="simple">https://doi.org/10.1101/2020.09.07.20188607</text:a></text:p>
          </table:table-cell>
          <table:table-cell table:style-name="ce18" office:value-type="string" calcext:value-type="string">
            <text:p>A Continuously Active Antimicrobial Coating Remains Effective After Multiple Contamination Events</text:p>
          </table:table-cell>
          <table:table-cell table:style-name="ce18" office:value-type="string" calcext:value-type="string">
            <text:p>Luisa A. Ikn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7.20189852" xlink:type="simple">https://doi.org/10.1101/2020.09.07.20189852</text:a></text:p>
          </table:table-cell>
          <table:table-cell table:style-name="ce18" office:value-type="string" calcext:value-type="string">
            <text:p>Network for subclinical prognostication of COVID 19 Patients from data of thoracic roentgenogram: A feasible alternative screening technology</text:p>
          </table:table-cell>
          <table:table-cell table:style-name="ce18" office:value-type="string" calcext:value-type="string">
            <text:p>Akash Barari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09.20191270" xlink:type="simple">https://doi.org/10.1101/2020.09.09.20191270</text:a></text:p>
          </table:table-cell>
          <table:table-cell table:style-name="ce18" office:value-type="string" calcext:value-type="string">
            <text:p>Quantitative particle analysis of particulate matter release during orthodontic procedures: A pilot study</text:p>
          </table:table-cell>
          <table:table-cell table:style-name="ce18" office:value-type="string" calcext:value-type="string">
            <text:p>Ahmed Riaz Di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0.20192294" xlink:type="simple">https://doi.org/10.1101/2020.09.10.20192294</text:a></text:p>
          </table:table-cell>
          <table:table-cell table:style-name="ce18" office:value-type="string" calcext:value-type="string">
            <text:p>Improving generalization of deep learning models for diagnostic pathology by increasing variability in training data: experiments on osteosarcoma subtypes</text:p>
          </table:table-cell>
          <table:table-cell table:style-name="ce18" office:value-type="string" calcext:value-type="string">
            <text:p>Haiming Ta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1.20190967" xlink:type="simple">https://doi.org/10.1101/2020.09.11.20190967</text:a></text:p>
          </table:table-cell>
          <table:table-cell table:style-name="ce18" office:value-type="string" calcext:value-type="string">
            <text:p>Diagnosing Community-Acquired Pneumonia: diagnostic accuracy study of a cough-centred algorithm for use in primary and acute-care consultations</text:p>
          </table:table-cell>
          <table:table-cell table:style-name="ce18" office:value-type="string" calcext:value-type="string">
            <text:p>Paul Port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3.20193565" xlink:type="simple">https://doi.org/10.1101/2020.09.13.20193565</text:a></text:p>
          </table:table-cell>
          <table:table-cell table:style-name="ce18" office:value-type="string" calcext:value-type="string">
            <text:p>AI for radiographic COVID-19 detection selects shortcuts over signal</text:p>
          </table:table-cell>
          <table:table-cell table:style-name="ce18" office:value-type="string" calcext:value-type="string">
            <text:p>Alex J. DeGrave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cohen, rsna, BIMCV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3.20193722" xlink:type="simple">https://doi.org/10.1101/2020.09.13.20193722</text:a></text:p>
          </table:table-cell>
          <table:table-cell table:style-name="ce18" office:value-type="string" calcext:value-type="string">
            <text:p>Sensing of COVID-19 Antibodies in Seconds via Aerosol Jet Printed Three Dimensional Electrodes</text:p>
          </table:table-cell>
          <table:table-cell table:style-name="ce18" office:value-type="string" calcext:value-type="string">
            <text:p>Md. Azahar A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4.20194654" xlink:type="simple">https://doi.org/10.1101/2020.09.14.20194654</text:a></text:p>
          </table:table-cell>
          <table:table-cell table:style-name="ce18" office:value-type="string" calcext:value-type="string">
            <text:p>Dual Attention Multiple Instance Learning with Unsupervised Complementary Loss for COVID-19 Screening</text:p>
          </table:table-cell>
          <table:table-cell table:style-name="ce18" office:value-type="string" calcext:value-type="string">
            <text:p>Philip Chikontwe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4.20194670" xlink:type="simple">https://doi.org/10.1101/2020.09.14.20194670</text:a></text:p>
          </table:table-cell>
          <table:table-cell table:style-name="ce18" office:value-type="string" calcext:value-type="string">
            <text:p>Estimating Risk of Mechanical Ventilation and Mortality Among Adult COVID-19 patients Admitted to Mass General Brigham: The VICE and DICE Scores</text:p>
          </table:table-cell>
          <table:table-cell table:style-name="ce18" office:value-type="string" calcext:value-type="string">
            <text:p>Christopher J. Nichols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5.20195396" xlink:type="simple">https://doi.org/10.1101/2020.09.15.20195396</text:a></text:p>
          </table:table-cell>
          <table:table-cell table:style-name="ce18" office:value-type="string" calcext:value-type="string">
            <text:p>A COVID-19 Nursing Home Transmission Study: sequence and metadata from weekly testing in an extensive nursing home outbreak</text:p>
          </table:table-cell>
          <table:table-cell table:style-name="ce18" office:value-type="string" calcext:value-type="string">
            <text:p>Judith H. van den Bessela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5.20195453" xlink:type="simple">https://doi.org/10.1101/2020.09.15.20195453</text:a></text:p>
          </table:table-cell>
          <table:table-cell table:style-name="ce18" office:value-type="string" calcext:value-type="string">
            <text:p>Improvement and Multi-Population Generalizability of a Deep Learning-Based Chest Radiograph Severity Score for COVID-19</text:p>
          </table:table-cell>
          <table:table-cell table:style-name="ce18" office:value-type="string" calcext:value-type="string">
            <text:p>Matthew D. Li</text:p>
          </table:table-cell>
          <table:table-cell table:style-name="ce18" table:number-columns-repeated="2"/>
          <table:table-cell table:style-name="ce18" office:value-type="string" calcext:value-type="string">
            <text:p>private_(boston_saopaolo)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6.20194316" xlink:type="simple">https://doi.org/10.1101/2020.09.16.20194316</text:a></text:p>
          </table:table-cell>
          <table:table-cell table:style-name="ce18" office:value-type="string" calcext:value-type="string">
            <text:p>Graphene nanoplatelet and Graphene oxide functionalization of face mask materials inhibits infectivity of trapped SARS-CoV-2</text:p>
          </table:table-cell>
          <table:table-cell table:style-name="ce18" office:value-type="string" calcext:value-type="string">
            <text:p>Flavio De Mai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6.20195289" xlink:type="simple">https://doi.org/10.1101/2020.09.16.20195289</text:a></text:p>
          </table:table-cell>
          <table:table-cell table:style-name="ce18" office:value-type="string" calcext:value-type="string">
            <text:p>THE REMOTE ANALYSIS OF BREATH SOUND IN COVID-19 PATIENTS: A SERIES OF CLINICAL CASES</text:p>
          </table:table-cell>
          <table:table-cell table:style-name="ce18" office:value-type="string" calcext:value-type="string">
            <text:p>E. Furm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7.20190033" xlink:type="simple">https://doi.org/10.1101/2020.09.17.20190033</text:a></text:p>
          </table:table-cell>
          <table:table-cell table:style-name="ce18" office:value-type="string" calcext:value-type="string">
            <text:p>Post-acute COVID-19 associated with evidence of bystander T-cell activation and a recurring antibiotic-resistant bacterial pneumonia</text:p>
          </table:table-cell>
          <table:table-cell table:style-name="ce18" office:value-type="string" calcext:value-type="string">
            <text:p>Michaela Gregorov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17.20196212" xlink:type="simple">https://doi.org/10.1101/2020.09.17.20196212</text:a></text:p>
          </table:table-cell>
          <table:table-cell table:style-name="ce18" office:value-type="string" calcext:value-type="string">
            <text:p>Early Anti-SARS-CoV-2 Convalescent Plasma in Patients Admitted for COVID-19: A Randomized Phase II Clinical Trial</text:p>
          </table:table-cell>
          <table:table-cell table:style-name="ce18" office:value-type="string" calcext:value-type="string">
            <text:p>María Elvira Balcell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0.20198150" xlink:type="simple">https://doi.org/10.1101/2020.09.20.20198150</text:a></text:p>
          </table:table-cell>
          <table:table-cell table:style-name="ce18" office:value-type="string" calcext:value-type="string">
            <text:p>Forecasting daily COVID-19 confirmed, deaths and recovered cases using univariate time series models: A case of Pakistan study</text:p>
          </table:table-cell>
          <table:table-cell table:style-name="ce18" office:value-type="string" calcext:value-type="string">
            <text:p>Hasnain Iftikh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0.20198184" xlink:type="simple">https://doi.org/10.1101/2020.09.20.20198184</text:a></text:p>
          </table:table-cell>
          <table:table-cell table:style-name="ce18" office:value-type="string" calcext:value-type="string">
            <text:p>Supporting decision-making on allocation of ICU beds and ventilators in pandemics</text:p>
          </table:table-cell>
          <table:table-cell table:style-name="ce18" office:value-type="string" calcext:value-type="string">
            <text:p>Magnolia Cardo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2443" xlink:type="simple">https://doi.org/10.1101/2020.09.22.20192443</text:a></text:p>
          </table:table-cell>
          <table:table-cell table:style-name="ce18" office:value-type="string" calcext:value-type="string">
            <text:p>Reinfection with SARS-CoV-2 and Failure of Humoral Immunity: a case report</text:p>
          </table:table-cell>
          <table:table-cell table:style-name="ce18" office:value-type="string" calcext:value-type="string">
            <text:p>Jason D. Goldm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6048" xlink:type="simple">https://doi.org/10.1101/2020.09.22.20196048</text:a></text:p>
          </table:table-cell>
          <table:table-cell table:style-name="ce18" office:value-type="string" calcext:value-type="string">
            <text:p>College Openings, Mobility, and the Incidence of COVID-19</text:p>
          </table:table-cell>
          <table:table-cell table:style-name="ce18" office:value-type="string" calcext:value-type="string">
            <text:p>Martin S. Anderse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9265" xlink:type="simple">https://doi.org/10.1101/2020.09.22.20199265</text:a></text:p>
          </table:table-cell>
          <table:table-cell table:style-name="ce18" office:value-type="string" calcext:value-type="string">
            <text:p>A Cost Analysis of Childbirth for Pregnant Women with COVID-19 in Nigeria’s Epicentre</text:p>
          </table:table-cell>
          <table:table-cell table:style-name="ce18" office:value-type="string" calcext:value-type="string">
            <text:p>Aduragbemi Banke-Thom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2.20199802" xlink:type="simple">https://doi.org/10.1101/2020.09.22.20199802</text:a></text:p>
          </table:table-cell>
          <table:table-cell table:style-name="ce18" office:value-type="string" calcext:value-type="string">
            <text:p>Smoking is associated with worse outcomes of COVID-19 particularly among younger adults: A systematic review and meta-analysis</text:p>
          </table:table-cell>
          <table:table-cell table:style-name="ce18" office:value-type="string" calcext:value-type="string">
            <text:p>Roengrudee Patanavanic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3.20199877" xlink:type="simple">https://doi.org/10.1101/2020.09.23.20199877</text:a></text:p>
          </table:table-cell>
          <table:table-cell table:style-name="ce18" office:value-type="string" calcext:value-type="string">
            <text:p>A low-cost, rapidly scalable, emergency use ventilator for the COVID-19 crisis</text:p>
          </table:table-cell>
          <table:table-cell table:style-name="ce18" office:value-type="string" calcext:value-type="string">
            <text:p>Samuel J. Raymon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4.20200337" xlink:type="simple">https://doi.org/10.1101/2020.09.24.20200337</text:a></text:p>
          </table:table-cell>
          <table:table-cell table:style-name="ce18" office:value-type="string" calcext:value-type="string">
            <text:p>Risk factors for severe disease in patients admitted with COVID-19 to a hospital in London, England: a retrospective cohort study</text:p>
          </table:table-cell>
          <table:table-cell table:style-name="ce18" office:value-type="string" calcext:value-type="string">
            <text:p>J. W. Goodal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6.20202283" xlink:type="simple">https://doi.org/10.1101/2020.09.26.20202283</text:a></text:p>
          </table:table-cell>
          <table:table-cell table:style-name="ce18" office:value-type="string" calcext:value-type="string">
            <text:p>Combination therapy with tocilizumab and corticosteroids for aged patients with severe COVID-19 pneumonia: a single-center retrospective study</text:p>
          </table:table-cell>
          <table:table-cell table:style-name="ce18" office:value-type="string" calcext:value-type="string">
            <text:p>Francisco López-Medran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9.20202598" xlink:type="simple">https://doi.org/10.1101/2020.09.29.20202598</text:a></text:p>
          </table:table-cell>
          <table:table-cell table:style-name="ce18" office:value-type="string" calcext:value-type="string">
            <text:p>Passive Microwave Radiometry (MWR) for diagnostics of COVID-19 lung complications in Kyrgyzstan</text:p>
          </table:table-cell>
          <table:table-cell table:style-name="ce18" office:value-type="string" calcext:value-type="string">
            <text:p>Batyr Osmonov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29.20203745" xlink:type="simple">https://doi.org/10.1101/2020.09.29.20203745</text:a></text:p>
          </table:table-cell>
          <table:table-cell table:style-name="ce18" office:value-type="string" calcext:value-type="string">
            <text:p>Changes to the sebum lipidome upon COVID-19 infection observed via rapid sampling from the skin</text:p>
          </table:table-cell>
          <table:table-cell table:style-name="ce18" office:value-type="string" calcext:value-type="string">
            <text:p>Matt Spic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09.30.20204719" xlink:type="simple">https://doi.org/10.1101/2020.09.30.20204719</text:a></text:p>
          </table:table-cell>
          <table:table-cell table:style-name="ce18" office:value-type="string" calcext:value-type="string">
            <text:p>“Corticosteroid pulses for hospitalized patients with COVID-19: Effects on mortality”</text:p>
          </table:table-cell>
          <table:table-cell table:style-name="ce18" office:value-type="string" calcext:value-type="string">
            <text:p>Ivan Cusacovic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1.20204073" xlink:type="simple">https://doi.org/10.1101/2020.10.01.20204073</text:a></text:p>
          </table:table-cell>
          <table:table-cell table:style-name="ce18" office:value-type="string" calcext:value-type="string">
            <text:p>COVID-19 Classification of X-ray Images Using Deep Neural Networks</text:p>
          </table:table-cell>
          <table:table-cell table:style-name="ce18" office:value-type="string" calcext:value-type="string">
            <text:p>Elisha Goldstei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private_israel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1.20205146" xlink:type="simple">https://doi.org/10.1101/2020.10.01.20205146</text:a></text:p>
          </table:table-cell>
          <table:table-cell table:style-name="ce18" office:value-type="string" calcext:value-type="string">
            <text:p>An Integrated Framework with Machine Learning and Radiomics for Accurate and Rapid Early Diagnosis of COVID-19 from Chest X-ray</text:p>
          </table:table-cell>
          <table:table-cell table:style-name="ce18" office:value-type="string" calcext:value-type="string">
            <text:p>Mahbubunnabi Tamal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mooney, cohen, jsr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2.20203356" xlink:type="simple">https://doi.org/10.1101/2020.10.02.20203356</text:a></text:p>
          </table:table-cell>
          <table:table-cell table:style-name="ce18" office:value-type="string" calcext:value-type="string">
            <text:p>An improved and readily available version of Bst DNA Polymerase for LAMP, and applications to COVID-19 diagnostics</text:p>
          </table:table-cell>
          <table:table-cell table:style-name="ce18" office:value-type="string" calcext:value-type="string">
            <text:p>Andre Maranha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2.20205070" xlink:type="simple">https://doi.org/10.1101/2020.10.02.20205070</text:a></text:p>
          </table:table-cell>
          <table:table-cell table:style-name="ce18" office:value-type="string" calcext:value-type="string">
            <text:p>Development, evaluation, and validation of machine learning models for COVID-19 detection based on routine blood tests</text:p>
          </table:table-cell>
          <table:table-cell table:style-name="ce18" office:value-type="string" calcext:value-type="string">
            <text:p>Cabitza Federic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5.20207217" xlink:type="simple">https://doi.org/10.1101/2020.10.05.20207217</text:a></text:p>
          </table:table-cell>
          <table:table-cell table:style-name="ce18" office:value-type="string" calcext:value-type="string">
            <text:p>Assessment of a Novel Method for Non-invasive Sampling of the Distal Airspace in Acute Respiratory Distress Syndrome Patients Receiving Inhaled Sedation with Sevoflurane: the ANAISS Study Protocol</text:p>
          </table:table-cell>
          <table:table-cell table:style-name="ce18" office:value-type="string" calcext:value-type="string">
            <text:p>Pierre-Antoine Tronch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6.20207092" xlink:type="simple">https://doi.org/10.1101/2020.10.06.20207092</text:a></text:p>
          </table:table-cell>
          <table:table-cell table:style-name="ce18" office:value-type="string" calcext:value-type="string">
            <text:p>Low-density lipoprotein cholesterol levels are associated with poor clinical outcomes in COVID-19</text:p>
          </table:table-cell>
          <table:table-cell table:style-name="ce18" office:value-type="string" calcext:value-type="string">
            <text:p>Álvaro Aparis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7.20208389" xlink:type="simple">https://doi.org/10.1101/2020.10.07.20208389</text:a></text:p>
          </table:table-cell>
          <table:table-cell table:style-name="ce18" office:value-type="string" calcext:value-type="string">
            <text:p>A Comparative COVID 19 Characterizations and Clinical Course Analysis between ICU and Non ICU Settings</text:p>
          </table:table-cell>
          <table:table-cell table:style-name="ce18" office:value-type="string" calcext:value-type="string">
            <text:p>Amit Patel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7.20208413" xlink:type="simple">https://doi.org/10.1101/2020.10.07.20208413</text:a></text:p>
          </table:table-cell>
          <table:table-cell table:style-name="ce18" office:value-type="string" calcext:value-type="string">
            <text:p>Determinants of Time to Convalescence among COVID-19 Patients at Millennium COVID-19 Care Center in Ethiopia: A prospective cohort study</text:p>
          </table:table-cell>
          <table:table-cell table:style-name="ce18" office:value-type="string" calcext:value-type="string">
            <text:p>Tigist W. Leulseg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7.20208645" xlink:type="simple">https://doi.org/10.1101/2020.10.07.20208645</text:a></text:p>
          </table:table-cell>
          <table:table-cell table:style-name="ce18" office:value-type="string" calcext:value-type="string">
            <text:p>Low zinc levels at clinical admission associates with poor outcomes in COVID-19</text:p>
          </table:table-cell>
          <table:table-cell table:style-name="ce18" office:value-type="string" calcext:value-type="string">
            <text:p>Marina Vogel-Gonzál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8.20193623" xlink:type="simple">https://doi.org/10.1101/2020.10.08.20193623</text:a></text:p>
          </table:table-cell>
          <table:table-cell table:style-name="ce18" office:value-type="string" calcext:value-type="string">
            <text:p>Clinical characteristics and outcomes of adult patients admitted with COVID-19 in East London: a retrospective cohort analysis</text:p>
          </table:table-cell>
          <table:table-cell table:style-name="ce18" office:value-type="string" calcext:value-type="string">
            <text:p>Daryl Oswald Cheng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9.20165431" xlink:type="simple">https://doi.org/10.1101/2020.10.09.20165431</text:a></text:p>
          </table:table-cell>
          <table:table-cell table:style-name="ce18" office:value-type="string" calcext:value-type="string">
            <text:p>Machine learning based prognostic model and mobile application software platform for predicting infection susceptibility of COVID-19 using health care data</text:p>
          </table:table-cell>
          <table:table-cell table:style-name="ce18" office:value-type="string" calcext:value-type="string">
            <text:p>R Srivats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09.20209999" xlink:type="simple">https://doi.org/10.1101/2020.10.09.20209999</text:a></text:p>
          </table:table-cell>
          <table:table-cell table:style-name="ce18" office:value-type="string" calcext:value-type="string">
            <text:p>COVID-19 Disease Severity and Determinants among Ethiopian Patients: A study of the Millennium COVID-19 Care Center</text:p>
          </table:table-cell>
          <table:table-cell table:style-name="ce18" office:value-type="string" calcext:value-type="string">
            <text:p>Tigist W. Leulseg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0.20207449" xlink:type="simple">https://doi.org/10.1101/2020.10.10.20207449</text:a></text:p>
          </table:table-cell>
          <table:table-cell table:style-name="ce18" office:value-type="string" calcext:value-type="string">
            <text:p>Recovery of monocyte exhaustion is associated with resolution of lung injury in COVID-19 convalescence</text:p>
          </table:table-cell>
          <table:table-cell table:style-name="ce18" office:value-type="string" calcext:value-type="string">
            <text:p>N.A. Scott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0.20210096" xlink:type="simple">https://doi.org/10.1101/2020.10.10.20210096</text:a></text:p>
          </table:table-cell>
          <table:table-cell table:style-name="ce18" office:value-type="string" calcext:value-type="string">
            <text:p>Extracorporeal Blood Purification in moderate and severe COVID-19 patients: a prospective cohort study</text:p>
          </table:table-cell>
          <table:table-cell table:style-name="ce18" office:value-type="string" calcext:value-type="string">
            <text:p>Rodney Alexander Rosali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1.20211052" xlink:type="simple">https://doi.org/10.1101/2020.10.11.20211052</text:a></text:p>
          </table:table-cell>
          <table:table-cell table:style-name="ce18" office:value-type="string" calcext:value-type="string">
            <text:p>COVID-CT-Mask-Net: Prediction of COVID-19 from CT Scans Using Regional Features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3.20178483" xlink:type="simple">https://doi.org/10.1101/2020.10.13.20178483</text:a></text:p>
          </table:table-cell>
          <table:table-cell table:style-name="ce18" office:value-type="string" calcext:value-type="string">
            <text:p>Automated chest radiograph diagnosis: A Twofer for Tuberculosis and Covid-19</text:p>
          </table:table-cell>
          <table:table-cell table:style-name="ce18" office:value-type="string" calcext:value-type="string">
            <text:p>Mitushi Verma</text:p>
          </table:table-cell>
          <table:table-cell table:style-name="ce18" table:number-columns-repeated="2"/>
          <table:table-cell table:style-name="ce18" office:value-type="string" calcext:value-type="string">
            <text:p>private_indi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3.20211771" xlink:type="simple">https://doi.org/10.1101/2020.10.13.20211771</text:a></text:p>
          </table:table-cell>
          <table:table-cell table:style-name="ce18" office:value-type="string" calcext:value-type="string">
            <text:p>Thermal Effect On The Persistence Of SARS-CoV2 Egyptian Isolates As Measured By Quantitative RT-PCR</text:p>
          </table:table-cell>
          <table:table-cell table:style-name="ce18" office:value-type="string" calcext:value-type="string">
            <text:p>M.G. Seadaw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3.20212258" xlink:type="simple">https://doi.org/10.1101/2020.10.13.20212258</text:a></text:p>
          </table:table-cell>
          <table:table-cell table:style-name="ce18" office:value-type="string" calcext:value-type="string">
            <text:p>Development of a deep learning classifier to accurately distinguish COVID-19 from look-a-like pathology on lung ultrasound</text:p>
          </table:table-cell>
          <table:table-cell table:style-name="ce18" office:value-type="string" calcext:value-type="string">
            <text:p>Robert Arntfield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4.20212001" xlink:type="simple">https://doi.org/10.1101/2020.10.14.20212001</text:a></text:p>
          </table:table-cell>
          <table:table-cell table:style-name="ce18" office:value-type="string" calcext:value-type="string">
            <text:p>Innate immune cytokine profiling and biomarker identification for outcome in dengue patients</text:p>
          </table:table-cell>
          <table:table-cell table:style-name="ce18" office:value-type="string" calcext:value-type="string">
            <text:p>Sai Pallavi Pradeep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5.20205054" xlink:type="simple">https://doi.org/10.1101/2020.10.15.20205054</text:a></text:p>
          </table:table-cell>
          <table:table-cell table:style-name="ce18" office:value-type="string" calcext:value-type="string">
            <text:p>Medium-term effects of SARS-CoV-2 infection on multiple vital organs, exercise capacity, cognition, quality of life and mental health, post-hospital discharge</text:p>
          </table:table-cell>
          <table:table-cell table:style-name="ce18" office:value-type="string" calcext:value-type="string">
            <text:p>Betty Ram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5.20213348" xlink:type="simple">https://doi.org/10.1101/2020.10.15.20213348</text:a></text:p>
          </table:table-cell>
          <table:table-cell table:style-name="ce18" office:value-type="string" calcext:value-type="string">
            <text:p>COVID-19 in a Rural Health System in New York – Case Series and an Approach to Management</text:p>
          </table:table-cell>
          <table:table-cell table:style-name="ce18" office:value-type="string" calcext:value-type="string">
            <text:p>Eyal Keda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6.20213991" xlink:type="simple">https://doi.org/10.1101/2020.10.16.20213991</text:a></text:p>
          </table:table-cell>
          <table:table-cell table:style-name="ce18" office:value-type="string" calcext:value-type="string">
            <text:p>Biomimetic Virus-like Particles as SARS-CoV-2 Positive Controls for RT-PCR Diagnostics</text:p>
          </table:table-cell>
          <table:table-cell table:style-name="ce18" office:value-type="string" calcext:value-type="string">
            <text:p>Soo Khim C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7.20214296" xlink:type="simple">https://doi.org/10.1101/2020.10.17.20214296</text:a></text:p>
          </table:table-cell>
          <table:table-cell table:style-name="ce18" office:value-type="string" calcext:value-type="string">
            <text:p>COVID-19 in children with rheumatic diseases (RD) in the spanish national cohort EPICO-AEP</text:p>
          </table:table-cell>
          <table:table-cell table:style-name="ce18" office:value-type="string" calcext:value-type="string">
            <text:p>Cristina Calv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19.20215483" xlink:type="simple">https://doi.org/10.1101/2020.10.19.20215483</text:a></text:p>
          </table:table-cell>
          <table:table-cell table:style-name="ce18" office:value-type="string" calcext:value-type="string">
            <text:p>Segmentation model of the opacity regions in the chest X-rays of the Covid-19 patients in the us rural areas and the application to the disease severity</text:p>
          </table:table-cell>
          <table:table-cell table:style-name="ce18" office:value-type="string" calcext:value-type="string">
            <text:p>Haiming Tang</text:p>
          </table:table-cell>
          <table:table-cell table:style-name="ce18" table:number-columns-repeated="2"/>
          <table:table-cell table:style-name="ce18" office:value-type="string" calcext:value-type="string">
            <text:p>cohen, tcia_segmentation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0.20204651" xlink:type="simple">https://doi.org/10.1101/2020.10.20.20204651</text:a></text:p>
          </table:table-cell>
          <table:table-cell table:style-name="ce18" office:value-type="string" calcext:value-type="string">
            <text:p>Characteristics and outcomes of clinically diagnosed RT-PCR swab negative COVID-19: a retrospective cohort study</text:p>
          </table:table-cell>
          <table:table-cell table:style-name="ce18" office:value-type="string" calcext:value-type="string">
            <text:p>Paul Middlet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0.20213793" xlink:type="simple">https://doi.org/10.1101/2020.10.20.20213793</text:a></text:p>
          </table:table-cell>
          <table:table-cell table:style-name="ce18" office:value-type="string" calcext:value-type="string">
            <text:p>Validation of expert system enhanced deep learning algorithm for automated screening for COVID-Pneumonia on chest X-rays</text:p>
          </table:table-cell>
          <table:table-cell table:style-name="ce18" office:value-type="string" calcext:value-type="string">
            <text:p>Prashant Sadashiv Gidde</text:p>
          </table:table-cell>
          <table:table-cell table:style-name="ce18" table:number-columns-repeated="2"/>
          <table:table-cell table:style-name="ce18" office:value-type="string" calcext:value-type="string">
            <text:p>rsna, chexpert, bimcv, covebase4all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0.20216440" xlink:type="simple">https://doi.org/10.1101/2020.10.20.20216440</text:a></text:p>
          </table:table-cell>
          <table:table-cell table:style-name="ce18" office:value-type="string" calcext:value-type="string">
            <text:p>Covid-19 in children: is there any correlation with renal function and severity of the disease?</text:p>
          </table:table-cell>
          <table:table-cell table:style-name="ce18" office:value-type="string" calcext:value-type="string">
            <text:p>Dedi Rachma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2.20217661" xlink:type="simple">https://doi.org/10.1101/2020.10.22.20217661</text:a></text:p>
          </table:table-cell>
          <table:table-cell table:style-name="ce18" office:value-type="string" calcext:value-type="string">
            <text:p>Transmission of COVID-19 in the state of Georgia, United States: Spatiotemporal variation and impact of social distancing</text:p>
          </table:table-cell>
          <table:table-cell table:style-name="ce18" office:value-type="string" calcext:value-type="string">
            <text:p>Yuke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4.20218701" xlink:type="simple">https://doi.org/10.1101/2020.10.24.20218701</text:a></text:p>
          </table:table-cell>
          <table:table-cell table:style-name="ce18" office:value-type="string" calcext:value-type="string">
            <text:p>Clinical characteristics of Severe Acute Respiratory Syndrome by COVID-19 in Indigenous of Brazil</text:p>
          </table:table-cell>
          <table:table-cell table:style-name="ce18" office:value-type="string" calcext:value-type="string">
            <text:p>Daniele Melo Sardinh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5.20219253" xlink:type="simple">https://doi.org/10.1101/2020.10.25.20219253</text:a></text:p>
          </table:table-cell>
          <table:table-cell table:style-name="ce18" office:value-type="string" calcext:value-type="string">
            <text:p>Staging and typing of chest CT images: A quantitative analysis based on an ambispective observational cohort study of 125 patients with COVID-19 in Xiangyang, China</text:p>
          </table:table-cell>
          <table:table-cell table:style-name="ce18" office:value-type="string" calcext:value-type="string">
            <text:p>Guoxin Hu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5.20219337" xlink:type="simple">https://doi.org/10.1101/2020.10.25.20219337</text:a></text:p>
          </table:table-cell>
          <table:table-cell table:style-name="ce18" office:value-type="string" calcext:value-type="string">
            <text:p>Efficacy of Convalescent Plasma Therapy compared to Fresh Frozen Plasma in Severely ill COVID-19 Patients: A Pilot Randomized Controlled Trial</text:p>
          </table:table-cell>
          <table:table-cell table:style-name="ce18" office:value-type="string" calcext:value-type="string">
            <text:p>Meenu Bajpa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6.20218370" xlink:type="simple">https://doi.org/10.1101/2020.10.26.20218370</text:a></text:p>
          </table:table-cell>
          <table:table-cell table:style-name="ce18" office:value-type="string" calcext:value-type="string">
            <text:p>Outcomes evaluated in controlled clinical trials on the management of COVID-19: A methodological systematic review</text:p>
          </table:table-cell>
          <table:table-cell table:style-name="ce18" office:value-type="string" calcext:value-type="string">
            <text:p>Alexander G. Mathioudak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6.20219345" xlink:type="simple">https://doi.org/10.1101/2020.10.26.20219345</text:a></text:p>
          </table:table-cell>
          <table:table-cell table:style-name="ce18" office:value-type="string" calcext:value-type="string">
            <text:p>Controlled randomized clinical trial on using Ivermectin with Doxycycline for treating COVID-19 patients in Baghdad, Iraq</text:p>
          </table:table-cell>
          <table:table-cell table:style-name="ce18" office:value-type="string" calcext:value-type="string">
            <text:p>Hashim A. Hashim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8.20221259" xlink:type="simple">https://doi.org/10.1101/2020.10.28.20221259</text:a></text:p>
          </table:table-cell>
          <table:table-cell table:style-name="ce18" office:value-type="string" calcext:value-type="string">
            <text:p>CD64 and CD169 could help differentiate bacterial from viral infections in Emergency Department</text:p>
          </table:table-cell>
          <table:table-cell table:style-name="ce18" office:value-type="string" calcext:value-type="string">
            <text:p>Pénélope Bourgoi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8.20221630" xlink:type="simple">https://doi.org/10.1101/2020.10.28.20221630</text:a></text:p>
          </table:table-cell>
          <table:table-cell table:style-name="ce18" office:value-type="string" calcext:value-type="string">
            <text:p>Phase II Clinical trial for Evaluation of BCG as potential therapy for COVID-19</text:p>
          </table:table-cell>
          <table:table-cell table:style-name="ce18" office:value-type="string" calcext:value-type="string">
            <text:p>Usha Padmanabh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29.20218743" xlink:type="simple">https://doi.org/10.1101/2020.10.29.20218743</text:a></text:p>
          </table:table-cell>
          <table:table-cell table:style-name="ce18" office:value-type="string" calcext:value-type="string">
            <text:p>A chest-CT and clinical chemistry based flowchart for rapid COVID-19 triage at emergency departments – a multicenter study</text:p>
          </table:table-cell>
          <table:table-cell table:style-name="ce18" office:value-type="string" calcext:value-type="string">
            <text:p>Steef Kurstjens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17364" xlink:type="simple">https://doi.org/10.1101/2020.10.30.20217364</text:a></text:p>
          </table:table-cell>
          <table:table-cell table:style-name="ce18" office:value-type="string" calcext:value-type="string">
            <text:p>Honey and Nigella sativa against COVID-19 in Pakistan (HNS-COVID-PK): A multi-center placebo-controlled randomized clinical trial</text:p>
          </table:table-cell>
          <table:table-cell table:style-name="ce18" office:value-type="string" calcext:value-type="string">
            <text:p>Sohaib Ashraf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2786" xlink:type="simple">https://doi.org/10.1101/2020.10.30.20222786</text:a></text:p>
          </table:table-cell>
          <table:table-cell table:style-name="ce18" office:value-type="string" calcext:value-type="string">
            <text:p>Deep Learning Model for Improving the Characterization of Coronavirus on Chest X-ray Images Using CNN</text:p>
          </table:table-cell>
          <table:table-cell table:style-name="ce18" office:value-type="string" calcext:value-type="string">
            <text:p>Olaide N. Oyelade</text:p>
          </table:table-cell>
          <table:table-cell table:style-name="ce18" table:number-columns-repeated="2"/>
          <table:table-cell table:style-name="ce18" office:value-type="string" calcext:value-type="string">
            <text:p>cohen, nih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2950" xlink:type="simple">https://doi.org/10.1101/2020.10.30.20222950</text:a></text:p>
          </table:table-cell>
          <table:table-cell table:style-name="ce18" office:value-type="string" calcext:value-type="string">
            <text:p>Differences and similarities in diagnostic methods and treatments for Coronavirus disease 2019 (COVID-19): a scoping review</text:p>
          </table:table-cell>
          <table:table-cell table:style-name="ce18" office:value-type="string" calcext:value-type="string">
            <text:p>Alessandro Rolim Scholz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3115" xlink:type="simple">https://doi.org/10.1101/2020.10.30.20223115</text:a></text:p>
          </table:table-cell>
          <table:table-cell table:style-name="ce18" office:value-type="string" calcext:value-type="string">
            <text:p>COVID-19 in Hospitalized Ethiopian Children: Characteristics and Outcome Profile</text:p>
          </table:table-cell>
          <table:table-cell table:style-name="ce18" office:value-type="string" calcext:value-type="string">
            <text:p>Tigist W. Leulsege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3149" xlink:type="simple">https://doi.org/10.1101/2020.10.30.20223149</text:a></text:p>
          </table:table-cell>
          <table:table-cell table:style-name="ce18" office:value-type="string" calcext:value-type="string">
            <text:p>Availability of personal protective equipment and satisfaction of healthcare professionals during COVID-19 pandemic in Ethiopia</text:p>
          </table:table-cell>
          <table:table-cell table:style-name="ce18" office:value-type="string" calcext:value-type="string">
            <text:p>Wakgari Deres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0.20223180" xlink:type="simple">https://doi.org/10.1101/2020.10.30.20223180</text:a></text:p>
          </table:table-cell>
          <table:table-cell table:style-name="ce18" office:value-type="string" calcext:value-type="string">
            <text:p>Risk perceptions and preventive practices of COVID-19 among healthcare professionals in public hospitals in Ethiopia</text:p>
          </table:table-cell>
          <table:table-cell table:style-name="ce18" office:value-type="string" calcext:value-type="string">
            <text:p>Wakgari Deres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0.31.20223867" xlink:type="simple">https://doi.org/10.1101/2020.10.31.20223867</text:a></text:p>
          </table:table-cell>
          <table:table-cell table:style-name="ce18" office:value-type="string" calcext:value-type="string">
            <text:p>ROLE OF LUNG ULTRASOUND FOR THE ETIOLOGICAL DIAGNOSIS OF COMMUNITY- ACQUIRED PNEUMONIA IN CHILDREN: A PROSPECTIVE STUDY</text:p>
          </table:table-cell>
          <table:table-cell table:style-name="ce18" office:value-type="string" calcext:value-type="string">
            <text:p>Danilo Buonsenso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1.20223107" xlink:type="simple">https://doi.org/10.1101/2020.11.01.20223107</text:a></text:p>
          </table:table-cell>
          <table:table-cell table:style-name="ce18" office:value-type="string" calcext:value-type="string">
            <text:p>Real-life clinical sensitivity of SARS-CoV-2 RT-PCR test in symptomatic patients</text:p>
          </table:table-cell>
          <table:table-cell table:style-name="ce18" office:value-type="string" calcext:value-type="string">
            <text:p>Elisa Korte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3.20216580" xlink:type="simple">https://doi.org/10.1101/2020.11.03.20216580</text:a></text:p>
          </table:table-cell>
          <table:table-cell table:style-name="ce18" office:value-type="string" calcext:value-type="string">
            <text:p>Immune modulating drug MP1032 with SARS-CoV-2 antiviral activity in vitro: A potential multi-target approach for prevention and early intervention treatment of COVID-19</text:p>
          </table:table-cell>
          <table:table-cell table:style-name="ce18" office:value-type="string" calcext:value-type="string">
            <text:p>Sara Schuman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4.20225698" xlink:type="simple">https://doi.org/10.1101/2020.11.04.20225698</text:a></text:p>
          </table:table-cell>
          <table:table-cell table:style-name="ce18" office:value-type="string" calcext:value-type="string">
            <text:p>Early survey with bibliometric analysis on machine learning approaches in controlling coronavirus</text:p>
          </table:table-cell>
          <table:table-cell table:style-name="ce18" office:value-type="string" calcext:value-type="string">
            <text:p>Haruna Chiro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6.20205799" xlink:type="simple">https://doi.org/10.1101/2020.11.06.20205799</text:a></text:p>
          </table:table-cell>
          <table:table-cell table:style-name="ce18" office:value-type="string" calcext:value-type="string">
            <text:p>Non applicability of validated predictive models for intensive care admission and death of COVID-19 patients in a secondary care hospital in Belgium</text:p>
          </table:table-cell>
          <table:table-cell table:style-name="ce18" office:value-type="string" calcext:value-type="string">
            <text:p>Nicolas Paris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6.20226035" xlink:type="simple">https://doi.org/10.1101/2020.11.06.20226035</text:a></text:p>
          </table:table-cell>
          <table:table-cell table:style-name="ce18" office:value-type="string" calcext:value-type="string">
            <text:p>Healthcare disparities among anticoagulation therapies for severe COVID-19 patients in the multi-site VIRUS registry</text:p>
          </table:table-cell>
          <table:table-cell table:style-name="ce18" office:value-type="string" calcext:value-type="string">
            <text:p>Christian Kirkup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7.20227306" xlink:type="simple">https://doi.org/10.1101/2020.11.07.20227306</text:a></text:p>
          </table:table-cell>
          <table:table-cell table:style-name="ce18" office:value-type="string" calcext:value-type="string">
            <text:p>COVID-19 detection on IBM quantum computer with classical-quantum transfer learning</text:p>
          </table:table-cell>
          <table:table-cell table:style-name="ce18" office:value-type="string" calcext:value-type="string">
            <text:p>Erdi Acar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7.20227504" xlink:type="simple">https://doi.org/10.1101/2020.11.07.20227504</text:a></text:p>
          </table:table-cell>
          <table:table-cell table:style-name="ce18" office:value-type="string" calcext:value-type="string">
            <text:p>Challenges of Deep Learning Methods for COVID-19 Detection Using Public Datasets</text:p>
          </table:table-cell>
          <table:table-cell table:style-name="ce18" office:value-type="string" calcext:value-type="string">
            <text:p>Md. Kamrul Hasan</text:p>
          </table:table-cell>
          <table:table-cell table:style-name="ce18" table:number-columns-repeated="2"/>
          <table:table-cell table:style-name="ce18" office:value-type="string" calcext:value-type="string">
            <text:p>padchest, mooney, nih, kaggle_radiodb, chexper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8.20227819" xlink:type="simple">https://doi.org/10.1101/2020.11.08.20227819</text:a></text:p>
          </table:table-cell>
          <table:table-cell table:style-name="ce18" office:value-type="string" calcext:value-type="string">
            <text:p>Detection of COVID-19 Disease from Chest X-Ray Images: A Deep Transfer Learning Framework</text:p>
          </table:table-cell>
          <table:table-cell table:style-name="ce18" office:value-type="string" calcext:value-type="string">
            <text:p>Shadman Sakib</text:p>
          </table:table-cell>
          <table:table-cell table:style-name="ce18" table:number-columns-repeated="2"/>
          <table:table-cell table:style-name="ce18" office:value-type="string" calcext:value-type="string">
            <text:p>kaggle_radiodb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8.20228056" xlink:type="simple">https://doi.org/10.1101/2020.11.08.20228056</text:a></text:p>
          </table:table-cell>
          <table:table-cell table:style-name="ce18" office:value-type="string" calcext:value-type="string">
            <text:p>Protocol for a Sequential, Prospective Meta-Analysis to Describe COVID-19 in Pregnancy and Newborn Periods</text:p>
          </table:table-cell>
          <table:table-cell table:style-name="ce18" office:value-type="string" calcext:value-type="string">
            <text:p>Emily R. Smit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8.20228080" xlink:type="simple">https://doi.org/10.1101/2020.11.08.20228080</text:a></text:p>
          </table:table-cell>
          <table:table-cell table:style-name="ce18" office:value-type="string" calcext:value-type="string">
            <text:p>Automatic COVID-19 Detection from chest radiographic images using Convolutional Neural Network</text:p>
          </table:table-cell>
          <table:table-cell table:style-name="ce18" office:value-type="string" calcext:value-type="string">
            <text:p>Sohaib Asif</text:p>
          </table:table-cell>
          <table:table-cell table:style-name="ce18" table:number-columns-repeated="2"/>
          <table:table-cell table:style-name="ce18" office:value-type="string" calcext:value-type="string">
            <text:p>kaggle_radiodb, cohen, sirm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9.20228189" xlink:type="simple">https://doi.org/10.1101/2020.11.09.20228189</text:a></text:p>
          </table:table-cell>
          <table:table-cell table:style-name="ce18" office:value-type="string" calcext:value-type="string">
            <text:p>Predictors of adverse outcome in patients with suspected COVID-19 managed in a ‘virtual hospital’ setting: a cohort study</text:p>
          </table:table-cell>
          <table:table-cell table:style-name="ce18" office:value-type="string" calcext:value-type="string">
            <text:p>Nick A Franc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09.20228858" xlink:type="simple">https://doi.org/10.1101/2020.11.09.20228858</text:a></text:p>
          </table:table-cell>
          <table:table-cell table:style-name="ce18" office:value-type="string" calcext:value-type="string">
            <text:p>Can we predict the severe course of COVID-19 – a systematic review and meta-analysis of indicators of clinical outcome?</text:p>
          </table:table-cell>
          <table:table-cell table:style-name="ce18" office:value-type="string" calcext:value-type="string">
            <text:p>Stephan Katzenschlag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2.20228874" xlink:type="simple">https://doi.org/10.1101/2020.11.12.20228874</text:a></text:p>
          </table:table-cell>
          <table:table-cell table:style-name="ce18" office:value-type="string" calcext:value-type="string">
            <text:p>A nanobody-functionalized organic electrochemical transistor for the rapid detection of SARS-CoV-2 and MERS antigens at the physical limit</text:p>
          </table:table-cell>
          <table:table-cell table:style-name="ce18" office:value-type="string" calcext:value-type="string">
            <text:p>Keying Gu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5.20231001" xlink:type="simple">https://doi.org/10.1101/2020.11.15.20231001</text:a></text:p>
          </table:table-cell>
          <table:table-cell table:style-name="ce18" office:value-type="string" calcext:value-type="string">
            <text:p>Central and peripheral nervous system complications of COVID-19: A prospective tertiary center cohort with 3-month follow-up</text:p>
          </table:table-cell>
          <table:table-cell table:style-name="ce18" office:value-type="string" calcext:value-type="string">
            <text:p>Vardan Nersesj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6.20231514" xlink:type="simple">https://doi.org/10.1101/2020.11.16.20231514</text:a></text:p>
          </table:table-cell>
          <table:table-cell table:style-name="ce18" office:value-type="string" calcext:value-type="string">
            <text:p>Low Dose Radiation Therapy for COVID-19 Pneumonia: A Pilot Study</text:p>
          </table:table-cell>
          <table:table-cell table:style-name="ce18" office:value-type="string" calcext:value-type="string">
            <text:p>Daya Nand Shar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6.20232223" xlink:type="simple">https://doi.org/10.1101/2020.11.16.20232223</text:a></text:p>
          </table:table-cell>
          <table:table-cell table:style-name="ce18" office:value-type="string" calcext:value-type="string">
            <text:p>Clinical Profile of First 1000 COVID-19 Cases Admitted at Tertiary Care Hospitals and the Correlates of their Mortality: An Indian Experience</text:p>
          </table:table-cell>
          <table:table-cell table:style-name="ce18" office:value-type="string" calcext:value-type="string">
            <text:p>Sandeep Budhiraj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6.20232470" xlink:type="simple">https://doi.org/10.1101/2020.11.16.20232470</text:a></text:p>
          </table:table-cell>
          <table:table-cell table:style-name="ce18" office:value-type="string" calcext:value-type="string">
            <text:p>Characteristic of IgA and IgG antibody response to SARS-CoV-2 infection in an Italian referral Covid-19 Hospital</text:p>
          </table:table-cell>
          <table:table-cell table:style-name="ce18" office:value-type="string" calcext:value-type="string">
            <text:p>Carnicelli Annamari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28122" xlink:type="simple">https://doi.org/10.1101/2020.11.17.20228122</text:a></text:p>
          </table:table-cell>
          <table:table-cell table:style-name="ce18" office:value-type="string" calcext:value-type="string">
            <text:p>Delayed Stroke Treatment during COVID-19 Pandemic in China</text:p>
          </table:table-cell>
          <table:table-cell table:style-name="ce18" office:value-type="string" calcext:value-type="string">
            <text:p>Shiyuan Gu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33262" xlink:type="simple">https://doi.org/10.1101/2020.11.17.20233262</text:a></text:p>
          </table:table-cell>
          <table:table-cell table:style-name="ce18" office:value-type="string" calcext:value-type="string">
            <text:p>COVID-19 critical care simulations: An international cross-sectional survey</text:p>
          </table:table-cell>
          <table:table-cell table:style-name="ce18" office:value-type="string" calcext:value-type="string">
            <text:p>Mohamad-Hani Temsa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33569" xlink:type="simple">https://doi.org/10.1101/2020.11.17.20233569</text:a></text:p>
          </table:table-cell>
          <table:table-cell table:style-name="ce18" office:value-type="string" calcext:value-type="string">
            <text:p>Biofunctionalized Two-dimensional MoS2 Receptors for Rapid Response Modular Electronic SARS-CoV-2 and Influenza A Antigen Sensors</text:p>
          </table:table-cell>
          <table:table-cell table:style-name="ce18" office:value-type="string" calcext:value-type="string">
            <text:p>C. Murato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7.20233668" xlink:type="simple">https://doi.org/10.1101/2020.11.17.20233668</text:a></text:p>
          </table:table-cell>
          <table:table-cell table:style-name="ce18" office:value-type="string" calcext:value-type="string">
            <text:p>Sustained expression of inflammatory monocytes and activated T cells in COVID-19 patients and recovered convalescent plasma donors</text:p>
          </table:table-cell>
          <table:table-cell table:style-name="ce18" office:value-type="string" calcext:value-type="string">
            <text:p>Ravinder Sing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18.20233353" xlink:type="simple">https://doi.org/10.1101/2020.11.18.20233353</text:a></text:p>
          </table:table-cell>
          <table:table-cell table:style-name="ce18" office:value-type="string" calcext:value-type="string">
            <text:p>Inward and outward effectiveness of cloth masks, a surgical mask, and a face shield</text:p>
          </table:table-cell>
          <table:table-cell table:style-name="ce18" office:value-type="string" calcext:value-type="string">
            <text:p>Jin P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4.20235721" xlink:type="simple">https://doi.org/10.1101/2020.11.24.20235721</text:a></text:p>
          </table:table-cell>
          <table:table-cell table:style-name="ce18" office:value-type="string" calcext:value-type="string">
            <text:p>Cytokine ranking via mutual information algorithm correlates cytokine profiles with presenting disease severity in patients with COVID-19</text:p>
          </table:table-cell>
          <table:table-cell table:style-name="ce18" office:value-type="string" calcext:value-type="string">
            <text:p>Kelsey E. Huntingto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4.20235887" xlink:type="simple">https://doi.org/10.1101/2020.11.24.20235887</text:a></text:p>
          </table:table-cell>
          <table:table-cell table:style-name="ce18" office:value-type="string" calcext:value-type="string">
            <text:p>Toward Understanding COVID-19 Pneumonia: A Deep-learning-based Approach for Severity Analysis and Monitoring the Disease</text:p>
          </table:table-cell>
          <table:table-cell table:style-name="ce18" office:value-type="string" calcext:value-type="string">
            <text:p>Mohammadreza Zandehshahvar</text:p>
          </table:table-cell>
          <table:table-cell table:style-name="ce18" table:number-columns-repeated="2"/>
          <table:table-cell table:style-name="ce18" office:value-type="string" calcext:value-type="string">
            <text:p>rsna, private_atlanta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4.20235952" xlink:type="simple">https://doi.org/10.1101/2020.11.24.20235952</text:a></text:p>
          </table:table-cell>
          <table:table-cell table:style-name="ce18" office:value-type="string" calcext:value-type="string">
            <text:p>Pro108Ser mutant of SARS-CoV-2 3CLpro reduces the enzymatic activity and ameliorates COVID-19 severity in Japan</text:p>
          </table:table-cell>
          <table:table-cell table:style-name="ce18" office:value-type="string" calcext:value-type="string">
            <text:p>Kodai Ab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5.20234914" xlink:type="simple">https://doi.org/10.1101/2020.11.25.20234914</text:a></text:p>
          </table:table-cell>
          <table:table-cell table:style-name="ce18" office:value-type="string" calcext:value-type="string">
            <text:p>The efficacy and safety of hydroxychloroquine in COVID19 patients : a multicenter national retrospective cohort</text:p>
          </table:table-cell>
          <table:table-cell table:style-name="ce18" office:value-type="string" calcext:value-type="string">
            <text:p>Abdulkarim Abdulrahm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6.20238014" xlink:type="simple">https://doi.org/10.1101/2020.11.26.20238014</text:a></text:p>
          </table:table-cell>
          <table:table-cell table:style-name="ce18" office:value-type="string" calcext:value-type="string">
            <text:p>Role of favipiravir in the treatment of adult patients with moderate to severe COVID-19: a single-center, prospective, observational, sequential cohort study from Hungary</text:p>
          </table:table-cell>
          <table:table-cell table:style-name="ce18" office:value-type="string" calcext:value-type="string">
            <text:p>Balint Gergely Szab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6.20239186" xlink:type="simple">https://doi.org/10.1101/2020.11.26.20239186</text:a></text:p>
          </table:table-cell>
          <table:table-cell table:style-name="ce18" office:value-type="string" calcext:value-type="string">
            <text:p>Characteristics of COVID-19 patients admitted to a tertiary care hospital in Pune, India, and cost-effective predictors of intensive care treatment requirement</text:p>
          </table:table-cell>
          <table:table-cell table:style-name="ce18" office:value-type="string" calcext:value-type="string">
            <text:p>Urvi Bhooshan Shuk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26.20239202" xlink:type="simple">https://doi.org/10.1101/2020.11.26.20239202</text:a></text:p>
          </table:table-cell>
          <table:table-cell table:style-name="ce18" office:value-type="string" calcext:value-type="string">
            <text:p>The impact of the COVID-19 pandemic and related control measures on cancer diagnosis in Catalonia: A time-series analysis of primary care electronic health records covering about 5 million people</text:p>
          </table:table-cell>
          <table:table-cell table:style-name="ce18" office:value-type="string" calcext:value-type="string">
            <text:p>Ermengol Co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1.30.20239095" xlink:type="simple">https://doi.org/10.1101/2020.11.30.20239095</text:a></text:p>
          </table:table-cell>
          <table:table-cell table:style-name="ce18" office:value-type="string" calcext:value-type="string">
            <text:p>Establishment of CORONET; COVID-19 Risk in Oncology Evaluation Tool to identify cancer patients at low versus high risk of severe complications of COVID-19 infection upon presentation to hospital</text:p>
          </table:table-cell>
          <table:table-cell table:style-name="ce18" office:value-type="string" calcext:value-type="string">
            <text:p>R.J. Le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1.20241786" xlink:type="simple">https://doi.org/10.1101/2020.12.01.20241786</text:a></text:p>
          </table:table-cell>
          <table:table-cell table:style-name="ce18" office:value-type="string" calcext:value-type="string">
            <text:p>Single-Shot Lightweight Model For The Detection of Lesions And The Prediction of COVID-19 From Chest CT Scans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4.20242073" xlink:type="simple">https://doi.org/10.1101/2020.12.04.20242073</text:a></text:p>
          </table:table-cell>
          <table:table-cell table:style-name="ce18" office:value-type="string" calcext:value-type="string">
            <text:p>Sulodexide in the treatment of patients with early stages of COVID-19: a randomised controlled trial</text:p>
          </table:table-cell>
          <table:table-cell table:style-name="ce18" office:value-type="string" calcext:value-type="string">
            <text:p>Alejandro J. Gonzalez-Ocho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5.20243568" xlink:type="simple">https://doi.org/10.1101/2020.12.05.20243568</text:a></text:p>
          </table:table-cell>
          <table:table-cell table:style-name="ce18" office:value-type="string" calcext:value-type="string">
            <text:p>Antibiotic prescriptions in children with COVID-19 and Multisystem Inflammatory Syndrome: a multinational experience in 990 cases from Latin America</text:p>
          </table:table-cell>
          <table:table-cell table:style-name="ce18" office:value-type="string" calcext:value-type="string">
            <text:p>Adriana Yock-Corrale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9.20246371" xlink:type="simple">https://doi.org/10.1101/2020.12.09.20246371</text:a></text:p>
          </table:table-cell>
          <table:table-cell table:style-name="ce18" office:value-type="string" calcext:value-type="string">
            <text:p>Research on Recognition Method of COVID-19 Images Based on Deep Learning</text:p>
          </table:table-cell>
          <table:table-cell table:style-name="ce18" office:value-type="string" calcext:value-type="string">
            <text:p>Dongsheng Ji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09.20246413" xlink:type="simple">https://doi.org/10.1101/2020.12.09.20246413</text:a></text:p>
          </table:table-cell>
          <table:table-cell table:style-name="ce18" office:value-type="string" calcext:value-type="string">
            <text:p>Clinical characteristics of critically ill patients with COVID-19</text:p>
          </table:table-cell>
          <table:table-cell table:style-name="ce18" office:value-type="string" calcext:value-type="string">
            <text:p>Indalecio Carboni Biss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0.20247130" xlink:type="simple">https://doi.org/10.1101/2020.12.10.20247130</text:a></text:p>
          </table:table-cell>
          <table:table-cell table:style-name="ce18" office:value-type="string" calcext:value-type="string">
            <text:p>Airborne magnetic nanoparticles: environmental risk factors for the transmission of SARS-CoV-2</text:p>
          </table:table-cell>
          <table:table-cell table:style-name="ce18" office:value-type="string" calcext:value-type="string">
            <text:p>C. Martinez-Boubet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1.20246546" xlink:type="simple">https://doi.org/10.1101/2020.12.11.20246546</text:a></text:p>
          </table:table-cell>
          <table:table-cell table:style-name="ce18" office:value-type="string" calcext:value-type="string">
            <text:p>Deep Learning Fusion for COVID-19 Diagnosis</text:p>
          </table:table-cell>
          <table:table-cell table:style-name="ce18" office:value-type="string" calcext:value-type="string">
            <text:p>Odysseas Kechagias-Stamatis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4.20248158" xlink:type="simple">https://doi.org/10.1101/2020.12.14.20248158</text:a></text:p>
          </table:table-cell>
          <table:table-cell table:style-name="ce18" office:value-type="string" calcext:value-type="string">
            <text:p>Transfer Learning for COVID-19 Pneumonia Detection and Classification in Chest X-ray Images</text:p>
          </table:table-cell>
          <table:table-cell table:style-name="ce18" office:value-type="string" calcext:value-type="string">
            <text:p>Iason Katsamenis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4.20248192" xlink:type="simple">https://doi.org/10.1101/2020.12.14.20248192</text:a></text:p>
          </table:table-cell>
          <table:table-cell table:style-name="ce18" office:value-type="string" calcext:value-type="string">
            <text:p>A Comprehensive Clinical Description of Pediatric SARS-CoV-2 Infection in Western Pennsylvania</text:p>
          </table:table-cell>
          <table:table-cell table:style-name="ce18" office:value-type="string" calcext:value-type="string">
            <text:p>Megan Culler Freema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7.20248402" xlink:type="simple">https://doi.org/10.1101/2020.12.17.20248402</text:a></text:p>
          </table:table-cell>
          <table:table-cell table:style-name="ce18" office:value-type="string" calcext:value-type="string">
            <text:p>Error Rates in SARS-CoV-2 Testing Examined with Bayesian Inference</text:p>
          </table:table-cell>
          <table:table-cell table:style-name="ce18" office:value-type="string" calcext:value-type="string">
            <text:p>P. M. Bentley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9.20248530" xlink:type="simple">https://doi.org/10.1101/2020.12.19.20248530</text:a></text:p>
          </table:table-cell>
          <table:table-cell table:style-name="ce18" office:value-type="string" calcext:value-type="string">
            <text:p>LungAI: A Deep Learning Convolutional Neural Network for Automated Detection of COVID-19 from Posteroanterior Chest X-Rays</text:p>
          </table:table-cell>
          <table:table-cell table:style-name="ce18" office:value-type="string" calcext:value-type="string">
            <text:p>Aryan Gulati</text:p>
          </table:table-cell>
          <table:table-cell table:style-name="ce18" table:number-columns-repeated="2"/>
          <table:table-cell table:style-name="ce18" office:value-type="string" calcext:value-type="string">
            <text:p>cohen, sirm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19.20248561" xlink:type="simple">https://doi.org/10.1101/2020.12.19.20248561</text:a></text:p>
          </table:table-cell>
          <table:table-cell table:style-name="ce18" office:value-type="string" calcext:value-type="string">
            <text:p>SARS-CoV-2 RNAaemia predicts clinical deterioration and extrapulmonary complications from COVID-19</text:p>
          </table:table-cell>
          <table:table-cell table:style-name="ce18" office:value-type="string" calcext:value-type="string">
            <text:p>Nikhil Ram-Moh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0.20248582" xlink:type="simple">https://doi.org/10.1101/2020.12.20.20248582</text:a></text:p>
          </table:table-cell>
          <table:table-cell table:style-name="ce18" office:value-type="string" calcext:value-type="string">
            <text:p>Rapid COVID-19 Diagnosis Using Deep Learning of the Computerized Tomography Scans</text:p>
          </table:table-cell>
          <table:table-cell table:style-name="ce18" office:value-type="string" calcext:value-type="string">
            <text:p>Hamed Tabrizc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1.20248608" xlink:type="simple">https://doi.org/10.1101/2020.12.21.20248608</text:a></text:p>
          </table:table-cell>
          <table:table-cell table:style-name="ce18" office:value-type="string" calcext:value-type="string">
            <text:p>Adaptive immunity to SARS-CoV-2 in cancer patients: The CAPTURE study</text:p>
          </table:table-cell>
          <table:table-cell table:style-name="ce18" office:value-type="string" calcext:value-type="string">
            <text:p>Annika Fendl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39392" xlink:type="simple">https://doi.org/10.1101/2020.12.22.20239392</text:a></text:p>
          </table:table-cell>
          <table:table-cell table:style-name="ce18" office:value-type="string" calcext:value-type="string">
            <text:p>Clinical characteristics of COVID-19 patients in Latvia under low incidence in Spring 2020</text:p>
          </table:table-cell>
          <table:table-cell table:style-name="ce18" office:value-type="string" calcext:value-type="string">
            <text:p>Ludmila Viks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48501" xlink:type="simple">https://doi.org/10.1101/2020.12.22.20248501</text:a></text:p>
          </table:table-cell>
          <table:table-cell table:style-name="ce18" office:value-type="string" calcext:value-type="string">
            <text:p>Prevalence of bacterial pathogens and potential role in COVID-19 severity in patients admitted to intensive care units in Brazil</text:p>
          </table:table-cell>
          <table:table-cell table:style-name="ce18" office:value-type="string" calcext:value-type="string">
            <text:p>Fabíola Marques de Carvalho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48691" xlink:type="simple">https://doi.org/10.1101/2020.12.22.20248691</text:a></text:p>
          </table:table-cell>
          <table:table-cell table:style-name="ce18" office:value-type="string" calcext:value-type="string">
            <text:p>Automated processing of thermal imaging to detect COVID-19</text:p>
          </table:table-cell>
          <table:table-cell table:style-name="ce18" office:value-type="string" calcext:value-type="string">
            <text:p>Rafael Y. Brzezinsk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2.20248753" xlink:type="simple">https://doi.org/10.1101/2020.12.22.20248753</text:a></text:p>
          </table:table-cell>
          <table:table-cell table:style-name="ce18" office:value-type="string" calcext:value-type="string">
            <text:p>Early start of oral clarithromycin is associated with better outcome in COVID-19 of moderate severity: the ACHIEVE open-label trial</text:p>
          </table:table-cell>
          <table:table-cell table:style-name="ce18" office:value-type="string" calcext:value-type="string">
            <text:p>Konstantinos Tsiak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3.20248783" xlink:type="simple">https://doi.org/10.1101/2020.12.23.20248783</text:a></text:p>
          </table:table-cell>
          <table:table-cell table:style-name="ce18" office:value-type="string" calcext:value-type="string">
            <text:p>Development of a Multivariable Model for COVID-19 Risk Stratification Based on Gradient Boosting Decision Trees</text:p>
          </table:table-cell>
          <table:table-cell table:style-name="ce18" office:value-type="string" calcext:value-type="string">
            <text:p>Jahir M. Gutierre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3.20248798" xlink:type="simple">https://doi.org/10.1101/2020.12.23.20248798</text:a></text:p>
          </table:table-cell>
          <table:table-cell table:style-name="ce18" office:value-type="string" calcext:value-type="string">
            <text:p>Support and follow-up needs of patients discharged from Intensive Care after severe COVID-19: a mixed-methods study of the views of UK general practitioners and intensive care staff during the pandemic’s first wave</text:p>
          </table:table-cell>
          <table:table-cell table:style-name="ce18" office:value-type="string" calcext:value-type="string">
            <text:p>Ana Castro-Avi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8.20248552" xlink:type="simple">https://doi.org/10.1101/2020.12.28.20248552</text:a></text:p>
          </table:table-cell>
          <table:table-cell table:style-name="ce18" office:value-type="string" calcext:value-type="string">
            <text:p>COVID-19 ARDS is characterized by a dysregulated host response that differs from cytokine storm and may be modified by dexamethasone</text:p>
          </table:table-cell>
          <table:table-cell table:style-name="ce18" office:value-type="string" calcext:value-type="string">
            <text:p>Aartik Sarm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8.20248920" xlink:type="simple">https://doi.org/10.1101/2020.12.28.20248920</text:a></text:p>
          </table:table-cell>
          <table:table-cell table:style-name="ce18" office:value-type="string" calcext:value-type="string">
            <text:p>Determinants of in-hospital mortality in COVID-19; a prospective cohort study from Pakistan</text:p>
          </table:table-cell>
          <table:table-cell table:style-name="ce18" office:value-type="string" calcext:value-type="string">
            <text:p>Samreen Sarfara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00" xlink:type="simple">https://doi.org/10.1101/2020.12.29.20248900</text:a></text:p>
          </table:table-cell>
          <table:table-cell table:style-name="ce18" office:value-type="string" calcext:value-type="string">
            <text:p>Efficiency of Artificial Intelligence in Detecting COVID-19 Pneumonia and Other Pneumonia Causes by Quantum Fourier Transform Method</text:p>
          </table:table-cell>
          <table:table-cell table:style-name="ce18" office:value-type="string" calcext:value-type="string">
            <text:p>Erdi Acar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87" xlink:type="simple">https://doi.org/10.1101/2020.12.29.20248987</text:a></text:p>
          </table:table-cell>
          <table:table-cell table:style-name="ce18" office:value-type="string" calcext:value-type="string">
            <text:p>One Shot Model For The Prediction of COVID-19 and Lesions Segmentation In Chest CT Scans Through The Affinity Among Lesion Mask Features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89" xlink:type="simple">https://doi.org/10.1101/2020.12.29.20248989</text:a></text:p>
          </table:table-cell>
          <table:table-cell table:style-name="ce18" office:value-type="string" calcext:value-type="string">
            <text:p>Early measurement of blood sST2 is a good predictor of death and poor outcomes in patients admitted for COVID-19 infection</text:p>
          </table:table-cell>
          <table:table-cell table:style-name="ce18" office:value-type="string" calcext:value-type="string">
            <text:p>M Sánchez-Martel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29.20248994" xlink:type="simple">https://doi.org/10.1101/2020.12.29.20248994</text:a></text:p>
          </table:table-cell>
          <table:table-cell table:style-name="ce18" office:value-type="string" calcext:value-type="string">
            <text:p>Respiratory and non-respiratory manifestations in children admitted with COVID 19 in Rio de Janeiro city, Brazil</text:p>
          </table:table-cell>
          <table:table-cell table:style-name="ce18" office:value-type="string" calcext:value-type="string">
            <text:p>AR Araujo da Silv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30.20248929" xlink:type="simple">https://doi.org/10.1101/2020.12.30.20248929</text:a></text:p>
          </table:table-cell>
          <table:table-cell table:style-name="ce18" office:value-type="string" calcext:value-type="string">
            <text:p>Antemortem vs. postmortem histopathological and ultrastructural findings in paired transbronchial biopsies and lung autopsy samples from three patients with confirmed SARS-CoV-2 infection</text:p>
          </table:table-cell>
          <table:table-cell table:style-name="ce18" office:value-type="string" calcext:value-type="string">
            <text:p>D Gagiann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30.20249046" xlink:type="simple">https://doi.org/10.1101/2020.12.30.20249046</text:a></text:p>
          </table:table-cell>
          <table:table-cell table:style-name="ce18" office:value-type="string" calcext:value-type="string">
            <text:p>Development of Electrospun Nanofibrous Filters for Controlling Coronavirus Aerosols</text:p>
          </table:table-cell>
          <table:table-cell table:style-name="ce18" office:value-type="string" calcext:value-type="string">
            <text:p>Haihuan Wa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0.12.30.20249060" xlink:type="simple">https://doi.org/10.1101/2020.12.30.20249060</text:a></text:p>
          </table:table-cell>
          <table:table-cell table:style-name="ce18" office:value-type="string" calcext:value-type="string">
            <text:p>Syncope and COVID-19 disease – a systematic review</text:p>
          </table:table-cell>
          <table:table-cell table:style-name="ce18" office:value-type="string" calcext:value-type="string">
            <text:p>Raquel Falcão de Freit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1.20248966" xlink:type="simple">https://doi.org/10.1101/2021.01.01.20248966</text:a></text:p>
          </table:table-cell>
          <table:table-cell table:style-name="ce18" office:value-type="string" calcext:value-type="string">
            <text:p>Survival analysis of all critically ill patients with COVID-19 admitted to the main hospital in Mogadishu, Somalia, 30 March–12 June 2020: what interventions are proving effective?</text:p>
          </table:table-cell>
          <table:table-cell table:style-name="ce18" office:value-type="string" calcext:value-type="string">
            <text:p>Mohamed M. Al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2.21249137" xlink:type="simple">https://doi.org/10.1101/2021.01.02.21249137</text:a></text:p>
          </table:table-cell>
          <table:table-cell table:style-name="ce18" office:value-type="string" calcext:value-type="string">
            <text:p>Knowledge, attitude and practice toward COVID-19 among healthcare workers in public health facilities, Eastern Ethiopia</text:p>
          </table:table-cell>
          <table:table-cell table:style-name="ce18" office:value-type="string" calcext:value-type="string">
            <text:p>Alinoor Mohamed Farah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6.20249091" xlink:type="simple">https://doi.org/10.1101/2021.01.06.20249091</text:a></text:p>
          </table:table-cell>
          <table:table-cell table:style-name="ce18" office:value-type="string" calcext:value-type="string">
            <text:p>Epidemiological and Clinical Characteristics, and Virologic Features of COVID-19 Patients in Kazakhstan: a Nation-Wide, Retrospective, Cohort Study</text:p>
          </table:table-cell>
          <table:table-cell table:style-name="ce18" office:value-type="string" calcext:value-type="string">
            <text:p>Sergey Yegorov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6.21249282" xlink:type="simple">https://doi.org/10.1101/2021.01.06.21249282</text:a></text:p>
          </table:table-cell>
          <table:table-cell table:style-name="ce18" office:value-type="string" calcext:value-type="string">
            <text:p>COVID-19 Rapid Antigen Test at hospital admission associated to the knowledge of individual risk factors allow overcoming the difficulty of managing suspected patients in hospitals COVID-19 Rapid Antigen Test facilitates the management of suspected patients on hospital admission</text:p>
          </table:table-cell>
          <table:table-cell table:style-name="ce18" office:value-type="string" calcext:value-type="string">
            <text:p>Priscilla S Filgueira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6.21249312" xlink:type="simple">https://doi.org/10.1101/2021.01.06.21249312</text:a></text:p>
          </table:table-cell>
          <table:table-cell table:style-name="ce18" office:value-type="string" calcext:value-type="string">
            <text:p>Long term impact on lung function of patients with moderate and severe COVID-19. A prospective cohort study</text:p>
          </table:table-cell>
          <table:table-cell table:style-name="ce18" office:value-type="string" calcext:value-type="string">
            <text:p>Sonia Qures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7.21249323" xlink:type="simple">https://doi.org/10.1101/2021.01.07.21249323</text:a></text:p>
          </table:table-cell>
          <table:table-cell table:style-name="ce18" office:value-type="string" calcext:value-type="string">
            <text:p>A Novel Abnormality Annotation Database for COVID-19 Affected Frontal Lung X-rays</text:p>
          </table:table-cell>
          <table:table-cell table:style-name="ce18" office:value-type="string" calcext:value-type="string">
            <text:p>Surbhi Mittal</text:p>
          </table:table-cell>
          <table:table-cell table:style-name="ce18" table:number-columns-repeated="2"/>
          <table:table-cell table:style-name="ce5" office:value-type="string" calcext:value-type="string">
            <text:p>chexpert, covebase4all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8.20249041" xlink:type="simple">https://doi.org/10.1101/2021.01.08.20249041</text:a></text:p>
          </table:table-cell>
          <table:table-cell table:style-name="ce18" office:value-type="string" calcext:value-type="string">
            <text:p>The incremental value of computed tomography of COVID-19 pneumonia in predicting ICU admission</text:p>
          </table:table-cell>
          <table:table-cell table:style-name="ce18" office:value-type="string" calcext:value-type="string">
            <text:p>Maurizio Bartolucci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09.21249263" xlink:type="simple">https://doi.org/10.1101/2021.01.09.21249263</text:a></text:p>
          </table:table-cell>
          <table:table-cell table:style-name="ce18" office:value-type="string" calcext:value-type="string">
            <text:p>Pragmatic, open-label, single-center, randomized, phase II clinical trial to evaluate the efficacy and safety of methylprednisolone pulses and tacrolimus in patients with severe pneumonia secondary to COVID-19: the TACROVID trial protocol</text:p>
          </table:table-cell>
          <table:table-cell table:style-name="ce18" office:value-type="string" calcext:value-type="string">
            <text:p>X Solanic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0.21249370" xlink:type="simple">https://doi.org/10.1101/2021.01.10.21249370</text:a></text:p>
          </table:table-cell>
          <table:table-cell table:style-name="ce18" office:value-type="string" calcext:value-type="string">
            <text:p>Dynamic Prediction of SARS-CoV-2 RT-PCR status on Chest Radiographs using Deep Learning Enabled Radiogenomics</text:p>
          </table:table-cell>
          <table:table-cell table:style-name="ce18" office:value-type="string" calcext:value-type="string">
            <text:p>Wan Hang Keith Chiu</text:p>
          </table:table-cell>
          <table:table-cell table:style-name="ce18" table:number-columns-repeated="2"/>
          <table:table-cell table:style-name="ce18" office:value-type="string" calcext:value-type="string">
            <text:p>nih, rsna, padchest, bimcv, cohen, sirm, private_hongkong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0.21249550" xlink:type="simple">https://doi.org/10.1101/2021.01.10.21249550</text:a></text:p>
          </table:table-cell>
          <table:table-cell table:style-name="ce18" office:value-type="string" calcext:value-type="string">
            <text:p>Acute Metabolic Emergencies in Diabetes and COVID-19: a systematic review and meta-analysis of case reports</text:p>
          </table:table-cell>
          <table:table-cell table:style-name="ce18" office:value-type="string" calcext:value-type="string">
            <text:p>Vasileios Papadopoulo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1.20248765" xlink:type="simple">https://doi.org/10.1101/2021.01.11.20248765</text:a></text:p>
          </table:table-cell>
          <table:table-cell table:style-name="ce18" office:value-type="string" calcext:value-type="string">
            <text:p>Delayed bystander CD8 T cell activation, early immune pathology and persistent dysregulation characterise severe COVID-19</text:p>
          </table:table-cell>
          <table:table-cell table:style-name="ce18" office:value-type="string" calcext:value-type="string">
            <text:p>Laura Bergamasch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3.21249540" xlink:type="simple">https://doi.org/10.1101/2021.01.13.21249540</text:a></text:p>
          </table:table-cell>
          <table:table-cell table:style-name="ce18" office:value-type="string" calcext:value-type="string">
            <text:p>A Vital Sign-based Prediction Algorithm for Differentiating COVID-19 Versus Seasonal Influenza in Hospitalized Patients</text:p>
          </table:table-cell>
          <table:table-cell table:style-name="ce18" office:value-type="string" calcext:value-type="string">
            <text:p>Naveena Yanama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4.21249803" xlink:type="simple">https://doi.org/10.1101/2021.01.14.21249803</text:a></text:p>
          </table:table-cell>
          <table:table-cell table:style-name="ce18" office:value-type="string" calcext:value-type="string">
            <text:p>The impact of high dose oral cotrimoxazole in patients with COVID-19 with hypoxic respiratory failure requiring non-invasive ventilation: A Case Control Study</text:p>
          </table:table-cell>
          <table:table-cell table:style-name="ce18" office:value-type="string" calcext:value-type="string">
            <text:p>Saurabh Sing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5.21249798" xlink:type="simple">https://doi.org/10.1101/2021.01.15.21249798</text:a></text:p>
          </table:table-cell>
          <table:table-cell table:style-name="ce18" office:value-type="string" calcext:value-type="string">
            <text:p>X-ray Dark-Field Chest Imaging can Detect and Quantify Emphy-sema in COPD Patients</text:p>
          </table:table-cell>
          <table:table-cell table:style-name="ce18" office:value-type="string" calcext:value-type="string">
            <text:p>Konstantin Will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5.21249843" xlink:type="simple">https://doi.org/10.1101/2021.01.15.21249843</text:a></text:p>
          </table:table-cell>
          <table:table-cell table:style-name="ce18" office:value-type="string" calcext:value-type="string">
            <text:p>Sterilization of disposable face masks with respect to COVID-19 shortages; a nationwide field study including 19 sterilisation departments</text:p>
          </table:table-cell>
          <table:table-cell table:style-name="ce18" office:value-type="string" calcext:value-type="string">
            <text:p>B. van Strate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7.21249704" xlink:type="simple">https://doi.org/10.1101/2021.01.17.21249704</text:a></text:p>
          </table:table-cell>
          <table:table-cell table:style-name="ce18" office:value-type="string" calcext:value-type="string">
            <text:p>Adversarial Attack Vulnerability of Deep Learning Models for Oncologic Images</text:p>
          </table:table-cell>
          <table:table-cell table:style-name="ce18" office:value-type="string" calcext:value-type="string">
            <text:p>Marina Z. Joel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18.21250025" xlink:type="simple">https://doi.org/10.1101/2021.01.18.21250025</text:a></text:p>
          </table:table-cell>
          <table:table-cell table:style-name="ce18" office:value-type="string" calcext:value-type="string">
            <text:p>COVID-19 in 823 Transplant patients: A Systematic Scoping Review</text:p>
          </table:table-cell>
          <table:table-cell table:style-name="ce18" office:value-type="string" calcext:value-type="string">
            <text:p>Moataz Maher Emar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0.21250150" xlink:type="simple">https://doi.org/10.1101/2021.01.20.21250150</text:a></text:p>
          </table:table-cell>
          <table:table-cell table:style-name="ce18" office:value-type="string" calcext:value-type="string">
            <text:p>Exploring overcrowding trends in an inner city emergence department in the UK before and during COVID-19 epidemic</text:p>
          </table:table-cell>
          <table:table-cell table:style-name="ce18" office:value-type="string" calcext:value-type="string">
            <text:p>J Panovska-Griffiths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1.21249203" xlink:type="simple">https://doi.org/10.1101/2021.01.21.21249203</text:a></text:p>
          </table:table-cell>
          <table:table-cell table:style-name="ce18" office:value-type="string" calcext:value-type="string">
            <text:p>SARS-CoV-2 recruits a haem metabolite to evade antibody immunity</text:p>
          </table:table-cell>
          <table:table-cell table:style-name="ce18" office:value-type="string" calcext:value-type="string">
            <text:p>Annachiara Ros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2.21250346" xlink:type="simple">https://doi.org/10.1101/2021.01.22.21250346</text:a></text:p>
          </table:table-cell>
          <table:table-cell table:style-name="ce18" office:value-type="string" calcext:value-type="string">
            <text:p>Prevalent comorbidities among young and underprivileged: Death portrait of COVID-19 among 235 555 hospitalized patients in Brazil</text:p>
          </table:table-cell>
          <table:table-cell table:style-name="ce18" office:value-type="string" calcext:value-type="string">
            <text:p>Eduardo Piet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4.20248381" xlink:type="simple">https://doi.org/10.1101/2021.01.24.20248381</text:a></text:p>
          </table:table-cell>
          <table:table-cell table:style-name="ce18" office:value-type="string" calcext:value-type="string">
            <text:p>Dynamic change and clinical relevance of post-infectious SARS-CoV-2 antibody responses</text:p>
          </table:table-cell>
          <table:table-cell table:style-name="ce18" office:value-type="string" calcext:value-type="string">
            <text:p>PWG Mall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4.21250391" xlink:type="simple">https://doi.org/10.1101/2021.01.24.21250391</text:a></text:p>
          </table:table-cell>
          <table:table-cell table:style-name="ce18" office:value-type="string" calcext:value-type="string">
            <text:p>Existence of SARS-CoV-2 RNA on ambient particulate matter samples: A nationwide study in Turkey</text:p>
          </table:table-cell>
          <table:table-cell table:style-name="ce18" office:value-type="string" calcext:value-type="string">
            <text:p>Özgecan Kayala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5.21249942" xlink:type="simple">https://doi.org/10.1101/2021.01.25.21249942</text:a></text:p>
          </table:table-cell>
          <table:table-cell table:style-name="ce18" office:value-type="string" calcext:value-type="string">
            <text:p>Development and external validation of prognostic models for COVID-19 to support risk stratification in secondary care</text:p>
          </table:table-cell>
          <table:table-cell table:style-name="ce18" office:value-type="string" calcext:value-type="string">
            <text:p>Nicola J Adderley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6.21250316" xlink:type="simple">https://doi.org/10.1101/2021.01.26.21250316</text:a></text:p>
          </table:table-cell>
          <table:table-cell table:style-name="ce18" office:value-type="string" calcext:value-type="string">
            <text:p>High-fidelity discrimination of ARDS versus other causes of respiratory failure using natural language processing and iterative machine learning</text:p>
          </table:table-cell>
          <table:table-cell table:style-name="ce18" office:value-type="string" calcext:value-type="string">
            <text:p>Babak Afshin-Pou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6.21250492" xlink:type="simple">https://doi.org/10.1101/2021.01.26.21250492</text:a></text:p>
          </table:table-cell>
          <table:table-cell table:style-name="ce18" office:value-type="string" calcext:value-type="string">
            <text:p>Trajectories of Hypoxemia &amp; Respiratory System Mechanics of COVID-19 ARDS in the NorthCARDS dataset</text:p>
          </table:table-cell>
          <table:table-cell table:style-name="ce18" office:value-type="string" calcext:value-type="string">
            <text:p>Daniel Jafar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6.21250561" xlink:type="simple">https://doi.org/10.1101/2021.01.26.21250561</text:a></text:p>
          </table:table-cell>
          <table:table-cell table:style-name="ce18" office:value-type="string" calcext:value-type="string">
            <text:p>SARS-CoV-2 antigenemia/viremia masks seroconversion in a COVID-19 patient</text:p>
          </table:table-cell>
          <table:table-cell table:style-name="ce18" office:value-type="string" calcext:value-type="string">
            <text:p>Konstantinos Belogianni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8.21250718" xlink:type="simple">https://doi.org/10.1101/2021.01.28.21250718</text:a></text:p>
          </table:table-cell>
          <table:table-cell table:style-name="ce18" office:value-type="string" calcext:value-type="string">
            <text:p>Prediction Models for Severe Manifestations and Mortality due to COVID-19: A Rapid Systematic Review</text:p>
          </table:table-cell>
          <table:table-cell table:style-name="ce18" office:value-type="string" calcext:value-type="string">
            <text:p>Jamie L. Mill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9.21250504" xlink:type="simple">https://doi.org/10.1101/2021.01.29.21250504</text:a></text:p>
          </table:table-cell>
          <table:table-cell table:style-name="ce18" office:value-type="string" calcext:value-type="string">
            <text:p>Incorporating the Laplacian Filter with a Three-Stream Multi-Channel Convolutional Neural Network for Improved Abnormality Detection in Knee MRIs</text:p>
          </table:table-cell>
          <table:table-cell table:style-name="ce18" office:value-type="string" calcext:value-type="string">
            <text:p>Rahul Kumar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1.29.21250725" xlink:type="simple">https://doi.org/10.1101/2021.01.29.21250725</text:a></text:p>
          </table:table-cell>
          <table:table-cell table:style-name="ce18" office:value-type="string" calcext:value-type="string">
            <text:p>The effects of time-restricted eating vs. standard dietary advice on weight, metabolic health and the consumption of processed food: A pragmatic randomised controlled trial in community-based adults</text:p>
          </table:table-cell>
          <table:table-cell table:style-name="ce18" office:value-type="string" calcext:value-type="string">
            <text:p>Nicholas Edward Phillip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1.21250306" xlink:type="simple">https://doi.org/10.1101/2021.02.01.21250306</text:a></text:p>
          </table:table-cell>
          <table:table-cell table:style-name="ce18" office:value-type="string" calcext:value-type="string">
            <text:p>ABC2-SPH risk score for in-hospital mortality in COVID-19 patients: development, external validation and comparison with other available scores</text:p>
          </table:table-cell>
          <table:table-cell table:style-name="ce18" office:value-type="string" calcext:value-type="string">
            <text:p>Milena S. Marcolin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1.21250914" xlink:type="simple">https://doi.org/10.1101/2021.02.01.21250914</text:a></text:p>
          </table:table-cell>
          <table:table-cell table:style-name="ce18" office:value-type="string" calcext:value-type="string">
            <text:p>Diagnostic performance of standard and inverted grey-scale CXR in detection of lung lesions in COVID-19 patients. A single institution study in the region of Abu Dhabi</text:p>
          </table:table-cell>
          <table:table-cell table:style-name="ce18" office:value-type="string" calcext:value-type="string">
            <text:p>Abeer Ahmed AlHela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2.21250840" xlink:type="simple">https://doi.org/10.1101/2021.02.02.21250840</text:a></text:p>
          </table:table-cell>
          <table:table-cell table:style-name="ce18" office:value-type="string" calcext:value-type="string">
            <text:p>Efficacy of Ivermectin in COVID-19 Patients with Mild to Moderate Disease</text:p>
          </table:table-cell>
          <table:table-cell table:style-name="ce18" office:value-type="string" calcext:value-type="string">
            <text:p>Karamat Hussain Shah Bukhar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4.21249959" xlink:type="simple">https://doi.org/10.1101/2021.02.04.21249959</text:a></text:p>
          </table:table-cell>
          <table:table-cell table:style-name="ce18" office:value-type="string" calcext:value-type="string">
            <text:p>Combination therapy of Tocilizumab and steroid for management of COVID-19 associated cytokine release syndrome: A single center experience from Pune, Western India</text:p>
          </table:table-cell>
          <table:table-cell table:style-name="ce18" office:value-type="string" calcext:value-type="string">
            <text:p>Ameet Dravid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4.21250932" xlink:type="simple">https://doi.org/10.1101/2021.02.04.21250932</text:a></text:p>
          </table:table-cell>
          <table:table-cell table:style-name="ce18" office:value-type="string" calcext:value-type="string">
            <text:p>The systemic inflammatory response and clinicopathological characteristics in patients admitted to hospital with COVID-19 infection: Comparison of 2 consecutive cohorts</text:p>
          </table:table-cell>
          <table:table-cell table:style-name="ce18" office:value-type="string" calcext:value-type="string">
            <text:p>Donogh Maguir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6.21251271" xlink:type="simple">https://doi.org/10.1101/2021.02.06.21251271</text:a></text:p>
          </table:table-cell>
          <table:table-cell table:style-name="ce18" office:value-type="string" calcext:value-type="string">
            <text:p>Automated Detection of COVID-19 through Convolutional Neural Network using Chest x-ray images</text:p>
          </table:table-cell>
          <table:table-cell table:style-name="ce18" office:value-type="string" calcext:value-type="string">
            <text:p>Rubina Sarki</text:p>
          </table:table-cell>
          <table:table-cell table:style-name="ce18" table:number-columns-repeated="2"/>
          <table:table-cell table:style-name="ce18" office:value-type="string" calcext:value-type="string">
            <text:p>cohen, mooney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7.21251212" xlink:type="simple">https://doi.org/10.1101/2021.02.07.21251212</text:a></text:p>
          </table:table-cell>
          <table:table-cell table:style-name="ce18" office:value-type="string" calcext:value-type="string">
            <text:p>Influence of sex on disease severity in children with COVID-19 and Multisystem Inflammatory Syndrome in Latin America</text:p>
          </table:table-cell>
          <table:table-cell table:style-name="ce18" office:value-type="string" calcext:value-type="string">
            <text:p>Martin Brizuel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7.21251312" xlink:type="simple">https://doi.org/10.1101/2021.02.07.21251312</text:a></text:p>
          </table:table-cell>
          <table:table-cell table:style-name="ce18" office:value-type="string" calcext:value-type="string">
            <text:p>An integrated rural health system baseline assessment of COVID-19 preparedness in Siaya Kenya</text:p>
          </table:table-cell>
          <table:table-cell table:style-name="ce18" office:value-type="string" calcext:value-type="string">
            <text:p>Neema Kasej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09.21251326" xlink:type="simple">https://doi.org/10.1101/2021.02.09.21251326</text:a></text:p>
          </table:table-cell>
          <table:table-cell table:style-name="ce18" office:value-type="string" calcext:value-type="string">
            <text:p>Lockdown and non-COVID-19 deaths: Cause-specific mortality during the first wave of the 2020 pandemic in Norway. A population-based register study</text:p>
          </table:table-cell>
          <table:table-cell table:style-name="ce18" office:value-type="string" calcext:value-type="string">
            <text:p>Guttorm Rakne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0.21251478" xlink:type="simple">https://doi.org/10.1101/2021.02.10.21251478</text:a></text:p>
          </table:table-cell>
          <table:table-cell table:style-name="ce18" office:value-type="string" calcext:value-type="string">
            <text:p>CATALYST trial protocol: A multicentre, open-label, phase II, multi-arm trial for an early and accelerated evaluation of the potential treatments for COVID-19 in hospitalised adults</text:p>
          </table:table-cell>
          <table:table-cell table:style-name="ce18" office:value-type="string" calcext:value-type="string">
            <text:p>Tonny Veenit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1.20196766" xlink:type="simple">https://doi.org/10.1101/2021.02.11.20196766</text:a></text:p>
          </table:table-cell>
          <table:table-cell table:style-name="ce18" office:value-type="string" calcext:value-type="string">
            <text:p>Deep learning models for COVID-19 chest x-ray classification: Preventing shortcut learning using feature disentanglement</text:p>
          </table:table-cell>
          <table:table-cell table:style-name="ce18" office:value-type="string" calcext:value-type="string">
            <text:p>Caleb Robinson</text:p>
          </table:table-cell>
          <table:table-cell table:style-name="ce18" table:number-columns-repeated="2"/>
          <table:table-cell table:style-name="ce18" office:value-type="string" calcext:value-type="string">
            <text:p>covid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27" xlink:type="simple">https://doi.org/10.1101/2021.02.15.21251727</text:a></text:p>
          </table:table-cell>
          <table:table-cell table:style-name="ce18" office:value-type="string" calcext:value-type="string">
            <text:p>Artificial Intelligence Applications for COVID-19 in Intensive Care and Emergency Settings: A Systematic Review</text:p>
          </table:table-cell>
          <table:table-cell table:style-name="ce18" office:value-type="string" calcext:value-type="string">
            <text:p>Marcel Lucas Chee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52" xlink:type="simple">https://doi.org/10.1101/2021.02.15.21251752</text:a></text:p>
          </table:table-cell>
          <table:table-cell table:style-name="ce18" office:value-type="string" calcext:value-type="string">
            <text:p>Predicting mortality, duration of treatment, pulmonary embolism and required ceiling of ventilatory support for COVID-19 inpatients: A Machine-Learning Approach</text:p>
          </table:table-cell>
          <table:table-cell table:style-name="ce18" office:value-type="string" calcext:value-type="string">
            <text:p>Abhinav Vepa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62" xlink:type="simple">https://doi.org/10.1101/2021.02.15.21251762</text:a></text:p>
          </table:table-cell>
          <table:table-cell table:style-name="ce18" office:value-type="string" calcext:value-type="string">
            <text:p>Clustering of Countries for COVID-19 Cases based on Disease Prevalence, Health Systems and Environmental Indicators</text:p>
          </table:table-cell>
          <table:table-cell table:style-name="ce18" office:value-type="string" calcext:value-type="string">
            <text:p>Syeda Amna Rizvi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5.21251775" xlink:type="simple">https://doi.org/10.1101/2021.02.15.21251775</text:a></text:p>
          </table:table-cell>
          <table:table-cell table:style-name="ce18" office:value-type="string" calcext:value-type="string">
            <text:p>Public Covid-19 X-ray datasets and their impact on model bias - a systematic review of a significant problem</text:p>
          </table:table-cell>
          <table:table-cell table:style-name="ce18" office:value-type="string" calcext:value-type="string">
            <text:p>Beatriz Garcia Santa Cruz</text:p>
          </table:table-cell>
          <table:table-cell table:style-name="ce18" office:value-type="string" calcext:value-type="string">
            <text:p>self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6.21251754" xlink:type="simple">https://doi.org/10.1101/2021.02.16.21251754</text:a></text:p>
          </table:table-cell>
          <table:table-cell table:style-name="ce18" office:value-type="string" calcext:value-type="string">
            <text:p>One Shot Model For COVID-19 Classification and Lesions Segmentation In Chest CT Scans Using LSTM With Attention Mechanism</text:p>
          </table:table-cell>
          <table:table-cell table:style-name="ce18" office:value-type="string" calcext:value-type="string">
            <text:p>Aram Ter-Sarkisov</text:p>
          </table:table-cell>
          <table:table-cell table:style-name="ce18" office:value-type="string" calcext:value-type="string">
            <text:p>CT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6.21251824" xlink:type="simple">https://doi.org/10.1101/2021.02.16.21251824</text:a></text:p>
          </table:table-cell>
          <table:table-cell table:style-name="ce18" office:value-type="string" calcext:value-type="string">
            <text:p>Use of Convalescent Plasma Therapy among Hospitalized Coronavirus Disease 2019 (COVID-19) Patients: A Single-Center Experience</text:p>
          </table:table-cell>
          <table:table-cell table:style-name="ce18" office:value-type="string" calcext:value-type="string">
            <text:p>Flordeluna Z. Mesi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8.21252016" xlink:type="simple">https://doi.org/10.1101/2021.02.18.21252016</text:a></text:p>
          </table:table-cell>
          <table:table-cell table:style-name="ce18" office:value-type="string" calcext:value-type="string">
            <text:p>Diagnostic accuracy of RT-PCR for detection of SARS-CoV-2 compared to a “composite reference standard” in hospitalized patients</text:p>
          </table:table-cell>
          <table:table-cell table:style-name="ce18" office:value-type="string" calcext:value-type="string">
            <text:p>Noah Reic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8.21252017" xlink:type="simple">https://doi.org/10.1101/2021.02.18.21252017</text:a></text:p>
          </table:table-cell>
          <table:table-cell table:style-name="ce18" office:value-type="string" calcext:value-type="string">
            <text:p>Statewide Impact of COVID-19 on Social Determinants of Health - A First Look: Findings from the Survey of the Health of Wisconsin</text:p>
          </table:table-cell>
          <table:table-cell table:style-name="ce18" office:value-type="string" calcext:value-type="string">
            <text:p>Kristen M.C. Maleck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8.21252037" xlink:type="simple">https://doi.org/10.1101/2021.02.18.21252037</text:a></text:p>
          </table:table-cell>
          <table:table-cell table:style-name="ce18" office:value-type="string" calcext:value-type="string">
            <text:p>Efficacy and safety of Ivermectin and Hydroxychloroquine in patients with severe COVID-19. A randomized controlled trial</text:p>
          </table:table-cell>
          <table:table-cell table:style-name="ce18" office:value-type="string" calcext:value-type="string">
            <text:p>Jose Lenin Beltran Gonzalez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9.21251340" xlink:type="simple">https://doi.org/10.1101/2021.02.19.21251340</text:a></text:p>
          </table:table-cell>
          <table:table-cell table:style-name="ce18" office:value-type="string" calcext:value-type="string">
            <text:p>Multicenter cohort study of children hospitalized with SARS-CoV-2 infection</text:p>
          </table:table-cell>
          <table:table-cell table:style-name="ce18" office:value-type="string" calcext:value-type="string">
            <text:p>Michelle Bart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19.21252031" xlink:type="simple">https://doi.org/10.1101/2021.02.19.21252031</text:a></text:p>
          </table:table-cell>
          <table:table-cell table:style-name="ce18" office:value-type="string" calcext:value-type="string">
            <text:p>Regulatory-approved Deep Learning/Machine Learning-Based Medical Devices in Japan as of 2020: A Systematic Review</text:p>
          </table:table-cell>
          <table:table-cell table:style-name="ce18" office:value-type="string" calcext:value-type="string">
            <text:p>Nao Aisu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2.21252253" xlink:type="simple">https://doi.org/10.1101/2021.02.22.21252253</text:a></text:p>
          </table:table-cell>
          <table:table-cell table:style-name="ce18" office:value-type="string" calcext:value-type="string">
            <text:p>SARS-CoV-2 genomic surveillance identifies naturally occurring truncations of ORF7a that limit immune suppression</text:p>
          </table:table-cell>
          <table:table-cell table:style-name="ce18" office:value-type="string" calcext:value-type="string">
            <text:p>Artem Nemudry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4.21252103" xlink:type="simple">https://doi.org/10.1101/2021.02.24.21252103</text:a></text:p>
          </table:table-cell>
          <table:table-cell table:style-name="ce18" office:value-type="string" calcext:value-type="string">
            <text:p>COVIDReady2 Study Protocol: Cross-sectional Survey of Medical Student Volunteering and Education During the COVID-19 Pandemic in the United Kingdom</text:p>
          </table:table-cell>
          <table:table-cell table:style-name="ce18" office:value-type="string" calcext:value-type="string">
            <text:p>Matthew H V Byrn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4.21252145" xlink:type="simple">https://doi.org/10.1101/2021.02.24.21252145</text:a></text:p>
          </table:table-cell>
          <table:table-cell table:style-name="ce18" office:value-type="string" calcext:value-type="string">
            <text:p>Virtual handover of patients in the pediatric intensive care unit during COVID-19 crisis</text:p>
          </table:table-cell>
          <table:table-cell table:style-name="ce18" office:value-type="string" calcext:value-type="string">
            <text:p>Mohamad-Hani Temsah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6.21251720" xlink:type="simple">https://doi.org/10.1101/2021.02.26.21251720</text:a></text:p>
          </table:table-cell>
          <table:table-cell table:style-name="ce18" office:value-type="string" calcext:value-type="string">
            <text:p>Unmasking the Current Scenario of Indian Biomedical Devices Industry: Ventilators being the Heart of the Discussion</text:p>
          </table:table-cell>
          <table:table-cell table:style-name="ce18" office:value-type="string" calcext:value-type="string">
            <text:p>Sheersha Pramanik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6.21252336" xlink:type="simple">https://doi.org/10.1101/2021.02.26.21252336</text:a></text:p>
          </table:table-cell>
          <table:table-cell table:style-name="ce18" office:value-type="string" calcext:value-type="string">
            <text:p>What is the effect of lockdown upon hospitalisation due to COVID-19 amongst patients from a heart failure registry?</text:p>
          </table:table-cell>
          <table:table-cell table:style-name="ce18" office:value-type="string" calcext:value-type="string">
            <text:p>Hani Ess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7.21252099" xlink:type="simple">https://doi.org/10.1101/2021.02.27.21252099</text:a></text:p>
          </table:table-cell>
          <table:table-cell table:style-name="ce18" office:value-type="string" calcext:value-type="string">
            <text:p>Persistent SARS-CoV-2 infection and increasing viral variants in children and young adults with impaired humoral immunity</text:p>
          </table:table-cell>
          <table:table-cell table:style-name="ce18" office:value-type="string" calcext:value-type="string">
            <text:p>Thao T. Truong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7.21252596" xlink:type="simple">https://doi.org/10.1101/2021.02.27.21252596</text:a></text:p>
          </table:table-cell>
          <table:table-cell table:style-name="ce18" office:value-type="string" calcext:value-type="string">
            <text:p>Clinical presentation and in-hospital outcomes of older patients hospitalized with COVID-19 in Montreal, Canada: a retrospective review</text:p>
          </table:table-cell>
          <table:table-cell table:style-name="ce18" office:value-type="string" calcext:value-type="string">
            <text:p>Sandrine Couture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2.28.21252634" xlink:type="simple">https://doi.org/10.1101/2021.02.28.21252634</text:a></text:p>
          </table:table-cell>
          <table:table-cell table:style-name="ce18" office:value-type="string" calcext:value-type="string">
            <text:p>Deep learning saliency maps do not accurately highlight diagnostically relevant regions for medical image interpretation</text:p>
          </table:table-cell>
          <table:table-cell table:style-name="ce18" office:value-type="string" calcext:value-type="string">
            <text:p>Adriel Saporta</text:p>
          </table:table-cell>
          <table:table-cell table:style-name="ce18" office:value-type="string" calcext:value-type="string">
            <text:p>nocovid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2.21252269" xlink:type="simple">https://doi.org/10.1101/2021.03.02.21252269</text:a></text:p>
          </table:table-cell>
          <table:table-cell table:style-name="ce18" office:value-type="string" calcext:value-type="string">
            <text:p>An Explainable Artificial Intelligence based Prospective Framework for COVID-19 Risk Prediction</text:p>
          </table:table-cell>
          <table:table-cell table:style-name="ce18" office:value-type="string" calcext:value-type="string">
            <text:p>Vishal Sharma</text:p>
          </table:table-cell>
          <table:table-cell table:style-name="ce18" table:number-columns-repeated="2"/>
          <table:table-cell table:style-name="ce18" office:value-type="string" calcext:value-type="string">
            <text:p>cohen, chexpert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2.21252444" xlink:type="simple">https://doi.org/10.1101/2021.03.02.21252444</text:a></text:p>
          </table:table-cell>
          <table:table-cell table:style-name="ce18" office:value-type="string" calcext:value-type="string">
            <text:p>An overview of the National COVID-19 Chest Imaging Database: data quality and cohort analysis</text:p>
          </table:table-cell>
          <table:table-cell table:style-name="ce18" office:value-type="string" calcext:value-type="string">
            <text:p>Dominic Cushnan</text:p>
          </table:table-cell>
          <table:table-cell table:style-name="ce18" table:number-columns-repeated="2"/>
          <table:table-cell table:style-name="ce18" office:value-type="string" calcext:value-type="string">
            <text:p>onapplication_nshx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4.21252084" xlink:type="simple">https://doi.org/10.1101/2021.03.04.21252084</text:a></text:p>
          </table:table-cell>
          <table:table-cell table:style-name="ce18" office:value-type="string" calcext:value-type="string">
            <text:p>Factors associated with increased mortality in critically ill COVID-19 patients in a Mexican public hospital: the other faces of health system oversaturation</text:p>
          </table:table-cell>
          <table:table-cell table:style-name="ce18" office:value-type="string" calcext:value-type="string">
            <text:p>Mariana Jocelyn Macías Guzmán</text:p>
          </table:table-cell>
          <table:table-cell table:style-name="ce18" office:value-type="string" calcext:value-type="string">
            <text:p>nochestimagingdata</text:p>
          </table:table-cell>
          <table:table-cell table:style-name="ce18"/>
          <table:table-cell table:style-name="ce18" office:value-type="string" calcext:value-type="string">
            <text:p>kaggle_prashant268</text:p>
          </table:table-cell>
          <table:table-cell table:style-name="ce18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4.21252167" xlink:type="simple">https://doi.org/10.1101/2021.03.04.21252167</text:a></text:p>
          </table:table-cell>
          <table:table-cell table:style-name="ce18" office:value-type="string" calcext:value-type="string">
            <text:p>Tocilizumab efficacy in COVID-19 patients is associated with respiratory severity-based stages</text:p>
          </table:table-cell>
          <table:table-cell table:style-name="ce18" office:value-type="string" calcext:value-type="string">
            <text:p>Melchor Alvarez-M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4.21252931" xlink:type="simple">https://doi.org/10.1101/2021.03.04.21252931</text:a></text:p>
          </table:table-cell>
          <table:table-cell table:style-name="ce18" office:value-type="string" calcext:value-type="string">
            <text:p>A common TMPRSS2 variant protects against severe COVID-19</text:p>
          </table:table-cell>
          <table:table-cell table:style-name="ce18" office:value-type="string" calcext:value-type="string">
            <text:p>Alessia David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6.21253048" xlink:type="simple">https://doi.org/10.1101/2021.03.06.21253048</text:a></text:p>
          </table:table-cell>
          <table:table-cell table:style-name="ce18" office:value-type="string" calcext:value-type="string">
            <text:p>More than the eye can see – shedding new light on SARS-CoV-2 Lateral Flow Device-based immunoassays</text:p>
          </table:table-cell>
          <table:table-cell table:style-name="ce18" office:value-type="string" calcext:value-type="string">
            <text:p>Garrit Kolle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machine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8.21253120" xlink:type="simple">https://doi.org/10.1101/2021.03.08.21253120</text:a></text:p>
          </table:table-cell>
          <table:table-cell table:style-name="ce18" office:value-type="string" calcext:value-type="string">
            <text:p>Post discharge persistent symptoms after COVID-19 in rheumatic and musculoskeletal diseases</text:p>
          </table:table-cell>
          <table:table-cell table:style-name="ce18" office:value-type="string" calcext:value-type="string">
            <text:p>Leticia Leo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8.21253143" xlink:type="simple">https://doi.org/10.1101/2021.03.08.21253143</text:a></text:p>
          </table:table-cell>
          <table:table-cell table:style-name="ce18" office:value-type="string" calcext:value-type="string">
            <text:p>Determining the risk of developing symptomatic covid-19 infection after attending hospital for radiological examinations: controlled cohort study</text:p>
          </table:table-cell>
          <table:table-cell table:style-name="ce18" office:value-type="string" calcext:value-type="string">
            <text:p>Nikos Evangelou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9.21253208" xlink:type="simple">https://doi.org/10.1101/2021.03.09.21253208</text:a></text:p>
          </table:table-cell>
          <table:table-cell table:style-name="ce18" office:value-type="string" calcext:value-type="string">
            <text:p>Point-of-care ultrasonography for risk stratification of non-critical suspected COVID-19 patients on admission (POCUSCO): a prospective binational study</text:p>
          </table:table-cell>
          <table:table-cell table:style-name="ce18" office:value-type="string" calcext:value-type="string">
            <text:p>François Morin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09.21253224" xlink:type="simple">https://doi.org/10.1101/2021.03.09.21253224</text:a></text:p>
          </table:table-cell>
          <table:table-cell table:style-name="ce18" office:value-type="string" calcext:value-type="string">
            <text:p>What role for asbestos in idiopathic pulmonary fibrosis? Findings from the IPF job exposures study</text:p>
          </table:table-cell>
          <table:table-cell table:style-name="ce18" office:value-type="string" calcext:value-type="string">
            <text:p>Carl J Reynolds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5.21253593" xlink:type="simple">https://doi.org/10.1101/2021.03.15.21253593</text:a></text:p>
          </table:table-cell>
          <table:table-cell table:style-name="ce18" office:value-type="string" calcext:value-type="string">
            <text:p>Post-viral parenchymal lung disease of COVID-19 and viral pneumonitis: A systematic review and meta-analysis</text:p>
          </table:table-cell>
          <table:table-cell table:style-name="ce18" office:value-type="string" calcext:value-type="string">
            <text:p>Laura Fabbr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6.21253167" xlink:type="simple">https://doi.org/10.1101/2021.03.16.21253167</text:a></text:p>
          </table:table-cell>
          <table:table-cell table:style-name="ce18" office:value-type="string" calcext:value-type="string">
            <text:p>COVID-19 Neuropathology at Columbia University Irving Medical Center/New York Presbyterian Hospital</text:p>
          </table:table-cell>
          <table:table-cell table:style-name="ce18" office:value-type="string" calcext:value-type="string">
            <text:p>Kiran T. Thakur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6.21253752" xlink:type="simple">https://doi.org/10.1101/2021.03.16.21253752</text:a></text:p>
          </table:table-cell>
          <table:table-cell table:style-name="ce18" office:value-type="string" calcext:value-type="string">
            <text:p>Predicting clinical outcomes in the Machine Learning era: The Piacenza score a purely data driven approach for mortality prediction in COVID-19 Pneumonia</text:p>
          </table:table-cell>
          <table:table-cell table:style-name="ce18" office:value-type="string" calcext:value-type="string">
            <text:p>Geza Halasz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7.21253610" xlink:type="simple">https://doi.org/10.1101/2021.03.17.21253610</text:a></text:p>
          </table:table-cell>
          <table:table-cell table:style-name="ce18" office:value-type="string" calcext:value-type="string">
            <text:p>Characteristics and risk factors for SARS-CoV-2 among children in Italy: a cross-sectional study in 20 pediatric centers</text:p>
          </table:table-cell>
          <table:table-cell table:style-name="ce18" office:value-type="string" calcext:value-type="string">
            <text:p>Marzia Lazzerin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7.21253788" xlink:type="simple">https://doi.org/10.1101/2021.03.17.21253788</text:a></text:p>
          </table:table-cell>
          <table:table-cell table:style-name="ce18" office:value-type="string" calcext:value-type="string">
            <text:p>High risk of patient self-inflicted lung injury in COVID-19 with frequently encountered spontaneous breathing patterns: a computational modelling study</text:p>
          </table:table-cell>
          <table:table-cell table:style-name="ce18" office:value-type="string" calcext:value-type="string">
            <text:p>Liam Weav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8.21253228" xlink:type="simple">https://doi.org/10.1101/2021.03.18.21253228</text:a></text:p>
          </table:table-cell>
          <table:table-cell table:style-name="ce18" office:value-type="string" calcext:value-type="string">
            <text:p>SARS-CoV-2 show no infectivity at later stages in a prolonged COVID-19 patient despite positivity in RNA testing</text:p>
          </table:table-cell>
          <table:table-cell table:style-name="ce18" office:value-type="string" calcext:value-type="string">
            <text:p>Xiu-Feng Wan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19.21253962" xlink:type="simple">https://doi.org/10.1101/2021.03.19.21253962</text:a></text:p>
          </table:table-cell>
          <table:table-cell table:style-name="ce18" office:value-type="string" calcext:value-type="string">
            <text:p>The effects of physical distancing and lockdown to restrain SARS-CoV-2 outbreak in the Italian Municipality of Cogne</text:p>
          </table:table-cell>
          <table:table-cell table:style-name="ce18" office:value-type="string" calcext:value-type="string">
            <text:p>F. Truc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0.21253896" xlink:type="simple">https://doi.org/10.1101/2021.03.20.21253896</text:a></text:p>
          </table:table-cell>
          <table:table-cell table:style-name="ce18" office:value-type="string" calcext:value-type="string">
            <text:p>Challenges in defining Long COVID: Striking differences across literature, Electronic Health Records, and patient-reported information</text:p>
          </table:table-cell>
          <table:table-cell table:style-name="ce18" office:value-type="string" calcext:value-type="string">
            <text:p>Halie M. Rand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2.21254078" xlink:type="simple">https://doi.org/10.1101/2021.03.22.21254078</text:a></text:p>
          </table:table-cell>
          <table:table-cell table:style-name="ce18" office:value-type="string" calcext:value-type="string">
            <text:p>Chagas disease and SARS-CoV-2 coinfection does not lead to worse in-hospital outcomes: results from the Brazilian COVID-19 Registry</text:p>
          </table:table-cell>
          <table:table-cell table:style-name="ce18" office:value-type="string" calcext:value-type="string">
            <text:p>Israel Moli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3.21253258" xlink:type="simple">https://doi.org/10.1101/2021.03.23.21253258</text:a></text:p>
          </table:table-cell>
          <table:table-cell table:style-name="ce18" office:value-type="string" calcext:value-type="string">
            <text:p>High incidence of pulmonary thromboembolism in hospitalized SARS-CoV-2 infected patients</text:p>
          </table:table-cell>
          <table:table-cell table:style-name="ce18" office:value-type="string" calcext:value-type="string">
            <text:p>D El-Qutob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3.21253758" xlink:type="simple">https://doi.org/10.1101/2021.03.23.21253758</text:a></text:p>
          </table:table-cell>
          <table:table-cell table:style-name="ce18" office:value-type="string" calcext:value-type="string">
            <text:p>Evaluation of The Pink Luminous Breast LED-Based Technology Device as a Screening Tool for the Early Detection of Breast Abnormalities</text:p>
          </table:table-cell>
          <table:table-cell table:style-name="ce18" office:value-type="string" calcext:value-type="string">
            <text:p>Fernando Ocasio-Vill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3.21254150" xlink:type="simple">https://doi.org/10.1101/2021.03.23.21254150</text:a></text:p>
          </table:table-cell>
          <table:table-cell table:style-name="ce18" office:value-type="string" calcext:value-type="string">
            <text:p>Point-of-care lung ultrasonography for early identification of mild COVID-19: a prospective cohort of outpatients in a Swiss screening center</text:p>
          </table:table-cell>
          <table:table-cell table:style-name="ce18" office:value-type="string" calcext:value-type="string">
            <text:p>Siméon Schaad</text:p>
          </table:table-cell>
          <table:table-cell table:style-name="ce18" office:value-type="string" calcext:value-type="string">
            <text:p>US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4.21253587" xlink:type="simple">https://doi.org/10.1101/2021.03.24.21253587</text:a></text:p>
          </table:table-cell>
          <table:table-cell table:style-name="ce18" office:value-type="string" calcext:value-type="string">
            <text:p>Genetic epidemiology of SARS-CoV-2 transmission in renal dialysis units - a high risk community-hospital interface</text:p>
          </table:table-cell>
          <table:table-cell table:style-name="ce18" office:value-type="string" calcext:value-type="string">
            <text:p>Kathy K L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5.21254310" xlink:type="simple">https://doi.org/10.1101/2021.03.25.21254310</text:a></text:p>
          </table:table-cell>
          <table:table-cell table:style-name="ce18" office:value-type="string" calcext:value-type="string">
            <text:p>Is the vitamin D status of patients with COVID-19 associated with reduced mortality?</text:p>
          </table:table-cell>
          <table:table-cell table:style-name="ce18" office:value-type="string" calcext:value-type="string">
            <text:p>Paulo R Bignardi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6.21254383" xlink:type="simple">https://doi.org/10.1101/2021.03.26.21254383</text:a></text:p>
          </table:table-cell>
          <table:table-cell table:style-name="ce18" office:value-type="string" calcext:value-type="string">
            <text:p>Increased angiotensin-converting enzyme 2, sRAGE and immune activation, but lowered calcium and magnesium in COVID-19: association with chest CT abnormalities and lowered peripheral oxygen saturation</text:p>
          </table:table-cell>
          <table:table-cell table:style-name="ce18" office:value-type="string" calcext:value-type="string">
            <text:p>Hussein Kadhem Al-Hakeim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ata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8.21254496" xlink:type="simple">https://doi.org/10.1101/2021.03.28.21254496</text:a></text:p>
          </table:table-cell>
          <table:table-cell table:style-name="ce18" office:value-type="string" calcext:value-type="string">
            <text:p>SARS-CoV-2 infections in children and adolescents with rheumatic musculoskeletal diseases – data from the National Pediatric Rheumatology Database in Germany</text:p>
          </table:table-cell>
          <table:table-cell table:style-name="ce18" office:value-type="string" calcext:value-type="string">
            <text:p>Claudia Sengler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29.21254151" xlink:type="simple">https://doi.org/10.1101/2021.03.29.21254151</text:a></text:p>
          </table:table-cell>
          <table:table-cell table:style-name="ce18" office:value-type="string" calcext:value-type="string">
            <text:p>Six-month pulmonary impairment after severe COVID-19: a prospective, multicenter follow-up study</text:p>
          </table:table-cell>
          <table:table-cell table:style-name="ce18" office:value-type="string" calcext:value-type="string">
            <text:p>Paola Faverio</text:p>
          </table:table-cell>
          <table:table-cell table:style-name="ce18" office:value-type="string" calcext:value-type="string">
            <text:p>nochestimagingdata</text:p>
          </table:table-cell>
          <table:table-cell table:style-name="ce18" table:number-columns-repeated="3"/>
          <table:table-cell table:style-name="ce18" office:value-type="string" calcext:value-type="string">
            <text:p>covid%2522%252Band%252B%2522x-ray%2522%252Band%252B%2522deep%252Blearning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<text:a xlink:href="https://doi.org/10.1101/2021.03.30.21254635" xlink:type="simple">https://doi.org/10.1101/2021.03.30.21254635</text:a></text:p>
          </table:table-cell>
          <table:table-cell table:style-name="ce18" office:value-type="string" calcext:value-type="string">
            <text:p>Validity of markers and indexes of systemic inflammation in predicting mortality in COVID 19 infection : A hospital based cross sectional study</text:p>
          </table:table-cell>
          <table:table-cell table:style-name="ce18" office:value-type="string" calcext:value-type="string">
            <text:p>B Archana</text:p>
          </table:table-cell>
          <table:table-cell table:style-name="ce18" office:value-type="string" calcext:value-type="string">
            <text:p>nochestimagingdata</text:p>
          </table:table-cell>
          <table:table-cell table:number-columns-repeated="3"/>
          <table:table-cell table:style-name="ce18" office:value-type="string" calcext:value-type="string">
            <text:p>covid%2522%252Band%252B%2522x-ray%2522%252Band%252B%2522data%252Bset</text:p>
          </table:table-cell>
          <table:table-cell table:number-columns-repeated="1016"/>
        </table:table-row>
        <table:table-row table:style-name="ro2" table:number-rows-repeated="10479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xivPaper" table:style-name="ta5"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>
            <text:p>link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year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doi</text:p>
          </table:table-cell>
          <table:table-cell table:style-name="ce16" office:value-type="string" calcext:value-type="string">
            <text:p>relevant</text:p>
          </table:table-cell>
          <table:table-cell table:style-name="ce16" office:value-type="string" calcext:value-type="string">
            <text:p>extracted datasets</text:p>
          </table:table-cell>
          <table:table-cell table:style-name="ce16" office:value-type="string" calcext:value-type="string">
            <text:p>doi_pub</text:p>
          </table:table-cell>
          <table:table-cell table:style-name="ce16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09871" xlink:type="simple">http://arxiv.org/abs/2003.09871</text:a></text:p>
          </table:table-cell>
          <table:table-cell table:style-name="ce5" office:value-type="string" calcext:value-type="string">
            <text:p>COVID-Net: A Tailored Deep Convolutional Neural Network Design for Detection of COVID-19 Cases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10.1038/s41598-020-76550-z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0769" xlink:type="simple">http://arxiv.org/abs/2003.10769</text:a></text:p>
          </table:table-cell>
          <table:table-cell table:style-name="ce5" office:value-type="string" calcext:value-type="string">
            <text:p>Estimating Uncertainty and Interpretability in Deep Learning for Coronavirus (COVID-19)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0304" xlink:type="simple">http://arxiv.org/abs/2003.10304</text:a></text:p>
          </table:table-cell>
          <table:table-cell table:style-name="ce5" office:value-type="string" calcext:value-type="string">
            <text:p>Attention U-Net Based Adversarial Architectures for Chest X-ray Lung Segmen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jsrt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0849" xlink:type="simple">http://arxiv.org/abs/2003.10849</text:a></text:p>
          </table:table-cell>
          <table:table-cell table:style-name="ce5" office:value-type="string" calcext:value-type="string">
            <text:p>Automatic Detection of Coronavirus Disease (COVID-19) Using X-ray Images and Deep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mooney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1055" xlink:type="simple">http://arxiv.org/abs/2003.11055</text:a></text:p>
          </table:table-cell>
          <table:table-cell table:style-name="ce5" office:value-type="string" calcext:value-type="string">
            <text:p>COVIDX-Net: A Framework of Deep Learning Classifiers to Diagnose COVID-19 in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1617" xlink:type="simple">http://arxiv.org/abs/2003.11617</text:a></text:p>
          </table:table-cell>
          <table:table-cell table:style-name="ce5" office:value-type="string" calcext:value-type="string">
            <text:p>Covid-19: Automatic detection from X-Ray images utilizing Transfer Learning with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1007/s13246-020-00865-4</text:p>
          </table:table-cell>
          <table:table-cell table:style-name="ce5"/>
          <table:table-cell table:style-name="ce5" office:value-type="string" calcext:value-type="string">
            <text:p>cohen, mooney, kaggle_andrewmvd</text:p>
          </table:table-cell>
          <table:table-cell table:style-name="ce5" office:value-type="string" calcext:value-type="string">
            <text:p>10.1007/s13246-020-00865-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3815" xlink:type="simple">http://arxiv.org/abs/2003.13815</text:a></text:p>
          </table:table-cell>
          <table:table-cell table:style-name="ce5" office:value-type="string" calcext:value-type="string">
            <text:p>Classification of COVID-19 in chest X-ray images using DeTraC deep convolutional neural network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js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2338" xlink:type="simple">http://arxiv.org/abs/2003.12338</text:a></text:p>
          </table:table-cell>
          <table:table-cell table:style-name="ce5" office:value-type="string" calcext:value-type="string">
            <text:p>Viral Pneumonia Screening on Chest X-ray Images Using Confidence-Aware Anomaly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jfhealthcare, cohen</text:p>
          </table:table-cell>
          <table:table-cell table:style-name="ce5" office:value-type="string" calcext:value-type="string">
            <text:p>10.1109/TMI.2020.304095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3145" xlink:type="simple">http://arxiv.org/abs/2003.13145</text:a></text:p>
          </table:table-cell>
          <table:table-cell table:style-name="ce5" office:value-type="string" calcext:value-type="string">
            <text:p>Can AI help in screening Viral and COVID-19 pneumonia?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1109/ACCESS.2020.3010287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3.14363" xlink:type="simple">http://arxiv.org/abs/2003.14363</text:a></text:p>
          </table:table-cell>
          <table:table-cell table:style-name="ce5" office:value-type="string" calcext:value-type="string">
            <text:p>Automated Methods for Detection and Classification Pneumonia based on X-Ray Images Using Deep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0038" xlink:type="simple">http://arxiv.org/abs/2004.00038</text:a></text:p>
          </table:table-cell>
          <table:table-cell table:style-name="ce5" office:value-type="string" calcext:value-type="string">
            <text:p>Diagnosing COVID-19 Pneumonia from X-Ray and CT Images using Deep Learning and Transfer Learning Algorithm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cohen, mooney, SIRM, cohen, private, 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0338" xlink:type="simple">http://arxiv.org/abs/2004.00338</text:a></text:p>
          </table:table-cell>
          <table:table-cell table:style-name="ce5" office:value-type="string" calcext:value-type="string">
            <text:p>Extracting possibly representative COVID-19 Biomarkers from X-Ray images with Deep Learning approach and image data related to Pulmonary Diseas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40846-020-00529-4</text:p>
          </table:table-cell>
          <table:table-cell table:style-name="ce5"/>
          <table:table-cell table:style-name="ce5" office:value-type="string" calcext:value-type="string">
            <text:p>cohen, mooney, sirm, radiopedia, rsna_web, nih</text:p>
          </table:table-cell>
          <table:table-cell table:style-name="ce5" office:value-type="string" calcext:value-type="string">
            <text:p>10.1007/s40846-020-00529-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1184" xlink:type="simple">http://arxiv.org/abs/2004.01184</text:a></text:p>
          </table:table-cell>
          <table:table-cell table:style-name="ce5" office:value-type="string" calcext:value-type="string">
            <text:p>Detection of Coronavirus (COVID-19) Associated Pneumonia based on Generative Adversarial Networks and a Fine-Tuned Deep Transfer Learning Model using Chest X-ray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hexpe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2060" xlink:type="simple">http://arxiv.org/abs/2004.02060</text:a></text:p>
          </table:table-cell>
          <table:table-cell table:style-name="ce5" office:value-type="string" calcext:value-type="string">
            <text:p>Finding Covid-19 from Chest X-rays using Deep Learning on a Small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private, SIRM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3399" xlink:type="simple">http://arxiv.org/abs/2004.03399</text:a></text:p>
          </table:table-cell>
          <table:table-cell table:style-name="ce5" office:value-type="string" calcext:value-type="string">
            <text:p>Deep Learning on Chest X-ray Images to Detect and Evaluate Pneumonia Cases at the Era of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2696" xlink:type="simple">http://arxiv.org/abs/2004.02696</text:a></text:p>
          </table:table-cell>
          <table:table-cell table:style-name="ce5" office:value-type="string" calcext:value-type="string">
            <text:p>COVID-CAPS: A Capsule Network-based Framework for Identification of COVID-19 cases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10.1016/j.patrec.2020.09.01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2731" xlink:type="simple">http://arxiv.org/abs/2004.02731</text:a></text:p>
          </table:table-cell>
          <table:table-cell table:style-name="ce5" office:value-type="string" calcext:value-type="string">
            <text:p>Review of Artificial Intelligence Techniques in Imaging Data Acquisition, Segmentation and Diagnosis for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109/RBME.2020.2987975</text:p>
          </table:table-cell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3042" xlink:type="simple">http://arxiv.org/abs/2004.03042</text:a></text:p>
          </table:table-cell>
          <table:table-cell table:style-name="ce5" office:value-type="string" calcext:value-type="string">
            <text:p>COVID-MobileXpert: On-Device COVID-19 Patient Triage and Follow-up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rsna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3747" xlink:type="simple">http://arxiv.org/abs/2004.03747</text:a></text:p>
          </table:table-cell>
          <table:table-cell table:style-name="ce5" office:value-type="string" calcext:value-type="string">
            <text:p>COVID_MTNet: COVID-19 Detection with Multi-Task Deep Learning Approach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mooney, cohen, 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084" xlink:type="simple">http://arxiv.org/abs/2004.05084</text:a></text:p>
          </table:table-cell>
          <table:table-cell table:style-name="ce5" office:value-type="string" calcext:value-type="string">
            <text:p>GSA-DenseNet121-COVID-19: a Hybrid Deep Learning Architecture for the Diagnosis of COVID-19 Disease based on Gravitational Search Optimization Algorith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asoc.2020.106742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4582" xlink:type="simple">http://arxiv.org/abs/2004.04582</text:a></text:p>
          </table:table-cell>
          <table:table-cell table:style-name="ce5" office:value-type="string" calcext:value-type="string">
            <text:p>DeepCOVIDExplainer: Explainable COVID-19 Diagnosis Based o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vidx, cohen, kaggle_nabeelsajid917, github_muhammedtalo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4931" xlink:type="simple">http://arxiv.org/abs/2004.04931</text:a></text:p>
          </table:table-cell>
          <table:table-cell table:style-name="ce5" office:value-type="string" calcext:value-type="string">
            <text:p>CoroNet: A deep neural network for detection and diagnosis of COVID-19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cmpb.2020.105581</text:p>
          </table:table-cell>
          <table:table-cell table:style-name="ce5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10.1016/j.cmpb.2020.105581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405" xlink:type="simple">http://arxiv.org/abs/2004.05405</text:a></text:p>
          </table:table-cell>
          <table:table-cell table:style-name="ce5" office:value-type="string" calcext:value-type="string">
            <text:p>Unveiling COVID-19 from Chest X-ray with deep learning: a hurdles race with small data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3390/ijerph17186933</text:p>
          </table:table-cell>
          <table:table-cell table:style-name="ce5"/>
          <table:table-cell table:style-name="ce5" office:value-type="string" calcext:value-type="string">
            <text:p>cohen, kaggle_radiodb, nih, rsna, montgomery, private_corda</text:p>
          </table:table-cell>
          <table:table-cell table:style-name="ce5" office:value-type="string" calcext:value-type="string">
            <text:p>10.3390/ijerph1718693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436" xlink:type="simple">http://arxiv.org/abs/2004.05436</text:a></text:p>
          </table:table-cell>
          <table:table-cell table:style-name="ce5" office:value-type="string" calcext:value-type="string">
            <text:p>Detection of Covid-19 From Chest X-ray Images Using Artificial Intelligence: An Early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717" xlink:type="simple">http://arxiv.org/abs/2004.05717</text:a></text:p>
          </table:table-cell>
          <table:table-cell table:style-name="ce5" office:value-type="string" calcext:value-type="string">
            <text:p>Towards an Effective and Efficient Deep Learning Model for COVID-19 Patterns Detection in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42600-021-00151-6</text:p>
          </table:table-cell>
          <table:table-cell table:style-name="ce5"/>
          <table:table-cell table:style-name="ce5" office:value-type="string" calcext:value-type="string">
            <text:p>rsna, cohen, 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758" xlink:type="simple">http://arxiv.org/abs/2004.05758</text:a></text:p>
          </table:table-cell>
          <table:table-cell table:style-name="ce5" office:value-type="string" calcext:value-type="string">
            <text:p>Deep Learning COVID-19 Features on CXR using Limited Training Data Se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jsrt, montgomery, kaggle_coronahack</text:p>
          </table:table-cell>
          <table:table-cell table:style-name="ce5" office:value-type="string" calcext:value-type="string">
            <text:p>10.1109/TMI.2020.2993291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5835" xlink:type="simple">http://arxiv.org/abs/2004.05835</text:a></text:p>
          </table:table-cell>
          <table:table-cell table:style-name="ce5" office:value-type="string" calcext:value-type="string">
            <text:p>COVID-19 identification in chest X-ray images on flat and hierarchical classification scenario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cmpb.2020.105532</text:p>
          </table:table-cell>
          <table:table-cell table:style-name="ce5"/>
          <table:table-cell table:style-name="ce5" office:value-type="string" calcext:value-type="string">
            <text:p>cohen, radiopedia, nih</text:p>
          </table:table-cell>
          <table:table-cell table:style-name="ce5" office:value-type="string" calcext:value-type="string">
            <text:p>10.1016/j.cmpb.2020.105532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8052" xlink:type="simple">http://arxiv.org/abs/2004.08052</text:a></text:p>
          </table:table-cell>
          <table:table-cell table:style-name="ce5" office:value-type="string" calcext:value-type="string">
            <text:p>A New Modified Deep Convolutional Neural Network for Detecting COVID-19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imu.2020.100360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9363" xlink:type="simple">http://arxiv.org/abs/2004.09363</text:a></text:p>
          </table:table-cell>
          <table:table-cell table:style-name="ce5" office:value-type="string" calcext:value-type="string">
            <text:p>Deep-COVID: Predicting COVID-19 From Chest X-Ray Images Using Deep Transfer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chexpert</text:p>
          </table:table-cell>
          <table:table-cell table:style-name="ce5" office:value-type="string" calcext:value-type="string">
            <text:p>10.1016/j.media.2020.10179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09803" xlink:type="simple">http://arxiv.org/abs/2004.09803</text:a></text:p>
          </table:table-cell>
          <table:table-cell table:style-name="ce5" office:value-type="string" calcext:value-type="string">
            <text:p>CovidAID: COVID-19 Detection Using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, cohen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0507" xlink:type="simple">http://arxiv.org/abs/2004.10507</text:a></text:p>
          </table:table-cell>
          <table:table-cell table:style-name="ce5" office:value-type="string" calcext:value-type="string">
            <text:p>Deep Learning for Screening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rsna, SIRM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0641" xlink:type="simple">http://arxiv.org/abs/2004.10641</text:a></text:p>
          </table:table-cell>
          <table:table-cell table:style-name="ce5" office:value-type="string" calcext:value-type="string">
            <text:p>Automatic Detection of Coronavirus Disease (COVID-19) in X-ray and CT Images: A Machine Learning-Based Approach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1676" xlink:type="simple">http://arxiv.org/abs/2004.11676</text:a></text:p>
          </table:table-cell>
          <table:table-cell table:style-name="ce5" office:value-type="string" calcext:value-type="string">
            <text:p>Automated diagnosis of COVID-19 with limited posteroanterior chest X-ray images using fine-tuned deep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10489-020-01900-3</text:p>
          </table:table-cell>
          <table:table-cell table:style-name="ce5"/>
          <table:table-cell table:style-name="ce5" office:value-type="string" calcext:value-type="string">
            <text:p>montgomery, rsna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786" xlink:type="simple">http://arxiv.org/abs/2004.12786</text:a></text:p>
          </table:table-cell>
          <table:table-cell table:style-name="ce5" office:value-type="string" calcext:value-type="string">
            <text:p>A Cascaded Learning Strategy for Robust COVID-19 Pneumonia Chest X-Ray Scree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padchest, rsna, cohen, private_taiwa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084" xlink:type="simple">http://arxiv.org/abs/2004.12084</text:a></text:p>
          </table:table-cell>
          <table:table-cell table:style-name="ce5" office:value-type="string" calcext:value-type="string">
            <text:p>POCOVID-Net: Automatic Detection of COVID-19 From a New Lung Ultrasound Imaging Dataset (POCUS)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US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592" xlink:type="simple">http://arxiv.org/abs/2004.12592</text:a></text:p>
          </table:table-cell>
          <table:table-cell table:style-name="ce5" office:value-type="string" calcext:value-type="string">
            <text:p>Robust Screening of COVID-19 from Chest X-ray via Discriminative Cost-Sensitive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2823" xlink:type="simple">http://arxiv.org/abs/2004.12823</text:a></text:p>
          </table:table-cell>
          <table:table-cell table:style-name="ce5" office:value-type="string" calcext:value-type="string">
            <text:p>A Critic Evaluation of Methods for COVID-19 Automatic Detection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nih, chexpert, 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4.14143" xlink:type="simple">http://arxiv.org/abs/2004.14143</text:a></text:p>
          </table:table-cell>
          <table:table-cell table:style-name="ce5" office:value-type="string" calcext:value-type="string">
            <text:p>Zero-Shot Learning and its Applications from Autonomous Vehicles to COVID-19 Diagnosis: A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16/j.ibmed.2020.100005</text:p>
          </table:table-cell>
          <table:table-cell table:style-name="ce5" office:value-type="string" calcext:value-type="string">
            <text:p>nochestxraydata</text:p>
          </table:table-cell>
          <table:table-cell table:style-name="ce5"/>
          <table:table-cell table:style-name="ce5" office:value-type="string" calcext:value-type="string">
            <text:p>10.1016/j.ibmed.2020.100005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1577" xlink:type="simple">http://arxiv.org/abs/2005.01577</text:a></text:p>
          </table:table-cell>
          <table:table-cell table:style-name="ce5" office:value-type="string" calcext:value-type="string">
            <text:p>COVID-DA: Deep Domain Adaptation from Typical Pneumonia to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1578" xlink:type="simple">http://arxiv.org/abs/2005.01578</text:a></text:p>
          </table:table-cell>
          <table:table-cell table:style-name="ce5" office:value-type="string" calcext:value-type="string">
            <text:p>A Deep Convolutional Neural Network for COVID-19 Detection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.1007/s42600-021-00132-9</text:p>
          </table:table-cell>
          <table:table-cell table:style-name="ce5"/>
          <table:table-cell table:style-name="ce5" office:value-type="string" calcext:value-type="string">
            <text:p>nih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2167" xlink:type="simple">http://arxiv.org/abs/2005.02167</text:a></text:p>
          </table:table-cell>
          <table:table-cell table:style-name="ce5" office:value-type="string" calcext:value-type="string">
            <text:p>Intra-model Variability in COVID-19 Classification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cohen, 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1468" xlink:type="simple">http://arxiv.org/abs/2005.01468</text:a></text:p>
          </table:table-cell>
          <table:table-cell table:style-name="ce5" office:value-type="string" calcext:value-type="string">
            <text:p>A cascade network for Detecting COVID-19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4014" xlink:type="simple">http://arxiv.org/abs/2005.04014</text:a></text:p>
          </table:table-cell>
          <table:table-cell table:style-name="ce5" office:value-type="string" calcext:value-type="string">
            <text:p>Convolutional Sparse Support Estimator Based Covid-19 Recognition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mooney, sirm, twitter, radiopedia, <text:s/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4562" xlink:type="simple">http://arxiv.org/abs/2005.04562</text:a></text:p>
          </table:table-cell>
          <table:table-cell table:style-name="ce5" office:value-type="string" calcext:value-type="string">
            <text:p>Fast and accurate detection of Covid-19-related pneumonia from chest X-ray images with novel deep learning model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cohen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05576" xlink:type="simple">http://arxiv.org/abs/2005.05576</text:a></text:p>
          </table:table-cell>
          <table:table-cell table:style-name="ce5" office:value-type="string" calcext:value-type="string">
            <text:p>Multi-Channel Transfer Learning of Chest X-ray Images for Screening of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rsna, cohen, kaggle_andrewmv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1003" xlink:type="simple">http://arxiv.org/abs/2005.11003</text:a></text:p>
          </table:table-cell>
          <table:table-cell table:style-name="ce5" office:value-type="string" calcext:value-type="string">
            <text:p>SODA: Detecting Covid-19 in Chest X-rays with Semi-supervised Open Set Domain Adap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nih, cohen</text:p>
          </table:table-cell>
          <table:table-cell table:style-name="ce5" office:value-type="string" calcext:value-type="string">
            <text:p>10.1109/TCBB.2021.3066331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1061" xlink:type="simple">http://arxiv.org/abs/2005.11061</text:a></text:p>
          </table:table-cell>
          <table:table-cell table:style-name="ce5" office:value-type="string" calcext:value-type="string">
            <text:p>Vulnerability of deep neural networks for detecting COVID-19 cases from chest X-ray images to universal adversarial attac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0.1371/journal.pone.0243963</text:p>
          </table:table-cell>
          <table:table-cell table:style-name="ce5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10.1371/journal.pone.024396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1856" xlink:type="simple">http://arxiv.org/abs/2005.11856</text:a></text:p>
          </table:table-cell>
          <table:table-cell table:style-name="ce5" office:value-type="string" calcext:value-type="string">
            <text:p>Predicting COVID-19 Pneumonia Severity on Chest X-ray with Deep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cohen, radiopedia, nih, rsna, chexpert, mimic-cxr, padchest</text:p>
          </table:table-cell>
          <table:table-cell table:style-name="ce5" office:value-type="string" calcext:value-type="string">
            <text:p>10.7759/cureus.9448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5.13928" xlink:type="simple">http://arxiv.org/abs/2005.13928</text:a></text:p>
          </table:table-cell>
          <table:table-cell table:style-name="ce5" office:value-type="string" calcext:value-type="string">
            <text:p>Early Screening of SARS-CoV-2 by Intelligent Analysis of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cohen, mooney, nih, kaggle_andrewmv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0730" xlink:type="simple">http://arxiv.org/abs/2006.00730</text:a></text:p>
          </table:table-cell>
          <table:table-cell table:style-name="ce5" office:value-type="string" calcext:value-type="string">
            <text:p>Automatic classification between COVID-19 pneumonia, non-COVID-19 pneumonia, and the healthy on chest X-ray image: combination of data augmentation method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038/s41598-020-74539-2</text:p>
          </table:table-cell>
          <table:table-cell table:style-name="ce5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10.1038/s41598-020-74539-2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1174" xlink:type="simple">http://arxiv.org/abs/2006.01174</text:a></text:p>
          </table:table-cell>
          <table:table-cell table:style-name="ce5" office:value-type="string" calcext:value-type="string">
            <text:p>BIMCV COVID-19+: a large annotated dataset of RX and CT images from COVID-19 patien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1409" xlink:type="simple">http://arxiv.org/abs/2006.01409</text:a></text:p>
          </table:table-cell>
          <table:table-cell table:style-name="ce5" office:value-type="string" calcext:value-type="string">
            <text:p>COVIDGR dataset and COVID-SDNet methodology for predicting COVID-19 based o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vidgr</text:p>
          </table:table-cell>
          <table:table-cell table:style-name="ce5" office:value-type="string" calcext:value-type="string">
            <text:p>10.1109/JBHI.2020.3037127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2570" xlink:type="simple">http://arxiv.org/abs/2006.02570</text:a></text:p>
          </table:table-cell>
          <table:table-cell table:style-name="ce5" office:value-type="string" calcext:value-type="string">
            <text:p>Exploration of Interpretability Techniques for Deep COVID-19 Classification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3622" xlink:type="simple">http://arxiv.org/abs/2006.03622</text:a></text:p>
          </table:table-cell>
          <table:table-cell table:style-name="ce5" office:value-type="string" calcext:value-type="string">
            <text:p>Data Augmentation using Generative Adversarial Networks (GANs) for GAN-based Detection of Pneumonia and COVID-19 i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vidx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5274" xlink:type="simple">http://arxiv.org/abs/2006.05274</text:a></text:p>
          </table:table-cell>
          <table:table-cell table:style-name="ce5" office:value-type="string" calcext:value-type="string">
            <text:p>UMLS-ChestNet: A deep convolutional neural network for radiological findings, differential diagnoses and localizations of COVID-19 in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padchest, 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4149" xlink:type="simple">http://arxiv.org/abs/2006.04149</text:a></text:p>
          </table:table-cell>
          <table:table-cell table:style-name="ce5" office:value-type="string" calcext:value-type="string">
            <text:p>Pipeline for Advanced Contrast Enhancement (PACE) of chest X-ray in evaluating COVID-19 patients by combining bidimensional empirical mode decomposition and CLAH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5332" xlink:type="simple">http://arxiv.org/abs/2006.05332</text:a></text:p>
          </table:table-cell>
          <table:table-cell table:style-name="ce5" office:value-type="string" calcext:value-type="string">
            <text:p>Advance Warning Methodologies for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109/ACCESS.2021.3064927</text:p>
          </table:table-cell>
          <table:table-cell table:style-name="ce5"/>
          <table:table-cell table:style-name="ce5" office:value-type="string" calcext:value-type="string">
            <text:p>bimcv, mlhannover, sirm, twitter, radiopedia, padchest, rsna, mooney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4603" xlink:type="simple">http://arxiv.org/abs/2006.04603</text:a></text:p>
          </table:table-cell>
          <table:table-cell table:style-name="ce5" office:value-type="string" calcext:value-type="string">
            <text:p>BS-Net: learning COVID-19 pneumonia severity on a large Chest X-Ray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016/j.media.2021.102046</text:p>
          </table:table-cell>
          <table:table-cell table:style-name="ce5"/>
          <table:table-cell table:style-name="ce5" office:value-type="string" calcext:value-type="string">
            <text:p>brixia, cohen</text:p>
          </table:table-cell>
          <table:table-cell table:style-name="ce5" office:value-type="string" calcext:value-type="string">
            <text:p>10.1016/j.media.2021.102046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5245" xlink:type="simple">http://arxiv.org/abs/2006.05245</text:a></text:p>
          </table:table-cell>
          <table:table-cell table:style-name="ce5" office:value-type="string" calcext:value-type="string">
            <text:p>A Review of Automated Diagnosis of COVID-19 Based on Scanning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06177" xlink:type="simple">http://arxiv.org/abs/2006.06177</text:a></text:p>
          </table:table-cell>
          <table:table-cell table:style-name="ce5" office:value-type="string" calcext:value-type="string">
            <text:p>COVID-19-CT-CXR: a freely accessible and weakly labeled chest X-ray and CT image collection on COVID-19 from biomedical literature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nih, github_ncbi-nlp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2229" xlink:type="simple">http://arxiv.org/abs/2006.12229</text:a></text:p>
          </table:table-cell>
          <table:table-cell table:style-name="ce5" office:value-type="string" calcext:value-type="string">
            <text:p>Improving performance of CNN to predict likelihood of COVID-19 using chest X-ray images with preprocessing algorithm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.1016/j.ijmedinf.2020.104284</text:p>
          </table:table-cell>
          <table:table-cell table:style-name="ce5"/>
          <table:table-cell table:style-name="ce5" office:value-type="string" calcext:value-type="string">
            <text:p>mooney, cohen, kaggle_radiodb</text:p>
          </table:table-cell>
          <table:table-cell table:style-name="ce5" office:value-type="string" calcext:value-type="string">
            <text:p>10.1016/j.ijmedinf.2020.10428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3807" xlink:type="simple">http://arxiv.org/abs/2006.13807</text:a></text:p>
          </table:table-cell>
          <table:table-cell table:style-name="ce5" office:value-type="string" calcext:value-type="string">
            <text:p>COVID-CXNet: Detecting COVID-19 in Frontal Chest X-ray Images using Deep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github_cxnet, mooney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3808" xlink:type="simple">http://arxiv.org/abs/2006.13808</text:a></text:p>
          </table:table-cell>
          <table:table-cell table:style-name="ce5" office:value-type="string" calcext:value-type="string">
            <text:p>Role of Edge Device and Cloud Machine Learning in Point-of-Care Solutions Using Imaging Diagnostics for Population Scree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3817" xlink:type="simple">http://arxiv.org/abs/2006.13817</text:a></text:p>
          </table:table-cell>
          <table:table-cell table:style-name="ce5" office:value-type="string" calcext:value-type="string">
            <text:p>Stacked Convolutional Neural Network for Diagnosis of COVID-19 Disease from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, agchung_figure1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2607" xlink:type="simple">http://arxiv.org/abs/2006.12607</text:a></text:p>
          </table:table-cell>
          <table:table-cell table:style-name="ce5" office:value-type="string" calcext:value-type="string">
            <text:p>Pore-Scale Transport and Two-Phase Fluid Structures in Fibrous Porous Layers: Application to Fuel Cells and Beyond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1450" xlink:type="simple">http://arxiv.org/abs/2007.11450</text:a></text:p>
          </table:table-cell>
          <table:table-cell table:style-name="ce5" office:value-type="string" calcext:value-type="string">
            <text:p>4S-DT: Self Supervised Super Sample Decomposition for Transfer learning with application to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, nih, kaggle_prashant268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6.16106" xlink:type="simple">http://arxiv.org/abs/2006.16106</text:a></text:p>
          </table:table-cell>
          <table:table-cell table:style-name="ce5" office:value-type="string" calcext:value-type="string">
            <text:p>COVID-19 Screening Using Residual Attention Network an Artificial Intelligence Approach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cohen, mooney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1108" xlink:type="simple">http://arxiv.org/abs/2007.01108</text:a></text:p>
          </table:table-cell>
          <table:table-cell table:style-name="ce5" office:value-type="string" calcext:value-type="string">
            <text:p>Evaluation of Contemporary Convolutional Neural Network Architectures for Detecting COVID-19 from Chest Radiograph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2"/>
          <table:table-cell table:style-name="ce5" office:value-type="string" calcext:value-type="string">
            <text:p>kaggle_coronahack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5494" xlink:type="simple">http://arxiv.org/abs/2007.05494</text:a></text:p>
          </table:table-cell>
          <table:table-cell table:style-name="ce5" office:value-type="string" calcext:value-type="string">
            <text:p>Automatic Detection of COVID-19 Cases on X-ray images Using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0861" xlink:type="simple">http://arxiv.org/abs/2007.00861</text:a></text:p>
          </table:table-cell>
          <table:table-cell table:style-name="ce5" office:value-type="string" calcext:value-type="string">
            <text:p>An encoder-decoder-based method for COVID-19 lung infection segmen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5592" xlink:type="simple">http://arxiv.org/abs/2007.05592</text:a></text:p>
          </table:table-cell>
          <table:table-cell table:style-name="ce5" office:value-type="string" calcext:value-type="string">
            <text:p>Experiments of Federated Learning for COVID-19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kaggle_radiodb, rsna, cohen, actualm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5597" xlink:type="simple">http://arxiv.org/abs/2007.05597</text:a></text:p>
          </table:table-cell>
          <table:table-cell table:style-name="ce5" office:value-type="string" calcext:value-type="string">
            <text:p>EMIXER: End-to-end Multimodal X-ray Generation via Self-supervis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MIMIC-CXR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8223" xlink:type="simple">http://arxiv.org/abs/2007.08223</text:a></text:p>
          </table:table-cell>
          <table:table-cell table:style-name="ce5" office:value-type="string" calcext:value-type="string">
            <text:p>An Efficient Mixture of Deep and Machine Learning Models for COVID-19 and Tuberculosis Detection Using X-Ray Images in Resource Limited Setting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0785" xlink:type="simple">http://arxiv.org/abs/2007.10785</text:a></text:p>
          </table:table-cell>
          <table:table-cell table:style-name="ce5" office:value-type="string" calcext:value-type="string">
            <text:p>Automated Detection and Forecasting of COVID-19 using Deep Learning Techniques: A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eurorad, sirm, bsti, actualmed, agchung_figure1, twitter, 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8637" xlink:type="simple">http://arxiv.org/abs/2007.08637</text:a></text:p>
          </table:table-cell>
          <table:table-cell table:style-name="ce5" office:value-type="string" calcext:value-type="string">
            <text:p>COV-ELM classifier: An Extreme Learning Machine based identification of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0791" xlink:type="simple">http://arxiv.org/abs/2007.10791</text:a></text:p>
          </table:table-cell>
          <table:table-cell table:style-name="ce5" office:value-type="string" calcext:value-type="string">
            <text:p>Learning to Match Distributions for Domain Adap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github_covid-d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09695" xlink:type="simple">http://arxiv.org/abs/2007.09695</text:a></text:p>
          </table:table-cell>
          <table:table-cell table:style-name="ce5" office:value-type="string" calcext:value-type="string">
            <text:p>Using Deep Convolutional Neural Networks to Diagnose COVID-19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github_zy-zr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1993" xlink:type="simple">http://arxiv.org/abs/2007.11993</text:a></text:p>
          </table:table-cell>
          <table:table-cell table:style-name="ce5" office:value-type="string" calcext:value-type="string">
            <text:p>CVR-Net: A deep convolutional neural network for coronavirus recognition from chest radiograph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, kaggle_ahmedali20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2525" xlink:type="simple">http://arxiv.org/abs/2007.12525</text:a></text:p>
          </table:table-cell>
          <table:table-cell table:style-name="ce5" office:value-type="string" calcext:value-type="string">
            <text:p>Study of Different Deep Learning Approach with Explainable AI for Screening Patients with COVID-19 Symptoms: Using CT Scan and Chest X-ray Image Datase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0.3390/make2040027</text:p>
          </table:table-cell>
          <table:table-cell table:style-name="ce5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4846" xlink:type="simple">http://arxiv.org/abs/2007.14846</text:a></text:p>
          </table:table-cell>
          <table:table-cell table:style-name="ce5" office:value-type="string" calcext:value-type="string">
            <text:p>An Uncertainty-aware Transfer Learning-based Framework for Covid-19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4318" xlink:type="simple">http://arxiv.org/abs/2007.14318</text:a></text:p>
          </table:table-cell>
          <table:table-cell table:style-name="ce5" office:value-type="string" calcext:value-type="string">
            <text:p>CovMUNET: A Multiple Loss Approach towards Detection of COVID-19 from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7.14777" xlink:type="simple">http://arxiv.org/abs/2007.14777</text:a></text:p>
          </table:table-cell>
          <table:table-cell table:style-name="ce5" office:value-type="string" calcext:value-type="string">
            <text:p>PDCOVIDNet: A Parallel-Dilated Convolutional Neural Network Architecture for Detecting COVID-19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0.1007/s13755-020-00119-3</text:p>
          </table:table-cell>
          <table:table-cell table:style-name="ce5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3205" xlink:type="simple">http://arxiv.org/abs/2008.03205</text:a></text:p>
          </table:table-cell>
          <table:table-cell table:style-name="ce5" office:value-type="string" calcext:value-type="string">
            <text:p>Multi-Task Driven Explainable Diagnosis of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nih, chexpert, cohen, sirm, twitter, radiopedia, eurorad, bsti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1774" xlink:type="simple">http://arxiv.org/abs/2008.01774</text:a></text:p>
          </table:table-cell>
          <table:table-cell table:style-name="ce5" office:value-type="string" calcext:value-type="string">
            <text:p>An artificial intelligence system for predicting the deterioration of COVID-19 patients in the emergency department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private_ NYULangone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1973" xlink:type="simple">http://arxiv.org/abs/2008.01973</text:a></text:p>
          </table:table-cell>
          <table:table-cell table:style-name="ce5" office:value-type="string" calcext:value-type="string">
            <text:p>MultiCheXNet: A Multi-Task Learning Deep Network For Pneumonia-like Diseases Diagnosis From X-ray Scan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nih, rsna, SIIMPneumo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4815" xlink:type="simple">http://arxiv.org/abs/2008.04815</text:a></text:p>
          </table:table-cell>
          <table:table-cell table:style-name="ce5" office:value-type="string" calcext:value-type="string">
            <text:p>A Review on Deep Learning Techniques for the Diagnosis of Novel Coronavirus (COVID-19)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cohen, kaggle_andrewmvd, nih, mooney, sirm, chexpert, rsna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8912" xlink:type="simple">http://arxiv.org/abs/2008.08912</text:a></text:p>
          </table:table-cell>
          <table:table-cell table:style-name="ce5" office:value-type="string" calcext:value-type="string">
            <text:p>A Data-Efficient Deep Learning Based Smartphone Application For Detection Of Pulmonary Diseases Using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8496" xlink:type="simple">http://arxiv.org/abs/2008.08496</text:a></text:p>
          </table:table-cell>
          <table:table-cell table:style-name="ce5" office:value-type="string" calcext:value-type="string">
            <text:p>Correcting Data Imbalance for Semi-Supervised Covid-19 Detection Using X-ray Ches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cohen, mooney, openi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09713" xlink:type="simple">http://arxiv.org/abs/2008.09713</text:a></text:p>
          </table:table-cell>
          <table:table-cell table:style-name="ce5" office:value-type="string" calcext:value-type="string">
            <text:p>Comparative performance analysis of the ResNet backbones of Mask RCNN to segment the signs of COVID-19 in chest CT scan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11639" xlink:type="simple">http://arxiv.org/abs/2008.11639</text:a></text:p>
          </table:table-cell>
          <table:table-cell table:style-name="ce5" office:value-type="string" calcext:value-type="string">
            <text:p>A comparison of deep machine learning algorithms in COVID-19 disease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11478" xlink:type="simple">http://arxiv.org/abs/2008.11478</text:a></text:p>
          </table:table-cell>
          <table:table-cell table:style-name="ce5" office:value-type="string" calcext:value-type="string">
            <text:p>DRR4Covid: Learning Automated COVID-19 Infection Segmentation from Digitally Reconstructed Radiograph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kaggle_radiodb, github_cxne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8.11572" xlink:type="simple">http://arxiv.org/abs/2008.11572</text:a></text:p>
          </table:table-cell>
          <table:table-cell table:style-name="ce5" office:value-type="string" calcext:value-type="string">
            <text:p>On the Composition and Limitations of Publicly Available COVID-19 X-Ray Imaging Datase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cohen, brixia, agchung_figure1, actualmed, mlhannover, tcia_rural, hmhospitales, bimcv, rsna, nih, chexpert, montgomery, shenzen, mooney, covidx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1657" xlink:type="simple">http://arxiv.org/abs/2009.01657</text:a></text:p>
          </table:table-cell>
          <table:table-cell table:style-name="ce5" office:value-type="string" calcext:value-type="string">
            <text:p>A free web service for fast COVID-19 classification of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5" office:value-type="string" calcext:value-type="string">
            <text:p>mooney, rsna, cohen, agchung_figure1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4004" xlink:type="simple">http://arxiv.org/abs/2009.04004</text:a></text:p>
          </table:table-cell>
          <table:table-cell table:style-name="ce5" office:value-type="string" calcext:value-type="string">
            <text:p>Fuzzy Unique Image Transformation: Defense Against Adversarial Attacks On Deep COVID-19 Model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0608" xlink:type="simple">http://arxiv.org/abs/2009.10608</text:a></text:p>
          </table:table-cell>
          <table:table-cell table:style-name="ce5" office:value-type="string" calcext:value-type="string">
            <text:p>Dual Encoder Fusion U-Net (DEFU-Net) for Cross-manufacturer Chest X-ray Segment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6116" xlink:type="simple">http://arxiv.org/abs/2009.06116</text:a></text:p>
          </table:table-cell>
          <table:table-cell table:style-name="ce5" office:value-type="string" calcext:value-type="string">
            <text:p>Accelerating COVID-19 Differential Diagnosis with Explainable Ultrasound Image Analy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0.3390/app11020672</text:p>
          </table:table-cell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github_ncbi-nlp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8831" xlink:type="simple">http://arxiv.org/abs/2009.08831</text:a></text:p>
          </table:table-cell>
          <table:table-cell table:style-name="ce5" office:value-type="string" calcext:value-type="string">
            <text:p>Fused Deep Convolutional Neural Network for Precision Diagnosis of COVID-19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github_ncbi-nlp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9247" xlink:type="simple">http://arxiv.org/abs/2009.09247</text:a></text:p>
          </table:table-cell>
          <table:table-cell table:style-name="ce5" office:value-type="string" calcext:value-type="string">
            <text:p>Bias Field Poses a Threat to DNN-based X-Ray Recogni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moone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09780" xlink:type="simple">http://arxiv.org/abs/2009.09780</text:a></text:p>
          </table:table-cell>
          <table:table-cell table:style-name="ce5" office:value-type="string" calcext:value-type="string">
            <text:p>Impact of lung segmentation on the diagnosis and explanation of COVID-19 i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rsna, cohen, actualmed, agchung_figure1, radiopedia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0141" xlink:type="simple">http://arxiv.org/abs/2009.10141</text:a></text:p>
          </table:table-cell>
          <table:table-cell table:style-name="ce5" office:value-type="string" calcext:value-type="string">
            <text:p>CCBlock: An Effective Use of Deep Learning for Automatic Diagnosis of COVID-19 Using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0.1007/s42600-020-00110-7</text:p>
          </table:table-cell>
          <table:table-cell table:style-name="ce5"/>
          <table:table-cell table:style-name="ce5" office:value-type="string" calcext:value-type="string">
            <text:p>cohen, mooney, kaggle_andrewmv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0401" xlink:type="simple">http://arxiv.org/abs/2009.10401</text:a></text:p>
          </table:table-cell>
          <table:table-cell table:style-name="ce5" office:value-type="string" calcext:value-type="string">
            <text:p>Dynamic Fusion based Federated Learning for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kaggle_radiodb, agchung_figure1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1850" xlink:type="simple">http://arxiv.org/abs/2009.11850</text:a></text:p>
          </table:table-cell>
          <table:table-cell table:style-name="ce5" office:value-type="string" calcext:value-type="string">
            <text:p>ECOVNet: An Ensemble of Deep Convolutional Neural Networks Based on EfficientNet to Detect COVID-19 From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2478" xlink:type="simple">http://arxiv.org/abs/2009.12478</text:a></text:p>
          </table:table-cell>
          <table:table-cell table:style-name="ce5" office:value-type="string" calcext:value-type="string">
            <text:p>Generating Realistic COVID19 X-rays with a Mean Teacher + Transfer Learning GA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2597" xlink:type="simple">http://arxiv.org/abs/2009.12597</text:a></text:p>
          </table:table-cell>
          <table:table-cell table:style-name="ce5" office:value-type="string" calcext:value-type="string">
            <text:p>Potential Features of ICU Admission in X-ray Images of COVID-19 Patien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hen, 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09.12698" xlink:type="simple">http://arxiv.org/abs/2009.12698</text:a></text:p>
          </table:table-cell>
          <table:table-cell table:style-name="ce5" office:value-type="string" calcext:value-type="string">
            <text:p>COVID-19 Infection Map Generation and Detection from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qatacov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0378" xlink:type="simple">http://arxiv.org/abs/2010.00378</text:a></text:p>
          </table:table-cell>
          <table:table-cell table:style-name="ce5" office:value-type="string" calcext:value-type="string">
            <text:p>GraphXCOVID: Explainable Deep Graph Diffusion Pseudo-Labelling for Identifying COVID-19 on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0958" xlink:type="simple">http://arxiv.org/abs/2010.00958</text:a></text:p>
          </table:table-cell>
          <table:table-cell table:style-name="ce5" office:value-type="string" calcext:value-type="string">
            <text:p>Identification of images of COVID-19 from Chest Computed Tomography (CT) images using Deep learning: Comparing COGNEX VisionPro Deep Learning 1.0 Software with Open Source Convolutional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1362" xlink:type="simple">http://arxiv.org/abs/2010.01362</text:a></text:p>
          </table:table-cell>
          <table:table-cell table:style-name="ce5" office:value-type="string" calcext:value-type="string">
            <text:p>COVID-19 Classification of X-ray Images Using Deep Neur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private_israel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2715" xlink:type="simple">http://arxiv.org/abs/2010.02715</text:a></text:p>
          </table:table-cell>
          <table:table-cell table:style-name="ce5" office:value-type="string" calcext:value-type="string">
            <text:p>Assessing Automated Machine Learning service to detect COVID-19 from X-Ray and CT images: A Real-time Smartphone Application case stud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.20944/preprints202009.0647.v1</text:p>
          </table:table-cell>
          <table:table-cell table:style-name="ce5"/>
          <table:table-cell table:style-name="ce5" office:value-type="string" calcext:value-type="string">
            <text:p>cohen, mooney, sirm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6418" xlink:type="simple">http://arxiv.org/abs/2010.06418</text:a></text:p>
          </table:table-cell>
          <table:table-cell table:style-name="ce5" office:value-type="string" calcext:value-type="string">
            <text:p>RANDGAN: Randomized Generative Adversarial Network for Detection of COVID-19 in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5690" xlink:type="simple">http://arxiv.org/abs/2010.05690</text:a></text:p>
          </table:table-cell>
          <table:table-cell table:style-name="ce5" office:value-type="string" calcext:value-type="string">
            <text:p>A Novel Strategy for COVID-19 Classification from Chest X-ray Images Using Deep Stacked-Ensembl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4420" xlink:type="simple">http://arxiv.org/abs/2010.04420</text:a></text:p>
          </table:table-cell>
          <table:table-cell table:style-name="ce5" office:value-type="string" calcext:value-type="string">
            <text:p>Prognosis Prediction in Covid-19 Patients from Lab Tests and X-ray Data through Randomized Decision Tre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4936" xlink:type="simple">http://arxiv.org/abs/2010.04936</text:a></text:p>
          </table:table-cell>
          <table:table-cell table:style-name="ce5" office:value-type="string" calcext:value-type="string">
            <text:p>An Empirical Study on Detecting COVID-19 in Chest X-ray Images Using Deep Learning Based Method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08115" xlink:type="simple">http://arxiv.org/abs/2010.08115</text:a></text:p>
          </table:table-cell>
          <table:table-cell table:style-name="ce5" office:value-type="string" calcext:value-type="string">
            <text:p>Early-stage COVID-19 diagnosis in presence of limited posteroanterior chest X-ray images via novel Pinball-OCSVM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rsna, montgomery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0266" xlink:type="simple">http://arxiv.org/abs/2010.10266</text:a></text:p>
          </table:table-cell>
          <table:table-cell table:style-name="ce5" office:value-type="string" calcext:value-type="string">
            <text:p>Synthesis of COVID-19 Chest X-rays using Unpaired Image-to-Image Transla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rsna</text:p>
          </table:table-cell>
          <table:table-cell table:style-name="ce5" office:value-type="string" calcext:value-type="string">
            <text:p>10.1007/s13278-021-00731-5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3271" xlink:type="simple">http://arxiv.org/abs/2010.13271</text:a></text:p>
          </table:table-cell>
          <table:table-cell table:style-name="ce5" office:value-type="string" calcext:value-type="string">
            <text:p>Interpreting Uncertainty in Model Predictions For COVID-19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mooney, 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4091" xlink:type="simple">http://arxiv.org/abs/2010.14091</text:a></text:p>
          </table:table-cell>
          <table:table-cell table:style-name="ce5" office:value-type="string" calcext:value-type="string">
            <text:p>Triple-view Convolutional Neural Networks for COVID-19 Diagnosis with Chest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jsrt, montgomery, shenz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1789" xlink:type="simple">http://arxiv.org/abs/2011.01789</text:a></text:p>
          </table:table-cell>
          <table:table-cell table:style-name="ce5" office:value-type="string" calcext:value-type="string">
            <text:p>Point of Care Image Analysis for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private_israel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1787" xlink:type="simple">http://arxiv.org/abs/2011.01787</text:a></text:p>
          </table:table-cell>
          <table:table-cell table:style-name="ce5" office:value-type="string" calcext:value-type="string">
            <text:p>Predicting intubation support requirement of patients using Chest X-ray with Deep Representation Learn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.13140/RG.2.2.18271.69282</text:p>
          </table:table-cell>
          <table:table-cell table:style-name="ce5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0.16039" xlink:type="simple">http://arxiv.org/abs/2010.16039</text:a></text:p>
          </table:table-cell>
          <table:table-cell table:style-name="ce5" office:value-type="string" calcext:value-type="string">
            <text:p>FLANNEL: Focal Loss Based Neural Network Ensemble for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string" calcext:value-type="string">
            <text:p>cohen, mooney</text:p>
          </table:table-cell>
          <table:table-cell table:style-name="ce5" office:value-type="string" calcext:value-type="string">
            <text:p>10.1093/jamia/ocaa28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0133" xlink:type="simple">http://arxiv.org/abs/2011.00133</text:a></text:p>
          </table:table-cell>
          <table:table-cell table:style-name="ce5" office:value-type="string" calcext:value-type="string">
            <text:p>Multi-stage transfer learning for lung segmentation using portable X-ray devices for patients with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0.1016/j.eswa.2021.114677</text:p>
          </table:table-cell>
          <table:table-cell table:style-name="ce5"/>
          <table:table-cell table:style-name="ce5" office:value-type="string" calcext:value-type="string">
            <text:p>v7labs, private_coru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0618" xlink:type="simple">http://arxiv.org/abs/2011.00618</text:a></text:p>
          </table:table-cell>
          <table:table-cell table:style-name="ce5" office:value-type="string" calcext:value-type="string">
            <text:p>Triage of Potential COVID-19 Patients from Chest X-ray Images using Hierarchical Convolutional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office:value-type="string" calcext:value-type="string">
            <text:p>10.1007/s00521-020-05641-9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0631" xlink:type="simple">http://arxiv.org/abs/2011.00631</text:a></text:p>
          </table:table-cell>
          <table:table-cell table:style-name="ce5" office:value-type="string" calcext:value-type="string">
            <text:p>Bifurcated Autoencoder for Segmentation of COVID-19 Infected Regions in C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3585" xlink:type="simple">http://arxiv.org/abs/2011.03585</text:a></text:p>
          </table:table-cell>
          <table:table-cell table:style-name="ce5" office:value-type="string" calcext:value-type="string">
            <text:p>Chest X-ray Image Phase Features for Improved Diagnosis of COVID-19 Using Convolutional Neural Network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bimcv, covidx, github_cxnet</text:p>
          </table:table-cell>
          <table:table-cell table:style-name="ce5" office:value-type="string" calcext:value-type="string">
            <text:p>10.1007/s11548-020-02305-w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5186" xlink:type="simple">http://arxiv.org/abs/2011.05186</text:a></text:p>
          </table:table-cell>
          <table:table-cell table:style-name="ce5" office:value-type="string" calcext:value-type="string">
            <text:p>Pristine annotations-based multi-modal trained artificial intelligence solution to triage chest X-ray for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rsna, mooney, padchest, cohen, nih, private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2278" xlink:type="simple">http://arxiv.org/abs/2012.02278</text:a></text:p>
          </table:table-cell>
          <table:table-cell table:style-name="ce5" office:value-type="string" calcext:value-type="string">
            <text:p>Multiscale Attention Guided Network for COVID-19 Diagnosis Using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nih, v7labs, not_identified</text:p>
          </table:table-cell>
          <table:table-cell table:style-name="ce5" office:value-type="string" calcext:value-type="string">
            <text:p>10.1109/JBHI.2021.3058293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08528" xlink:type="simple">http://arxiv.org/abs/2011.08528</text:a></text:p>
          </table:table-cell>
          <table:table-cell table:style-name="ce5" office:value-type="string" calcext:value-type="string">
            <text:p>Decision and Feature Level Fusion of Deep Features Extracted from Public COVID-19 Data-set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nih, actualm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6310" xlink:type="simple">http://arxiv.org/abs/2012.06310</text:a></text:p>
          </table:table-cell>
          <table:table-cell table:style-name="ce5" office:value-type="string" calcext:value-type="string">
            <text:p>Artificial Intelligence for COVID-19 Detection -- A state-of-the-art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rsna, 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2238" xlink:type="simple">http://arxiv.org/abs/2012.02238</text:a></text:p>
          </table:table-cell>
          <table:table-cell table:style-name="ce5" office:value-type="string" calcext:value-type="string">
            <text:p>Exploring the Effect of Image Enhancement Techniques on COVID-19 Detection using Chest X-rays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rsna, bimcv, mlhannover, github_cxnet, sirm, twitter</text:p>
          </table:table-cell>
          <table:table-cell table:style-name="ce5" office:value-type="string" calcext:value-type="string">
            <text:p>10.1016/j.compbiomed.2021.104319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14894" xlink:type="simple">http://arxiv.org/abs/2011.14894</text:a></text:p>
          </table:table-cell>
          <table:table-cell table:style-name="ce5" office:value-type="string" calcext:value-type="string">
            <text:p>Uncertainty-driven ensembles of deep architectures for multiclass classification. Application to COVID-19 diagnosis in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mooney, kaggle_prashant268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14259" xlink:type="simple">http://arxiv.org/abs/2011.14259</text:a></text:p>
          </table:table-cell>
          <table:table-cell table:style-name="ce5" office:value-type="string" calcext:value-type="string">
            <text:p>Artificial Intelligence applied to chest X-Ray images for the automatic detection of COVID-19. A thoughtful evaluation approach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hmhospitales, bimcv, actualmed, shenzen, montgomery, nih, chexpert, mimic-cxr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1.14983" xlink:type="simple">http://arxiv.org/abs/2011.14983</text:a></text:p>
          </table:table-cell>
          <table:table-cell table:style-name="ce5" office:value-type="string" calcext:value-type="string">
            <text:p>MAVIDH Score: A COVID-19 Severity Scoring using Chest X-Ray Pathology Featur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5" office:value-type="string" calcext:value-type="string">
            <text:p>cohen, mlhannover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5073" xlink:type="simple">http://arxiv.org/abs/2012.05073</text:a></text:p>
          </table:table-cell>
          <table:table-cell table:style-name="ce5" office:value-type="string" calcext:value-type="string">
            <text:p>COVID-19 Detection in Chest X-Ray Images using a New Channel Boosted CN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mendeley_extensive, kaagle_khoongweihao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9132" xlink:type="simple">http://arxiv.org/abs/2012.09132</text:a></text:p>
          </table:table-cell>
          <table:table-cell table:style-name="ce5" office:value-type="string" calcext:value-type="string">
            <text:p>Ensemble-CVDNet: A Deep Learning based End-to-End Classification Framework for COVID-19 Detection using Ensembles of Network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6346" xlink:type="simple">http://arxiv.org/abs/2012.06346</text:a></text:p>
          </table:table-cell>
          <table:table-cell table:style-name="ce5" office:value-type="string" calcext:value-type="string">
            <text:p>Distant Domain Transfer Learning for Medical Imaging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mooney</text:p>
          </table:table-cell>
          <table:table-cell table:style-name="ce5" office:value-type="string" calcext:value-type="string">
            <text:p>10.1109/JBHI.2021.3051470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5525" xlink:type="simple">http://arxiv.org/abs/2012.05525</text:a></text:p>
          </table:table-cell>
          <table:table-cell table:style-name="ce5" office:value-type="string" calcext:value-type="string">
            <text:p>Detection of Covid-19 Patients with Convolutional Neural Network Based Features on Multi-class X-ray Ches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kaggle_radiodb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7655" xlink:type="simple">http://arxiv.org/abs/2012.07655</text:a></text:p>
          </table:table-cell>
          <table:table-cell table:style-name="ce5" office:value-type="string" calcext:value-type="string">
            <text:p>Deep Neural Networks for COVID-19 Detection and Diagnosis using Images and Acoustic-based Techniques: A Recent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6531" xlink:type="simple">http://arxiv.org/abs/2012.06531</text:a></text:p>
          </table:table-cell>
          <table:table-cell table:style-name="ce5" office:value-type="string" calcext:value-type="string">
            <text:p>AIforCOVID: predicting the clinical outcomes in patients with COVID-19 applying AI to chest-X-rays. An Italian multicentre stud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aiforcovi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07079" xlink:type="simple">http://arxiv.org/abs/2012.07079</text:a></text:p>
          </table:table-cell>
          <table:table-cell table:style-name="ce5" office:value-type="string" calcext:value-type="string">
            <text:p>CHS-Net: A Deep learning approach for hierarchical segmentation of COVID-19 infected CT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0787" xlink:type="simple">http://arxiv.org/abs/2012.10787</text:a></text:p>
          </table:table-cell>
          <table:table-cell table:style-name="ce5" office:value-type="string" calcext:value-type="string">
            <text:p>Constructing and Evaluating an Explainable Model for COVID-19 Diagnosis from Chest X-ray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nih, montgomery, shenzen, 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1577" xlink:type="simple">http://arxiv.org/abs/2012.11577</text:a></text:p>
          </table:table-cell>
          <table:table-cell table:style-name="ce5" office:value-type="string" calcext:value-type="string">
            <text:p>Deep Learning in Detection and Diagnosis of Covid-19 using Radiology Modalities: A Systematic Review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/>
          <table:table-cell table:style-name="ce5" office:value-type="string" calcext:value-type="string">
            <text:p>10.1155/2021/6677314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1840" xlink:type="simple">http://arxiv.org/abs/2012.11840</text:a></text:p>
          </table:table-cell>
          <table:table-cell table:style-name="ce5" office:value-type="string" calcext:value-type="string">
            <text:p>Objective Evaluation of Deep Uncertainty Predictions for COVID-19 Detection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rsna, chexpert, nih, mimic-cxr, padchest, openi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2404" xlink:type="simple">http://arxiv.org/abs/2012.12404</text:a></text:p>
          </table:table-cell>
          <table:table-cell table:style-name="ce5" office:value-type="string" calcext:value-type="string">
            <text:p>Scalable Optical Learning Operator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nochestxraydata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3605" xlink:type="simple">http://arxiv.org/abs/2012.13605</text:a></text:p>
          </table:table-cell>
          <table:table-cell table:style-name="ce5" office:value-type="string" calcext:value-type="string">
            <text:p>COVIDX: Computer-aided diagnosis of Covid-19 and its severity prediction with raw digital chest X-ray image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4204" xlink:type="simple">http://arxiv.org/abs/2012.14204</text:a></text:p>
          </table:table-cell>
          <table:table-cell table:style-name="ce5" office:value-type="string" calcext:value-type="string">
            <text:p>Screening COVID-19 Based on CT/CXR Images &amp; Building a Publicly Available CT-scan Dataset of COVID-19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mooney, rsn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5413" xlink:type="simple">http://arxiv.org/abs/2012.15413</text:a></text:p>
          </table:table-cell>
          <table:table-cell table:style-name="ce5" office:value-type="string" calcext:value-type="string">
            <text:p>New Bag of Deep Visual Words based features to classify chest x-ray images for COVID-19 diagnosi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hen, nih, rsna, 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5442" xlink:type="simple">http://arxiv.org/abs/2012.15442</text:a></text:p>
          </table:table-cell>
          <table:table-cell table:style-name="ce5" office:value-type="string" calcext:value-type="string">
            <text:p>Survey of the Detection and Classification of Pulmonary Lesions via CT and X-Ray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mooney, nih, padchest, montgomery, shenzen, js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012.15783" xlink:type="simple">http://arxiv.org/abs/2012.15783</text:a></text:p>
          </table:table-cell>
          <table:table-cell table:style-name="ce5" office:value-type="string" calcext:value-type="string">
            <text:p>iGOS++: Integrated Gradient Optimized Saliency by Bilateral Perturbations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4300" xlink:type="simple">http://arxiv.org/abs/2102.04300</text:a></text:p>
          </table:table-cell>
          <table:table-cell table:style-name="ce5" office:value-type="string" calcext:value-type="string">
            <text:p>Deep Learning Models May Spuriously Classify Covid-19 from X-ray Images Based on Confounder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tcia_rural, mlhannover, bimcv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7511" xlink:type="simple">http://arxiv.org/abs/2101.07511</text:a></text:p>
          </table:table-cell>
          <table:table-cell table:style-name="ce5" office:value-type="string" calcext:value-type="string">
            <text:p>Collaborative Federated Learning For Healthcare: Multi-Modal COVID-19 Diagnosis at the Edge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7866" xlink:type="simple">http://arxiv.org/abs/2101.07866</text:a></text:p>
          </table:table-cell>
          <table:table-cell table:style-name="ce5" office:value-type="string" calcext:value-type="string">
            <text:p>Classification of COVID-19 X-ray Images Using a Combination of Deep and Handcrafted Featur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8309" xlink:type="simple">http://arxiv.org/abs/2101.08309</text:a></text:p>
          </table:table-cell>
          <table:table-cell table:style-name="ce5" office:value-type="string" calcext:value-type="string">
            <text:p>Chest X-ray lung and heart segmentation based on minimal training set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nocovid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08398" xlink:type="simple">http://arxiv.org/abs/2101.08398</text:a></text:p>
          </table:table-cell>
          <table:table-cell table:style-name="ce5" office:value-type="string" calcext:value-type="string">
            <text:p>TDA-Net: Fusion of Persistent Homology and Deep Learning Features for COVID-19 Detection in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ohen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10223" xlink:type="simple">http://arxiv.org/abs/2101.10223</text:a></text:p>
          </table:table-cell>
          <table:table-cell table:style-name="ce5" office:value-type="string" calcext:value-type="string">
            <text:p>A two-step explainable approach for COVID-19 computer-aided diagnosis from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chexpert, private_cord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1.12254" xlink:type="simple">http://arxiv.org/abs/2101.12254</text:a></text:p>
          </table:table-cell>
          <table:table-cell table:style-name="ce5" office:value-type="string" calcext:value-type="string">
            <text:p>Reliable COVID-19 Detection Using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qatacov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8360" xlink:type="simple">http://arxiv.org/abs/2102.08360</text:a></text:p>
          </table:table-cell>
          <table:table-cell table:style-name="ce5" office:value-type="string" calcext:value-type="string">
            <text:p>Interpretable COVID-19 Chest X-Ray Classification via Orthogonality Constraint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github_muhammedtalo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535" xlink:type="simple">http://arxiv.org/abs/2102.06535</text:a></text:p>
          </table:table-cell>
          <table:table-cell table:style-name="ce5" office:value-type="string" calcext:value-type="string">
            <text:p>Hybrid quantum convolutional neural networks model for COVID-19 prediction using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hen, mooney, mendeley_extensive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8929" xlink:type="simple">http://arxiv.org/abs/2102.08929</text:a></text:p>
          </table:table-cell>
          <table:table-cell table:style-name="ce5" office:value-type="string" calcext:value-type="string">
            <text:p>Signal Propagation in a Gradient-Based and Evolutionary Learning System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_identified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285" xlink:type="simple">http://arxiv.org/abs/2102.06285</text:a></text:p>
          </table:table-cell>
          <table:table-cell table:style-name="ce5" office:value-type="string" calcext:value-type="string">
            <text:p>COVID-19 detection from scarce chest x-ray image data using few-shot deep learning approach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.1117/12.2581496</text:p>
          </table:table-cell>
          <table:table-cell table:style-name="ce5"/>
          <table:table-cell table:style-name="ce5" office:value-type="string" calcext:value-type="string">
            <text:p>kaggle_radiodb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388" xlink:type="simple">http://arxiv.org/abs/2102.06388</text:a></text:p>
          </table:table-cell>
          <table:table-cell table:style-name="ce5" office:value-type="string" calcext:value-type="string">
            <text:p>Uncertainty-Aware Semi-supervised Method using Large Unlabelled and Limited Labeled COVID-19 Data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6883" xlink:type="simple">http://arxiv.org/abs/2102.06883</text:a></text:p>
          </table:table-cell>
          <table:table-cell table:style-name="ce5" office:value-type="string" calcext:value-type="string">
            <text:p>Fusion of convolution neural network, support vector machine and Sobel filter for accurate detection of COVID-19 patients using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private_teheran, kaggle_amanullahasraf, kaggle_fusicfenta, kaggle_radiodb, kaggle_tarandeep97, kaagle_khoongweihao, kaggle_darshan1504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07975" xlink:type="simple">http://arxiv.org/abs/2102.07975</text:a></text:p>
          </table:table-cell>
          <table:table-cell table:style-name="ce5" office:value-type="string" calcext:value-type="string">
            <text:p>Twin Augmented Architectures for Robust Classification of COVID-19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hen, nih, chexpert, mooney, openi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10640" xlink:type="simple">http://arxiv.org/abs/2102.10640</text:a></text:p>
          </table:table-cell>
          <table:table-cell table:style-name="ce5" office:value-type="string" calcext:value-type="string">
            <text:p>Tchebichef Transform Domain-based Deep Learning Architecture for Image Super-resolu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11099" xlink:type="simple">http://arxiv.org/abs/2102.11099</text:a></text:p>
          </table:table-cell>
          <table:table-cell table:style-name="ce5" office:value-type="string" calcext:value-type="string">
            <text:p>RCoNet: Deformable Mutual Information Maximization and High-order Uncertainty-aware Learning for Robust COVID-19 Detec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2.11942" xlink:type="simple">http://arxiv.org/abs/2102.11942</text:a></text:p>
          </table:table-cell>
          <table:table-cell table:style-name="ce5" office:value-type="string" calcext:value-type="string">
            <text:p>Multi-Feature Multi-Scale CNN-Derived COVID-19 Classification from Lung Ultrasound Data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US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5109" xlink:type="simple">http://arxiv.org/abs/2103.05109</text:a></text:p>
          </table:table-cell>
          <table:table-cell table:style-name="ce5" office:value-type="string" calcext:value-type="string">
            <text:p>Highly Efficient Representation and Active Learning Framework for Imbalanced Data and its Application to COVID-19 X-Ray Classifica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6140" xlink:type="simple">http://arxiv.org/abs/2103.06140</text:a></text:p>
          </table:table-cell>
          <table:table-cell table:style-name="ce5" office:value-type="string" calcext:value-type="string">
            <text:p>Semi-supervised Learning for COVID-19 Image Classification via ResNet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covid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2961" xlink:type="simple">http://arxiv.org/abs/2103.02961</text:a></text:p>
          </table:table-cell>
          <table:table-cell table:style-name="ce5" office:value-type="string" calcext:value-type="string">
            <text:p>Probabilistic combination of eigenlungs-based classifiers for COVID-19 diagnosis in chest CT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3055" xlink:type="simple">http://arxiv.org/abs/2103.03055</text:a></text:p>
          </table:table-cell>
          <table:table-cell table:style-name="ce5" office:value-type="string" calcext:value-type="string">
            <text:p>Self-supervised deep convolutional neural network for chest X-ray classifica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mooney, cohen, covidgr, nih, chexper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3945" xlink:type="simple">http://arxiv.org/abs/2103.03945</text:a></text:p>
          </table:table-cell>
          <table:table-cell table:style-name="ce5" office:value-type="string" calcext:value-type="string">
            <text:p>SCRIB: Set-classifier with Class-specific Risk Bounds for Blackbox Model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mooney, cohen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5094" xlink:type="simple">http://arxiv.org/abs/2103.05094</text:a></text:p>
          </table:table-cell>
          <table:table-cell table:style-name="ce5" office:value-type="string" calcext:value-type="string">
            <text:p>CovidGAN: Data Augmentation Using Auxiliary Classifier GAN for Improved Covid-19 Detec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.1109/ACCESS.2020.2994762</text:p>
          </table:table-cell>
          <table:table-cell table:style-name="ce5"/>
          <table:table-cell table:style-name="ce5" office:value-type="string" calcext:value-type="string">
            <text:p>cohen, kaggle_radiodb, agchung_figure1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5255" xlink:type="simple">http://arxiv.org/abs/2103.05255</text:a></text:p>
          </table:table-cell>
          <table:table-cell table:style-name="ce5" office:value-type="string" calcext:value-type="string">
            <text:p>Generalizable Limited-Angle CT Reconstruction via Sinogram Extrapola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T</text:p>
          </table:table-cell>
          <table:table-cell table:style-name="ce5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7055" xlink:type="simple">http://arxiv.org/abs/2103.07055</text:a></text:p>
          </table:table-cell>
          <table:table-cell table:style-name="ce5" office:value-type="string" calcext:value-type="string">
            <text:p>Vision Transformer for COVID-19 CXR Diagnosis using Chest X-ray Feature Corpu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korea, chexpert, brixia, bimcv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7062" xlink:type="simple">http://arxiv.org/abs/2103.07062</text:a></text:p>
          </table:table-cell>
          <table:table-cell table:style-name="ce5" office:value-type="string" calcext:value-type="string">
            <text:p>Severity Quantification and Lesion Localization of COVID-19 on CXR using Vision Transformer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JSRT, cohen, chexpert, brixia, private_korea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7985" xlink:type="simple">http://arxiv.org/abs/2103.07985</text:a></text:p>
          </table:table-cell>
          <table:table-cell table:style-name="ce5" office:value-type="string" calcext:value-type="string">
            <text:p>COVID-19 Infection Localization and Severity Grading from Chest X-ray Images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mooney, montgomery, shenzen, padchest, rsna, cohen, qatacov19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08562" xlink:type="simple">http://arxiv.org/abs/2103.08562</text:a></text:p>
          </table:table-cell>
          <table:table-cell table:style-name="ce5" office:value-type="string" calcext:value-type="string">
            <text:p>Is Medical Chest X-ray Data Anonymous?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kaggle_radiodb, agchung_figure1, actualmed, cohen, nih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11269" xlink:type="simple">http://arxiv.org/abs/2103.11269</text:a></text:p>
          </table:table-cell>
          <table:table-cell table:style-name="ce5" office:value-type="string" calcext:value-type="string">
            <text:p>Development and Validation of a Deep Learning Model for Prediction of Severe Outcomes in Suspected COVID-19 Infection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massachu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26" office:value-type="string" calcext:value-type="string">
            <text:p><text:a xlink:href="http://arxiv.org/abs/2103.13833" xlink:type="simple">http://arxiv.org/abs/2103.13833</text:a></text:p>
          </table:table-cell>
          <table:table-cell table:style-name="ce5" office:value-type="string" calcext:value-type="string">
            <text:p>Deep Learning with robustness to missing data: A novel approach to the detection of COVID-19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private_netherlands</text:p>
          </table:table-cell>
          <table:table-cell table:style-name="ce5" table:number-columns-repeated="20"/>
          <table:table-cell table:number-columns-repeated="997"/>
        </table:table-row>
        <table:table-row table:style-name="ro1" table:number-rows-repeated="821">
          <table:table-cell table:style-name="ce5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bbc04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ogleDataset" style:display-name="PageStyle_Google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perIdentifiedDatasets" style:display-name="PageStyle_PaperIdentified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medPaper" style:display-name="PageStyle_PubmedPa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rxivPaper" style:display-name="PageStyle_MedrxivPap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xivPaper" style:display-name="PageStyle_ArxivPa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805" meta:object-count="0"/>
    <meta:generator>LibreOfficeDev/6.0.5.2$Linux_X86_64 LibreOffice_project/</meta:generator>
  </office:meta>
</office:document-meta>
</file>